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51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6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9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60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6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3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4" style:family="table-cell" style:parent-style-name="Default">
      <style:table-cell-properties fo:padding-bottom="0.035cm" fo:padding-left="0.049cm" fo:padding-right="0.035cm" fo:padding-top="0.035cm"/>
    </style:style>
    <style:style style:name="ce65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7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8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9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7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 3.1 Edi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v31;3;1)" office:value-type="time" office:time-value="PT00H01M05.026S" calcext:value-type="time">
            <text:p>00:01:05,026</text:p>
          </table:table-cell>
          <table:table-cell table:formula="of:=VLOOKUP([.$A5];RUNOFFSETSv31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v31;6;1)" office:value-type="time" office:time-value="PT00H01M04.773S" calcext:value-type="time">
            <text:p>00:01:04,773</text:p>
          </table:table-cell>
          <table:table-cell table:formula="of:=VLOOKUP([.$A5];RUNOFFSETSv31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v31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v31;3;1)" office:value-type="time" office:time-value="PT00H01M54.079S" calcext:value-type="time">
            <text:p>00:01:54,079</text:p>
          </table:table-cell>
          <table:table-cell table:formula="of:=VLOOKUP([.$A6];RUNOFFSETSv31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v31;6;1)" office:value-type="time" office:time-value="PT00H09M08.339S" calcext:value-type="time">
            <text:p>00:09:08,339</text:p>
          </table:table-cell>
          <table:table-cell table:formula="of:=VLOOKUP([.$A6];RUNOFFSETSv31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v31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v31;3;1)" office:value-type="time" office:time-value="PT00H02M23.241S" calcext:value-type="time">
            <text:p>00:02:23,241</text:p>
          </table:table-cell>
          <table:table-cell table:formula="of:=VLOOKUP([.$A7];RUNOFFSETSv31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v31;6;1)" office:value-type="time" office:time-value="PT00H12M34.128S" calcext:value-type="time">
            <text:p>00:12:34,128</text:p>
          </table:table-cell>
          <table:table-cell table:formula="of:=VLOOKUP([.$A7];RUNOFFSETSv31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v31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v31;3;1)" office:value-type="time" office:time-value="PT00H39M57.041S" calcext:value-type="time">
            <text:p>00:39:57,041</text:p>
          </table:table-cell>
          <table:table-cell table:formula="of:=VLOOKUP([.$A8];RUNOFFSETSv31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v31;6;1)" office:value-type="time" office:time-value="PT00H50M27.733S" calcext:value-type="time">
            <text:p>00:50:27,733</text:p>
          </table:table-cell>
          <table:table-cell table:formula="of:=VLOOKUP([.$A8];RUNOFFSETSv31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v31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v31;3;1)" office:value-type="time" office:time-value="PT00H40M26.111S" calcext:value-type="time">
            <text:p>00:40:26,111</text:p>
          </table:table-cell>
          <table:table-cell table:formula="of:=VLOOKUP([.$A9];RUNOFFSETSv31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v31;6;1)" office:value-type="time" office:time-value="PT00H55M29.951S" calcext:value-type="time">
            <text:p>00:55:29,951</text:p>
          </table:table-cell>
          <table:table-cell table:formula="of:=VLOOKUP([.$A9];RUNOFFSETSv31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v31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v31;3;1)" office:value-type="time" office:time-value="PT00H48M16.328S" calcext:value-type="time">
            <text:p>00:48:16,328</text:p>
          </table:table-cell>
          <table:table-cell table:formula="of:=VLOOKUP([.$A10];RUNOFFSETSv31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v31;6;1)" office:value-type="time" office:time-value="PT01H03M26.093S" calcext:value-type="time">
            <text:p>01:03:26,093</text:p>
          </table:table-cell>
          <table:table-cell table:formula="of:=VLOOKUP([.$A10];RUNOFFSETSv31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v31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v31;3;1)" office:value-type="time" office:time-value="PT00H48M21.831S" calcext:value-type="time">
            <text:p>00:48:21,831</text:p>
          </table:table-cell>
          <table:table-cell table:formula="of:=VLOOKUP([.$A11];RUNOFFSETSv31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v31;6;1)" office:value-type="time" office:time-value="PT01H03M47.323S" calcext:value-type="time">
            <text:p>01:03:47,323</text:p>
          </table:table-cell>
          <table:table-cell table:formula="of:=VLOOKUP([.$A11];RUNOFFSETSv31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v31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v31;3;1)" office:value-type="time" office:time-value="PT00H48M24.66S" calcext:value-type="time">
            <text:p>00:48:24,660</text:p>
          </table:table-cell>
          <table:table-cell table:formula="of:=VLOOKUP([.$A12];RUNOFFSETSv31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v31;6;1)" office:value-type="time" office:time-value="PT01H04M14.392S" calcext:value-type="time">
            <text:p>01:04:14,392</text:p>
          </table:table-cell>
          <table:table-cell table:formula="of:=VLOOKUP([.$A12];RUNOFFSETSv31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v31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v31;3;1)" office:value-type="time" office:time-value="PT00H52M35.373S" calcext:value-type="time">
            <text:p>00:52:35,373</text:p>
          </table:table-cell>
          <table:table-cell table:formula="of:=VLOOKUP([.$A13];RUNOFFSETSv31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v31;6;1)" office:value-type="time" office:time-value="PT01H08M41.7S" calcext:value-type="time">
            <text:p>01:08:41,700</text:p>
          </table:table-cell>
          <table:table-cell table:formula="of:=VLOOKUP([.$A13];RUNOFFSETSv31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v31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v31;3;1)" office:value-type="time" office:time-value="PT00H56M32.91S" calcext:value-type="time">
            <text:p>00:56:32,910</text:p>
          </table:table-cell>
          <table:table-cell table:formula="of:=VLOOKUP([.$A14];RUNOFFSETSv31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v31;6;1)" office:value-type="time" office:time-value="PT01H23M01.685S" calcext:value-type="time">
            <text:p>01:23:01,685</text:p>
          </table:table-cell>
          <table:table-cell table:formula="of:=VLOOKUP([.$A14];RUNOFFSETSv31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v31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v31;3;1)" office:value-type="time" office:time-value="PT00H59M47.002S" calcext:value-type="time">
            <text:p>00:59:47,002</text:p>
          </table:table-cell>
          <table:table-cell table:formula="of:=VLOOKUP([.$A15];RUNOFFSETSv31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v31;6;1)" office:value-type="time" office:time-value="PT01H26M31.144S" calcext:value-type="time">
            <text:p>01:26:31,144</text:p>
          </table:table-cell>
          <table:table-cell table:formula="of:=VLOOKUP([.$A15];RUNOFFSETSv31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v31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v31;3;1)" office:value-type="time" office:time-value="PT01H01M57.299S" calcext:value-type="time">
            <text:p>01:01:57,299</text:p>
          </table:table-cell>
          <table:table-cell table:formula="of:=VLOOKUP([.$A16];RUNOFFSETSv31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v31;6;1)" office:value-type="time" office:time-value="PT01H28M44.569S" calcext:value-type="time">
            <text:p>01:28:44,569</text:p>
          </table:table-cell>
          <table:table-cell table:formula="of:=VLOOKUP([.$A16];RUNOFFSETSv31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v31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v31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v31;3;1)" office:value-type="time" office:time-value="PT01H02M52.6S" calcext:value-type="time">
            <text:p>01:02:52,600</text:p>
          </table:table-cell>
          <table:table-cell table:formula="of:=VLOOKUP([.$A18];RUNOFFSETSv31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v31;6;1)" office:value-type="time" office:time-value="PT01H28M50.325S" calcext:value-type="time">
            <text:p>01:28:50,325</text:p>
          </table:table-cell>
          <table:table-cell table:formula="of:=VLOOKUP([.$A18];RUNOFFSETSv31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v31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v31;3;1)" office:value-type="time" office:time-value="PT01H06M02.193S" calcext:value-type="time">
            <text:p>01:06:02,193</text:p>
          </table:table-cell>
          <table:table-cell table:formula="of:=VLOOKUP([.$A19];RUNOFFSETSv31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v31;6;1)" office:value-type="time" office:time-value="PT01H33M43.534S" calcext:value-type="time">
            <text:p>01:33:43,534</text:p>
          </table:table-cell>
          <table:table-cell table:formula="of:=VLOOKUP([.$A19];RUNOFFSETSv31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v31;3;1)" office:value-type="time" office:time-value="PT01H06M07.956S" calcext:value-type="time">
            <text:p>01:06:07,956</text:p>
          </table:table-cell>
          <table:table-cell table:formula="of:=VLOOKUP([.$A20];RUNOFFSETSv31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v31;6;1)" office:value-type="time" office:time-value="PT01H33M49.707S" calcext:value-type="time">
            <text:p>01:33:49,707</text:p>
          </table:table-cell>
          <table:table-cell table:formula="of:=VLOOKUP([.$A20];RUNOFFSETSv31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v31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v31;3;1)" office:value-type="time" office:time-value="PT01H06M48.88S" calcext:value-type="time">
            <text:p>01:06:48,880</text:p>
          </table:table-cell>
          <table:table-cell table:formula="of:=VLOOKUP([.$A21];RUNOFFSETSv31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v31;6;1)" office:value-type="time" office:time-value="PT01H40M18.76S" calcext:value-type="time">
            <text:p>01:40:18,760</text:p>
          </table:table-cell>
          <table:table-cell table:formula="of:=VLOOKUP([.$A21];RUNOFFSETSv31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v31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v31;3;1)" office:value-type="time" office:time-value="PT01H07M54.479S" calcext:value-type="time">
            <text:p>01:07:54,479</text:p>
          </table:table-cell>
          <table:table-cell table:formula="of:=VLOOKUP([.$A22];RUNOFFSETSv31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v31;6;1)" office:value-type="time" office:time-value="PT01H40M34.737S" calcext:value-type="time">
            <text:p>01:40:34,737</text:p>
          </table:table-cell>
          <table:table-cell table:formula="of:=VLOOKUP([.$A22];RUNOFFSETSv31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v31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v31;3;1)" office:value-type="time" office:time-value="PT01H09M44.195S" calcext:value-type="time">
            <text:p>01:09:44,195</text:p>
          </table:table-cell>
          <table:table-cell table:formula="of:=VLOOKUP([.$A23];RUNOFFSETSv31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v31;6;1)" office:value-type="time" office:time-value="PT01H44M24.466S" calcext:value-type="time">
            <text:p>01:44:24,466</text:p>
          </table:table-cell>
          <table:table-cell table:formula="of:=VLOOKUP([.$A23];RUNOFFSETSv31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v31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v31;3;1)" office:value-type="time" office:time-value="PT01H10M54.937S" calcext:value-type="time">
            <text:p>01:10:54,937</text:p>
          </table:table-cell>
          <table:table-cell table:formula="of:=VLOOKUP([.$A24];RUNOFFSETSv31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v31;6;1)" office:value-type="time" office:time-value="PT01H46M02.23S" calcext:value-type="time">
            <text:p>01:46:02,230</text:p>
          </table:table-cell>
          <table:table-cell table:formula="of:=VLOOKUP([.$A24];RUNOFFSETSv31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v31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v31;3;1)" office:value-type="time" office:time-value="PT01H11M02.596S" calcext:value-type="time">
            <text:p>01:11:02,596</text:p>
          </table:table-cell>
          <table:table-cell table:formula="of:=VLOOKUP([.$A25];RUNOFFSETSv31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v31;6;1)" office:value-type="time" office:time-value="PT01H46M17.204S" calcext:value-type="time">
            <text:p>01:46:17,204</text:p>
          </table:table-cell>
          <table:table-cell table:formula="of:=VLOOKUP([.$A25];RUNOFFSETSv31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v31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v31;3;1)" office:value-type="time" office:time-value="PT01H11M26.186S" calcext:value-type="time">
            <text:p>01:11:26,186</text:p>
          </table:table-cell>
          <table:table-cell table:formula="of:=VLOOKUP([.$A26];RUNOFFSETSv31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v31;6;1)" office:value-type="time" office:time-value="PT01H47M20.475S" calcext:value-type="time">
            <text:p>01:47:20,475</text:p>
          </table:table-cell>
          <table:table-cell table:formula="of:=VLOOKUP([.$A26];RUNOFFSETSv31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v31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v31;3;1)" office:value-type="time" office:time-value="PT01H12M58.199S" calcext:value-type="time">
            <text:p>01:12:58,199</text:p>
          </table:table-cell>
          <table:table-cell table:formula="of:=VLOOKUP([.$A27];RUNOFFSETSv31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v31;6;1)" office:value-type="time" office:time-value="PT01H49M13.171S" calcext:value-type="time">
            <text:p>01:49:13,171</text:p>
          </table:table-cell>
          <table:table-cell table:formula="of:=VLOOKUP([.$A27];RUNOFFSETSv31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v31;3;1)" office:value-type="time" office:time-value="PT01H13M51.519S" calcext:value-type="time">
            <text:p>01:13:51,519</text:p>
          </table:table-cell>
          <table:table-cell table:formula="of:=VLOOKUP([.$A28];RUNOFFSETSv31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v31;6;1)" office:value-type="time" office:time-value="PT01H50M06.641S" calcext:value-type="time">
            <text:p>01:50:06,641</text:p>
          </table:table-cell>
          <table:table-cell table:formula="of:=VLOOKUP([.$A28];RUNOFFSETSv31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v31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v31;3;1)" office:value-type="time" office:time-value="PT01H19M14.683S" calcext:value-type="time">
            <text:p>01:19:14,683</text:p>
          </table:table-cell>
          <table:table-cell table:formula="of:=VLOOKUP([.$A29];RUNOFFSETSv31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v31;6;1)" office:value-type="time" office:time-value="PT02H10M29.071S" calcext:value-type="time">
            <text:p>02:10:29,071</text:p>
          </table:table-cell>
          <table:table-cell table:formula="of:=VLOOKUP([.$A29];RUNOFFSETSv31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v31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v31;3;1)" office:value-type="time" office:time-value="PT01H20M18.741S" calcext:value-type="time">
            <text:p>01:20:18,741</text:p>
          </table:table-cell>
          <table:table-cell table:formula="of:=VLOOKUP([.$A30];RUNOFFSETSv31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v31;6;1)" office:value-type="time" office:time-value="PT02H11M35.095S" calcext:value-type="time">
            <text:p>02:11:35,095</text:p>
          </table:table-cell>
          <table:table-cell table:formula="of:=VLOOKUP([.$A30];RUNOFFSETSv31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v31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v31;3;1)" office:value-type="time" office:time-value="PT01H20M56.336S" calcext:value-type="time">
            <text:p>01:20:56,336</text:p>
          </table:table-cell>
          <table:table-cell table:formula="of:=VLOOKUP([.$A31];RUNOFFSETSv31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v31;6;1)" office:value-type="time" office:time-value="PT02H12M18.221S" calcext:value-type="time">
            <text:p>02:12:18,221</text:p>
          </table:table-cell>
          <table:table-cell table:formula="of:=VLOOKUP([.$A31];RUNOFFSETSv31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v31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v31;3;1)" office:value-type="time" office:time-value="PT01H21M33.085S" calcext:value-type="time">
            <text:p>01:21:33,085</text:p>
          </table:table-cell>
          <table:table-cell table:formula="of:=VLOOKUP([.$A32];RUNOFFSETSv31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v31;6;1)" office:value-type="time" office:time-value="PT01H58M04.368S" calcext:value-type="time">
            <text:p>01:58:04,368</text:p>
          </table:table-cell>
          <table:table-cell table:formula="of:=VLOOKUP([.$A32];RUNOFFSETSv31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v31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v31;3;1)" office:value-type="time" office:time-value="PT01H21M34.706S" calcext:value-type="time">
            <text:p>01:21:34,706</text:p>
          </table:table-cell>
          <table:table-cell table:formula="of:=VLOOKUP([.$A33];RUNOFFSETSv31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v31;6;1)" office:value-type="time" office:time-value="PT01H58M45.576S" calcext:value-type="time">
            <text:p>01:58:45,576</text:p>
          </table:table-cell>
          <table:table-cell table:formula="of:=VLOOKUP([.$A33];RUNOFFSETSv31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v31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v31;3;1)" office:value-type="time" office:time-value="PT01H33M24.426S" calcext:value-type="time">
            <text:p>01:33:24,426</text:p>
          </table:table-cell>
          <table:table-cell table:formula="of:=VLOOKUP([.$A34];RUNOFFSETSv31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v31;6;1)" office:value-type="time" office:time-value="PT02H12M33.528S" calcext:value-type="time">
            <text:p>02:12:33,528</text:p>
          </table:table-cell>
          <table:table-cell table:formula="of:=VLOOKUP([.$A34];RUNOFFSETSv31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v31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v31;3;1)" office:value-type="time" office:time-value="PT01H35M21.912S" calcext:value-type="time">
            <text:p>01:35:21,912</text:p>
          </table:table-cell>
          <table:table-cell table:formula="of:=VLOOKUP([.$A35];RUNOFFSETSv31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v31;6;1)" office:value-type="time" office:time-value="PT02H15M19.444S" calcext:value-type="time">
            <text:p>02:15:19,444</text:p>
          </table:table-cell>
          <table:table-cell table:formula="of:=VLOOKUP([.$A35];RUNOFFSETSv31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v31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v31;3;1)" office:value-type="time" office:time-value="PT01H35M45.043S" calcext:value-type="time">
            <text:p>01:35:45,043</text:p>
          </table:table-cell>
          <table:table-cell table:formula="of:=VLOOKUP([.$A36];RUNOFFSETSv31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v31;6;1)" office:value-type="time" office:time-value="PT02H15M53.979S" calcext:value-type="time">
            <text:p>02:15:53,979</text:p>
          </table:table-cell>
          <table:table-cell table:formula="of:=VLOOKUP([.$A36];RUNOFFSETSv31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v31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v31;3;1)" office:value-type="time" office:time-value="PT01H36M18.951S" calcext:value-type="time">
            <text:p>01:36:18,951</text:p>
          </table:table-cell>
          <table:table-cell table:formula="of:=VLOOKUP([.$A37];RUNOFFSETSv31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v31;6;1)" office:value-type="time" office:time-value="PT02H18M01.231S" calcext:value-type="time">
            <text:p>02:18:01,231</text:p>
          </table:table-cell>
          <table:table-cell table:formula="of:=VLOOKUP([.$A37];RUNOFFSETSv31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v31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v31;3;1)" office:value-type="time" office:time-value="PT01H41M15.1S" calcext:value-type="time">
            <text:p>01:41:15,100</text:p>
          </table:table-cell>
          <table:table-cell table:formula="of:=VLOOKUP([.$A38];RUNOFFSETSv31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v31;6;1)" office:value-type="time" office:time-value="PT02H23M12.625S" calcext:value-type="time">
            <text:p>02:23:12,625</text:p>
          </table:table-cell>
          <table:table-cell table:formula="of:=VLOOKUP([.$A38];RUNOFFSETSv31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v31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v31;3;1)" office:value-type="time" office:time-value="PT01H41M48.23S" calcext:value-type="time">
            <text:p>01:41:48,230</text:p>
          </table:table-cell>
          <table:table-cell table:formula="of:=VLOOKUP([.$A39];RUNOFFSETSv31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v31;6;1)" office:value-type="time" office:time-value="PT02H24M02.008S" calcext:value-type="time">
            <text:p>02:24:02,008</text:p>
          </table:table-cell>
          <table:table-cell table:formula="of:=VLOOKUP([.$A39];RUNOFFSETSv31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v31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v31;3;1)" office:value-type="time" office:time-value="PT01H41M58.314S" calcext:value-type="time">
            <text:p>01:41:58,314</text:p>
          </table:table-cell>
          <table:table-cell table:formula="of:=VLOOKUP([.$A40];RUNOFFSETSv31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v31;6;1)" office:value-type="time" office:time-value="PT02H24M18.107S" calcext:value-type="time">
            <text:p>02:24:18,107</text:p>
          </table:table-cell>
          <table:table-cell table:formula="of:=VLOOKUP([.$A40];RUNOFFSETSv31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v31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v31;3;1)" office:value-type="time" office:time-value="PT01H42M31.671S" calcext:value-type="time">
            <text:p>01:42:31,671</text:p>
          </table:table-cell>
          <table:table-cell table:formula="of:=VLOOKUP([.$A41];RUNOFFSETSv31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v31;6;1)" office:value-type="time" office:time-value="PT02H24M56.437S" calcext:value-type="time">
            <text:p>02:24:56,437</text:p>
          </table:table-cell>
          <table:table-cell table:formula="of:=VLOOKUP([.$A41];RUNOFFSETSv31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v31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v31;3;1)" office:value-type="time" office:time-value="PT01H42M32.881S" calcext:value-type="time">
            <text:p>01:42:32,881</text:p>
          </table:table-cell>
          <table:table-cell table:formula="of:=VLOOKUP([.$A42];RUNOFFSETSv31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v31;6;1)" office:value-type="time" office:time-value="PT02H24M57.647S" calcext:value-type="time">
            <text:p>02:24:57,647</text:p>
          </table:table-cell>
          <table:table-cell table:formula="of:=VLOOKUP([.$A42];RUNOFFSETSv31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v31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v31;3;1)" office:value-type="time" office:time-value="PT01H43M19.504S" calcext:value-type="time">
            <text:p>01:43:19,504</text:p>
          </table:table-cell>
          <table:table-cell table:formula="of:=VLOOKUP([.$A43];RUNOFFSETSv31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v31;6;1)" office:value-type="time" office:time-value="PT02H26M43.628S" calcext:value-type="time">
            <text:p>02:26:43,628</text:p>
          </table:table-cell>
          <table:table-cell table:formula="of:=VLOOKUP([.$A43];RUNOFFSETSv31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v31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v31;3;1)" office:value-type="time" office:time-value="PT01H44M04.252S" calcext:value-type="time">
            <text:p>01:44:04,252</text:p>
          </table:table-cell>
          <table:table-cell table:formula="of:=VLOOKUP([.$A44];RUNOFFSETSv31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v31;6;1)" office:value-type="time" office:time-value="PT02H27M35.304S" calcext:value-type="time">
            <text:p>02:27:35,304</text:p>
          </table:table-cell>
          <table:table-cell table:formula="of:=VLOOKUP([.$A44];RUNOFFSETSv31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v31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v31;3;1)" office:value-type="time" office:time-value="PT01H44M23.481S" calcext:value-type="time">
            <text:p>01:44:23,481</text:p>
          </table:table-cell>
          <table:table-cell table:formula="of:=VLOOKUP([.$A45];RUNOFFSETSv31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v31;6;1)" office:value-type="time" office:time-value="PT02H28M01.163S" calcext:value-type="time">
            <text:p>02:28:01,163</text:p>
          </table:table-cell>
          <table:table-cell table:formula="of:=VLOOKUP([.$A45];RUNOFFSETSv31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v31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v31;3;1)" office:value-type="time" office:time-value="PT01H44M59.306S" calcext:value-type="time">
            <text:p>01:44:59,306</text:p>
          </table:table-cell>
          <table:table-cell table:formula="of:=VLOOKUP([.$A46];RUNOFFSETSv31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v31;6;1)" office:value-type="time" office:time-value="PT02H29M45.059S" calcext:value-type="time">
            <text:p>02:29:45,059</text:p>
          </table:table-cell>
          <table:table-cell table:formula="of:=VLOOKUP([.$A46];RUNOFFSETSv31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v31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v31;3;1)" office:value-type="time" office:time-value="PT01H45M09.401S" calcext:value-type="time">
            <text:p>01:45:09,401</text:p>
          </table:table-cell>
          <table:table-cell table:formula="of:=VLOOKUP([.$A47];RUNOFFSETSv31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v31;6;1)" office:value-type="time" office:time-value="PT02H32M13.791S" calcext:value-type="time">
            <text:p>02:32:13,791</text:p>
          </table:table-cell>
          <table:table-cell table:formula="of:=VLOOKUP([.$A47];RUNOFFSETSv31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v31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v31;3;1)" office:value-type="time" office:time-value="PT01H47M20.693S" calcext:value-type="time">
            <text:p>01:47:20,693</text:p>
          </table:table-cell>
          <table:table-cell table:formula="of:=VLOOKUP([.$A48];RUNOFFSETSv31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v31;6;1)" office:value-type="time" office:time-value="PT02H37M19.721S" calcext:value-type="time">
            <text:p>02:37:19,721</text:p>
          </table:table-cell>
          <table:table-cell table:formula="of:=VLOOKUP([.$A48];RUNOFFSETSv31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v31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v31;3;1)" office:value-type="time" office:time-value="PT01H47M48.194S" calcext:value-type="time">
            <text:p>01:47:48,194</text:p>
          </table:table-cell>
          <table:table-cell table:formula="of:=VLOOKUP([.$A52];RUNOFFSETSv31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v31;6;1)" office:value-type="time" office:time-value="PT00H07M24.654S" calcext:value-type="time">
            <text:p>00:07:24,654</text:p>
          </table:table-cell>
          <table:table-cell table:formula="of:=VLOOKUP([.$A52];RUNOFFSETSv31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v31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v31;3;1)" office:value-type="time" office:time-value="PT01H47M58.244S" calcext:value-type="time">
            <text:p>01:47:58,244</text:p>
          </table:table-cell>
          <table:table-cell table:formula="of:=VLOOKUP([.$A53];RUNOFFSETSv31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v31;6;1)" office:value-type="time" office:time-value="PT00H09M19.769S" calcext:value-type="time">
            <text:p>00:09:19,769</text:p>
          </table:table-cell>
          <table:table-cell table:formula="of:=VLOOKUP([.$A53];RUNOFFSETSv31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v31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v31;3;1)" office:value-type="time" office:time-value="PT01H48M11.861S" calcext:value-type="time">
            <text:p>01:48:11,861</text:p>
          </table:table-cell>
          <table:table-cell table:formula="of:=VLOOKUP([.$A54];RUNOFFSETSv31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v31;6;1)" office:value-type="time" office:time-value="PT00H11M27.354S" calcext:value-type="time">
            <text:p>00:11:27,354</text:p>
          </table:table-cell>
          <table:table-cell table:formula="of:=VLOOKUP([.$A54];RUNOFFSETSv31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v31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v31;3;1)" office:value-type="time" office:time-value="PT01H48M50.76S" calcext:value-type="time">
            <text:p>01:48:50,760</text:p>
          </table:table-cell>
          <table:table-cell table:formula="of:=VLOOKUP([.$A55];RUNOFFSETSv31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v31;6;1)" office:value-type="time" office:time-value="PT00H15M46.92S" calcext:value-type="time">
            <text:p>00:15:46,920</text:p>
          </table:table-cell>
          <table:table-cell table:formula="of:=VLOOKUP([.$A55];RUNOFFSETSv31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v31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v31;3;1)" office:value-type="time" office:time-value="PT01H49M19.241S" calcext:value-type="time">
            <text:p>01:49:19,241</text:p>
          </table:table-cell>
          <table:table-cell table:formula="of:=VLOOKUP([.$A56];RUNOFFSETSv31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v31;6;1)" office:value-type="time" office:time-value="PT00H16M15.84S" calcext:value-type="time">
            <text:p>00:16:15,840</text:p>
          </table:table-cell>
          <table:table-cell table:formula="of:=VLOOKUP([.$A56];RUNOFFSETSv31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v31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v31;3;1)" office:value-type="time" office:time-value="PT01H49M31.115S" calcext:value-type="time">
            <text:p>01:49:31,115</text:p>
          </table:table-cell>
          <table:table-cell table:formula="of:=VLOOKUP([.$A57];RUNOFFSETSv31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v31;6;1)" office:value-type="time" office:time-value="PT00H16M43.12S" calcext:value-type="time">
            <text:p>00:16:43,120</text:p>
          </table:table-cell>
          <table:table-cell table:formula="of:=VLOOKUP([.$A57];RUNOFFSETSv31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v31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v31;3;1)" office:value-type="time" office:time-value="PT01H53M53.176S" calcext:value-type="time">
            <text:p>01:53:53,176</text:p>
          </table:table-cell>
          <table:table-cell table:formula="of:=VLOOKUP([.$A58];RUNOFFSETSv31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v31;6;1)" office:value-type="time" office:time-value="PT00H15M30.305S" calcext:value-type="time">
            <text:p>00:15:30,305</text:p>
          </table:table-cell>
          <table:table-cell table:formula="of:=VLOOKUP([.$A58];RUNOFFSETSv31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v31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v31;3;1)" office:value-type="time" office:time-value="PT01H53M59.447S" calcext:value-type="time">
            <text:p>01:53:59,447</text:p>
          </table:table-cell>
          <table:table-cell table:formula="of:=VLOOKUP([.$A59];RUNOFFSETSv31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v31;6;1)" office:value-type="time" office:time-value="PT00H15M38.438S" calcext:value-type="time">
            <text:p>00:15:38,438</text:p>
          </table:table-cell>
          <table:table-cell table:formula="of:=VLOOKUP([.$A59];RUNOFFSETSv31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v31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v31;3;1)" office:value-type="time" office:time-value="PT01H56M05.392S" calcext:value-type="time">
            <text:p>01:56:05,392</text:p>
          </table:table-cell>
          <table:table-cell table:formula="of:=VLOOKUP([.$A60];RUNOFFSETSv31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v31;6;1)" office:value-type="time" office:time-value="PT00H17M47.484S" calcext:value-type="time">
            <text:p>00:17:47,484</text:p>
          </table:table-cell>
          <table:table-cell table:formula="of:=VLOOKUP([.$A60];RUNOFFSETSv31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v31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v31;3;1)" office:value-type="time" office:time-value="PT01H57M32.618S" calcext:value-type="time">
            <text:p>01:57:32,618</text:p>
          </table:table-cell>
          <table:table-cell table:formula="of:=VLOOKUP([.$A61];RUNOFFSETSv31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v31;6;1)" office:value-type="time" office:time-value="PT00H19M38.261S" calcext:value-type="time">
            <text:p>00:19:38,261</text:p>
          </table:table-cell>
          <table:table-cell table:formula="of:=VLOOKUP([.$A61];RUNOFFSETSv31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v31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v31;3;1)" office:value-type="time" office:time-value="PT02H07M56.917S" calcext:value-type="time">
            <text:p>02:07:56,917</text:p>
          </table:table-cell>
          <table:table-cell table:formula="of:=VLOOKUP([.$A62];RUNOFFSETSv31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v31;6;1)" office:value-type="time" office:time-value="PT00H30M15.273S" calcext:value-type="time">
            <text:p>00:30:15,273</text:p>
          </table:table-cell>
          <table:table-cell table:formula="of:=VLOOKUP([.$A62];RUNOFFSETSv31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v31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v31;3;1)" office:value-type="time" office:time-value="PT02H08M38.278S" calcext:value-type="time">
            <text:p>02:08:38,278</text:p>
          </table:table-cell>
          <table:table-cell table:formula="of:=VLOOKUP([.$A63];RUNOFFSETSv31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v31;6;1)" office:value-type="time" office:time-value="PT00H31M10.411S" calcext:value-type="time">
            <text:p>00:31:10,411</text:p>
          </table:table-cell>
          <table:table-cell table:formula="of:=VLOOKUP([.$A63];RUNOFFSETSv31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v31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v31;3;1)" office:value-type="time" office:time-value="PT02H08M47.713S" calcext:value-type="time">
            <text:p>02:08:47,713</text:p>
          </table:table-cell>
          <table:table-cell table:formula="of:=VLOOKUP([.$A64];RUNOFFSETSv31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v31;6;1)" office:value-type="time" office:time-value="PT00H31M20.046S" calcext:value-type="time">
            <text:p>00:31:20,046</text:p>
          </table:table-cell>
          <table:table-cell table:formula="of:=VLOOKUP([.$A64];RUNOFFSETSv31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v31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v31;3;1)" office:value-type="time" office:time-value="PT02H09M52.116S" calcext:value-type="time">
            <text:p>02:09:52,116</text:p>
          </table:table-cell>
          <table:table-cell table:formula="of:=VLOOKUP([.$A65];RUNOFFSETSv31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v31;6;1)" office:value-type="time" office:time-value="PT00H33M03.441S" calcext:value-type="time">
            <text:p>00:33:03,441</text:p>
          </table:table-cell>
          <table:table-cell table:formula="of:=VLOOKUP([.$A65];RUNOFFSETSv31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v31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v31;3;1)" office:value-type="time" office:time-value="PT02H12M23.95S" calcext:value-type="time">
            <text:p>02:12:23,950</text:p>
          </table:table-cell>
          <table:table-cell table:formula="of:=VLOOKUP([.$A66];RUNOFFSETSv31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v31;6;1)" office:value-type="time" office:time-value="PT00H36M12.338S" calcext:value-type="time">
            <text:p>00:36:12,338</text:p>
          </table:table-cell>
          <table:table-cell table:formula="of:=VLOOKUP([.$A66];RUNOFFSETSv31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v31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v31;3;1)" office:value-type="time" office:time-value="PT02H15M48.784S" calcext:value-type="time">
            <text:p>02:15:48,784</text:p>
          </table:table-cell>
          <table:table-cell table:formula="of:=VLOOKUP([.$A67];RUNOFFSETSv31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v31;6;1)" office:value-type="time" office:time-value="PT00H44M28.333S" calcext:value-type="time">
            <text:p>00:44:28,333</text:p>
          </table:table-cell>
          <table:table-cell table:formula="of:=VLOOKUP([.$A67];RUNOFFSETSv31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v31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v31;3;1)" office:value-type="time" office:time-value="PT02H17M25.785S" calcext:value-type="time">
            <text:p>02:17:25,785</text:p>
          </table:table-cell>
          <table:table-cell table:formula="of:=VLOOKUP([.$A68];RUNOFFSETSv31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v31;6;1)" office:value-type="time" office:time-value="PT00H46M17.025S" calcext:value-type="time">
            <text:p>00:46:17,025</text:p>
          </table:table-cell>
          <table:table-cell table:formula="of:=VLOOKUP([.$A68];RUNOFFSETSv31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v31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v31;3;1)" office:value-type="time" office:time-value="PT02H17M27.472S" calcext:value-type="time">
            <text:p>02:17:27,472</text:p>
          </table:table-cell>
          <table:table-cell table:formula="of:=VLOOKUP([.$A69];RUNOFFSETSv31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v31;6;1)" office:value-type="time" office:time-value="PT00H46M18.902S" calcext:value-type="time">
            <text:p>00:46:18,902</text:p>
          </table:table-cell>
          <table:table-cell table:formula="of:=VLOOKUP([.$A69];RUNOFFSETSv31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v31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v31;3;1)" office:value-type="time" office:time-value="PT02H20M06.018S" calcext:value-type="time">
            <text:p>02:20:06,018</text:p>
          </table:table-cell>
          <table:table-cell table:formula="of:=VLOOKUP([.$A70];RUNOFFSETSv31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v31;6;1)" office:value-type="time" office:time-value="PT00H58M56.701S" calcext:value-type="time">
            <text:p>00:58:56,701</text:p>
          </table:table-cell>
          <table:table-cell table:formula="of:=VLOOKUP([.$A70];RUNOFFSETSv31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v31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v31;3;1)" office:value-type="time" office:time-value="PT02H20M40.132S" calcext:value-type="time">
            <text:p>02:20:40,132</text:p>
          </table:table-cell>
          <table:table-cell table:formula="of:=VLOOKUP([.$A71];RUNOFFSETSv31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v31;6;1)" office:value-type="time" office:time-value="PT01H00M07.271S" calcext:value-type="time">
            <text:p>01:00:07,271</text:p>
          </table:table-cell>
          <table:table-cell table:formula="of:=VLOOKUP([.$A71];RUNOFFSETSv31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v31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v31;3;1)" office:value-type="time" office:time-value="PT02H22M53.414S" calcext:value-type="time">
            <text:p>02:22:53,414</text:p>
          </table:table-cell>
          <table:table-cell table:formula="of:=VLOOKUP([.$A72];RUNOFFSETSv31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v31;6;1)" office:value-type="time" office:time-value="PT01H06M27.902S" calcext:value-type="time">
            <text:p>01:06:27,902</text:p>
          </table:table-cell>
          <table:table-cell table:formula="of:=VLOOKUP([.$A72];RUNOFFSETSv31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v31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v31;3;1)" office:value-type="time" office:time-value="PT02H26M05.513S" calcext:value-type="time">
            <text:p>02:26:05,513</text:p>
          </table:table-cell>
          <table:table-cell table:formula="of:=VLOOKUP([.$A73];RUNOFFSETSv31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v31;6;1)" office:value-type="time" office:time-value="PT01H11M01.842S" calcext:value-type="time">
            <text:p>01:11:01,842</text:p>
          </table:table-cell>
          <table:table-cell table:formula="of:=VLOOKUP([.$A73];RUNOFFSETSv31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v31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v31;3;1)" office:value-type="time" office:time-value="PT02H26M11.519S" calcext:value-type="time">
            <text:p>02:26:11,519</text:p>
          </table:table-cell>
          <table:table-cell table:formula="of:=VLOOKUP([.$A74];RUNOFFSETSv31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v31;6;1)" office:value-type="time" office:time-value="PT01H13M12.89S" calcext:value-type="time">
            <text:p>01:13:12,890</text:p>
          </table:table-cell>
          <table:table-cell table:formula="of:=VLOOKUP([.$A74];RUNOFFSETSv31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v31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v31;3;1)" office:value-type="time" office:time-value="PT02H26M16.575S" calcext:value-type="time">
            <text:p>02:26:16,575</text:p>
          </table:table-cell>
          <table:table-cell table:formula="of:=VLOOKUP([.$A75];RUNOFFSETSv31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v31;6;1)" office:value-type="time" office:time-value="PT01H13M17.936S" calcext:value-type="time">
            <text:p>01:13:17,936</text:p>
          </table:table-cell>
          <table:table-cell table:formula="of:=VLOOKUP([.$A75];RUNOFFSETSv31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v31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v31;3;1)" office:value-type="time" office:time-value="PT02H26M35.541S" calcext:value-type="time">
            <text:p>02:26:35,541</text:p>
          </table:table-cell>
          <table:table-cell table:formula="of:=VLOOKUP([.$A76];RUNOFFSETSv31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v31;6;1)" office:value-type="time" office:time-value="PT01H14M28.131S" calcext:value-type="time">
            <text:p>01:14:28,131</text:p>
          </table:table-cell>
          <table:table-cell table:formula="of:=VLOOKUP([.$A76];RUNOFFSETSv31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v31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v31;3;1)" office:value-type="time" office:time-value="PT02H29M14.917S" calcext:value-type="time">
            <text:p>02:29:14,917</text:p>
          </table:table-cell>
          <table:table-cell table:formula="of:=VLOOKUP([.$A77];RUNOFFSETSv31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v31;6;1)" office:value-type="time" office:time-value="PT01H22M13.555S" calcext:value-type="time">
            <text:p>01:22:13,555</text:p>
          </table:table-cell>
          <table:table-cell table:formula="of:=VLOOKUP([.$A77];RUNOFFSETSv31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v31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v31;3;1)" office:value-type="time" office:time-value="PT02H34M56.481S" calcext:value-type="time">
            <text:p>02:34:56,481</text:p>
          </table:table-cell>
          <table:table-cell table:formula="of:=VLOOKUP([.$A78];RUNOFFSETSv31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v31;6;1)" office:value-type="time" office:time-value="PT01H30M13.367S" calcext:value-type="time">
            <text:p>01:30:13,367</text:p>
          </table:table-cell>
          <table:table-cell table:formula="of:=VLOOKUP([.$A78];RUNOFFSETSv31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v31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v31;3;1)" office:value-type="time" office:time-value="PT02H35M31.789S" calcext:value-type="time">
            <text:p>02:35:31,789</text:p>
          </table:table-cell>
          <table:table-cell table:formula="of:=VLOOKUP([.$A79];RUNOFFSETSv31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v31;6;1)" office:value-type="time" office:time-value="PT01H33M33.067S" calcext:value-type="time">
            <text:p>01:33:33,067</text:p>
          </table:table-cell>
          <table:table-cell table:formula="of:=VLOOKUP([.$A79];RUNOFFSETSv31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v31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v31;3;1)" office:value-type="time" office:time-value="PT02H43M44.871S" calcext:value-type="time">
            <text:p>02:43:44,871</text:p>
          </table:table-cell>
          <table:table-cell table:formula="of:=VLOOKUP([.$A80];RUNOFFSETSv31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v31;6;1)" office:value-type="time" office:time-value="PT01H42M25.557S" calcext:value-type="time">
            <text:p>01:42:25,557</text:p>
          </table:table-cell>
          <table:table-cell table:formula="of:=VLOOKUP([.$A80];RUNOFFSETSv31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v31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v31;3;1)" office:value-type="time" office:time-value="PT02H45M40.349S" calcext:value-type="time">
            <text:p>02:45:40,349</text:p>
          </table:table-cell>
          <table:table-cell table:formula="of:=VLOOKUP([.$A81];RUNOFFSETSv31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v31;6;1)" office:value-type="time" office:time-value="PT02H13M03.56S" calcext:value-type="time">
            <text:p>02:13:03,560</text:p>
          </table:table-cell>
          <table:table-cell table:formula="of:=VLOOKUP([.$A81];RUNOFFSETSv31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v31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v31;3;1)" office:value-type="time" office:time-value="PT02H54M23.593S" calcext:value-type="time">
            <text:p>02:54:23,593</text:p>
          </table:table-cell>
          <table:table-cell table:formula="of:=VLOOKUP([.$A82];RUNOFFSETSv31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v31;6;1)" office:value-type="time" office:time-value="PT01H57M29.418S" calcext:value-type="time">
            <text:p>01:57:29,418</text:p>
          </table:table-cell>
          <table:table-cell table:formula="of:=VLOOKUP([.$A82];RUNOFFSETSv31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v31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v31;3;1)" office:value-type="time" office:time-value="PT02H55M00.099S" calcext:value-type="time">
            <text:p>02:55:00,099</text:p>
          </table:table-cell>
          <table:table-cell table:formula="of:=VLOOKUP([.$A83];RUNOFFSETSv31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v31;6;1)" office:value-type="time" office:time-value="PT02H02M17.081S" calcext:value-type="time">
            <text:p>02:02:17,081</text:p>
          </table:table-cell>
          <table:table-cell table:formula="of:=VLOOKUP([.$A83];RUNOFFSETSv31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v31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v31;3;1)" office:value-type="time" office:time-value="PT02H55M56.234S" calcext:value-type="time">
            <text:p>02:55:56,234</text:p>
          </table:table-cell>
          <table:table-cell table:formula="of:=VLOOKUP([.$A84];RUNOFFSETSv31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v31;6;1)" office:value-type="time" office:time-value="PT02H03M27.401S" calcext:value-type="time">
            <text:p>02:03:27,401</text:p>
          </table:table-cell>
          <table:table-cell table:formula="of:=VLOOKUP([.$A84];RUNOFFSETSv31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v31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v31;3;1)" office:value-type="time" office:time-value="PT02H56M35.695S" calcext:value-type="time">
            <text:p>02:56:35,695</text:p>
          </table:table-cell>
          <table:table-cell table:formula="of:=VLOOKUP([.$A85];RUNOFFSETSv31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v31;6;1)" office:value-type="time" office:time-value="PT01H59M45.471S" calcext:value-type="time">
            <text:p>01:59:45,471</text:p>
          </table:table-cell>
          <table:table-cell table:formula="of:=VLOOKUP([.$A85];RUNOFFSETSv31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v31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v31;3;1)" office:value-type="time" office:time-value="PT02H57M39.504S" calcext:value-type="time">
            <text:p>02:57:39,504</text:p>
          </table:table-cell>
          <table:table-cell table:formula="of:=VLOOKUP([.$A86];RUNOFFSETSv31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v31;6;1)" office:value-type="time" office:time-value="PT02H26M20.69S" calcext:value-type="time">
            <text:p>02:26:20,690</text:p>
          </table:table-cell>
          <table:table-cell table:formula="of:=VLOOKUP([.$A86];RUNOFFSETSv31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v31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v31;3;1)" office:value-type="time" office:time-value="PT02H58M41.764S" calcext:value-type="time">
            <text:p>02:58:41,764</text:p>
          </table:table-cell>
          <table:table-cell table:formula="of:=VLOOKUP([.$A87];RUNOFFSETSv31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v31;6;1)" office:value-type="time" office:time-value="PT01H56M35.198S" calcext:value-type="time">
            <text:p>01:56:35,198</text:p>
          </table:table-cell>
          <table:table-cell table:formula="of:=VLOOKUP([.$A87];RUNOFFSETSv31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v31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v31;3;1)" office:value-type="time" office:time-value="PT02H58M55.121S" calcext:value-type="time">
            <text:p>02:58:55,121</text:p>
          </table:table-cell>
          <table:table-cell table:formula="of:=VLOOKUP([.$A88];RUNOFFSETSv31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v31;6;1)" office:value-type="time" office:time-value="PT01H56M51.756S" calcext:value-type="time">
            <text:p>01:56:51,756</text:p>
          </table:table-cell>
          <table:table-cell table:formula="of:=VLOOKUP([.$A88];RUNOFFSETSv31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v31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v31;3;1)" office:value-type="time" office:time-value="PT02H58M58.091S" calcext:value-type="time">
            <text:p>02:58:58,091</text:p>
          </table:table-cell>
          <table:table-cell table:formula="of:=VLOOKUP([.$A89];RUNOFFSETSv31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v31;6;1)" office:value-type="time" office:time-value="PT01H57M08.189S" calcext:value-type="time">
            <text:p>01:57:08,189</text:p>
          </table:table-cell>
          <table:table-cell table:formula="of:=VLOOKUP([.$A89];RUNOFFSETSv31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v31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v31;3;1)" office:value-type="time" office:time-value="PT02H59M33.765S" calcext:value-type="time">
            <text:p>02:59:33,765</text:p>
          </table:table-cell>
          <table:table-cell table:formula="of:=VLOOKUP([.$A90];RUNOFFSETSv31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v31;6;1)" office:value-type="time" office:time-value="PT02H30M23.641S" calcext:value-type="time">
            <text:p>02:30:23,641</text:p>
          </table:table-cell>
          <table:table-cell table:formula="of:=VLOOKUP([.$A90];RUNOFFSETSv31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v31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v31;3;1)" office:value-type="time" office:time-value="PT02H59M55.593S" calcext:value-type="time">
            <text:p>02:59:55,593</text:p>
          </table:table-cell>
          <table:table-cell table:formula="of:=VLOOKUP([.$A94];RUNOFFSETSv31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v31;6;1)" office:value-type="time" office:time-value="PT00H01M05.041S" calcext:value-type="time">
            <text:p>00:01:05,041</text:p>
          </table:table-cell>
          <table:table-cell table:formula="of:=VLOOKUP([.$A94];RUNOFFSETSv31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v31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v31;3;1)" office:value-type="time" office:time-value="PT03H00M04.859S" calcext:value-type="time">
            <text:p>03:00:04,859</text:p>
          </table:table-cell>
          <table:table-cell table:formula="of:=VLOOKUP([.$A95];RUNOFFSETSv31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v31;6;1)" office:value-type="time" office:time-value="PT00H01M39.326S" calcext:value-type="time">
            <text:p>00:01:39,326</text:p>
          </table:table-cell>
          <table:table-cell table:formula="of:=VLOOKUP([.$A95];RUNOFFSETSv31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v31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v31;3;1)" office:value-type="time" office:time-value="PT03H00M34.887S" calcext:value-type="time">
            <text:p>03:00:34,887</text:p>
          </table:table-cell>
          <table:table-cell table:formula="of:=VLOOKUP([.$A96];RUNOFFSETSv31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v31;6;1)" office:value-type="time" office:time-value="PT00H03M23.513S" calcext:value-type="time">
            <text:p>00:03:23,513</text:p>
          </table:table-cell>
          <table:table-cell table:formula="of:=VLOOKUP([.$A96];RUNOFFSETSv31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v31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v31;3;1)" office:value-type="time" office:time-value="PT03H01M46.912S" calcext:value-type="time">
            <text:p>03:01:46,912</text:p>
          </table:table-cell>
          <table:table-cell table:formula="of:=VLOOKUP([.$A97];RUNOFFSETSv31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v31;6;1)" office:value-type="time" office:time-value="PT00H05M28.513S" calcext:value-type="time">
            <text:p>00:05:28,513</text:p>
          </table:table-cell>
          <table:table-cell table:formula="of:=VLOOKUP([.$A97];RUNOFFSETSv31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v31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v31;3;1)" office:value-type="time" office:time-value="PT03H03M38.03S" calcext:value-type="time">
            <text:p>03:03:38,030</text:p>
          </table:table-cell>
          <table:table-cell table:formula="of:=VLOOKUP([.$A98];RUNOFFSETSv31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v31;6;1)" office:value-type="time" office:time-value="PT00H08M46.127S" calcext:value-type="time">
            <text:p>00:08:46,127</text:p>
          </table:table-cell>
          <table:table-cell table:formula="of:=VLOOKUP([.$A98];RUNOFFSETSv31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v31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v31;3;1)" office:value-type="time" office:time-value="PT03H04M21.322S" calcext:value-type="time">
            <text:p>03:04:21,322</text:p>
          </table:table-cell>
          <table:table-cell table:formula="of:=VLOOKUP([.$A99];RUNOFFSETSv31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v31;6;1)" office:value-type="time" office:time-value="PT00H10M08.709S" calcext:value-type="time">
            <text:p>00:10:08,709</text:p>
          </table:table-cell>
          <table:table-cell table:formula="of:=VLOOKUP([.$A99];RUNOFFSETSv31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v31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v31;3;1)" office:value-type="time" office:time-value="PT03H04M48.238S" calcext:value-type="time">
            <text:p>03:04:48,238</text:p>
          </table:table-cell>
          <table:table-cell table:formula="of:=VLOOKUP([.$A100];RUNOFFSETSv31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v31;6;1)" office:value-type="time" office:time-value="PT00H10M58.009S" calcext:value-type="time">
            <text:p>00:10:58,009</text:p>
          </table:table-cell>
          <table:table-cell table:formula="of:=VLOOKUP([.$A100];RUNOFFSETSv31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v31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v31;3;1)" office:value-type="time" office:time-value="PT03H05M26.741S" calcext:value-type="time">
            <text:p>03:05:26,741</text:p>
          </table:table-cell>
          <table:table-cell table:formula="of:=VLOOKUP([.$A101];RUNOFFSETSv31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v31;6;1)" office:value-type="time" office:time-value="PT00H11M32.335S" calcext:value-type="time">
            <text:p>00:11:32,335</text:p>
          </table:table-cell>
          <table:table-cell table:formula="of:=VLOOKUP([.$A101];RUNOFFSETSv31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v31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v31;3;1)" office:value-type="time" office:time-value="PT03H06M13.311S" calcext:value-type="time">
            <text:p>03:06:13,311</text:p>
          </table:table-cell>
          <table:table-cell table:formula="of:=VLOOKUP([.$A102];RUNOFFSETSv31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v31;6;1)" office:value-type="time" office:time-value="PT00H12M58.796S" calcext:value-type="time">
            <text:p>00:12:58,796</text:p>
          </table:table-cell>
          <table:table-cell table:formula="of:=VLOOKUP([.$A102];RUNOFFSETSv31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v31;3;1)" office:value-type="time" office:time-value="PT03H06M18.983S" calcext:value-type="time">
            <text:p>03:06:18,983</text:p>
          </table:table-cell>
          <table:table-cell table:formula="of:=VLOOKUP([.$A103];RUNOFFSETSv31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v31;6;1)" office:value-type="time" office:time-value="PT00H13M04.468S" calcext:value-type="time">
            <text:p>00:13:04,468</text:p>
          </table:table-cell>
          <table:table-cell table:formula="of:=VLOOKUP([.$A103];RUNOFFSETSv31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v31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v31;3;1)" office:value-type="time" office:time-value="PT03H06M34.457S" calcext:value-type="time">
            <text:p>03:06:34,457</text:p>
          </table:table-cell>
          <table:table-cell table:formula="of:=VLOOKUP([.$A104];RUNOFFSETSv31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v31;6;1)" office:value-type="time" office:time-value="PT00H16M16.744S" calcext:value-type="time">
            <text:p>00:16:16,744</text:p>
          </table:table-cell>
          <table:table-cell table:formula="of:=VLOOKUP([.$A104];RUNOFFSETSv31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v31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v31;3;1)" office:value-type="time" office:time-value="PT03H07M02.169S" calcext:value-type="time">
            <text:p>03:07:02,169</text:p>
          </table:table-cell>
          <table:table-cell table:formula="of:=VLOOKUP([.$A105];RUNOFFSETSv31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v31;6;1)" office:value-type="time" office:time-value="PT00H18M11.859S" calcext:value-type="time">
            <text:p>00:18:11,859</text:p>
          </table:table-cell>
          <table:table-cell table:formula="of:=VLOOKUP([.$A105];RUNOFFSETSv31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v31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v31;3;1)" office:value-type="time" office:time-value="PT03H07M24.033S" calcext:value-type="time">
            <text:p>03:07:24,033</text:p>
          </table:table-cell>
          <table:table-cell table:formula="of:=VLOOKUP([.$A106];RUNOFFSETSv31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v31;6;1)" office:value-type="time" office:time-value="PT00H21M46.49S" calcext:value-type="time">
            <text:p>00:21:46,490</text:p>
          </table:table-cell>
          <table:table-cell table:formula="of:=VLOOKUP([.$A106];RUNOFFSETSv31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v31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v31;3;1)" office:value-type="time" office:time-value="PT03H08M22.493S" calcext:value-type="time">
            <text:p>03:08:22,493</text:p>
          </table:table-cell>
          <table:table-cell table:formula="of:=VLOOKUP([.$A107];RUNOFFSETSv31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v31;6;1)" office:value-type="time" office:time-value="PT00H34M32.463S" calcext:value-type="time">
            <text:p>00:34:32,463</text:p>
          </table:table-cell>
          <table:table-cell table:formula="of:=VLOOKUP([.$A107];RUNOFFSETSv31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v31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v31;3;1)" office:value-type="time" office:time-value="PT03H12M54.27S" calcext:value-type="time">
            <text:p>03:12:54,270</text:p>
          </table:table-cell>
          <table:table-cell table:formula="of:=VLOOKUP([.$A108];RUNOFFSETSv31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v31;6;1)" office:value-type="time" office:time-value="PT00H39M51.574S" calcext:value-type="time">
            <text:p>00:39:51,574</text:p>
          </table:table-cell>
          <table:table-cell table:formula="of:=VLOOKUP([.$A108];RUNOFFSETSv31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v31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v31;3;1)" office:value-type="time" office:time-value="PT03H14M22S" calcext:value-type="time">
            <text:p>03:14:22,000</text:p>
          </table:table-cell>
          <table:table-cell table:formula="of:=VLOOKUP([.$A109];RUNOFFSETSv31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v31;6;1)" office:value-type="time" office:time-value="PT00H25M17.642S" calcext:value-type="time">
            <text:p>00:25:17,642</text:p>
          </table:table-cell>
          <table:table-cell table:formula="of:=VLOOKUP([.$A109];RUNOFFSETSv31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v31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v31;3;1)" office:value-type="time" office:time-value="PT03H14M53.219S" calcext:value-type="time">
            <text:p>03:14:53,219</text:p>
          </table:table-cell>
          <table:table-cell table:formula="of:=VLOOKUP([.$A110];RUNOFFSETSv31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v31;6;1)" office:value-type="time" office:time-value="PT00H41M03.312S" calcext:value-type="time">
            <text:p>00:41:03,312</text:p>
          </table:table-cell>
          <table:table-cell table:formula="of:=VLOOKUP([.$A110];RUNOFFSETSv31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v31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v31;3;1)" office:value-type="time" office:time-value="PT03H20M20.978S" calcext:value-type="time">
            <text:p>03:20:20,978</text:p>
          </table:table-cell>
          <table:table-cell table:formula="of:=VLOOKUP([.$A111];RUNOFFSETSv31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v31;6;1)" office:value-type="time" office:time-value="PT00H46M33.309S" calcext:value-type="time">
            <text:p>00:46:33,309</text:p>
          </table:table-cell>
          <table:table-cell table:formula="of:=VLOOKUP([.$A111];RUNOFFSETSv31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v31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v31;3;1)" office:value-type="time" office:time-value="PT03H26M29.339S" calcext:value-type="time">
            <text:p>03:26:29,339</text:p>
          </table:table-cell>
          <table:table-cell table:formula="of:=VLOOKUP([.$A112];RUNOFFSETSv31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v31;6;1)" office:value-type="time" office:time-value="PT00H53M57.419S" calcext:value-type="time">
            <text:p>00:53:57,419</text:p>
          </table:table-cell>
          <table:table-cell table:formula="of:=VLOOKUP([.$A112];RUNOFFSETSv31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v31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v31;3;1)" office:value-type="time" office:time-value="PT03H26M32.033S" calcext:value-type="time">
            <text:p>03:26:32,033</text:p>
          </table:table-cell>
          <table:table-cell table:formula="of:=VLOOKUP([.$A113];RUNOFFSETSv31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v31;6;1)" office:value-type="time" office:time-value="PT00H54M01.256S" calcext:value-type="time">
            <text:p>00:54:01,256</text:p>
          </table:table-cell>
          <table:table-cell table:formula="of:=VLOOKUP([.$A113];RUNOFFSETSv31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v31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v31;3;1)" office:value-type="time" office:time-value="PT03H26M48.556S" calcext:value-type="time">
            <text:p>03:26:48,556</text:p>
          </table:table-cell>
          <table:table-cell table:formula="of:=VLOOKUP([.$A114];RUNOFFSETSv31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v31;6;1)" office:value-type="time" office:time-value="PT00H54M44.257S" calcext:value-type="time">
            <text:p>00:54:44,257</text:p>
          </table:table-cell>
          <table:table-cell table:formula="of:=VLOOKUP([.$A114];RUNOFFSETSv31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v31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v31;3;1)" office:value-type="time" office:time-value="PT03H27M35.268S" calcext:value-type="time">
            <text:p>03:27:35,268</text:p>
          </table:table-cell>
          <table:table-cell table:formula="of:=VLOOKUP([.$A115];RUNOFFSETSv31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v31;6;1)" office:value-type="time" office:time-value="PT00H55M40.272S" calcext:value-type="time">
            <text:p>00:55:40,272</text:p>
          </table:table-cell>
          <table:table-cell table:formula="of:=VLOOKUP([.$A115];RUNOFFSETSv31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v31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v31;3;1)" office:value-type="time" office:time-value="PT03H28M33.337S" calcext:value-type="time">
            <text:p>03:28:33,337</text:p>
          </table:table-cell>
          <table:table-cell table:formula="of:=VLOOKUP([.$A116];RUNOFFSETSv31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v31;6;1)" office:value-type="time" office:time-value="PT00H57M24.042S" calcext:value-type="time">
            <text:p>00:57:24,042</text:p>
          </table:table-cell>
          <table:table-cell table:formula="of:=VLOOKUP([.$A116];RUNOFFSETSv31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v31;3;1)" office:value-type="time" office:time-value="PT03H29M08.741S" calcext:value-type="time">
            <text:p>03:29:08,741</text:p>
          </table:table-cell>
          <table:table-cell table:formula="of:=VLOOKUP([.$A117];RUNOFFSETSv31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v31;6;1)" office:value-type="time" office:time-value="PT00H58M08.545S" calcext:value-type="time">
            <text:p>00:58:08,545</text:p>
          </table:table-cell>
          <table:table-cell table:formula="of:=VLOOKUP([.$A117];RUNOFFSETSv31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v31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v31;3;1)" office:value-type="time" office:time-value="PT03H33M24.62S" calcext:value-type="time">
            <text:p>03:33:24,620</text:p>
          </table:table-cell>
          <table:table-cell table:formula="of:=VLOOKUP([.$A118];RUNOFFSETSv31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v31;6;1)" office:value-type="time" office:time-value="PT01H02M55.498S" calcext:value-type="time">
            <text:p>01:02:55,498</text:p>
          </table:table-cell>
          <table:table-cell table:formula="of:=VLOOKUP([.$A118];RUNOFFSETSv31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v31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v31;3;1)" office:value-type="time" office:time-value="PT03H37M53.712S" calcext:value-type="time">
            <text:p>03:37:53,712</text:p>
          </table:table-cell>
          <table:table-cell table:formula="of:=VLOOKUP([.$A119];RUNOFFSETSv31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v31;6;1)" office:value-type="time" office:time-value="PT01H12M34.892S" calcext:value-type="time">
            <text:p>01:12:34,892</text:p>
          </table:table-cell>
          <table:table-cell table:formula="of:=VLOOKUP([.$A119];RUNOFFSETSv31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v31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v31;3;1)" office:value-type="time" office:time-value="PT03H41M03.747S" calcext:value-type="time">
            <text:p>03:41:03,747</text:p>
          </table:table-cell>
          <table:table-cell table:formula="of:=VLOOKUP([.$A120];RUNOFFSETSv31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v31;6;1)" office:value-type="time" office:time-value="PT01H15M47.209S" calcext:value-type="time">
            <text:p>01:15:47,209</text:p>
          </table:table-cell>
          <table:table-cell table:formula="of:=VLOOKUP([.$A120];RUNOFFSETSv31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v31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v31;3;1)" office:value-type="time" office:time-value="PT03H41M26.186S" calcext:value-type="time">
            <text:p>03:41:26,186</text:p>
          </table:table-cell>
          <table:table-cell table:formula="of:=VLOOKUP([.$A121];RUNOFFSETSv31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v31;6;1)" office:value-type="time" office:time-value="PT01H16M09.648S" calcext:value-type="time">
            <text:p>01:16:09,648</text:p>
          </table:table-cell>
          <table:table-cell table:formula="of:=VLOOKUP([.$A121];RUNOFFSETSv31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v31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v31;3;1)" office:value-type="time" office:time-value="PT03H43M16.676S" calcext:value-type="time">
            <text:p>03:43:16,676</text:p>
          </table:table-cell>
          <table:table-cell table:formula="of:=VLOOKUP([.$A122];RUNOFFSETSv31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v31;6;1)" office:value-type="time" office:time-value="PT01H18M02.094S" calcext:value-type="time">
            <text:p>01:18:02,094</text:p>
          </table:table-cell>
          <table:table-cell table:formula="of:=VLOOKUP([.$A122];RUNOFFSETSv31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v31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v31;3;1)" office:value-type="time" office:time-value="PT03H43M45.672S" calcext:value-type="time">
            <text:p>03:43:45,672</text:p>
          </table:table-cell>
          <table:table-cell table:formula="of:=VLOOKUP([.$A123];RUNOFFSETSv31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v31;6;1)" office:value-type="time" office:time-value="PT01H11M05.696S" calcext:value-type="time">
            <text:p>01:11:05,696</text:p>
          </table:table-cell>
          <table:table-cell table:formula="of:=VLOOKUP([.$A123];RUNOFFSETSv31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v31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v31;3;1)" office:value-type="time" office:time-value="PT03H44M53.031S" calcext:value-type="time">
            <text:p>03:44:53,031</text:p>
          </table:table-cell>
          <table:table-cell table:formula="of:=VLOOKUP([.$A124];RUNOFFSETSv31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v31;6;1)" office:value-type="time" office:time-value="PT01H12M15.766S" calcext:value-type="time">
            <text:p>01:12:15,766</text:p>
          </table:table-cell>
          <table:table-cell table:formula="of:=VLOOKUP([.$A124];RUNOFFSETSv31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v31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v31;3;1)" office:value-type="time" office:time-value="PT03H45M07.3S" calcext:value-type="time">
            <text:p>03:45:07,300</text:p>
          </table:table-cell>
          <table:table-cell table:formula="of:=VLOOKUP([.$A125];RUNOFFSETSv31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v31;6;1)" office:value-type="time" office:time-value="PT01H12M30.36S" calcext:value-type="time">
            <text:p>01:12:30,360</text:p>
          </table:table-cell>
          <table:table-cell table:formula="of:=VLOOKUP([.$A125];RUNOFFSETSv31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v31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v31;3;1)" office:value-type="time" office:time-value="PT03H45M36.435S" calcext:value-type="time">
            <text:p>03:45:36,435</text:p>
          </table:table-cell>
          <table:table-cell table:formula="of:=VLOOKUP([.$A126];RUNOFFSETSv31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v31;6;1)" office:value-type="time" office:time-value="PT01H13M04.773S" calcext:value-type="time">
            <text:p>01:13:04,773</text:p>
          </table:table-cell>
          <table:table-cell table:formula="of:=VLOOKUP([.$A126];RUNOFFSETSv31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v31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v31;3;1)" office:value-type="time" office:time-value="PT03H46M56.981S" calcext:value-type="time">
            <text:p>03:46:56,981</text:p>
          </table:table-cell>
          <table:table-cell table:formula="of:=VLOOKUP([.$A127];RUNOFFSETSv31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v31;6;1)" office:value-type="time" office:time-value="PT01H14M39.535S" calcext:value-type="time">
            <text:p>01:14:39,535</text:p>
          </table:table-cell>
          <table:table-cell table:formula="of:=VLOOKUP([.$A127];RUNOFFSETSv31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v31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v31;3;1)" office:value-type="time" office:time-value="PT03H48M05.4S" calcext:value-type="time">
            <text:p>03:48:05,400</text:p>
          </table:table-cell>
          <table:table-cell table:formula="of:=VLOOKUP([.$A128];RUNOFFSETSv31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v31;6;1)" office:value-type="time" office:time-value="PT01H18M51.36S" calcext:value-type="time">
            <text:p>01:18:51,360</text:p>
          </table:table-cell>
          <table:table-cell table:formula="of:=VLOOKUP([.$A128];RUNOFFSETSv31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v31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v31;3;1)" office:value-type="time" office:time-value="PT03H48M22.033S" calcext:value-type="time">
            <text:p>03:48:22,033</text:p>
          </table:table-cell>
          <table:table-cell table:formula="of:=VLOOKUP([.$A129];RUNOFFSETSv31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v31;6;1)" office:value-type="time" office:time-value="PT01H19M36.957S" calcext:value-type="time">
            <text:p>01:19:36,957</text:p>
          </table:table-cell>
          <table:table-cell table:formula="of:=VLOOKUP([.$A129];RUNOFFSETSv31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v31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v31;3;1)" office:value-type="time" office:time-value="PT03H52M29.671S" calcext:value-type="time">
            <text:p>03:52:29,671</text:p>
          </table:table-cell>
          <table:table-cell table:formula="of:=VLOOKUP([.$A130];RUNOFFSETSv31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v31;6;1)" office:value-type="time" office:time-value="PT01H24M28.123S" calcext:value-type="time">
            <text:p>01:24:28,123</text:p>
          </table:table-cell>
          <table:table-cell table:formula="of:=VLOOKUP([.$A130];RUNOFFSETSv31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v31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v31;3;1)" office:value-type="time" office:time-value="PT03H54M51.48S" calcext:value-type="time">
            <text:p>03:54:51,480</text:p>
          </table:table-cell>
          <table:table-cell table:formula="of:=VLOOKUP([.$A131];RUNOFFSETSv31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v31;6;1)" office:value-type="time" office:time-value="PT01H26M53.84S" calcext:value-type="time">
            <text:p>01:26:53,840</text:p>
          </table:table-cell>
          <table:table-cell table:formula="of:=VLOOKUP([.$A131];RUNOFFSETSv31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v31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v31;3;1)" office:value-type="time" office:time-value="PT03H56M18.899S" calcext:value-type="time">
            <text:p>03:56:18,899</text:p>
          </table:table-cell>
          <table:table-cell table:formula="of:=VLOOKUP([.$A132];RUNOFFSETSv31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v31;6;1)" office:value-type="time" office:time-value="PT01H29M21.04S" calcext:value-type="time">
            <text:p>01:29:21,040</text:p>
          </table:table-cell>
          <table:table-cell table:formula="of:=VLOOKUP([.$A132];RUNOFFSETSv31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v31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v31;3;1)" office:value-type="time" office:time-value="PT03H56M40.454S" calcext:value-type="time">
            <text:p>03:56:40,454</text:p>
          </table:table-cell>
          <table:table-cell table:formula="of:=VLOOKUP([.$A133];RUNOFFSETSv31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v31;6;1)" office:value-type="time" office:time-value="PT01H29M44.105S" calcext:value-type="time">
            <text:p>01:29:44,105</text:p>
          </table:table-cell>
          <table:table-cell table:formula="of:=VLOOKUP([.$A133];RUNOFFSETSv31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v31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v31;3;1)" office:value-type="time" office:time-value="PT03H56M53.289S" calcext:value-type="time">
            <text:p>03:56:53,289</text:p>
          </table:table-cell>
          <table:table-cell table:formula="of:=VLOOKUP([.$A134];RUNOFFSETSv31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v31;6;1)" office:value-type="time" office:time-value="PT01H40M23.1S" calcext:value-type="time">
            <text:p>01:40:23,100</text:p>
          </table:table-cell>
          <table:table-cell table:formula="of:=VLOOKUP([.$A134];RUNOFFSETSv31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v31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v31;3;1)" office:value-type="time" office:time-value="PT03H58M10.915S" calcext:value-type="time">
            <text:p>03:58:10,915</text:p>
          </table:table-cell>
          <table:table-cell table:formula="of:=VLOOKUP([.$A135];RUNOFFSETSv31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v31;6;1)" office:value-type="time" office:time-value="PT01H42M01.657S" calcext:value-type="time">
            <text:p>01:42:01,657</text:p>
          </table:table-cell>
          <table:table-cell table:formula="of:=VLOOKUP([.$A135];RUNOFFSETSv31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v31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v31;3;1)" office:value-type="time" office:time-value="PT03H58M20.433S" calcext:value-type="time">
            <text:p>03:58:20,433</text:p>
          </table:table-cell>
          <table:table-cell table:formula="of:=VLOOKUP([.$A136];RUNOFFSETSv31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v31;6;1)" office:value-type="time" office:time-value="PT01H42M58.462S" calcext:value-type="time">
            <text:p>01:42:58,462</text:p>
          </table:table-cell>
          <table:table-cell table:formula="of:=VLOOKUP([.$A136];RUNOFFSETSv31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v31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v31;3;1)" office:value-type="time" office:time-value="PT03H58M40.397S" calcext:value-type="time">
            <text:p>03:58:40,397</text:p>
          </table:table-cell>
          <table:table-cell table:formula="of:=VLOOKUP([.$A137];RUNOFFSETSv31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v31;6;1)" office:value-type="time" office:time-value="PT01H42M09.957S" calcext:value-type="time">
            <text:p>01:42:09,957</text:p>
          </table:table-cell>
          <table:table-cell table:formula="of:=VLOOKUP([.$A137];RUNOFFSETSv31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v31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v31;3;1)" office:value-type="time" office:time-value="PT03H59M00.148S" calcext:value-type="time">
            <text:p>03:59:00,148</text:p>
          </table:table-cell>
          <table:table-cell table:formula="of:=VLOOKUP([.$A138];RUNOFFSETSv31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v31;6;1)" office:value-type="time" office:time-value="PT01H43M33.707S" calcext:value-type="time">
            <text:p>01:43:33,707</text:p>
          </table:table-cell>
          <table:table-cell table:formula="of:=VLOOKUP([.$A138];RUNOFFSETSv31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v31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v31;3;1)" office:value-type="time" office:time-value="PT04H00M07.034S" calcext:value-type="time">
            <text:p>04:00:07,034</text:p>
          </table:table-cell>
          <table:table-cell table:formula="of:=VLOOKUP([.$A139];RUNOFFSETSv31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v31;6;1)" office:value-type="time" office:time-value="PT01H44M42.4S" calcext:value-type="time">
            <text:p>01:44:42,400</text:p>
          </table:table-cell>
          <table:table-cell table:formula="of:=VLOOKUP([.$A139];RUNOFFSETSv31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v31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v31;3;1)" office:value-type="time" office:time-value="PT04H00M30.015S" calcext:value-type="time">
            <text:p>04:00:30,015</text:p>
          </table:table-cell>
          <table:table-cell table:formula="of:=VLOOKUP([.$A140];RUNOFFSETSv31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v31;6;1)" office:value-type="time" office:time-value="PT01H30M13.801S" calcext:value-type="time">
            <text:p>01:30:13,801</text:p>
          </table:table-cell>
          <table:table-cell table:formula="of:=VLOOKUP([.$A140];RUNOFFSETSv31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v31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v31;3;1)" office:value-type="time" office:time-value="PT04H00M42.129S" calcext:value-type="time">
            <text:p>04:00:42,129</text:p>
          </table:table-cell>
          <table:table-cell table:formula="of:=VLOOKUP([.$A141];RUNOFFSETSv31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v31;6;1)" office:value-type="time" office:time-value="PT01H30M30.193S" calcext:value-type="time">
            <text:p>01:30:30,193</text:p>
          </table:table-cell>
          <table:table-cell table:formula="of:=VLOOKUP([.$A141];RUNOFFSETSv31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v31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v31;3;1)" office:value-type="time" office:time-value="PT04H02M31.142S" calcext:value-type="time">
            <text:p>04:02:31,142</text:p>
          </table:table-cell>
          <table:table-cell table:formula="of:=VLOOKUP([.$A142];RUNOFFSETSv31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v31;6;1)" office:value-type="time" office:time-value="PT01H33M22.698S" calcext:value-type="time">
            <text:p>01:33:22,698</text:p>
          </table:table-cell>
          <table:table-cell table:formula="of:=VLOOKUP([.$A142];RUNOFFSETSv31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v31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v31;3;1)" office:value-type="time" office:time-value="PT04H03M53.303S" calcext:value-type="time">
            <text:p>04:03:53,303</text:p>
          </table:table-cell>
          <table:table-cell table:formula="of:=VLOOKUP([.$A143];RUNOFFSETSv31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v31;6;1)" office:value-type="time" office:time-value="PT01H37M13.929S" calcext:value-type="time">
            <text:p>01:37:13,929</text:p>
          </table:table-cell>
          <table:table-cell table:formula="of:=VLOOKUP([.$A143];RUNOFFSETSv31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v31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v31;3;1)" office:value-type="time" office:time-value="PT04H04M00.3S" calcext:value-type="time">
            <text:p>04:04:00,300</text:p>
          </table:table-cell>
          <table:table-cell table:formula="of:=VLOOKUP([.$A144];RUNOFFSETSv31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v31;6;1)" office:value-type="time" office:time-value="PT01H37M23.147S" calcext:value-type="time">
            <text:p>01:37:23,147</text:p>
          </table:table-cell>
          <table:table-cell table:formula="of:=VLOOKUP([.$A144];RUNOFFSETSv31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v31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v31;3;1)" office:value-type="time" office:time-value="PT04H04M04.719S" calcext:value-type="time">
            <text:p>04:04:04,719</text:p>
          </table:table-cell>
          <table:table-cell table:formula="of:=VLOOKUP([.$A145];RUNOFFSETSv31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v31;6;1)" office:value-type="time" office:time-value="PT01H37M55.388S" calcext:value-type="time">
            <text:p>01:37:55,388</text:p>
          </table:table-cell>
          <table:table-cell table:formula="of:=VLOOKUP([.$A145];RUNOFFSETSv31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v31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v31;3;1)" office:value-type="time" office:time-value="PT04H04M14.142S" calcext:value-type="time">
            <text:p>04:04:14,142</text:p>
          </table:table-cell>
          <table:table-cell table:formula="of:=VLOOKUP([.$A146];RUNOFFSETSv31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v31;6;1)" office:value-type="time" office:time-value="PT01H40M18.28S" calcext:value-type="time">
            <text:p>01:40:18,280</text:p>
          </table:table-cell>
          <table:table-cell table:formula="of:=VLOOKUP([.$A146];RUNOFFSETSv31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v31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v31;3;1)" office:value-type="time" office:time-value="PT04H05M27.688S" calcext:value-type="time">
            <text:p>04:05:27,688</text:p>
          </table:table-cell>
          <table:table-cell table:formula="of:=VLOOKUP([.$A147];RUNOFFSETSv31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v31;6;1)" office:value-type="time" office:time-value="PT01H54M28.088S" calcext:value-type="time">
            <text:p>01:54:28,088</text:p>
          </table:table-cell>
          <table:table-cell table:formula="of:=VLOOKUP([.$A147];RUNOFFSETSv31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v31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v31;3;1)" office:value-type="time" office:time-value="PT04H10M06.324S" calcext:value-type="time">
            <text:p>04:10:06,324</text:p>
          </table:table-cell>
          <table:table-cell table:formula="of:=VLOOKUP([.$A148];RUNOFFSETSv31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v31;6;1)" office:value-type="time" office:time-value="PT02H02M25.69S" calcext:value-type="time">
            <text:p>02:02:25,690</text:p>
          </table:table-cell>
          <table:table-cell table:formula="of:=VLOOKUP([.$A148];RUNOFFSETSv31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v31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v31;3;1)" office:value-type="time" office:time-value="PT04H12M03.774S" calcext:value-type="time">
            <text:p>04:12:03,774</text:p>
          </table:table-cell>
          <table:table-cell table:formula="of:=VLOOKUP([.$A149];RUNOFFSETSv31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v31;6;1)" office:value-type="time" office:time-value="PT02H22M13.441S" calcext:value-type="time">
            <text:p>02:22:13,441</text:p>
          </table:table-cell>
          <table:table-cell table:formula="of:=VLOOKUP([.$A149];RUNOFFSETSv31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v31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v31;3;1)" office:value-type="time" office:time-value="PT04H12M18.211S" calcext:value-type="time">
            <text:p>04:12:18,211</text:p>
          </table:table-cell>
          <table:table-cell table:formula="of:=VLOOKUP([.$A150];RUNOFFSETSv31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v31;6;1)" office:value-type="time" office:time-value="PT02H03M06.23S" calcext:value-type="time">
            <text:p>02:03:06,230</text:p>
          </table:table-cell>
          <table:table-cell table:formula="of:=VLOOKUP([.$A150];RUNOFFSETSv31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v31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 3.1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7S" calcext:value-type="time">
            <text:p>00:01:14,700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-PT00H00M00.131S" calcext:value-type="time">
            <text:p>-00:00:00,131</text:p>
          </table:table-cell>
          <table:table-cell table:style-name="ce62" table:formula="of:=[.K2]-[.O2]" office:value-type="time" office:time-value="PT00H00M00.387S" calcext:value-type="time">
            <text:p>00:00:00,38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2]&lt;0;-TIME(0;0;ABS([.Q2])/1000);TIME(0;0;[.Q2]/1000))" office:value-type="time" office:time-value="-PT00H00M00.2S" calcext:value-type="time">
            <text:p>-00:00:00,200</text:p>
          </table:table-cell>
          <table:table-cell table:style-name="ce62" table:formula="of:=[.P2]+[.R2]" office:value-type="time" office:time-value="PT00H00M00.187S" calcext:value-type="time">
            <text:p>00:00:00,187</text:p>
          </table:table-cell>
          <table:table-cell table:style-name="ce62" table:formula="of:=[.K2]+[.R2]" office:value-type="time" office:time-value="PT00H00M00.056S" calcext:value-type="time">
            <text:p>00:00:00,05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872S" calcext:value-type="time">
            <text:p>00:01:57,87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562S" calcext:value-type="time">
            <text:p>-00:07:14,562</text:p>
          </table:table-cell>
          <table:table-cell table:style-name="ce62" table:formula="of:=[.K3]-[.O3]" office:value-type="time" office:time-value="PT00H00M00.403S" calcext:value-type="time">
            <text:p>00:00:00,40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3]&lt;0;-TIME(0;0;ABS([.Q3])/1000);TIME(0;0;[.Q3]/1000))" office:value-type="time" office:time-value="-PT00H00M00.2S" calcext:value-type="time">
            <text:p>-00:00:00,200</text:p>
          </table:table-cell>
          <table:table-cell table:style-name="ce62" table:formula="of:=[.P3]+[.R3]" office:value-type="time" office:time-value="PT00H00M00.203S" calcext:value-type="time">
            <text:p>00:00:00,203</text:p>
          </table:table-cell>
          <table:table-cell table:style-name="ce62" table:formula="of:=[.K3]+[.R3]" office:value-type="time" office:time-value="-PT00H07M14.359S" calcext:value-type="time">
            <text:p>-00:07:14,35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2S" calcext:value-type="time">
            <text:p>00:02:25,332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57" office:value-type="time" office:time-value="PT00H02M37.535S" calcext:value-type="time">
            <text:p>00:02:37,53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985S" calcext:value-type="time">
            <text:p>-00:10:10,985</text:p>
          </table:table-cell>
          <table:table-cell table:style-name="ce62" table:formula="of:=[.K4]-[.O4]" office:value-type="time" office:time-value="PT00H00M00.38S" calcext:value-type="time">
            <text:p>00:00:00,380</text:p>
          </table:table-cell>
          <table:table-cell table:style-name="ce67" office:value-type="float" office:value="-190" calcext:value-type="float">
            <text:p>-190</text:p>
          </table:table-cell>
          <table:table-cell table:style-name="ce62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2" table:formula="of:=[.P4]+[.R4]" office:value-type="time" office:time-value="PT00H00M00.19S" calcext:value-type="time">
            <text:p>00:00:00,190</text:p>
          </table:table-cell>
          <table:table-cell table:style-name="ce62" table:formula="of:=[.K4]+[.R4]" office:value-type="time" office:time-value="-PT00H10M10.795S" calcext:value-type="time">
            <text:p>-00:10:10,795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1S" calcext:value-type="time">
            <text:p>00:00:02,091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67S" calcext:value-type="time">
            <text:p>00:39:57,867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57" office:value-type="time" office:time-value="PT00H39M58.44S" calcext:value-type="time">
            <text:p>00:39:58,44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1.09S" calcext:value-type="time">
            <text:p>-00:10:31,090</text:p>
          </table:table-cell>
          <table:table-cell table:style-name="ce62" table:formula="of:=[.K5]-[.O5]" office:value-type="time" office:time-value="PT00H00M00.459S" calcext:value-type="time">
            <text:p>00:00:00,45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459S" calcext:value-type="time">
            <text:p>00:00:00,459</text:p>
          </table:table-cell>
          <table:table-cell table:style-name="ce62" table:formula="of:=[.K5]+[.R5]" office:value-type="time" office:time-value="-PT00H10M30.631S" calcext:value-type="time">
            <text:p>-00:10:30,631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26S" calcext:value-type="time">
            <text:p>00:00:00,826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2S" calcext:value-type="time">
            <text:p>00:40:28,820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57" office:value-type="time" office:time-value="PT00H40M28.011S" calcext:value-type="time">
            <text:p>00:40:28,011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988S" calcext:value-type="time">
            <text:p>-00:15:03,988</text:p>
          </table:table-cell>
          <table:table-cell table:style-name="ce62" table:formula="of:=[.K6]-[.O6]" office:value-type="time" office:time-value="PT00H00M00.422S" calcext:value-type="time">
            <text:p>00:00:00,42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2" table:formula="of:=[.P6]+[.R6]" office:value-type="time" office:time-value="PT00H00M00.162S" calcext:value-type="time">
            <text:p>00:00:00,162</text:p>
          </table:table-cell>
          <table:table-cell table:style-name="ce62" table:formula="of:=[.K6]+[.R6]" office:value-type="time" office:time-value="-PT00H15M03.826S" calcext:value-type="time">
            <text:p>-00:15:03,826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09S" calcext:value-type="time">
            <text:p>00:00:02,709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51S" calcext:value-type="time">
            <text:p>00:48:30,05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57" office:value-type="time" office:time-value="PT00H48M25.076S" calcext:value-type="time">
            <text:p>00:48:25,076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2S" calcext:value-type="time">
            <text:p>-00:15:50,200</text:p>
          </table:table-cell>
          <table:table-cell table:style-name="ce62" table:formula="of:=[.K9]-[.O9]" office:value-type="time" office:time-value="PT00H00M00.376S" calcext:value-type="time">
            <text:p>00:00:00,37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116S" calcext:value-type="time">
            <text:p>00:00:00,116</text:p>
          </table:table-cell>
          <table:table-cell table:style-name="ce62" table:formula="of:=[.K9]+[.R9]" office:value-type="time" office:time-value="-PT00H15M50.084S" calcext:value-type="time">
            <text:p>-00:15:50,08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391S" calcext:value-type="time">
            <text:p>00:00:05,39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64S" calcext:value-type="time">
            <text:p>00:52:39,664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57" office:value-type="time" office:time-value="PT00H52M42.875S" calcext:value-type="time">
            <text:p>00:52:42,875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93S" calcext:value-type="time">
            <text:p>-00:16:06,593</text:p>
          </table:table-cell>
          <table:table-cell table:style-name="ce62" table:formula="of:=[.K10]-[.O10]" office:value-type="time" office:time-value="PT00H00M00.284S" calcext:value-type="time">
            <text:p>00:00:00,28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84S" calcext:value-type="time">
            <text:p>00:00:00,284</text:p>
          </table:table-cell>
          <table:table-cell table:style-name="ce62" table:formula="of:=[.K10]+[.R10]" office:value-type="time" office:time-value="-PT00H16M06.309S" calcext:value-type="time">
            <text:p>-00:16:06,309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291S" calcext:value-type="time">
            <text:p>00:00:04,291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34S" calcext:value-type="time">
            <text:p>00:56:41,434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57" office:value-type="time" office:time-value="PT00H56M32.058S" calcext:value-type="time">
            <text:p>00:56:32,058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9.09S" calcext:value-type="time">
            <text:p>-00:26:29,090</text:p>
          </table:table-cell>
          <table:table-cell table:style-name="ce62" table:formula="of:=[.K11]-[.O11]" office:value-type="time" office:time-value="PT00H00M00.525S" calcext:value-type="time">
            <text:p>00:00:00,525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2" table:formula="of:=[.P11]+[.R11]" office:value-type="time" office:time-value="PT00H00M00.325S" calcext:value-type="time">
            <text:p>00:00:00,325</text:p>
          </table:table-cell>
          <table:table-cell table:style-name="ce62" table:formula="of:=[.K11]+[.R11]" office:value-type="time" office:time-value="-PT00H26M28.765S" calcext:value-type="time">
            <text:p>-00:26:28,765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24S" calcext:value-type="time">
            <text:p>00:00:08,524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79S" calcext:value-type="time">
            <text:p>00:59:49,37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57" office:value-type="time" office:time-value="PT00H59M50.299S" calcext:value-type="time">
            <text:p>00:59:50,299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436S" calcext:value-type="time">
            <text:p>-00:26:44,436</text:p>
          </table:table-cell>
          <table:table-cell table:style-name="ce62" table:formula="of:=[.K12]-[.O12]" office:value-type="time" office:time-value="PT00H00M00.566S" calcext:value-type="time">
            <text:p>00:00:00,56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2" table:formula="of:=[.P12]+[.R12]" office:value-type="time" office:time-value="PT00H00M00.316S" calcext:value-type="time">
            <text:p>00:00:00,316</text:p>
          </table:table-cell>
          <table:table-cell table:style-name="ce62" table:formula="of:=[.K12]+[.R12]" office:value-type="time" office:time-value="-PT00H26M44.12S" calcext:value-type="time">
            <text:p>-00:26:44,12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77S" calcext:value-type="time">
            <text:p>00:00:02,37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285S" calcext:value-type="time">
            <text:p>01:01:58,285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7" office:value-type="time" office:time-value="PT01H01M59.471S" calcext:value-type="time">
            <text:p>01:01:59,471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983S" calcext:value-type="time">
            <text:p>-00:26:47,983</text:p>
          </table:table-cell>
          <table:table-cell table:style-name="ce62" table:formula="of:=[.K13]-[.O13]" office:value-type="time" office:time-value="PT00H00M00.558S" calcext:value-type="time">
            <text:p>00:00:00,558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708S" calcext:value-type="time">
            <text:p>00:00:00,708</text:p>
          </table:table-cell>
          <table:table-cell table:style-name="ce62" table:formula="of:=[.K13]+[.R13]" office:value-type="time" office:time-value="-PT00H26M47.275S" calcext:value-type="time">
            <text:p>-00:26:47,275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0.986S" calcext:value-type="time">
            <text:p>00:00:00,986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406S" calcext:value-type="time">
            <text:p>01:02:56,406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8.013S" calcext:value-type="time">
            <text:p>-00:25:58,013</text:p>
          </table:table-cell>
          <table:table-cell table:style-name="ce62" table:formula="of:=[.K15]-[.O15]" office:value-type="time" office:time-value="PT00H00M00.449S" calcext:value-type="time">
            <text:p>00:00:00,449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2" table:formula="of:=[.P15]+[.R15]" office:value-type="time" office:time-value="PT00H00M00.289S" calcext:value-type="time">
            <text:p>00:00:00,289</text:p>
          </table:table-cell>
          <table:table-cell table:style-name="ce62" table:formula="of:=[.K15]+[.R15]" office:value-type="time" office:time-value="-PT00H25M57.724S" calcext:value-type="time">
            <text:p>-00:25:57,72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2.028S" calcext:value-type="time">
            <text:p>-00:27:42,028</text:p>
          </table:table-cell>
          <table:table-cell table:style-name="ce62" table:formula="of:=[.K16]-[.O16]" office:value-type="time" office:time-value="PT00H00M00.559S" calcext:value-type="time">
            <text:p>00:00:00,559</text:p>
          </table:table-cell>
          <table:table-cell table:style-name="ce67" office:value-type="float" office:value="110" calcext:value-type="float">
            <text:p>110</text:p>
          </table:table-cell>
          <table:table-cell table:style-name="ce62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2" table:formula="of:=[.P16]+[.R16]" office:value-type="time" office:time-value="PT00H00M00.669S" calcext:value-type="time">
            <text:p>00:00:00,669</text:p>
          </table:table-cell>
          <table:table-cell table:style-name="ce62" table:formula="of:=[.K16]+[.R16]" office:value-type="time" office:time-value="-PT00H27M41.359S" calcext:value-type="time">
            <text:p>-00:27:41,359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38S" calcext:value-type="time">
            <text:p>00:00:09,038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2.028S" calcext:value-type="time">
            <text:p>-00:27:42,028</text:p>
          </table:table-cell>
          <table:table-cell table:style-name="ce62" table:formula="of:=[.K17]-[.O17]" office:value-type="time" office:time-value="PT00H00M00.559S" calcext:value-type="time">
            <text:p>00:00:00,5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259S" calcext:value-type="time">
            <text:p>00:00:00,259</text:p>
          </table:table-cell>
          <table:table-cell table:style-name="ce62" table:formula="of:=[.K17]+[.R17]" office:value-type="time" office:time-value="-PT00H27M41.769S" calcext:value-type="time">
            <text:p>-00:27:41,769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75S" calcext:value-type="time">
            <text:p>00:00:03,275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19S" calcext:value-type="time">
            <text:p>01:07:00,519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57" office:value-type="time" office:time-value="PT01H06M55.432S" calcext:value-type="time">
            <text:p>01:06:55,432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263S" calcext:value-type="time">
            <text:p>-00:33:30,263</text:p>
          </table:table-cell>
          <table:table-cell table:style-name="ce62" table:formula="of:=[.K18]-[.O18]" office:value-type="time" office:time-value="PT00H00M00.528S" calcext:value-type="time">
            <text:p>00:00:00,528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2" table:formula="of:=[.P18]+[.R18]" office:value-type="time" office:time-value="PT00H00M00.368S" calcext:value-type="time">
            <text:p>00:00:00,368</text:p>
          </table:table-cell>
          <table:table-cell table:style-name="ce62" table:formula="of:=[.K18]+[.R18]" office:value-type="time" office:time-value="-PT00H33M29.895S" calcext:value-type="time">
            <text:p>-00:33:29,895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39S" calcext:value-type="time">
            <text:p>00:00:11,639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1S" calcext:value-type="time">
            <text:p>01:07:55,101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57" office:value-type="time" office:time-value="PT01H07M58.621S" calcext:value-type="time">
            <text:p>01:07:58,621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835S" calcext:value-type="time">
            <text:p>-00:32:40,835</text:p>
          </table:table-cell>
          <table:table-cell table:style-name="ce62" table:formula="of:=[.K19]-[.O19]" office:value-type="time" office:time-value="PT00H00M00.577S" calcext:value-type="time">
            <text:p>00:00:00,5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577S" calcext:value-type="time">
            <text:p>00:00:00,577</text:p>
          </table:table-cell>
          <table:table-cell table:style-name="ce62" table:formula="of:=[.K19]+[.R19]" office:value-type="time" office:time-value="-PT00H32M40.258S" calcext:value-type="time">
            <text:p>-00:32:40,258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22S" calcext:value-type="time">
            <text:p>00:00:00,622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55S" calcext:value-type="time">
            <text:p>01:09:47,655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57" office:value-type="time" office:time-value="PT01H09M47.77S" calcext:value-type="time">
            <text:p>01:09:47,770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582S" calcext:value-type="time">
            <text:p>-00:34:40,582</text:p>
          </table:table-cell>
          <table:table-cell table:style-name="ce62" table:formula="of:=[.K20]-[.O20]" office:value-type="time" office:time-value="PT00H00M00.601S" calcext:value-type="time">
            <text:p>00:00:00,6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301S" calcext:value-type="time">
            <text:p>00:00:00,301</text:p>
          </table:table-cell>
          <table:table-cell table:style-name="ce62" table:formula="of:=[.K20]+[.R20]" office:value-type="time" office:time-value="-PT00H34M40.281S" calcext:value-type="time">
            <text:p>-00:34:40,281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6S" calcext:value-type="time">
            <text:p>00:00:03,460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293S" calcext:value-type="time">
            <text:p>01:10:54,293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57" office:value-type="time" office:time-value="PT01H10M55.591S" calcext:value-type="time">
            <text:p>01:10:55,591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81S" calcext:value-type="time">
            <text:p>-00:35:07,981</text:p>
          </table:table-cell>
          <table:table-cell table:style-name="ce62" table:formula="of:=[.K21]-[.O21]" office:value-type="time" office:time-value="PT00H00M00.779S" calcext:value-type="time">
            <text:p>00:00:00,779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2" table:formula="of:=[.P21]+[.R21]" office:value-type="time" office:time-value="PT00H00M00.709S" calcext:value-type="time">
            <text:p>00:00:00,709</text:p>
          </table:table-cell>
          <table:table-cell table:style-name="ce62" table:formula="of:=[.K21]+[.R21]" office:value-type="time" office:time-value="-PT00H35M07.272S" calcext:value-type="time">
            <text:p>-00:35:07,272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44S" calcext:value-type="time">
            <text:p>-00:00:00,644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3S" calcext:value-type="time">
            <text:p>01:11:02,430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57" office:value-type="time" office:time-value="PT01H11M04.602S" calcext:value-type="time">
            <text:p>01:11:04,602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193S" calcext:value-type="time">
            <text:p>-00:35:15,193</text:p>
          </table:table-cell>
          <table:table-cell table:style-name="ce62" table:formula="of:=[.K22]-[.O22]" office:value-type="time" office:time-value="PT00H00M00.773S" calcext:value-type="time">
            <text:p>00:00:00,773</text:p>
          </table:table-cell>
          <table:table-cell table:style-name="ce67" office:value-type="float" office:value="-130" calcext:value-type="float">
            <text:p>-130</text:p>
          </table:table-cell>
          <table:table-cell table:style-name="ce62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2" table:formula="of:=[.P22]+[.R22]" office:value-type="time" office:time-value="PT00H00M00.643S" calcext:value-type="time">
            <text:p>00:00:00,643</text:p>
          </table:table-cell>
          <table:table-cell table:style-name="ce62" table:formula="of:=[.K22]+[.R22]" office:value-type="time" office:time-value="-PT00H35M14.55S" calcext:value-type="time">
            <text:p>-00:35:14,550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66S" calcext:value-type="time">
            <text:p>-00:00:00,166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29S" calcext:value-type="time">
            <text:p>01:11:30,829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7" office:value-type="time" office:time-value="PT01H11M32.962S" calcext:value-type="time">
            <text:p>01:11:32,962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86S" calcext:value-type="time">
            <text:p>-00:35:54,486</text:p>
          </table:table-cell>
          <table:table-cell table:style-name="ce62" table:formula="of:=[.K23]-[.O23]" office:value-type="time" office:time-value="PT00H00M00.381S" calcext:value-type="time">
            <text:p>00:00:00,38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2" table:formula="of:=[.P23]+[.R23]" office:value-type="time" office:time-value="PT00H00M00.201S" calcext:value-type="time">
            <text:p>00:00:00,201</text:p>
          </table:table-cell>
          <table:table-cell table:style-name="ce62" table:formula="of:=[.K23]+[.R23]" office:value-type="time" office:time-value="-PT00H35M54.285S" calcext:value-type="time">
            <text:p>-00:35:54,285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43S" calcext:value-type="time">
            <text:p>00:00:04,643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383S" calcext:value-type="time">
            <text:p>01:13:22,383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57" office:value-type="time" office:time-value="PT01H13M24.868S" calcext:value-type="time">
            <text:p>01:13:24,868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422S" calcext:value-type="time">
            <text:p>-00:36:15,422</text:p>
          </table:table-cell>
          <table:table-cell table:style-name="ce62" table:formula="of:=[.K24]-[.O24]" office:value-type="time" office:time-value="PT00H00M00.461S" calcext:value-type="time">
            <text:p>00:00:00,46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461S" calcext:value-type="time">
            <text:p>00:00:00,461</text:p>
          </table:table-cell>
          <table:table-cell table:style-name="ce62" table:formula="of:=[.K24]+[.R24]" office:value-type="time" office:time-value="-PT00H36M14.961S" calcext:value-type="time">
            <text:p>-00:36:14,961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184S" calcext:value-type="time">
            <text:p>00:00:24,184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S" calcext:value-type="time">
            <text:p>01:13:51,900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57" office:value-type="time" office:time-value="PT01H13M51.893S" calcext:value-type="time">
            <text:p>01:13:51,893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421S" calcext:value-type="time">
            <text:p>-00:36:15,421</text:p>
          </table:table-cell>
          <table:table-cell table:style-name="ce62" table:formula="of:=[.K25]-[.O25]" office:value-type="time" office:time-value="PT00H00M00.5S" calcext:value-type="time">
            <text:p>00:00:00,500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2" table:formula="of:=[.P25]+[.R25]" office:value-type="time" office:time-value="PT00H00M00.32S" calcext:value-type="time">
            <text:p>00:00:00,320</text:p>
          </table:table-cell>
          <table:table-cell table:style-name="ce62" table:formula="of:=[.K25]+[.R25]" office:value-type="time" office:time-value="-PT00H36M15.101S" calcext:value-type="time">
            <text:p>-00:36:15,101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1S" calcext:value-type="time">
            <text:p>00:00:00,381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35S" calcext:value-type="time">
            <text:p>01:19:16,035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57" office:value-type="time" office:time-value="PT01H19M19.173S" calcext:value-type="time">
            <text:p>01:19:19,173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697S" calcext:value-type="time">
            <text:p>-00:51:14,697</text:p>
          </table:table-cell>
          <table:table-cell table:style-name="ce62" table:formula="of:=[.K26]-[.O26]" office:value-type="time" office:time-value="PT00H00M00.55S" calcext:value-type="time">
            <text:p>00:00:00,55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2" table:formula="of:=[.P26]+[.R26]" office:value-type="time" office:time-value="PT00H00M00.3S" calcext:value-type="time">
            <text:p>00:00:00,300</text:p>
          </table:table-cell>
          <table:table-cell table:style-name="ce62" table:formula="of:=[.K26]+[.R26]" office:value-type="time" office:time-value="-PT00H51M14.397S" calcext:value-type="time">
            <text:p>-00:51:14,397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52S" calcext:value-type="time">
            <text:p>00:00:01,352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59S" calcext:value-type="time">
            <text:p>01:20:35,259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57" office:value-type="time" office:time-value="PT01H20M25.535S" calcext:value-type="time">
            <text:p>01:20:25,535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658S" calcext:value-type="time">
            <text:p>-00:51:16,658</text:p>
          </table:table-cell>
          <table:table-cell table:style-name="ce62" table:formula="of:=[.K27]-[.O27]" office:value-type="time" office:time-value="PT00H00M00.592S" calcext:value-type="time">
            <text:p>00:00:00,59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92S" calcext:value-type="time">
            <text:p>00:00:00,292</text:p>
          </table:table-cell>
          <table:table-cell table:style-name="ce62" table:formula="of:=[.K27]+[.R27]" office:value-type="time" office:time-value="-PT00H51M16.366S" calcext:value-type="time">
            <text:p>-00:51:16,366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18S" calcext:value-type="time">
            <text:p>00:00:16,518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27S" calcext:value-type="time">
            <text:p>01:20:58,627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7" office:value-type="time" office:time-value="PT01H21M00.612S" calcext:value-type="time">
            <text:p>01:21:00,612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2.04S" calcext:value-type="time">
            <text:p>-00:51:22,040</text:p>
          </table:table-cell>
          <table:table-cell table:style-name="ce62" table:formula="of:=[.K28]-[.O28]" office:value-type="time" office:time-value="PT00H00M00.423S" calcext:value-type="time">
            <text:p>00:00:00,42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PT00H00M00.153S" calcext:value-type="time">
            <text:p>00:00:00,153</text:p>
          </table:table-cell>
          <table:table-cell table:style-name="ce62" table:formula="of:=[.K28]+[.R28]" office:value-type="time" office:time-value="-PT00H51M21.887S" calcext:value-type="time">
            <text:p>-00:51:21,887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291S" calcext:value-type="time">
            <text:p>00:00:02,291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31.283S" calcext:value-type="time">
            <text:p>-00:36:31,283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31.283S" calcext:value-type="time">
            <text:p>-00:36:31,283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0S" calcext:value-type="time">
            <text:p>00:00:00,000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3.956S" calcext:value-type="time">
            <text:p>01:21:53,956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57" office:value-type="time" office:time-value="PT01H21M45.151S" calcext:value-type="time">
            <text:p>01:21:45,151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10.987S" calcext:value-type="time">
            <text:p>-00:37:10,987</text:p>
          </table:table-cell>
          <table:table-cell table:style-name="ce62" table:formula="of:=[.K30]-[.O30]" office:value-type="time" office:time-value="PT00H00M00.386S" calcext:value-type="time">
            <text:p>00:00:00,38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2" table:formula="of:=[.P30]+[.R30]" office:value-type="time" office:time-value="PT00H00M00.136S" calcext:value-type="time">
            <text:p>00:00:00,136</text:p>
          </table:table-cell>
          <table:table-cell table:style-name="ce62" table:formula="of:=[.K30]+[.R30]" office:value-type="time" office:time-value="-PT00H37M10.851S" calcext:value-type="time">
            <text:p>-00:37:10,851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19.25S" calcext:value-type="time">
            <text:p>00:00:19,250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3.165S" calcext:value-type="time">
            <text:p>01:33:43,165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57" office:value-type="time" office:time-value="PT01H33M32.571S" calcext:value-type="time">
            <text:p>01:33:32,571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9.392S" calcext:value-type="time">
            <text:p>-00:39:09,392</text:p>
          </table:table-cell>
          <table:table-cell table:style-name="ce62" table:formula="of:=[.K31]-[.O31]" office:value-type="time" office:time-value="PT00H00M00.387S" calcext:value-type="time">
            <text:p>00:00:00,387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2" table:formula="of:=[.P31]+[.R31]" office:value-type="time" office:time-value="PT00H00M00.287S" calcext:value-type="time">
            <text:p>00:00:00,287</text:p>
          </table:table-cell>
          <table:table-cell table:style-name="ce62" table:formula="of:=[.K31]+[.R31]" office:value-type="time" office:time-value="-PT00H39M09.105S" calcext:value-type="time">
            <text:p>-00:39:09,105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18.739S" calcext:value-type="time">
            <text:p>00:00:18,739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5.95S" calcext:value-type="time">
            <text:p>01:35:35,95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57" office:value-type="time" office:time-value="PT01H35M21.511S" calcext:value-type="time">
            <text:p>01:35:21,511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8.068S" calcext:value-type="time">
            <text:p>-00:39:58,068</text:p>
          </table:table-cell>
          <table:table-cell table:style-name="ce62" table:formula="of:=[.K32]-[.O32]" office:value-type="time" office:time-value="PT00H00M00.554S" calcext:value-type="time">
            <text:p>00:00:00,5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554S" calcext:value-type="time">
            <text:p>00:00:00,554</text:p>
          </table:table-cell>
          <table:table-cell table:style-name="ce62" table:formula="of:=[.K32]+[.R32]" office:value-type="time" office:time-value="-PT00H39M57.514S" calcext:value-type="time">
            <text:p>-00:39:57,51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4.038S" calcext:value-type="time">
            <text:p>00:00:14,03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7.065S" calcext:value-type="time">
            <text:p>01:35:47,065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7" office:value-type="time" office:time-value="PT01H35M46.04S" calcext:value-type="time">
            <text:p>01:35:46,040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9.233S" calcext:value-type="time">
            <text:p>-00:40:09,233</text:p>
          </table:table-cell>
          <table:table-cell table:style-name="ce62" table:formula="of:=[.K33]-[.O33]" office:value-type="time" office:time-value="PT00H00M00.545S" calcext:value-type="time">
            <text:p>00:00:00,545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2" table:formula="of:=[.P33]+[.R33]" office:value-type="time" office:time-value="PT00H00M00.295S" calcext:value-type="time">
            <text:p>00:00:00,295</text:p>
          </table:table-cell>
          <table:table-cell table:style-name="ce62" table:formula="of:=[.K33]+[.R33]" office:value-type="time" office:time-value="-PT00H40M08.938S" calcext:value-type="time">
            <text:p>-00:40:08,938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2.022S" calcext:value-type="time">
            <text:p>00:00:02,022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19.161S" calcext:value-type="time">
            <text:p>01:36:19,161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7" office:value-type="time" office:time-value="PT01H36M20.488S" calcext:value-type="time">
            <text:p>01:36:20,488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42.586S" calcext:value-type="time">
            <text:p>-00:41:42,586</text:p>
          </table:table-cell>
          <table:table-cell table:style-name="ce62" table:formula="of:=[.K34]-[.O34]" office:value-type="time" office:time-value="PT00H00M00.423S" calcext:value-type="time">
            <text:p>00:00:00,423</text:p>
          </table:table-cell>
          <table:table-cell table:style-name="ce67" office:value-type="float" office:value="-120" calcext:value-type="float">
            <text:p>-120</text:p>
          </table:table-cell>
          <table:table-cell table:style-name="ce62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2" table:formula="of:=[.P34]+[.R34]" office:value-type="time" office:time-value="PT00H00M00.303S" calcext:value-type="time">
            <text:p>00:00:00,303</text:p>
          </table:table-cell>
          <table:table-cell table:style-name="ce62" table:formula="of:=[.K34]+[.R34]" office:value-type="time" office:time-value="-PT00H41M42.283S" calcext:value-type="time">
            <text:p>-00:41:42,283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0.21S" calcext:value-type="time">
            <text:p>00:00:00,210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19.341S" calcext:value-type="time">
            <text:p>01:41:19,341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57" office:value-type="time" office:time-value="PT01H41M16.535S" calcext:value-type="time">
            <text:p>01:41:16,535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7.802S" calcext:value-type="time">
            <text:p>-00:41:57,802</text:p>
          </table:table-cell>
          <table:table-cell table:style-name="ce62" table:formula="of:=[.K35]-[.O35]" office:value-type="time" office:time-value="PT00H00M00.548S" calcext:value-type="time">
            <text:p>00:00:00,54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2" table:formula="of:=[.P35]+[.R35]" office:value-type="time" office:time-value="PT00H00M00.288S" calcext:value-type="time">
            <text:p>00:00:00,288</text:p>
          </table:table-cell>
          <table:table-cell table:style-name="ce62" table:formula="of:=[.K35]+[.R35]" office:value-type="time" office:time-value="-PT00H41M57.514S" calcext:value-type="time">
            <text:p>-00:41:57,514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4.241S" calcext:value-type="time">
            <text:p>00:00:04,241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48.76S" calcext:value-type="time">
            <text:p>01:41:48,760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7" office:value-type="time" office:time-value="PT01H41M48.854S" calcext:value-type="time">
            <text:p>01:41:48,854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3.913S" calcext:value-type="time">
            <text:p>-00:42:13,913</text:p>
          </table:table-cell>
          <table:table-cell table:style-name="ce62" table:formula="of:=[.K36]-[.O36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35S" calcext:value-type="time">
            <text:p>00:00:00,135</text:p>
          </table:table-cell>
          <table:table-cell table:style-name="ce62" table:formula="of:=[.K36]+[.R36]" office:value-type="time" office:time-value="-PT00H42M13.778S" calcext:value-type="time">
            <text:p>-00:42:13,778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0.53S" calcext:value-type="time">
            <text:p>00:00:00,530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0.281S" calcext:value-type="time">
            <text:p>01:42:00,281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57" office:value-type="time" office:time-value="PT01H42M00.618S" calcext:value-type="time">
            <text:p>01:42:00,618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9.832S" calcext:value-type="time">
            <text:p>-00:42:19,832</text:p>
          </table:table-cell>
          <table:table-cell table:style-name="ce62" table:formula="of:=[.K37]-[.O37]" office:value-type="time" office:time-value="PT00H00M00.441S" calcext:value-type="time">
            <text:p>00:00:00,44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51S" calcext:value-type="time">
            <text:p>00:00:00,051</text:p>
          </table:table-cell>
          <table:table-cell table:style-name="ce62" table:formula="of:=[.K37]+[.R37]" office:value-type="time" office:time-value="-PT00H42M19.781S" calcext:value-type="time">
            <text:p>-00:42:19,781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1.967S" calcext:value-type="time">
            <text:p>00:00:01,967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2.111S" calcext:value-type="time">
            <text:p>01:42:32,111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4.997S" calcext:value-type="time">
            <text:p>-00:42:24,997</text:p>
          </table:table-cell>
          <table:table-cell table:style-name="ce62" table:formula="of:=[.K38]-[.O38]" office:value-type="time" office:time-value="PT00H00M00.512S" calcext:value-type="time">
            <text:p>00:00:00,51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512S" calcext:value-type="time">
            <text:p>00:00:00,512</text:p>
          </table:table-cell>
          <table:table-cell table:style-name="ce62" table:formula="of:=[.K38]+[.R38]" office:value-type="time" office:time-value="-PT00H42M24.485S" calcext:value-type="time">
            <text:p>-00:42:24,485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0.44S" calcext:value-type="time">
            <text:p>00:00:00,440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3.489S" calcext:value-type="time">
            <text:p>01:42:33,489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4.997S" calcext:value-type="time">
            <text:p>-00:42:24,997</text:p>
          </table:table-cell>
          <table:table-cell table:style-name="ce62" table:formula="of:=[.K39]-[.O39]" office:value-type="time" office:time-value="PT00H00M00.508S" calcext:value-type="time">
            <text:p>00:00:00,50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508S" calcext:value-type="time">
            <text:p>00:00:00,508</text:p>
          </table:table-cell>
          <table:table-cell table:style-name="ce62" table:formula="of:=[.K39]+[.R39]" office:value-type="time" office:time-value="-PT00H42M24.489S" calcext:value-type="time">
            <text:p>-00:42:24,489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0.608S" calcext:value-type="time">
            <text:p>00:00:00,608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38.473S" calcext:value-type="time">
            <text:p>01:43:38,473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7" office:value-type="time" office:time-value="PT01H43M23.661S" calcext:value-type="time">
            <text:p>01:43:23,661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4.556S" calcext:value-type="time">
            <text:p>-00:43:24,556</text:p>
          </table:table-cell>
          <table:table-cell table:style-name="ce62" table:formula="of:=[.K40]-[.O40]" office:value-type="time" office:time-value="PT00H00M00.43S" calcext:value-type="time">
            <text:p>00:00:00,43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3S" calcext:value-type="time">
            <text:p>00:00:00,430</text:p>
          </table:table-cell>
          <table:table-cell table:style-name="ce62" table:formula="of:=[.K40]+[.R40]" office:value-type="time" office:time-value="-PT00H43M24.126S" calcext:value-type="time">
            <text:p>-00:43:24,126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18.969S" calcext:value-type="time">
            <text:p>00:00:18,969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4.765S" calcext:value-type="time">
            <text:p>01:44:04,765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7" office:value-type="time" office:time-value="PT01H44M05.454S" calcext:value-type="time">
            <text:p>01:44:05,454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31.4S" calcext:value-type="time">
            <text:p>-00:43:31,400</text:p>
          </table:table-cell>
          <table:table-cell table:style-name="ce62" table:formula="of:=[.K41]-[.O41]" office:value-type="time" office:time-value="PT00H00M00.564S" calcext:value-type="time">
            <text:p>00:00:00,564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2" table:formula="of:=[.P41]+[.R41]" office:value-type="time" office:time-value="PT00H00M00.344S" calcext:value-type="time">
            <text:p>00:00:00,344</text:p>
          </table:table-cell>
          <table:table-cell table:style-name="ce62" table:formula="of:=[.K41]+[.R41]" office:value-type="time" office:time-value="-PT00H43M31.056S" calcext:value-type="time">
            <text:p>-00:43:31,056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0.513S" calcext:value-type="time">
            <text:p>00:00:00,513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3.76S" calcext:value-type="time">
            <text:p>01:44:23,760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7" office:value-type="time" office:time-value="PT01H44M24.307S" calcext:value-type="time">
            <text:p>01:44:24,307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8.239S" calcext:value-type="time">
            <text:p>-00:43:38,239</text:p>
          </table:table-cell>
          <table:table-cell table:style-name="ce62" table:formula="of:=[.K42]-[.O42]" office:value-type="time" office:time-value="PT00H00M00.597S" calcext:value-type="time">
            <text:p>00:00:00,597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2" table:formula="of:=[.P42]+[.R42]" office:value-type="time" office:time-value="PT00H00M00.557S" calcext:value-type="time">
            <text:p>00:00:00,557</text:p>
          </table:table-cell>
          <table:table-cell table:style-name="ce62" table:formula="of:=[.K42]+[.R42]" office:value-type="time" office:time-value="-PT00H43M37.682S" calcext:value-type="time">
            <text:p>-00:43:37,682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0.279S" calcext:value-type="time">
            <text:p>00:00:00,279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1.094S" calcext:value-type="time">
            <text:p>01:45:01,0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57" office:value-type="time" office:time-value="PT01H44M59.585S" calcext:value-type="time">
            <text:p>01:44:59,585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6.315S" calcext:value-type="time">
            <text:p>-00:44:46,315</text:p>
          </table:table-cell>
          <table:table-cell table:style-name="ce62" table:formula="of:=[.K43]-[.O43]" office:value-type="time" office:time-value="PT00H00M00.574S" calcext:value-type="time">
            <text:p>00:00:00,5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574S" calcext:value-type="time">
            <text:p>00:00:00,574</text:p>
          </table:table-cell>
          <table:table-cell table:style-name="ce62" table:formula="of:=[.K43]+[.R43]" office:value-type="time" office:time-value="-PT00H44M45.741S" calcext:value-type="time">
            <text:p>-00:44:45,7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1.788S" calcext:value-type="time">
            <text:p>00:00:01,7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5.939S" calcext:value-type="time">
            <text:p>01:45:05,939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7" office:value-type="time" office:time-value="PT01H45M06.635S" calcext:value-type="time">
            <text:p>01:45:06,635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4.743S" calcext:value-type="time">
            <text:p>-00:47:04,743</text:p>
          </table:table-cell>
          <table:table-cell table:style-name="ce62" table:formula="of:=[.K44]-[.O44]" office:value-type="time" office:time-value="PT00H00M00.406S" calcext:value-type="time">
            <text:p>00:00:00,406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2" table:formula="of:=[.P44]+[.R44]" office:value-type="time" office:time-value="PT00H00M00.356S" calcext:value-type="time">
            <text:p>00:00:00,356</text:p>
          </table:table-cell>
          <table:table-cell table:style-name="ce62" table:formula="of:=[.K44]+[.R44]" office:value-type="time" office:time-value="-PT00H47M04.387S" calcext:value-type="time">
            <text:p>-00:47:04,387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3.462S" calcext:value-type="time">
            <text:p>-00:00:03,462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38.7S" calcext:value-type="time">
            <text:p>01:47:38,700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57" office:value-type="time" office:time-value="PT01H47M39.166S" calcext:value-type="time">
            <text:p>01:47:39,166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9.331S" calcext:value-type="time">
            <text:p>-00:49:59,331</text:p>
          </table:table-cell>
          <table:table-cell table:style-name="ce62" table:formula="of:=[.K45]-[.O45]" office:value-type="time" office:time-value="PT00H00M00.502S" calcext:value-type="time">
            <text:p>00:00:00,50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2" table:formula="of:=[.P45]+[.R45]" office:value-type="time" office:time-value="PT00H00M00.272S" calcext:value-type="time">
            <text:p>00:00:00,272</text:p>
          </table:table-cell>
          <table:table-cell table:style-name="ce62" table:formula="of:=[.K45]+[.R45]" office:value-type="time" office:time-value="-PT00H49M59.059S" calcext:value-type="time">
            <text:p>-00:49:59,059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18.007S" calcext:value-type="time">
            <text:p>00:00:18,007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1.913S" calcext:value-type="time">
            <text:p>01:47:51,913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60" office:value-type="time" office:time-value="PT01H47M51.913S" calcext:value-type="time">
            <text:p>01:47:51,913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3.414S" calcext:value-type="time">
            <text:p>01:40:23,414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130" calcext:value-type="float">
            <text:p>130</text:p>
          </table:table-cell>
          <table:table-cell table:style-name="ce62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2" table:formula="of:=[.P46]+[.R46]" office:value-type="time" office:time-value="PT00H00M00.13S" calcext:value-type="time">
            <text:p>00:00:00,130</text:p>
          </table:table-cell>
          <table:table-cell table:style-name="ce62" table:formula="of:=[.K46]+[.R46]" office:value-type="time" office:time-value="PT01H40M23.544S" calcext:value-type="time">
            <text:p>01:40:23,544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3.719S" calcext:value-type="time">
            <text:p>00:00:03,719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7M59.291S" calcext:value-type="time">
            <text:p>01:47:59,291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60" office:value-type="time" office:time-value="PT01H47M59.291S" calcext:value-type="time">
            <text:p>01:47:59,291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38.436S" calcext:value-type="time">
            <text:p>01:38:38,436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40" calcext:value-type="float">
            <text:p>40</text:p>
          </table:table-cell>
          <table:table-cell table:style-name="ce62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2" table:formula="of:=[.P47]+[.R47]" office:value-type="time" office:time-value="PT00H00M00.04S" calcext:value-type="time">
            <text:p>00:00:00,040</text:p>
          </table:table-cell>
          <table:table-cell table:style-name="ce62" table:formula="of:=[.K47]+[.R47]" office:value-type="time" office:time-value="PT01H38M38.476S" calcext:value-type="time">
            <text:p>01:38:38,476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1.047S" calcext:value-type="time">
            <text:p>00:00:01,047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38.139S" calcext:value-type="time">
            <text:p>01:48:38,139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57" office:value-type="time" office:time-value="PT01H48M36.554S" calcext:value-type="time">
            <text:p>01:48:36,554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4.298S" calcext:value-type="time">
            <text:p>01:36:44,298</text:p>
          </table:table-cell>
          <table:table-cell table:style-name="ce62" table:formula="of:=[.K48]-[.O48]" office:value-type="time" office:time-value="PT00H00M00.45S" calcext:value-type="time">
            <text:p>00:00:00,450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2" table:formula="of:=[.P48]+[.R48]" office:value-type="time" office:time-value="PT00H00M00.37S" calcext:value-type="time">
            <text:p>00:00:00,370</text:p>
          </table:table-cell>
          <table:table-cell table:style-name="ce62" table:formula="of:=[.K48]+[.R48]" office:value-type="time" office:time-value="PT01H36M44.668S" calcext:value-type="time">
            <text:p>01:36:44,668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6.278S" calcext:value-type="time">
            <text:p>00:00:26,278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49.998S" calcext:value-type="time">
            <text:p>01:48:49,998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7" office:value-type="time" office:time-value="PT01H48M58.873S" calcext:value-type="time">
            <text:p>01:48:58,873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3.66S" calcext:value-type="time">
            <text:p>01:33:03,660</text:p>
          </table:table-cell>
          <table:table-cell table:style-name="ce62" table:formula="of:=[.K49]-[.O49]" office:value-type="time" office:time-value="PT00H00M00.274S" calcext:value-type="time">
            <text:p>00:00:00,274</text:p>
          </table:table-cell>
          <table:table-cell table:style-name="ce67" office:value-type="float" office:value="-90" calcext:value-type="float">
            <text:p>-90</text:p>
          </table:table-cell>
          <table:table-cell table:style-name="ce62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2" table:formula="of:=[.P49]+[.R49]" office:value-type="time" office:time-value="PT00H00M00.184S" calcext:value-type="time">
            <text:p>00:00:00,184</text:p>
          </table:table-cell>
          <table:table-cell table:style-name="ce62" table:formula="of:=[.K49]+[.R49]" office:value-type="time" office:time-value="PT01H33M03.844S" calcext:value-type="time">
            <text:p>01:33:03,844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-PT00H00M00.762S" calcext:value-type="time">
            <text:p>-00:00:00,762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6.211S" calcext:value-type="time">
            <text:p>01:49:26,211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7" office:value-type="time" office:time-value="PT01H49M18.1S" calcext:value-type="time">
            <text:p>01:49:18,100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2.991S" calcext:value-type="time">
            <text:p>01:33:02,991</text:p>
          </table:table-cell>
          <table:table-cell table:style-name="ce62" table:formula="of:=[.K50]-[.O50]" office:value-type="time" office:time-value="PT00H00M00.357S" calcext:value-type="time">
            <text:p>00:00:00,357</text:p>
          </table:table-cell>
          <table:table-cell table:style-name="ce67" office:value-type="float" office:value="50" calcext:value-type="float">
            <text:p>50</text:p>
          </table:table-cell>
          <table:table-cell table:style-name="ce62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2" table:formula="of:=[.P50]+[.R50]" office:value-type="time" office:time-value="PT00H00M00.407S" calcext:value-type="time">
            <text:p>00:00:00,407</text:p>
          </table:table-cell>
          <table:table-cell table:style-name="ce62" table:formula="of:=[.K50]+[.R50]" office:value-type="time" office:time-value="PT01H33M03.398S" calcext:value-type="time">
            <text:p>01:33:03,398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6.97S" calcext:value-type="time">
            <text:p>00:00:06,970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5.236S" calcext:value-type="time">
            <text:p>01:49:45,236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57" office:value-type="time" office:time-value="PT01H49M39.741S" calcext:value-type="time">
            <text:p>01:49:39,741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896S" calcext:value-type="time">
            <text:p>01:32:47,896</text:p>
          </table:table-cell>
          <table:table-cell table:style-name="ce62" table:formula="of:=[.K51]-[.O51]" office:value-type="time" office:time-value="PT00H00M00.388S" calcext:value-type="time">
            <text:p>00:00:00,38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2" table:formula="of:=[.P51]+[.R51]" office:value-type="time" office:time-value="PT00H00M00.088S" calcext:value-type="time">
            <text:p>00:00:00,088</text:p>
          </table:table-cell>
          <table:table-cell table:style-name="ce62" table:formula="of:=[.K51]+[.R51]" office:value-type="time" office:time-value="PT01H32M47.984S" calcext:value-type="time">
            <text:p>01:32:47,984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4.121S" calcext:value-type="time">
            <text:p>00:00:14,121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3.292S" calcext:value-type="time">
            <text:p>01:53:53,292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7" office:value-type="time" office:time-value="PT01H53M54.377S" calcext:value-type="time">
            <text:p>01:53:54,377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2.315S" calcext:value-type="time">
            <text:p>01:38:22,315</text:p>
          </table:table-cell>
          <table:table-cell table:style-name="ce62" table:formula="of:=[.K52]-[.O52]" office:value-type="time" office:time-value="PT00H00M00.553S" calcext:value-type="time">
            <text:p>00:00:00,55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2" table:formula="of:=[.P52]+[.R52]" office:value-type="time" office:time-value="PT00H00M00.553S" calcext:value-type="time">
            <text:p>00:00:00,553</text:p>
          </table:table-cell>
          <table:table-cell table:style-name="ce62" table:formula="of:=[.K52]+[.R52]" office:value-type="time" office:time-value="PT01H38M22.868S" calcext:value-type="time">
            <text:p>01:38:22,868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PT00H00M00.116S" calcext:value-type="time">
            <text:p>00:00:00,11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4M00.372S" calcext:value-type="time">
            <text:p>01:54:00,372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7" office:value-type="time" office:time-value="PT01H54M01.213S" calcext:value-type="time">
            <text:p>01:54:01,213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731S" calcext:value-type="time">
            <text:p>01:38:20,731</text:p>
          </table:table-cell>
          <table:table-cell table:style-name="ce62" table:formula="of:=[.K53]-[.O53]" office:value-type="time" office:time-value="PT00H00M00.515S" calcext:value-type="time">
            <text:p>00:00:00,51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2" table:formula="of:=[.P53]+[.R53]" office:value-type="time" office:time-value="PT00H00M00.275S" calcext:value-type="time">
            <text:p>00:00:00,275</text:p>
          </table:table-cell>
          <table:table-cell table:style-name="ce62" table:formula="of:=[.K53]+[.R53]" office:value-type="time" office:time-value="PT01H38M21.006S" calcext:value-type="time">
            <text:p>01:38:21,006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925S" calcext:value-type="time">
            <text:p>00:00:00,925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10.378S" calcext:value-type="time">
            <text:p>01:56:10,378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7" office:value-type="time" office:time-value="PT01H56M08.136S" calcext:value-type="time">
            <text:p>01:56:08,136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6S" calcext:value-type="time">
            <text:p>01:38:17,600</text:p>
          </table:table-cell>
          <table:table-cell table:style-name="ce62" table:formula="of:=[.K54]-[.O54]" office:value-type="time" office:time-value="PT00H00M00.365S" calcext:value-type="time">
            <text:p>00:00:00,365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2" table:formula="of:=[.P54]+[.R54]" office:value-type="time" office:time-value="PT00H00M00.305S" calcext:value-type="time">
            <text:p>00:00:00,305</text:p>
          </table:table-cell>
          <table:table-cell table:style-name="ce62" table:formula="of:=[.K54]+[.R54]" office:value-type="time" office:time-value="PT01H38M17.905S" calcext:value-type="time">
            <text:p>01:38:17,905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986S" calcext:value-type="time">
            <text:p>00:00:04,986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7.085S" calcext:value-type="time">
            <text:p>01:57:37,085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7" office:value-type="time" office:time-value="PT01H57M36.017S" calcext:value-type="time">
            <text:p>01:57:36,017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4.162S" calcext:value-type="time">
            <text:p>01:37:54,162</text:p>
          </table:table-cell>
          <table:table-cell table:style-name="ce62" table:formula="of:=[.K55]-[.O55]" office:value-type="time" office:time-value="PT00H00M00.496S" calcext:value-type="time">
            <text:p>00:00:00,4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2" table:formula="of:=[.P55]+[.R55]" office:value-type="time" office:time-value="PT00H00M00.196S" calcext:value-type="time">
            <text:p>00:00:00,196</text:p>
          </table:table-cell>
          <table:table-cell table:style-name="ce62" table:formula="of:=[.K55]+[.R55]" office:value-type="time" office:time-value="PT01H37M54.358S" calcext:value-type="time">
            <text:p>01:37:54,358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4.467S" calcext:value-type="time">
            <text:p>00:00:04,467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9.14S" calcext:value-type="time">
            <text:p>02:08:19,140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7" office:value-type="time" office:time-value="PT02H08M23.822S" calcext:value-type="time">
            <text:p>02:08:23,822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1.307S" calcext:value-type="time">
            <text:p>01:37:41,307</text:p>
          </table:table-cell>
          <table:table-cell table:style-name="ce62" table:formula="of:=[.K56]-[.O56]" office:value-type="time" office:time-value="PT00H00M00.336S" calcext:value-type="time">
            <text:p>00:00:00,33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2" table:formula="of:=[.P56]+[.R56]" office:value-type="time" office:time-value="PT00H00M00.336S" calcext:value-type="time">
            <text:p>00:00:00,336</text:p>
          </table:table-cell>
          <table:table-cell table:style-name="ce62" table:formula="of:=[.K56]+[.R56]" office:value-type="time" office:time-value="PT01H37M41.643S" calcext:value-type="time">
            <text:p>01:37:41,643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2.223S" calcext:value-type="time">
            <text:p>00:00:22,223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9.567S" calcext:value-type="time">
            <text:p>02:08:39,567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7" office:value-type="time" office:time-value="PT02H08M43.801S" calcext:value-type="time">
            <text:p>02:08:43,801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7.383S" calcext:value-type="time">
            <text:p>01:37:27,383</text:p>
          </table:table-cell>
          <table:table-cell table:style-name="ce62" table:formula="of:=[.K57]-[.O57]" office:value-type="time" office:time-value="PT00H00M00.487S" calcext:value-type="time">
            <text:p>00:00:00,48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2" table:formula="of:=[.P57]+[.R57]" office:value-type="time" office:time-value="PT00H00M00.487S" calcext:value-type="time">
            <text:p>00:00:00,487</text:p>
          </table:table-cell>
          <table:table-cell table:style-name="ce62" table:formula="of:=[.K57]+[.R57]" office:value-type="time" office:time-value="PT01H37M27.87S" calcext:value-type="time">
            <text:p>01:37:27,870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1.289S" calcext:value-type="time">
            <text:p>00:00:01,289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815S" calcext:value-type="time">
            <text:p>02:09:22,815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57" office:value-type="time" office:time-value="PT02H08M50.104S" calcext:value-type="time">
            <text:p>02:08:50,104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466S" calcext:value-type="time">
            <text:p>01:37:27,466</text:p>
          </table:table-cell>
          <table:table-cell table:style-name="ce62" table:formula="of:=[.K58]-[.O58]" office:value-type="time" office:time-value="PT00H00M00.371S" calcext:value-type="time">
            <text:p>00:00:00,37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171S" calcext:value-type="time">
            <text:p>00:00:00,171</text:p>
          </table:table-cell>
          <table:table-cell table:style-name="ce62" table:formula="of:=[.K58]+[.R58]" office:value-type="time" office:time-value="PT01H37M27.637S" calcext:value-type="time">
            <text:p>01:37:27,637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5.102S" calcext:value-type="time">
            <text:p>00:00:35,102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6.492S" calcext:value-type="time">
            <text:p>02:09:56,492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7" office:value-type="time" office:time-value="PT02H09M58.797S" calcext:value-type="time">
            <text:p>02:09:58,797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509S" calcext:value-type="time">
            <text:p>01:36:48,509</text:p>
          </table:table-cell>
          <table:table-cell table:style-name="ce62" table:formula="of:=[.K59]-[.O59]" office:value-type="time" office:time-value="PT00H00M00.479S" calcext:value-type="time">
            <text:p>00:00:00,479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2" table:formula="of:=[.P59]+[.R59]" office:value-type="time" office:time-value="PT00H00M00.169S" calcext:value-type="time">
            <text:p>00:00:00,169</text:p>
          </table:table-cell>
          <table:table-cell table:style-name="ce62" table:formula="of:=[.K59]+[.R59]" office:value-type="time" office:time-value="PT01H36M48.678S" calcext:value-type="time">
            <text:p>01:36:48,678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4.376S" calcext:value-type="time">
            <text:p>00:00:04,376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941S" calcext:value-type="time">
            <text:p>02:12:20,941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7" office:value-type="time" office:time-value="PT02H12M27.153S" calcext:value-type="time">
            <text:p>02:12:27,153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1.304S" calcext:value-type="time">
            <text:p>01:36:11,304</text:p>
          </table:table-cell>
          <table:table-cell table:style-name="ce62" table:formula="of:=[.K60]-[.O60]" office:value-type="time" office:time-value="PT00H00M00.511S" calcext:value-type="time">
            <text:p>00:00:00,51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2" table:formula="of:=[.P60]+[.R60]" office:value-type="time" office:time-value="PT00H00M00.311S" calcext:value-type="time">
            <text:p>00:00:00,311</text:p>
          </table:table-cell>
          <table:table-cell table:style-name="ce62" table:formula="of:=[.K60]+[.R60]" office:value-type="time" office:time-value="PT01H36M11.615S" calcext:value-type="time">
            <text:p>01:36:11,615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009S" calcext:value-type="time">
            <text:p>-00:00:03,009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2.044S" calcext:value-type="time">
            <text:p>02:15:52,044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7" office:value-type="time" office:time-value="PT02H15M58.735S" calcext:value-type="time">
            <text:p>02:15:58,735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20.133S" calcext:value-type="time">
            <text:p>01:31:20,133</text:p>
          </table:table-cell>
          <table:table-cell table:style-name="ce62" table:formula="of:=[.K61]-[.O61]" office:value-type="time" office:time-value="PT00H00M00.473S" calcext:value-type="time">
            <text:p>00:00:00,473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2" table:formula="of:=[.P61]+[.R61]" office:value-type="time" office:time-value="PT00H00M00.313S" calcext:value-type="time">
            <text:p>00:00:00,313</text:p>
          </table:table-cell>
          <table:table-cell table:style-name="ce62" table:formula="of:=[.K61]+[.R61]" office:value-type="time" office:time-value="PT01H31M20.446S" calcext:value-type="time">
            <text:p>01:31:20,446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3.26S" calcext:value-type="time">
            <text:p>00:00:03,260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5.22S" calcext:value-type="time">
            <text:p>02:17:25,220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7" office:value-type="time" office:time-value="PT02H17M25.296S" calcext:value-type="time">
            <text:p>02:17:25,296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422S" calcext:value-type="time">
            <text:p>01:31:08,422</text:p>
          </table:table-cell>
          <table:table-cell table:style-name="ce62" table:formula="of:=[.K62]-[.O62]" office:value-type="time" office:time-value="PT00H00M00.34S" calcext:value-type="time">
            <text:p>00:00:00,34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34S" calcext:value-type="time">
            <text:p>00:00:00,340</text:p>
          </table:table-cell>
          <table:table-cell table:style-name="ce62" table:formula="of:=[.K62]+[.R62]" office:value-type="time" office:time-value="PT01H31M08.762S" calcext:value-type="time">
            <text:p>01:31:08,762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0.565S" calcext:value-type="time">
            <text:p>-00:00:00,565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30.457S" calcext:value-type="time">
            <text:p>02:17:30,457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7" office:value-type="time" office:time-value="PT02H17M30.583S" calcext:value-type="time">
            <text:p>02:17:30,583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8.254S" calcext:value-type="time">
            <text:p>01:31:08,254</text:p>
          </table:table-cell>
          <table:table-cell table:style-name="ce62" table:formula="of:=[.K63]-[.O63]" office:value-type="time" office:time-value="PT00H00M00.513S" calcext:value-type="time">
            <text:p>00:00:00,51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2" table:formula="of:=[.P63]+[.R63]" office:value-type="time" office:time-value="PT00H00M00.313S" calcext:value-type="time">
            <text:p>00:00:00,313</text:p>
          </table:table-cell>
          <table:table-cell table:style-name="ce62" table:formula="of:=[.K63]+[.R63]" office:value-type="time" office:time-value="PT01H31M08.567S" calcext:value-type="time">
            <text:p>01:31:08,567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985S" calcext:value-type="time">
            <text:p>00:00:02,985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6.235S" calcext:value-type="time">
            <text:p>02:20:06,235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7" office:value-type="time" office:time-value="PT02H20M07.574S" calcext:value-type="time">
            <text:p>02:20:07,574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863S" calcext:value-type="time">
            <text:p>01:21:08,863</text:p>
          </table:table-cell>
          <table:table-cell table:style-name="ce62" table:formula="of:=[.K64]-[.O64]" office:value-type="time" office:time-value="PT00H00M00.468S" calcext:value-type="time">
            <text:p>00:00:00,468</text:p>
          </table:table-cell>
          <table:table-cell table:style-name="ce67" office:value-type="float" office:value="-10" calcext:value-type="float">
            <text:p>-10</text:p>
          </table:table-cell>
          <table:table-cell table:style-name="ce62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2" table:formula="of:=[.P64]+[.R64]" office:value-type="time" office:time-value="PT00H00M00.458S" calcext:value-type="time">
            <text:p>00:00:00,458</text:p>
          </table:table-cell>
          <table:table-cell table:style-name="ce62" table:formula="of:=[.K64]+[.R64]" office:value-type="time" office:time-value="PT01H21M09.321S" calcext:value-type="time">
            <text:p>01:21:09,321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PT00H00M00.217S" calcext:value-type="time">
            <text:p>00:00:00,217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669S" calcext:value-type="time">
            <text:p>02:20:42,669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7" office:value-type="time" office:time-value="PT02H20M42.941S" calcext:value-type="time">
            <text:p>02:20:42,941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658S" calcext:value-type="time">
            <text:p>01:20:32,658</text:p>
          </table:table-cell>
          <table:table-cell table:style-name="ce62" table:formula="of:=[.K65]-[.O65]" office:value-type="time" office:time-value="PT00H00M00.472S" calcext:value-type="time">
            <text:p>00:00:00,472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202S" calcext:value-type="time">
            <text:p>00:00:00,202</text:p>
          </table:table-cell>
          <table:table-cell table:style-name="ce62" table:formula="of:=[.K65]+[.R65]" office:value-type="time" office:time-value="PT01H20M32.86S" calcext:value-type="time">
            <text:p>01:20:32,860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2.537S" calcext:value-type="time">
            <text:p>00:00:02,537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723S" calcext:value-type="time">
            <text:p>02:23:06,723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7" office:value-type="time" office:time-value="PT02H23M10.172S" calcext:value-type="time">
            <text:p>02:23:10,172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5.333S" calcext:value-type="time">
            <text:p>01:16:25,333</text:p>
          </table:table-cell>
          <table:table-cell table:style-name="ce62" table:formula="of:=[.K66]-[.O66]" office:value-type="time" office:time-value="PT00H00M00.429S" calcext:value-type="time">
            <text:p>00:00:00,42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179S" calcext:value-type="time">
            <text:p>00:00:00,179</text:p>
          </table:table-cell>
          <table:table-cell table:style-name="ce62" table:formula="of:=[.K66]+[.R66]" office:value-type="time" office:time-value="PT01H16M25.512S" calcext:value-type="time">
            <text:p>01:16:25,512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3.309S" calcext:value-type="time">
            <text:p>00:00:13,309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6.02S" calcext:value-type="time">
            <text:p>02:26:06,020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7" office:value-type="time" office:time-value="PT02H26M06.6S" calcext:value-type="time">
            <text:p>02:26:06,600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3.461S" calcext:value-type="time">
            <text:p>01:15:03,461</text:p>
          </table:table-cell>
          <table:table-cell table:style-name="ce62" table:formula="of:=[.K67]-[.O67]" office:value-type="time" office:time-value="PT00H00M00.42S" calcext:value-type="time">
            <text:p>00:00:00,420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2" table:formula="of:=[.P67]+[.R67]" office:value-type="time" office:time-value="PT00H00M00.21S" calcext:value-type="time">
            <text:p>00:00:00,210</text:p>
          </table:table-cell>
          <table:table-cell table:style-name="ce62" table:formula="of:=[.K67]+[.R67]" office:value-type="time" office:time-value="PT01H15M03.671S" calcext:value-type="time">
            <text:p>01:15:03,671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PT00H00M00.507S" calcext:value-type="time">
            <text:p>00:00:00,507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9.511S" calcext:value-type="time">
            <text:p>02:26:09,511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7" office:value-type="time" office:time-value="PT02H26M10.02S" calcext:value-type="time">
            <text:p>02:26:10,020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8.211S" calcext:value-type="time">
            <text:p>01:12:58,211</text:p>
          </table:table-cell>
          <table:table-cell table:style-name="ce62" table:formula="of:=[.K68]-[.O68]" office:value-type="time" office:time-value="PT00H00M00.417S" calcext:value-type="time">
            <text:p>00:00:00,41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417S" calcext:value-type="time">
            <text:p>00:00:00,417</text:p>
          </table:table-cell>
          <table:table-cell table:style-name="ce62" table:formula="of:=[.K68]+[.R68]" office:value-type="time" office:time-value="PT01H12M58.628S" calcext:value-type="time">
            <text:p>01:12:58,628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008S" calcext:value-type="time">
            <text:p>-00:00:02,008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8.208S" calcext:value-type="time">
            <text:p>02:26:18,208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7" office:value-type="time" office:time-value="PT02H26M18.278S" calcext:value-type="time">
            <text:p>02:26:18,278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8.298S" calcext:value-type="time">
            <text:p>01:12:58,298</text:p>
          </table:table-cell>
          <table:table-cell table:style-name="ce62" table:formula="of:=[.K69]-[.O69]" office:value-type="time" office:time-value="PT00H00M00.341S" calcext:value-type="time">
            <text:p>00:00:00,34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2" table:formula="of:=[.P69]+[.R69]" office:value-type="time" office:time-value="PT00H00M00.341S" calcext:value-type="time">
            <text:p>00:00:00,341</text:p>
          </table:table-cell>
          <table:table-cell table:style-name="ce62" table:formula="of:=[.K69]+[.R69]" office:value-type="time" office:time-value="PT01H12M58.639S" calcext:value-type="time">
            <text:p>01:12:58,639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633S" calcext:value-type="time">
            <text:p>00:00:01,633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7M21.354S" calcext:value-type="time">
            <text:p>02:27:21,354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57" office:value-type="time" office:time-value="PT02H27M20.582S" calcext:value-type="time">
            <text:p>02:27:20,582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2M07.149S" calcext:value-type="time">
            <text:p>01:12:07,149</text:p>
          </table:table-cell>
          <table:table-cell table:style-name="ce62" table:formula="of:=[.K70]-[.O70]" office:value-type="time" office:time-value="PT00H00M00.526S" calcext:value-type="time">
            <text:p>00:00:00,52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2" table:formula="of:=[.P70]+[.R70]" office:value-type="time" office:time-value="PT00H00M00.276S" calcext:value-type="time">
            <text:p>00:00:00,276</text:p>
          </table:table-cell>
          <table:table-cell table:style-name="ce62" table:formula="of:=[.K70]+[.R70]" office:value-type="time" office:time-value="PT01H12M07.425S" calcext:value-type="time">
            <text:p>01:12:07,425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45.813S" calcext:value-type="time">
            <text:p>00:00:45,813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9M38.109S" calcext:value-type="time">
            <text:p>02:29:38,109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57" office:value-type="time" office:time-value="PT02H29M28.008S" calcext:value-type="time">
            <text:p>02:29:28,008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7M01.266S" calcext:value-type="time">
            <text:p>01:07:01,266</text:p>
          </table:table-cell>
          <table:table-cell table:style-name="ce62" table:formula="of:=[.K71]-[.O71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2" table:formula="of:=[.P71]+[.R71]" office:value-type="time" office:time-value="PT00H00M00.107S" calcext:value-type="time">
            <text:p>00:00:00,107</text:p>
          </table:table-cell>
          <table:table-cell table:style-name="ce62" table:formula="of:=[.K71]+[.R71]" office:value-type="time" office:time-value="PT01H07M01.373S" calcext:value-type="time">
            <text:p>01:07:01,373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PT00H00M23.192S" calcext:value-type="time">
            <text:p>00:00:23,192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59.741S" calcext:value-type="time">
            <text:p>02:34:59,741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7" office:value-type="time" office:time-value="PT02H35M14.061S" calcext:value-type="time">
            <text:p>02:35:14,061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42.589S" calcext:value-type="time">
            <text:p>01:04:42,589</text:p>
          </table:table-cell>
          <table:table-cell table:style-name="ce62" table:formula="of:=[.K72]-[.O72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2" table:formula="of:=[.P72]+[.R72]" office:value-type="time" office:time-value="PT00H00M00.522S" calcext:value-type="time">
            <text:p>00:00:00,522</text:p>
          </table:table-cell>
          <table:table-cell table:style-name="ce62" table:formula="of:=[.K72]+[.R72]" office:value-type="time" office:time-value="PT01H04M43.111S" calcext:value-type="time">
            <text:p>01:04:43,111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PT00H00M03.26S" calcext:value-type="time">
            <text:p>00:00:03,260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5M33.232S" calcext:value-type="time">
            <text:p>02:35:33,232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7" office:value-type="time" office:time-value="PT02H35M32.505S" calcext:value-type="time">
            <text:p>02:35:32,505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58.221S" calcext:value-type="time">
            <text:p>01:01:58,221</text:p>
          </table:table-cell>
          <table:table-cell table:style-name="ce62" table:formula="of:=[.K73]-[.O73]" office:value-type="time" office:time-value="PT00H00M00.499S" calcext:value-type="time">
            <text:p>00:00:00,49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2" table:formula="of:=[.P73]+[.R73]" office:value-type="time" office:time-value="PT00H00M00.499S" calcext:value-type="time">
            <text:p>00:00:00,499</text:p>
          </table:table-cell>
          <table:table-cell table:style-name="ce62" table:formula="of:=[.K73]+[.R73]" office:value-type="time" office:time-value="PT01H01M58.72S" calcext:value-type="time">
            <text:p>01:01:58,720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PT00H00M01.443S" calcext:value-type="time">
            <text:p>00:00:01,443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51.216S" calcext:value-type="time">
            <text:p>02:43:51,216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7" office:value-type="time" office:time-value="PT02H43M51.657S" calcext:value-type="time">
            <text:p>02:43:51,657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1M19.043S" calcext:value-type="time">
            <text:p>01:01:19,043</text:p>
          </table:table-cell>
          <table:table-cell table:style-name="ce62" table:formula="of:=[.K74]-[.O74]" office:value-type="time" office:time-value="PT00H00M00.484S" calcext:value-type="time">
            <text:p>00:00:00,484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2" table:formula="of:=[.P74]+[.R74]" office:value-type="time" office:time-value="PT00H00M00.274S" calcext:value-type="time">
            <text:p>00:00:00,274</text:p>
          </table:table-cell>
          <table:table-cell table:style-name="ce62" table:formula="of:=[.K74]+[.R74]" office:value-type="time" office:time-value="PT01H01M19.317S" calcext:value-type="time">
            <text:p>01:01:19,317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PT00H00M06.345S" calcext:value-type="time">
            <text:p>00:00:06,345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6M04.315S" calcext:value-type="time">
            <text:p>02:46:04,315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7" office:value-type="time" office:time-value="PT02H46M04.503S" calcext:value-type="time">
            <text:p>02:46:04,503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2M36.786S" calcext:value-type="time">
            <text:p>00:32:36,786</text:p>
          </table:table-cell>
          <table:table-cell table:style-name="ce62" table:formula="of:=[.K75]-[.O75]" office:value-type="time" office:time-value="PT00H00M00.266S" calcext:value-type="time">
            <text:p>00:00:00,26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2" table:formula="of:=[.P75]+[.R75]" office:value-type="time" office:time-value="PT00H00M00.006S" calcext:value-type="time">
            <text:p>00:00:00,006</text:p>
          </table:table-cell>
          <table:table-cell table:style-name="ce62" table:formula="of:=[.K75]+[.R75]" office:value-type="time" office:time-value="PT00H32M36.792S" calcext:value-type="time">
            <text:p>00:32:36,792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PT00H00M23.966S" calcext:value-type="time">
            <text:p>00:00:23,966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4M31.764S" calcext:value-type="time">
            <text:p>02:54:31,764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57" office:value-type="time" office:time-value="PT02H54M30.633S" calcext:value-type="time">
            <text:p>02:54:30,633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54.04S" calcext:value-type="time">
            <text:p>00:56:54,040</text:p>
          </table:table-cell>
          <table:table-cell table:style-name="ce62" table:formula="of:=[.K76]-[.O76]" office:value-type="time" office:time-value="PT00H00M00.346S" calcext:value-type="time">
            <text:p>00:00:00,346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2" table:formula="of:=[.P76]+[.R76]" office:value-type="time" office:time-value="PT00H00M00.126S" calcext:value-type="time">
            <text:p>00:00:00,126</text:p>
          </table:table-cell>
          <table:table-cell table:style-name="ce62" table:formula="of:=[.K76]+[.R76]" office:value-type="time" office:time-value="PT00H56M54.166S" calcext:value-type="time">
            <text:p>00:56:54,166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PT00H00M08.171S" calcext:value-type="time">
            <text:p>00:00:08,171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5M16.556S" calcext:value-type="time">
            <text:p>02:55:16,556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57" office:value-type="time" office:time-value="PT02H55M03.54S" calcext:value-type="time">
            <text:p>02:55:03,540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42.823S" calcext:value-type="time">
            <text:p>00:52:42,823</text:p>
          </table:table-cell>
          <table:table-cell table:style-name="ce62" table:formula="of:=[.K77]-[.O77]" office:value-type="time" office:time-value="PT00H00M00.353S" calcext:value-type="time">
            <text:p>00:00:00,353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203S" calcext:value-type="time">
            <text:p>00:00:00,203</text:p>
          </table:table-cell>
          <table:table-cell table:style-name="ce62" table:formula="of:=[.K77]+[.R77]" office:value-type="time" office:time-value="PT00H52M43.026S" calcext:value-type="time">
            <text:p>00:52:43,026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PT00H00M16.457S" calcext:value-type="time">
            <text:p>00:00:16,457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56.473S" calcext:value-type="time">
            <text:p>02:55:56,473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7" office:value-type="time" office:time-value="PT02H56M00.471S" calcext:value-type="time">
            <text:p>02:56:00,471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2M28.313S" calcext:value-type="time">
            <text:p>00:52:28,313</text:p>
          </table:table-cell>
          <table:table-cell table:style-name="ce62" table:formula="of:=[.K78]-[.O78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2" table:formula="of:=[.P78]+[.R78]" office:value-type="time" office:time-value="PT00H00M00.522S" calcext:value-type="time">
            <text:p>00:00:00,522</text:p>
          </table:table-cell>
          <table:table-cell table:style-name="ce62" table:formula="of:=[.K78]+[.R78]" office:value-type="time" office:time-value="PT00H52M28.835S" calcext:value-type="time">
            <text:p>00:52:28,835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PT00H00M00.239S" calcext:value-type="time">
            <text:p>00:00:00,239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6M36.732S" calcext:value-type="time">
            <text:p>02:56:36,732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7" office:value-type="time" office:time-value="PT02H56M36.882S" calcext:value-type="time">
            <text:p>02:56:36,882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50.033S" calcext:value-type="time">
            <text:p>00:56:50,033</text:p>
          </table:table-cell>
          <table:table-cell table:style-name="ce62" table:formula="of:=[.K79]-[.O79]" office:value-type="time" office:time-value="PT00H00M00.536S" calcext:value-type="time">
            <text:p>00:00:00,536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2" table:formula="of:=[.P79]+[.R79]" office:value-type="time" office:time-value="PT00H00M00.186S" calcext:value-type="time">
            <text:p>00:00:00,186</text:p>
          </table:table-cell>
          <table:table-cell table:style-name="ce62" table:formula="of:=[.K79]+[.R79]" office:value-type="time" office:time-value="PT00H56M50.219S" calcext:value-type="time">
            <text:p>00:56:50,219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PT00H00M01.037S" calcext:value-type="time">
            <text:p>00:00:01,037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7M42.897S" calcext:value-type="time">
            <text:p>02:57:42,897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7" office:value-type="time" office:time-value="PT02H57M45.118S" calcext:value-type="time">
            <text:p>02:57:45,118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1M18.627S" calcext:value-type="time">
            <text:p>00:31:18,627</text:p>
          </table:table-cell>
          <table:table-cell table:style-name="ce62" table:formula="of:=[.K80]-[.O80]" office:value-type="time" office:time-value="PT00H00M00.485S" calcext:value-type="time">
            <text:p>00:00:00,48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85S" calcext:value-type="time">
            <text:p>00:00:00,185</text:p>
          </table:table-cell>
          <table:table-cell table:style-name="ce62" table:formula="of:=[.K80]+[.R80]" office:value-type="time" office:time-value="PT00H31M18.812S" calcext:value-type="time">
            <text:p>00:31:18,812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PT00H00M03.393S" calcext:value-type="time">
            <text:p>00:00:03,393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8M44.171S" calcext:value-type="time">
            <text:p>02:58:44,171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7" office:value-type="time" office:time-value="PT02H58M46.888S" calcext:value-type="time">
            <text:p>02:58:46,888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2M05.848S" calcext:value-type="time">
            <text:p>01:02:05,848</text:p>
          </table:table-cell>
          <table:table-cell table:style-name="ce62" table:formula="of:=[.K81]-[.O81]" office:value-type="time" office:time-value="PT00H00M00.719S" calcext:value-type="time">
            <text:p>00:00:00,71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2" table:formula="of:=[.P81]+[.R81]" office:value-type="time" office:time-value="PT00H00M00.719S" calcext:value-type="time">
            <text:p>00:00:00,719</text:p>
          </table:table-cell>
          <table:table-cell table:style-name="ce62" table:formula="of:=[.K81]+[.R81]" office:value-type="time" office:time-value="PT01H02M06.567S" calcext:value-type="time">
            <text:p>01:02:06,567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PT00H00M02.407S" calcext:value-type="time">
            <text:p>00:00:02,407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57.222S" calcext:value-type="time">
            <text:p>02:58:57,222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7" office:value-type="time" office:time-value="PT02H58M56.271S" calcext:value-type="time">
            <text:p>02:58:56,271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2M03.055S" calcext:value-type="time">
            <text:p>01:02:03,055</text:p>
          </table:table-cell>
          <table:table-cell table:style-name="ce62" table:formula="of:=[.K82]-[.O82]" office:value-type="time" office:time-value="PT00H00M00.378S" calcext:value-type="time">
            <text:p>00:00:00,378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2" table:formula="of:=[.P82]+[.R82]" office:value-type="time" office:time-value="PT00H00M00.308S" calcext:value-type="time">
            <text:p>00:00:00,308</text:p>
          </table:table-cell>
          <table:table-cell table:style-name="ce62" table:formula="of:=[.K82]+[.R82]" office:value-type="time" office:time-value="PT01H02M03.363S" calcext:value-type="time">
            <text:p>01:02:03,363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PT00H00M02.101S" calcext:value-type="time">
            <text:p>00:00:02,101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59.475S" calcext:value-type="time">
            <text:p>02:58:59,475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7" office:value-type="time" office:time-value="PT02H58M59.655S" calcext:value-type="time">
            <text:p>02:58:59,655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1M49.706S" calcext:value-type="time">
            <text:p>01:01:49,706</text:p>
          </table:table-cell>
          <table:table-cell table:style-name="ce62" table:formula="of:=[.K83]-[.O83]" office:value-type="time" office:time-value="PT00H00M00.4S" calcext:value-type="time">
            <text:p>00:00:00,40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2" table:formula="of:=[.P83]+[.R83]" office:value-type="time" office:time-value="PT00H00M00.2S" calcext:value-type="time">
            <text:p>00:00:00,200</text:p>
          </table:table-cell>
          <table:table-cell table:style-name="ce62" table:formula="of:=[.K83]+[.R83]" office:value-type="time" office:time-value="PT01H01M49.906S" calcext:value-type="time">
            <text:p>01:01:49,906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PT00H00M01.384S" calcext:value-type="time">
            <text:p>00:00:01,384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9M43.499S" calcext:value-type="time">
            <text:p>02:59:43,499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7" office:value-type="time" office:time-value="PT02H59M42.406S" calcext:value-type="time">
            <text:p>02:59:42,406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9M09.665S" calcext:value-type="time">
            <text:p>00:29:09,665</text:p>
          </table:table-cell>
          <table:table-cell table:style-name="ce62" table:formula="of:=[.K84]-[.O84]" office:value-type="time" office:time-value="PT00H00M00.457S" calcext:value-type="time">
            <text:p>00:00:00,45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2" table:formula="of:=[.P84]+[.R84]" office:value-type="time" office:time-value="PT00H00M00.457S" calcext:value-type="time">
            <text:p>00:00:00,457</text:p>
          </table:table-cell>
          <table:table-cell table:style-name="ce62" table:formula="of:=[.K84]+[.R84]" office:value-type="time" office:time-value="PT00H29M10.122S" calcext:value-type="time">
            <text:p>00:29:10,122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PT00H00M09.734S" calcext:value-type="time">
            <text:p>00:00:09,734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50.552S" calcext:value-type="time">
            <text:p>02:58:50,552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50.552S" calcext:value-type="time">
            <text:p>02:58:50,552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PT00H00M00S" calcext:value-type="time">
            <text:p>00:00:00,000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3H00M08.934S" calcext:value-type="time">
            <text:p>03:00:08,934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7" office:value-type="time" office:time-value="PT03H00M05.888S" calcext:value-type="time">
            <text:p>03:00:05,888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8M25.245S" calcext:value-type="time">
            <text:p>02:58:25,245</text:p>
          </table:table-cell>
          <table:table-cell table:style-name="ce62" table:formula="of:=[.K86]-[.O86]" office:value-type="time" office:time-value="PT00H00M00.471S" calcext:value-type="time">
            <text:p>00:00:00,47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2" table:formula="of:=[.P86]+[.R86]" office:value-type="time" office:time-value="PT00H00M00.291S" calcext:value-type="time">
            <text:p>00:00:00,291</text:p>
          </table:table-cell>
          <table:table-cell table:style-name="ce62" table:formula="of:=[.K86]+[.R86]" office:value-type="time" office:time-value="PT02H58M25.536S" calcext:value-type="time">
            <text:p>02:58:25,536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PT00H00M04.075S" calcext:value-type="time">
            <text:p>00:00:04,075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3H00M37.877S" calcext:value-type="time">
            <text:p>03:00:37,877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7" office:value-type="time" office:time-value="PT03H00M36.042S" calcext:value-type="time">
            <text:p>03:00:36,042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7M10.914S" calcext:value-type="time">
            <text:p>02:57:10,914</text:p>
          </table:table-cell>
          <table:table-cell table:style-name="ce62" table:formula="of:=[.K87]-[.O87]" office:value-type="time" office:time-value="PT00H00M00.505S" calcext:value-type="time">
            <text:p>00:00:00,505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2" table:formula="of:=[.P87]+[.R87]" office:value-type="time" office:time-value="PT00H00M00.455S" calcext:value-type="time">
            <text:p>00:00:00,455</text:p>
          </table:table-cell>
          <table:table-cell table:style-name="ce62" table:formula="of:=[.K87]+[.R87]" office:value-type="time" office:time-value="PT02H57M11.369S" calcext:value-type="time">
            <text:p>02:57:11,369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PT00H00M02.99S" calcext:value-type="time">
            <text:p>00:00:02,990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2M17.188S" calcext:value-type="time">
            <text:p>03:02:17,18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57" office:value-type="time" office:time-value="PT03H01M45.773S" calcext:value-type="time">
            <text:p>03:01:45,773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6M17.9S" calcext:value-type="time">
            <text:p>02:56:17,900</text:p>
          </table:table-cell>
          <table:table-cell table:style-name="ce62" table:formula="of:=[.K88]-[.O88]" office:value-type="time" office:time-value="PT00H00M00.477S" calcext:value-type="time">
            <text:p>00:00:00,4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2" table:formula="of:=[.P88]+[.R88]" office:value-type="time" office:time-value="PT00H00M00.477S" calcext:value-type="time">
            <text:p>00:00:00,477</text:p>
          </table:table-cell>
          <table:table-cell table:style-name="ce62" table:formula="of:=[.K88]+[.R88]" office:value-type="time" office:time-value="PT02H56M18.377S" calcext:value-type="time">
            <text:p>02:56:18,37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PT00H00M30.276S" calcext:value-type="time">
            <text:p>00:00:30,276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3M40.646S" calcext:value-type="time">
            <text:p>03:03:40,646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7" office:value-type="time" office:time-value="PT03H03M37.431S" calcext:value-type="time">
            <text:p>03:03:37,431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51.736S" calcext:value-type="time">
            <text:p>02:54:51,736</text:p>
          </table:table-cell>
          <table:table-cell table:style-name="ce62" table:formula="of:=[.K89]-[.O89]" office:value-type="time" office:time-value="PT00H00M00.467S" calcext:value-type="time">
            <text:p>00:00:00,46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2" table:formula="of:=[.P89]+[.R89]" office:value-type="time" office:time-value="PT00H00M00.167S" calcext:value-type="time">
            <text:p>00:00:00,167</text:p>
          </table:table-cell>
          <table:table-cell table:style-name="ce62" table:formula="of:=[.K89]+[.R89]" office:value-type="time" office:time-value="PT02H54M51.903S" calcext:value-type="time">
            <text:p>02:54:51,903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PT00H00M02.616S" calcext:value-type="time">
            <text:p>00:00:02,61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4M22.991S" calcext:value-type="time">
            <text:p>03:04:22,991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7" office:value-type="time" office:time-value="PT03H04M19.388S" calcext:value-type="time">
            <text:p>03:04:19,388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4M12.114S" calcext:value-type="time">
            <text:p>02:54:12,114</text:p>
          </table:table-cell>
          <table:table-cell table:style-name="ce62" table:formula="of:=[.K90]-[.O90]" office:value-type="time" office:time-value="PT00H00M00.496S" calcext:value-type="time">
            <text:p>00:00:00,49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2" table:formula="of:=[.P90]+[.R90]" office:value-type="time" office:time-value="PT00H00M00.496S" calcext:value-type="time">
            <text:p>00:00:00,496</text:p>
          </table:table-cell>
          <table:table-cell table:style-name="ce62" table:formula="of:=[.K90]+[.R90]" office:value-type="time" office:time-value="PT02H54M12.61S" calcext:value-type="time">
            <text:p>02:54:12,610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PT00H00M01.669S" calcext:value-type="time">
            <text:p>00:00:01,669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55.095S" calcext:value-type="time">
            <text:p>03:04:55,095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7" office:value-type="time" office:time-value="PT03H04M56.927S" calcext:value-type="time">
            <text:p>03:04:56,927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54.085S" calcext:value-type="time">
            <text:p>02:53:54,085</text:p>
          </table:table-cell>
          <table:table-cell table:style-name="ce62" table:formula="of:=[.K91]-[.O91]" office:value-type="time" office:time-value="PT00H00M00.462S" calcext:value-type="time">
            <text:p>00:00:00,462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858S" calcext:value-type="time">
            <text:p>-00:00:03,858</text:p>
          </table:table-cell>
          <table:table-cell table:style-name="ce62" table:formula="of:=[.K91]+[.R91]" office:value-type="time" office:time-value="PT02H53M50.227S" calcext:value-type="time">
            <text:p>02:53:50,227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PT00H00M06.857S" calcext:value-type="time">
            <text:p>00:00:06,857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5M29.824S" calcext:value-type="time">
            <text:p>03:05:29,824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7" office:value-type="time" office:time-value="PT03H05M31.546S" calcext:value-type="time">
            <text:p>03:05:31,546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54.137S" calcext:value-type="time">
            <text:p>02:53:54,137</text:p>
          </table:table-cell>
          <table:table-cell table:style-name="ce62" table:formula="of:=[.K92]-[.O92]" office:value-type="time" office:time-value="PT00H00M00.417S" calcext:value-type="time">
            <text:p>00:00:00,417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2" table:formula="of:=[.P92]+[.R92]" office:value-type="time" office:time-value="PT00H00M00.267S" calcext:value-type="time">
            <text:p>00:00:00,267</text:p>
          </table:table-cell>
          <table:table-cell table:style-name="ce62" table:formula="of:=[.K92]+[.R92]" office:value-type="time" office:time-value="PT02H53M54.404S" calcext:value-type="time">
            <text:p>02:53:54,404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PT00H00M03.083S" calcext:value-type="time">
            <text:p>00:00:03,083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6M16.916S" calcext:value-type="time">
            <text:p>03:06:16,916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3M14.096S" calcext:value-type="time">
            <text:p>02:53:14,096</text:p>
          </table:table-cell>
          <table:table-cell table:style-name="ce62" table:formula="of:=[.K93]-[.O93]" office:value-type="time" office:time-value="PT00H00M00.468S" calcext:value-type="time">
            <text:p>00:00:00,468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2" table:formula="of:=[.P93]+[.R93]" office:value-type="time" office:time-value="PT00H00M00.418S" calcext:value-type="time">
            <text:p>00:00:00,418</text:p>
          </table:table-cell>
          <table:table-cell table:style-name="ce62" table:formula="of:=[.K93]+[.R93]" office:value-type="time" office:time-value="PT02H53M14.514S" calcext:value-type="time">
            <text:p>02:53:14,514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PT00H00M03.605S" calcext:value-type="time">
            <text:p>00:00:03,605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6M22.345S" calcext:value-type="time">
            <text:p>03:06:22,345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3M14.096S" calcext:value-type="time">
            <text:p>02:53:14,096</text:p>
          </table:table-cell>
          <table:table-cell table:style-name="ce62" table:formula="of:=[.K94]-[.O94]" office:value-type="time" office:time-value="PT00H00M00.459S" calcext:value-type="time">
            <text:p>00:00:00,459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2" table:formula="of:=[.P94]+[.R94]" office:value-type="time" office:time-value="PT00H00M00.419S" calcext:value-type="time">
            <text:p>00:00:00,419</text:p>
          </table:table-cell>
          <table:table-cell table:style-name="ce62" table:formula="of:=[.K94]+[.R94]" office:value-type="time" office:time-value="PT02H53M14.515S" calcext:value-type="time">
            <text:p>02:53:14,515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PT00H00M03.362S" calcext:value-type="time">
            <text:p>00:00:03,362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6M35.431S" calcext:value-type="time">
            <text:p>03:06:35,431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7" office:value-type="time" office:time-value="PT03H06M34.935S" calcext:value-type="time">
            <text:p>03:06:34,935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50M17.324S" calcext:value-type="time">
            <text:p>02:50:17,324</text:p>
          </table:table-cell>
          <table:table-cell table:style-name="ce62" table:formula="of:=[.K95]-[.O95]" office:value-type="time" office:time-value="PT00H00M00.394S" calcext:value-type="time">
            <text:p>00:00:00,39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2" table:formula="of:=[.P95]+[.R95]" office:value-type="time" office:time-value="PT00H00M00.394S" calcext:value-type="time">
            <text:p>00:00:00,394</text:p>
          </table:table-cell>
          <table:table-cell table:style-name="ce62" table:formula="of:=[.K95]+[.R95]" office:value-type="time" office:time-value="PT02H50M17.718S" calcext:value-type="time">
            <text:p>02:50:17,718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PT00H00M00.974S" calcext:value-type="time">
            <text:p>00:00:00,974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7M05.129S" calcext:value-type="time">
            <text:p>03:07:05,129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7" office:value-type="time" office:time-value="PT03H07M09.888S" calcext:value-type="time">
            <text:p>03:07:09,888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49.829S" calcext:value-type="time">
            <text:p>02:48:49,829</text:p>
          </table:table-cell>
          <table:table-cell table:style-name="ce62" table:formula="of:=[.K96]-[.O96]" office:value-type="time" office:time-value="PT00H00M00.472S" calcext:value-type="time">
            <text:p>00:00:00,47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2" table:formula="of:=[.P96]+[.R96]" office:value-type="time" office:time-value="PT00H00M00.472S" calcext:value-type="time">
            <text:p>00:00:00,472</text:p>
          </table:table-cell>
          <table:table-cell table:style-name="ce62" table:formula="of:=[.K96]+[.R96]" office:value-type="time" office:time-value="PT02H48M50.301S" calcext:value-type="time">
            <text:p>02:48:50,301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PT00H00M02.96S" calcext:value-type="time">
            <text:p>00:00:02,960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7M24.547S" calcext:value-type="time">
            <text:p>03:07:24,547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7" office:value-type="time" office:time-value="PT03H07M30.032S" calcext:value-type="time">
            <text:p>03:07:30,032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5M37.175S" calcext:value-type="time">
            <text:p>02:45:37,175</text:p>
          </table:table-cell>
          <table:table-cell table:style-name="ce62" table:formula="of:=[.K97]-[.O97]" office:value-type="time" office:time-value="PT00H00M00.463S" calcext:value-type="time">
            <text:p>00:00:00,463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2" table:formula="of:=[.P97]+[.R97]" office:value-type="time" office:time-value="PT00H00M00.363S" calcext:value-type="time">
            <text:p>00:00:00,363</text:p>
          </table:table-cell>
          <table:table-cell table:style-name="ce62" table:formula="of:=[.K97]+[.R97]" office:value-type="time" office:time-value="PT02H45M37.538S" calcext:value-type="time">
            <text:p>02:45:37,538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PT00H00M00.514S" calcext:value-type="time">
            <text:p>00:00:00,514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8M25.798S" calcext:value-type="time">
            <text:p>03:08:25,798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7" office:value-type="time" office:time-value="PT03H08M27.846S" calcext:value-type="time">
            <text:p>03:08:27,846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49.931S" calcext:value-type="time">
            <text:p>02:33:49,931</text:p>
          </table:table-cell>
          <table:table-cell table:style-name="ce62" table:formula="of:=[.K98]-[.O98]" office:value-type="time" office:time-value="PT00H00M00.373S" calcext:value-type="time">
            <text:p>00:00:00,37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2" table:formula="of:=[.P98]+[.R98]" office:value-type="time" office:time-value="PT00H00M00.103S" calcext:value-type="time">
            <text:p>00:00:00,103</text:p>
          </table:table-cell>
          <table:table-cell table:style-name="ce62" table:formula="of:=[.K98]+[.R98]" office:value-type="time" office:time-value="PT02H33M50.034S" calcext:value-type="time">
            <text:p>02:33:50,034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PT00H00M03.305S" calcext:value-type="time">
            <text:p>00:00:03,305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3M05.272S" calcext:value-type="time">
            <text:p>03:13:05,272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57" office:value-type="time" office:time-value="PT03H13M05.999S" calcext:value-type="time">
            <text:p>03:13:05,999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3M02.427S" calcext:value-type="time">
            <text:p>02:33:02,427</text:p>
          </table:table-cell>
          <table:table-cell table:style-name="ce62" table:formula="of:=[.K99]-[.O99]" office:value-type="time" office:time-value="PT00H00M00.504S" calcext:value-type="time">
            <text:p>00:00:00,50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254S" calcext:value-type="time">
            <text:p>00:00:00,254</text:p>
          </table:table-cell>
          <table:table-cell table:style-name="ce62" table:formula="of:=[.K99]+[.R99]" office:value-type="time" office:time-value="PT02H33M02.681S" calcext:value-type="time">
            <text:p>02:33:02,681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PT00H00M11.002S" calcext:value-type="time">
            <text:p>00:00:11,002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4M24.112S" calcext:value-type="time">
            <text:p>03:14:24,112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7" office:value-type="time" office:time-value="PT03H14M24.49S" calcext:value-type="time">
            <text:p>03:14:24,490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9M03.798S" calcext:value-type="time">
            <text:p>02:49:03,798</text:p>
          </table:table-cell>
          <table:table-cell table:style-name="ce62" table:formula="of:=[.K100]-[.O100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2" table:formula="of:=[.P100]+[.R100]" office:value-type="time" office:time-value="PT00H00M00.468S" calcext:value-type="time">
            <text:p>00:00:00,468</text:p>
          </table:table-cell>
          <table:table-cell table:style-name="ce62" table:formula="of:=[.K100]+[.R100]" office:value-type="time" office:time-value="PT02H49M04.266S" calcext:value-type="time">
            <text:p>02:49:04,266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PT00H00M02.112S" calcext:value-type="time">
            <text:p>00:00:02,112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5M31.137S" calcext:value-type="time">
            <text:p>03:15:31,137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7" office:value-type="time" office:time-value="PT03H15M32.06S" calcext:value-type="time">
            <text:p>03:15:32,060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3M49.767S" calcext:value-type="time">
            <text:p>02:33:49,767</text:p>
          </table:table-cell>
          <table:table-cell table:style-name="ce62" table:formula="of:=[.K101]-[.O101]" office:value-type="time" office:time-value="PT00H00M00.495S" calcext:value-type="time">
            <text:p>00:00:00,495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2" table:formula="of:=[.P101]+[.R101]" office:value-type="time" office:time-value="PT00H00M00.135S" calcext:value-type="time">
            <text:p>00:00:00,135</text:p>
          </table:table-cell>
          <table:table-cell table:style-name="ce62" table:formula="of:=[.K101]+[.R101]" office:value-type="time" office:time-value="PT02H33M49.902S" calcext:value-type="time">
            <text:p>02:33:49,902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PT00H00M37.918S" calcext:value-type="time">
            <text:p>00:00:37,918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20M22.742S" calcext:value-type="time">
            <text:p>03:20:22,742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7" office:value-type="time" office:time-value="PT03H20M23.435S" calcext:value-type="time">
            <text:p>03:20:23,435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3M47.508S" calcext:value-type="time">
            <text:p>02:33:47,508</text:p>
          </table:table-cell>
          <table:table-cell table:style-name="ce62" table:formula="of:=[.K102]-[.O102]" office:value-type="time" office:time-value="PT00H00M00.464S" calcext:value-type="time">
            <text:p>00:00:00,4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164S" calcext:value-type="time">
            <text:p>00:00:00,164</text:p>
          </table:table-cell>
          <table:table-cell table:style-name="ce62" table:formula="of:=[.K102]+[.R102]" office:value-type="time" office:time-value="PT02H33M47.672S" calcext:value-type="time">
            <text:p>02:33:47,672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PT00H00M01.764S" calcext:value-type="time">
            <text:p>00:00:01,764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6M29.281S" calcext:value-type="time">
            <text:p>03:26:29,281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57" office:value-type="time" office:time-value="PT03H26M27.25S" calcext:value-type="time">
            <text:p>03:26:27,250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2M30.557S" calcext:value-type="time">
            <text:p>02:32:30,557</text:p>
          </table:table-cell>
          <table:table-cell table:style-name="ce62" table:formula="of:=[.K103]-[.O103]" office:value-type="time" office:time-value="PT00H00M00.515S" calcext:value-type="time">
            <text:p>00:00:00,515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355S" calcext:value-type="time">
            <text:p>00:00:01,355</text:p>
          </table:table-cell>
          <table:table-cell table:style-name="ce62" table:formula="of:=[.K103]+[.R103]" office:value-type="time" office:time-value="PT02H32M31.912S" calcext:value-type="time">
            <text:p>02:32:31,912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00.058S" calcext:value-type="time">
            <text:p>-00:00:00,058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6M37.014S" calcext:value-type="time">
            <text:p>03:26:37,014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7" office:value-type="time" office:time-value="PT03H26M38.685S" calcext:value-type="time">
            <text:p>03:26:38,685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2M30.559S" calcext:value-type="time">
            <text:p>02:32:30,559</text:p>
          </table:table-cell>
          <table:table-cell table:style-name="ce62" table:formula="of:=[.K104]-[.O104]" office:value-type="time" office:time-value="PT00H00M00.517S" calcext:value-type="time">
            <text:p>00:00:00,51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217S" calcext:value-type="time">
            <text:p>00:00:00,217</text:p>
          </table:table-cell>
          <table:table-cell table:style-name="ce62" table:formula="of:=[.K104]+[.R104]" office:value-type="time" office:time-value="PT02H32M30.776S" calcext:value-type="time">
            <text:p>02:32:30,776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PT00H00M04.981S" calcext:value-type="time">
            <text:p>00:00:04,9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53.845S" calcext:value-type="time">
            <text:p>03:26:53,84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57" office:value-type="time" office:time-value="PT03H26M54.203S" calcext:value-type="time">
            <text:p>03:26:54,203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2M04.164S" calcext:value-type="time">
            <text:p>02:32:04,164</text:p>
          </table:table-cell>
          <table:table-cell table:style-name="ce62" table:formula="of:=[.K105]-[.O105]" office:value-type="time" office:time-value="PT00H00M00.419S" calcext:value-type="time">
            <text:p>00:00:00,419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.129S" calcext:value-type="time">
            <text:p>00:00:00,129</text:p>
          </table:table-cell>
          <table:table-cell table:style-name="ce62" table:formula="of:=[.K105]+[.R105]" office:value-type="time" office:time-value="PT02H32M04.293S" calcext:value-type="time">
            <text:p>02:32:04,29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PT00H00M05.289S" calcext:value-type="time">
            <text:p>00:00:05,289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7M36.332S" calcext:value-type="time">
            <text:p>03:27:36,332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7" office:value-type="time" office:time-value="PT03H27M42.495S" calcext:value-type="time">
            <text:p>03:27:42,495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54.646S" calcext:value-type="time">
            <text:p>02:31:54,646</text:p>
          </table:table-cell>
          <table:table-cell table:style-name="ce62" table:formula="of:=[.K106]-[.O106]" office:value-type="time" office:time-value="PT00H00M00.414S" calcext:value-type="time">
            <text:p>00:00:00,414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2" table:formula="of:=[.P106]+[.R106]" office:value-type="time" office:time-value="PT00H00M00.354S" calcext:value-type="time">
            <text:p>00:00:00,354</text:p>
          </table:table-cell>
          <table:table-cell table:style-name="ce62" table:formula="of:=[.K106]+[.R106]" office:value-type="time" office:time-value="PT02H31M55S" calcext:value-type="time">
            <text:p>02:31:55,000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PT00H00M01.064S" calcext:value-type="time">
            <text:p>00:00:01,064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1M09.295S" calcext:value-type="time">
            <text:p>02:31:09,295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1M09.295S" calcext:value-type="time">
            <text:p>02:31:09,295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PT00H00M00S" calcext:value-type="time">
            <text:p>00:00:00,000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9M13.924S" calcext:value-type="time">
            <text:p>03:29:13,924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7" office:value-type="time" office:time-value="PT03H29M12.25S" calcext:value-type="time">
            <text:p>03:29:12,250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1M00.091S" calcext:value-type="time">
            <text:p>02:31:00,091</text:p>
          </table:table-cell>
          <table:table-cell table:style-name="ce62" table:formula="of:=[.K108]-[.O108]" office:value-type="time" office:time-value="PT00H00M00.512S" calcext:value-type="time">
            <text:p>00:00:00,512</text:p>
          </table:table-cell>
          <table:table-cell table:style-name="ce67" office:value-type="float" office:value="-410" calcext:value-type="float">
            <text:p>-410</text:p>
          </table:table-cell>
          <table:table-cell table:style-name="ce62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2" table:formula="of:=[.P108]+[.R108]" office:value-type="time" office:time-value="PT00H00M00.102S" calcext:value-type="time">
            <text:p>00:00:00,102</text:p>
          </table:table-cell>
          <table:table-cell table:style-name="ce62" table:formula="of:=[.K108]+[.R108]" office:value-type="time" office:time-value="PT02H31M00.193S" calcext:value-type="time">
            <text:p>02:31:00,193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PT00H00M05.183S" calcext:value-type="time">
            <text:p>00:00:05,183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51.118S" calcext:value-type="time">
            <text:p>03:33:51,118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7" office:value-type="time" office:time-value="PT03H33M24.334S" calcext:value-type="time">
            <text:p>03:33:24,334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30M28.888S" calcext:value-type="time">
            <text:p>02:30:28,888</text:p>
          </table:table-cell>
          <table:table-cell table:style-name="ce62" table:formula="of:=[.K109]-[.O109]" office:value-type="time" office:time-value="PT00H00M00.492S" calcext:value-type="time">
            <text:p>00:00:00,49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2" table:formula="of:=[.P109]+[.R109]" office:value-type="time" office:time-value="PT00H00M00.232S" calcext:value-type="time">
            <text:p>00:00:00,232</text:p>
          </table:table-cell>
          <table:table-cell table:style-name="ce62" table:formula="of:=[.K109]+[.R109]" office:value-type="time" office:time-value="PT02H30M29.12S" calcext:value-type="time">
            <text:p>02:30:29,120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PT00H00M26.498S" calcext:value-type="time">
            <text:p>00:00:26,498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8M16.894S" calcext:value-type="time">
            <text:p>03:38:16,894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7" office:value-type="time" office:time-value="PT03H38M14.165S" calcext:value-type="time">
            <text:p>03:38:14,165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5M18.751S" calcext:value-type="time">
            <text:p>02:25:18,751</text:p>
          </table:table-cell>
          <table:table-cell table:style-name="ce62" table:formula="of:=[.K110]-[.O110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2" table:formula="of:=[.P110]+[.R110]" office:value-type="time" office:time-value="PT00H00M00.069S" calcext:value-type="time">
            <text:p>00:00:00,069</text:p>
          </table:table-cell>
          <table:table-cell table:style-name="ce62" table:formula="of:=[.K110]+[.R110]" office:value-type="time" office:time-value="PT02H25M18.82S" calcext:value-type="time">
            <text:p>02:25:18,820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PT00H00M23.182S" calcext:value-type="time">
            <text:p>00:00:23,182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1M08.684S" calcext:value-type="time">
            <text:p>03:41:08,684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7" office:value-type="time" office:time-value="PT03H41M09.053S" calcext:value-type="time">
            <text:p>03:41:09,053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5M16.401S" calcext:value-type="time">
            <text:p>02:25:16,401</text:p>
          </table:table-cell>
          <table:table-cell table:style-name="ce62" table:formula="of:=[.K111]-[.O111]" office:value-type="time" office:time-value="PT00H00M00.563S" calcext:value-type="time">
            <text:p>00:00:00,563</text:p>
          </table:table-cell>
          <table:table-cell table:style-name="ce67" office:value-type="float" office:value="-430" calcext:value-type="float">
            <text:p>-430</text:p>
          </table:table-cell>
          <table:table-cell table:style-name="ce62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2" table:formula="of:=[.P111]+[.R111]" office:value-type="time" office:time-value="PT00H00M00.133S" calcext:value-type="time">
            <text:p>00:00:00,133</text:p>
          </table:table-cell>
          <table:table-cell table:style-name="ce62" table:formula="of:=[.K111]+[.R111]" office:value-type="time" office:time-value="PT02H25M16.534S" calcext:value-type="time">
            <text:p>02:25:16,534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PT00H00M04.937S" calcext:value-type="time">
            <text:p>00:00:04,937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1M27.559S" calcext:value-type="time">
            <text:p>03:41:27,559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7" office:value-type="time" office:time-value="PT03H41M28.991S" calcext:value-type="time">
            <text:p>03:41:28,991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5M16.414S" calcext:value-type="time">
            <text:p>02:25:16,414</text:p>
          </table:table-cell>
          <table:table-cell table:style-name="ce62" table:formula="of:=[.K112]-[.O112]" office:value-type="time" office:time-value="PT00H00M00.546S" calcext:value-type="time">
            <text:p>00:00:00,546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126S" calcext:value-type="time">
            <text:p>00:00:00,126</text:p>
          </table:table-cell>
          <table:table-cell table:style-name="ce62" table:formula="of:=[.K112]+[.R112]" office:value-type="time" office:time-value="PT02H25M16.54S" calcext:value-type="time">
            <text:p>02:25:16,540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PT00H00M01.373S" calcext:value-type="time">
            <text:p>00:00:01,373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3M21.208S" calcext:value-type="time">
            <text:p>03:43:21,208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7" office:value-type="time" office:time-value="PT03H43M19.724S" calcext:value-type="time">
            <text:p>03:43:19,724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5M14.579S" calcext:value-type="time">
            <text:p>02:25:14,579</text:p>
          </table:table-cell>
          <table:table-cell table:style-name="ce62" table:formula="of:=[.K113]-[.O113]" office:value-type="time" office:time-value="PT00H00M00.505S" calcext:value-type="time">
            <text:p>00:00:00,505</text:p>
          </table:table-cell>
          <table:table-cell table:style-name="ce67" office:value-type="float" office:value="-500" calcext:value-type="float">
            <text:p>-500</text:p>
          </table:table-cell>
          <table:table-cell table:style-name="ce62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2" table:formula="of:=[.P113]+[.R113]" office:value-type="time" office:time-value="PT00H00M00.005S" calcext:value-type="time">
            <text:p>00:00:00,005</text:p>
          </table:table-cell>
          <table:table-cell table:style-name="ce62" table:formula="of:=[.K113]+[.R113]" office:value-type="time" office:time-value="PT02H25M14.584S" calcext:value-type="time">
            <text:p>02:25:14,584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PT00H00M04.532S" calcext:value-type="time">
            <text:p>00:00:04,532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3M46.416S" calcext:value-type="time">
            <text:p>03:43:46,416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7" office:value-type="time" office:time-value="PT03H43M46.798S" calcext:value-type="time">
            <text:p>03:43:46,798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2M39.818S" calcext:value-type="time">
            <text:p>02:32:39,818</text:p>
          </table:table-cell>
          <table:table-cell table:style-name="ce62" table:formula="of:=[.K114]-[.O114]" office:value-type="time" office:time-value="PT00H00M00.755S" calcext:value-type="time">
            <text:p>00:00:00,755</text:p>
          </table:table-cell>
          <table:table-cell table:style-name="ce67" office:value-type="float" office:value="-600" calcext:value-type="float">
            <text:p>-600</text:p>
          </table:table-cell>
          <table:table-cell table:style-name="ce62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2" table:formula="of:=[.P114]+[.R114]" office:value-type="time" office:time-value="PT00H00M00.155S" calcext:value-type="time">
            <text:p>00:00:00,155</text:p>
          </table:table-cell>
          <table:table-cell table:style-name="ce62" table:formula="of:=[.K114]+[.R114]" office:value-type="time" office:time-value="PT02H32M39.973S" calcext:value-type="time">
            <text:p>02:32:39,973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PT00H00M00.744S" calcext:value-type="time">
            <text:p>00:00:00,744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5M05.027S" calcext:value-type="time">
            <text:p>03:45:05,027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7" office:value-type="time" office:time-value="PT03H45M04.874S" calcext:value-type="time">
            <text:p>03:45:04,874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2M36.9S" calcext:value-type="time">
            <text:p>02:32:36,900</text:p>
          </table:table-cell>
          <table:table-cell table:style-name="ce62" table:formula="of:=[.K115]-[.O115]" office:value-type="time" office:time-value="PT00H00M00.39S" calcext:value-type="time">
            <text:p>00:00:00,390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2" table:formula="of:=[.P115]+[.R115]" office:value-type="time" office:time-value="PT00H00M00.36S" calcext:value-type="time">
            <text:p>00:00:00,360</text:p>
          </table:table-cell>
          <table:table-cell table:style-name="ce62" table:formula="of:=[.K115]+[.R115]" office:value-type="time" office:time-value="PT02H32M37.26S" calcext:value-type="time">
            <text:p>02:32:37,260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PT00H00M11.996S" calcext:value-type="time">
            <text:p>00:00:11,99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5M09.108S" calcext:value-type="time">
            <text:p>03:45:09,108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7" office:value-type="time" office:time-value="PT03H45M09.459S" calcext:value-type="time">
            <text:p>03:45:09,459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2M36.851S" calcext:value-type="time">
            <text:p>02:32:36,851</text:p>
          </table:table-cell>
          <table:table-cell table:style-name="ce62" table:formula="of:=[.K116]-[.O116]" office:value-type="time" office:time-value="PT00H00M00.449S" calcext:value-type="time">
            <text:p>00:00:00,449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2" table:formula="of:=[.P116]+[.R116]" office:value-type="time" office:time-value="PT00H00M00.089S" calcext:value-type="time">
            <text:p>00:00:00,089</text:p>
          </table:table-cell>
          <table:table-cell table:style-name="ce62" table:formula="of:=[.K116]+[.R116]" office:value-type="time" office:time-value="PT02H32M36.94S" calcext:value-type="time">
            <text:p>02:32:36,940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PT00H00M01.808S" calcext:value-type="time">
            <text:p>00:00:01,808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5M39.556S" calcext:value-type="time">
            <text:p>03:45:39,556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7" office:value-type="time" office:time-value="PT03H45M39.659S" calcext:value-type="time">
            <text:p>03:45:39,659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2M31.561S" calcext:value-type="time">
            <text:p>02:32:31,561</text:p>
          </table:table-cell>
          <table:table-cell table:style-name="ce62" table:formula="of:=[.K117]-[.O117]" office:value-type="time" office:time-value="PT00H00M00.47S" calcext:value-type="time">
            <text:p>00:00:00,470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2" table:formula="of:=[.P117]+[.R117]" office:value-type="time" office:time-value="PT00H00M00.1S" calcext:value-type="time">
            <text:p>00:00:00,100</text:p>
          </table:table-cell>
          <table:table-cell table:style-name="ce62" table:formula="of:=[.K117]+[.R117]" office:value-type="time" office:time-value="PT02H32M31.661S" calcext:value-type="time">
            <text:p>02:32:31,661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PT00H00M03.121S" calcext:value-type="time">
            <text:p>00:00:03,12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7M00.355S" calcext:value-type="time">
            <text:p>03:47:00,355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7" office:value-type="time" office:time-value="PT03H46M56.527S" calcext:value-type="time">
            <text:p>03:46:56,527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2M17.295S" calcext:value-type="time">
            <text:p>02:32:17,295</text:p>
          </table:table-cell>
          <table:table-cell table:style-name="ce62" table:formula="of:=[.K118]-[.O118]" office:value-type="time" office:time-value="PT00H00M00.516S" calcext:value-type="time">
            <text:p>00:00:00,516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2" table:formula="of:=[.P118]+[.R118]" office:value-type="time" office:time-value="PT00H00M00.146S" calcext:value-type="time">
            <text:p>00:00:00,146</text:p>
          </table:table-cell>
          <table:table-cell table:style-name="ce62" table:formula="of:=[.K118]+[.R118]" office:value-type="time" office:time-value="PT02H32M17.441S" calcext:value-type="time">
            <text:p>02:32:17,441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PT00H00M03.374S" calcext:value-type="time">
            <text:p>00:00:03,374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8M06.698S" calcext:value-type="time">
            <text:p>03:48:06,698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7" office:value-type="time" office:time-value="PT03H48M12.346S" calcext:value-type="time">
            <text:p>03:48:12,346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9M14.069S" calcext:value-type="time">
            <text:p>02:29:14,069</text:p>
          </table:table-cell>
          <table:table-cell table:style-name="ce62" table:formula="of:=[.K119]-[.O119]" office:value-type="time" office:time-value="PT00H00M00.366S" calcext:value-type="time">
            <text:p>00:00:00,366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2" table:formula="of:=[.P119]+[.R119]" office:value-type="time" office:time-value="-PT00H00M00.034S" calcext:value-type="time">
            <text:p>-00:00:00,034</text:p>
          </table:table-cell>
          <table:table-cell table:style-name="ce62" table:formula="of:=[.K119]+[.R119]" office:value-type="time" office:time-value="PT02H29M14.035S" calcext:value-type="time">
            <text:p>02:29:14,035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PT00H00M01.298S" calcext:value-type="time">
            <text:p>00:00:01,298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58.208S" calcext:value-type="time">
            <text:p>03:48:58,208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7" office:value-type="time" office:time-value="PT03H48M55.771S" calcext:value-type="time">
            <text:p>03:48:55,771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8M44.838S" calcext:value-type="time">
            <text:p>02:28:44,838</text:p>
          </table:table-cell>
          <table:table-cell table:style-name="ce62" table:formula="of:=[.K120]-[.O120]" office:value-type="time" office:time-value="PT00H00M00.508S" calcext:value-type="time">
            <text:p>00:00:00,508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2" table:formula="of:=[.P120]+[.R120]" office:value-type="time" office:time-value="PT00H00M00.238S" calcext:value-type="time">
            <text:p>00:00:00,238</text:p>
          </table:table-cell>
          <table:table-cell table:style-name="ce62" table:formula="of:=[.K120]+[.R120]" office:value-type="time" office:time-value="PT02H28M45.076S" calcext:value-type="time">
            <text:p>02:28:45,076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PT00H00M36.175S" calcext:value-type="time">
            <text:p>00:00:36,175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2M30.487S" calcext:value-type="time">
            <text:p>03:52:30,487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7" office:value-type="time" office:time-value="PT03H52M30.734S" calcext:value-type="time">
            <text:p>03:52:30,734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8M01.288S" calcext:value-type="time">
            <text:p>02:28:01,288</text:p>
          </table:table-cell>
          <table:table-cell table:style-name="ce62" table:formula="of:=[.K121]-[.O121]" office:value-type="time" office:time-value="PT00H00M00.511S" calcext:value-type="time">
            <text:p>00:00:00,511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2" table:formula="of:=[.P121]+[.R121]" office:value-type="time" office:time-value="PT00H00M00.261S" calcext:value-type="time">
            <text:p>00:00:00,261</text:p>
          </table:table-cell>
          <table:table-cell table:style-name="ce62" table:formula="of:=[.K121]+[.R121]" office:value-type="time" office:time-value="PT02H28M01.549S" calcext:value-type="time">
            <text:p>02:28:01,549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PT00H00M00.816S" calcext:value-type="time">
            <text:p>00:00:00,81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5M14.259S" calcext:value-type="time">
            <text:p>03:55:14,259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7" office:value-type="time" office:time-value="PT03H55M28.115S" calcext:value-type="time">
            <text:p>03:55:28,115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57.409S" calcext:value-type="time">
            <text:p>02:27:57,409</text:p>
          </table:table-cell>
          <table:table-cell table:style-name="ce62" table:formula="of:=[.K122]-[.O122]" office:value-type="time" office:time-value="PT00H00M00.478S" calcext:value-type="time">
            <text:p>00:00:00,47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2" table:formula="of:=[.P122]+[.R122]" office:value-type="time" office:time-value="PT00H00M00.228S" calcext:value-type="time">
            <text:p>00:00:00,228</text:p>
          </table:table-cell>
          <table:table-cell table:style-name="ce62" table:formula="of:=[.K122]+[.R122]" office:value-type="time" office:time-value="PT02H27M57.637S" calcext:value-type="time">
            <text:p>02:27:57,637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PT00H00M22.779S" calcext:value-type="time">
            <text:p>00:00:22,779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6M19.032S" calcext:value-type="time">
            <text:p>03:56:19,032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7" office:value-type="time" office:time-value="PT03H56M20.42S" calcext:value-type="time">
            <text:p>03:56:20,420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57.558S" calcext:value-type="time">
            <text:p>02:26:57,558</text:p>
          </table:table-cell>
          <table:table-cell table:style-name="ce62" table:formula="of:=[.K123]-[.O123]" office:value-type="time" office:time-value="PT00H00M00.317S" calcext:value-type="time">
            <text:p>00:00:00,317</text:p>
          </table:table-cell>
          <table:table-cell table:style-name="ce67" office:value-type="float" office:value="-20" calcext:value-type="float">
            <text:p>-20</text:p>
          </table:table-cell>
          <table:table-cell table:style-name="ce62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2" table:formula="of:=[.P123]+[.R123]" office:value-type="time" office:time-value="PT00H00M00.297S" calcext:value-type="time">
            <text:p>00:00:00,297</text:p>
          </table:table-cell>
          <table:table-cell table:style-name="ce62" table:formula="of:=[.K123]+[.R123]" office:value-type="time" office:time-value="PT02H26M57.855S" calcext:value-type="time">
            <text:p>02:26:57,855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PT00H00M00.133S" calcext:value-type="time">
            <text:p>00:00:00,133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6M41.953S" calcext:value-type="time">
            <text:p>03:56:41,953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7" office:value-type="time" office:time-value="PT03H56M42.695S" calcext:value-type="time">
            <text:p>03:56:42,695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56.437S" calcext:value-type="time">
            <text:p>02:26:56,437</text:p>
          </table:table-cell>
          <table:table-cell table:style-name="ce62" table:formula="of:=[.K124]-[.O124]" office:value-type="time" office:time-value="PT00H00M00.473S" calcext:value-type="time">
            <text:p>00:00:00,473</text:p>
          </table:table-cell>
          <table:table-cell table:style-name="ce67" office:value-type="float" office:value="-560" calcext:value-type="float">
            <text:p>-560</text:p>
          </table:table-cell>
          <table:table-cell table:style-name="ce62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2" table:formula="of:=[.P124]+[.R124]" office:value-type="time" office:time-value="-PT00H00M00.087S" calcext:value-type="time">
            <text:p>-00:00:00,087</text:p>
          </table:table-cell>
          <table:table-cell table:style-name="ce62" table:formula="of:=[.K124]+[.R124]" office:value-type="time" office:time-value="PT02H26M56.35S" calcext:value-type="time">
            <text:p>02:26:56,350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PT00H00M01.499S" calcext:value-type="time">
            <text:p>00:00:01,499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55.303S" calcext:value-type="time">
            <text:p>03:56:55,303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7" office:value-type="time" office:time-value="PT03H56M55.832S" calcext:value-type="time">
            <text:p>03:56:55,832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6M30.095S" calcext:value-type="time">
            <text:p>02:16:30,095</text:p>
          </table:table-cell>
          <table:table-cell table:style-name="ce62" table:formula="of:=[.K125]-[.O125]" office:value-type="time" office:time-value="PT00H00M00.493S" calcext:value-type="time">
            <text:p>00:00:00,493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2" table:formula="of:=[.P125]+[.R125]" office:value-type="time" office:time-value="PT00H00M00.093S" calcext:value-type="time">
            <text:p>00:00:00,093</text:p>
          </table:table-cell>
          <table:table-cell table:style-name="ce62" table:formula="of:=[.K125]+[.R125]" office:value-type="time" office:time-value="PT02H16M30.188S" calcext:value-type="time">
            <text:p>02:16:30,188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PT00H00M02.014S" calcext:value-type="time">
            <text:p>00:00:02,014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8M13.313S" calcext:value-type="time">
            <text:p>03:58:13,313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7" office:value-type="time" office:time-value="PT03H58M10.409S" calcext:value-type="time">
            <text:p>03:58:10,409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6M08.914S" calcext:value-type="time">
            <text:p>02:16:08,914</text:p>
          </table:table-cell>
          <table:table-cell table:style-name="ce62" table:formula="of:=[.K126]-[.O126]" office:value-type="time" office:time-value="PT00H00M00.344S" calcext:value-type="time">
            <text:p>00:00:00,34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2" table:formula="of:=[.P126]+[.R126]" office:value-type="time" office:time-value="PT00H00M00.344S" calcext:value-type="time">
            <text:p>00:00:00,344</text:p>
          </table:table-cell>
          <table:table-cell table:style-name="ce62" table:formula="of:=[.K126]+[.R126]" office:value-type="time" office:time-value="PT02H16M09.258S" calcext:value-type="time">
            <text:p>02:16:09,258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PT00H00M02.398S" calcext:value-type="time">
            <text:p>00:00:02,398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8M29.53S" calcext:value-type="time">
            <text:p>03:58:29,530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7" office:value-type="time" office:time-value="PT03H58M27.339S" calcext:value-type="time">
            <text:p>03:58:27,339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5M21.991S" calcext:value-type="time">
            <text:p>02:15:21,991</text:p>
          </table:table-cell>
          <table:table-cell table:style-name="ce62" table:formula="of:=[.K127]-[.O127]" office:value-type="time" office:time-value="PT00H00M00.364S" calcext:value-type="time">
            <text:p>00:00:00,364</text:p>
          </table:table-cell>
          <table:table-cell table:style-name="ce67" office:value-type="float" office:value="-380" calcext:value-type="float">
            <text:p>-380</text:p>
          </table:table-cell>
          <table:table-cell table:style-name="ce62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2" table:formula="of:=[.P127]+[.R127]" office:value-type="time" office:time-value="-PT00H00M00.016S" calcext:value-type="time">
            <text:p>-00:00:00,016</text:p>
          </table:table-cell>
          <table:table-cell table:style-name="ce62" table:formula="of:=[.K127]+[.R127]" office:value-type="time" office:time-value="PT02H15M21.975S" calcext:value-type="time">
            <text:p>02:15:21,975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PT00H00M09.097S" calcext:value-type="time">
            <text:p>00:00:09,097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8M40.586S" calcext:value-type="time">
            <text:p>03:58:40,586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7" office:value-type="time" office:time-value="PT03H58M40.815S" calcext:value-type="time">
            <text:p>03:58:40,815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6M30.183S" calcext:value-type="time">
            <text:p>02:16:30,183</text:p>
          </table:table-cell>
          <table:table-cell table:style-name="ce62" table:formula="of:=[.K128]-[.O128]" office:value-type="time" office:time-value="PT00H00M00.344S" calcext:value-type="time">
            <text:p>00:00:00,344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2" table:formula="of:=[.P128]+[.R128]" office:value-type="time" office:time-value="PT00H00M00.264S" calcext:value-type="time">
            <text:p>00:00:00,264</text:p>
          </table:table-cell>
          <table:table-cell table:style-name="ce62" table:formula="of:=[.K128]+[.R128]" office:value-type="time" office:time-value="PT02H16M30.447S" calcext:value-type="time">
            <text:p>02:16:30,447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PT00H00M00.189S" calcext:value-type="time">
            <text:p>00:00:00,189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9M02.839S" calcext:value-type="time">
            <text:p>03:59:02,839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7" office:value-type="time" office:time-value="PT03H59M01.543S" calcext:value-type="time">
            <text:p>03:59:01,543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5M26.416S" calcext:value-type="time">
            <text:p>02:15:26,416</text:p>
          </table:table-cell>
          <table:table-cell table:style-name="ce62" table:formula="of:=[.K129]-[.O129]" office:value-type="time" office:time-value="PT00H00M00.379S" calcext:value-type="time">
            <text:p>00:00:00,37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2" table:formula="of:=[.P129]+[.R129]" office:value-type="time" office:time-value="PT00H00M00.029S" calcext:value-type="time">
            <text:p>00:00:00,029</text:p>
          </table:table-cell>
          <table:table-cell table:style-name="ce62" table:formula="of:=[.K129]+[.R129]" office:value-type="time" office:time-value="PT02H15M26.445S" calcext:value-type="time">
            <text:p>02:15:26,445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PT00H00M02.691S" calcext:value-type="time">
            <text:p>00:00:02,69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4H00M10.316S" calcext:value-type="time">
            <text:p>04:00:10,316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7" office:value-type="time" office:time-value="PT04H00M06.603S" calcext:value-type="time">
            <text:p>04:00:06,603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5M24.693S" calcext:value-type="time">
            <text:p>02:15:24,693</text:p>
          </table:table-cell>
          <table:table-cell table:style-name="ce62" table:formula="of:=[.K130]-[.O130]" office:value-type="time" office:time-value="PT00H00M00.429S" calcext:value-type="time">
            <text:p>00:00:00,429</text:p>
          </table:table-cell>
          <table:table-cell table:style-name="ce67" office:value-type="float" office:value="-490" calcext:value-type="float">
            <text:p>-490</text:p>
          </table:table-cell>
          <table:table-cell table:style-name="ce62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2" table:formula="of:=[.P130]+[.R130]" office:value-type="time" office:time-value="-PT00H00M00.061S" calcext:value-type="time">
            <text:p>-00:00:00,061</text:p>
          </table:table-cell>
          <table:table-cell table:style-name="ce62" table:formula="of:=[.K130]+[.R130]" office:value-type="time" office:time-value="PT02H15M24.632S" calcext:value-type="time">
            <text:p>02:15:24,632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PT00H00M03.282S" calcext:value-type="time">
            <text:p>00:00:03,282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4H00M33.994S" calcext:value-type="time">
            <text:p>04:00:33,994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7" office:value-type="time" office:time-value="PT04H00M35.883S" calcext:value-type="time">
            <text:p>04:00:35,883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30M15.676S" calcext:value-type="time">
            <text:p>02:30:15,676</text:p>
          </table:table-cell>
          <table:table-cell table:style-name="ce62" table:formula="of:=[.K131]-[.O131]" office:value-type="time" office:time-value="PT00H00M00.537S" calcext:value-type="time">
            <text:p>00:00:00,53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2" table:formula="of:=[.P131]+[.R131]" office:value-type="time" office:time-value="PT00H00M00.537S" calcext:value-type="time">
            <text:p>00:00:00,537</text:p>
          </table:table-cell>
          <table:table-cell table:style-name="ce62" table:formula="of:=[.K131]+[.R131]" office:value-type="time" office:time-value="PT02H30M16.213S" calcext:value-type="time">
            <text:p>02:30:16,213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PT00H00M03.979S" calcext:value-type="time">
            <text:p>00:00:03,979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4H00M42.824S" calcext:value-type="time">
            <text:p>04:00:42,824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7" office:value-type="time" office:time-value="PT04H00M42.929S" calcext:value-type="time">
            <text:p>04:00:42,929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30M11.827S" calcext:value-type="time">
            <text:p>02:30:11,827</text:p>
          </table:table-cell>
          <table:table-cell table:style-name="ce62" table:formula="of:=[.K132]-[.O132]" office:value-type="time" office:time-value="PT00H00M00.421S" calcext:value-type="time">
            <text:p>00:00:00,421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2" table:formula="of:=[.P132]+[.R132]" office:value-type="time" office:time-value="PT00H00M00.111S" calcext:value-type="time">
            <text:p>00:00:00,111</text:p>
          </table:table-cell>
          <table:table-cell table:style-name="ce62" table:formula="of:=[.K132]+[.R132]" office:value-type="time" office:time-value="PT02H30M11.938S" calcext:value-type="time">
            <text:p>02:30:11,938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PT00H00M00.695S" calcext:value-type="time">
            <text:p>00:00:00,695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2M34.41S" calcext:value-type="time">
            <text:p>04:02:34,410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7" office:value-type="time" office:time-value="PT04H02M36.214S" calcext:value-type="time">
            <text:p>04:02:36,214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9M08.354S" calcext:value-type="time">
            <text:p>02:29:08,354</text:p>
          </table:table-cell>
          <table:table-cell table:style-name="ce62" table:formula="of:=[.K133]-[.O133]" office:value-type="time" office:time-value="PT00H00M00.428S" calcext:value-type="time">
            <text:p>00:00:00,428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88S" calcext:value-type="time">
            <text:p>00:00:00,088</text:p>
          </table:table-cell>
          <table:table-cell table:style-name="ce62" table:formula="of:=[.K133]+[.R133]" office:value-type="time" office:time-value="PT02H29M08.442S" calcext:value-type="time">
            <text:p>02:29:08,442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PT00H00M03.268S" calcext:value-type="time">
            <text:p>00:00:03,268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56.286S" calcext:value-type="time">
            <text:p>04:03:56,286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7" office:value-type="time" office:time-value="PT04H03M58.667S" calcext:value-type="time">
            <text:p>04:03:58,667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6M38.873S" calcext:value-type="time">
            <text:p>02:26:38,873</text:p>
          </table:table-cell>
          <table:table-cell table:style-name="ce62" table:formula="of:=[.K134]-[.O134]" office:value-type="time" office:time-value="PT00H00M00.531S" calcext:value-type="time">
            <text:p>00:00:00,531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2" table:formula="of:=[.P134]+[.R134]" office:value-type="time" office:time-value="PT00H00M00.501S" calcext:value-type="time">
            <text:p>00:00:00,501</text:p>
          </table:table-cell>
          <table:table-cell table:style-name="ce62" table:formula="of:=[.K134]+[.R134]" office:value-type="time" office:time-value="PT02H26M39.374S" calcext:value-type="time">
            <text:p>02:26:39,374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PT00H00M02.983S" calcext:value-type="time">
            <text:p>00:00:02,983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4M01.581S" calcext:value-type="time">
            <text:p>04:04:01,581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7" office:value-type="time" office:time-value="PT04H04M01.635S" calcext:value-type="time">
            <text:p>04:04:01,635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6M36.375S" calcext:value-type="time">
            <text:p>02:26:36,375</text:p>
          </table:table-cell>
          <table:table-cell table:style-name="ce62" table:formula="of:=[.K135]-[.O135]" office:value-type="time" office:time-value="PT00H00M00.489S" calcext:value-type="time">
            <text:p>00:00:00,489</text:p>
          </table:table-cell>
          <table:table-cell table:style-name="ce67" office:value-type="float" office:value="290" calcext:value-type="float">
            <text:p>290</text:p>
          </table:table-cell>
          <table:table-cell table:style-name="ce62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2" table:formula="of:=[.P135]+[.R135]" office:value-type="time" office:time-value="PT00H00M00.779S" calcext:value-type="time">
            <text:p>00:00:00,779</text:p>
          </table:table-cell>
          <table:table-cell table:style-name="ce62" table:formula="of:=[.K135]+[.R135]" office:value-type="time" office:time-value="PT02H26M37.154S" calcext:value-type="time">
            <text:p>02:26:37,154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PT00H00M01.281S" calcext:value-type="time">
            <text:p>00:00:01,28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4M06.232S" calcext:value-type="time">
            <text:p>04:04:06,232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7" office:value-type="time" office:time-value="PT04H04M06.764S" calcext:value-type="time">
            <text:p>04:04:06,764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6M09.055S" calcext:value-type="time">
            <text:p>02:26:09,055</text:p>
          </table:table-cell>
          <table:table-cell table:style-name="ce62" table:formula="of:=[.K136]-[.O136]" office:value-type="time" office:time-value="PT00H00M00.355S" calcext:value-type="time">
            <text:p>00:00:00,355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2" table:formula="of:=[.P136]+[.R136]" office:value-type="time" office:time-value="PT00H00M00.275S" calcext:value-type="time">
            <text:p>00:00:00,275</text:p>
          </table:table-cell>
          <table:table-cell table:style-name="ce62" table:formula="of:=[.K136]+[.R136]" office:value-type="time" office:time-value="PT02H26M09.33S" calcext:value-type="time">
            <text:p>02:26:09,330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PT00H00M01.513S" calcext:value-type="time">
            <text:p>00:00:01,513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4M28.129S" calcext:value-type="time">
            <text:p>04:04:28,129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7" office:value-type="time" office:time-value="PT04H04M28.453S" calcext:value-type="time">
            <text:p>04:04:28,453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55.669S" calcext:value-type="time">
            <text:p>02:23:55,669</text:p>
          </table:table-cell>
          <table:table-cell table:style-name="ce62" table:formula="of:=[.K137]-[.O137]" office:value-type="time" office:time-value="PT00H00M00.498S" calcext:value-type="time">
            <text:p>00:00:00,49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198S" calcext:value-type="time">
            <text:p>00:00:00,198</text:p>
          </table:table-cell>
          <table:table-cell table:style-name="ce62" table:formula="of:=[.K137]+[.R137]" office:value-type="time" office:time-value="PT02H23M55.867S" calcext:value-type="time">
            <text:p>02:23:55,867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PT00H00M13.987S" calcext:value-type="time">
            <text:p>00:00:13,987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6M21.164S" calcext:value-type="time">
            <text:p>04:06:21,164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7" office:value-type="time" office:time-value="PT04H06M21.482S" calcext:value-type="time">
            <text:p>04:06:21,482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59.516S" calcext:value-type="time">
            <text:p>02:10:59,516</text:p>
          </table:table-cell>
          <table:table-cell table:style-name="ce62" table:formula="of:=[.K138]-[.O138]" office:value-type="time" office:time-value="PT00H00M00.482S" calcext:value-type="time">
            <text:p>00:00:00,482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2" table:formula="of:=[.P138]+[.R138]" office:value-type="time" office:time-value="PT00H00M00.082S" calcext:value-type="time">
            <text:p>00:00:00,082</text:p>
          </table:table-cell>
          <table:table-cell table:style-name="ce62" table:formula="of:=[.K138]+[.R138]" office:value-type="time" office:time-value="PT02H10M59.598S" calcext:value-type="time">
            <text:p>02:10:59,598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53.476S" calcext:value-type="time">
            <text:p>00:00:53,476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10M06.415S" calcext:value-type="time">
            <text:p>04:10:06,415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7" office:value-type="time" office:time-value="PT04H10M10.549S" calcext:value-type="time">
            <text:p>04:10:10,549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7M40.197S" calcext:value-type="time">
            <text:p>02:07:40,197</text:p>
          </table:table-cell>
          <table:table-cell table:style-name="ce62" table:formula="of:=[.K139]-[.O139]" office:value-type="time" office:time-value="PT00H00M00.434S" calcext:value-type="time">
            <text:p>00:00:00,43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2" table:formula="of:=[.P139]+[.R139]" office:value-type="time" office:time-value="PT00H00M00.434S" calcext:value-type="time">
            <text:p>00:00:00,434</text:p>
          </table:table-cell>
          <table:table-cell table:style-name="ce62" table:formula="of:=[.K139]+[.R139]" office:value-type="time" office:time-value="PT02H07M40.631S" calcext:value-type="time">
            <text:p>02:07:40,631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PT00H00M00.091S" calcext:value-type="time">
            <text:p>00:00:00,09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2M08.062S" calcext:value-type="time">
            <text:p>04:12:08,062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7" office:value-type="time" office:time-value="PT04H12M10.255S" calcext:value-type="time">
            <text:p>04:12:10,255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50.214S" calcext:value-type="time">
            <text:p>01:49:50,214</text:p>
          </table:table-cell>
          <table:table-cell table:style-name="ce62" table:formula="of:=[.K140]-[.O140]" office:value-type="time" office:time-value="PT00H00M00.519S" calcext:value-type="time">
            <text:p>00:00:00,519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2" table:formula="of:=[.P140]+[.R140]" office:value-type="time" office:time-value="PT00H00M00.119S" calcext:value-type="time">
            <text:p>00:00:00,119</text:p>
          </table:table-cell>
          <table:table-cell table:style-name="ce62" table:formula="of:=[.K140]+[.R140]" office:value-type="time" office:time-value="PT01H49M50.333S" calcext:value-type="time">
            <text:p>01:49:50,333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PT00H00M04.288S" calcext:value-type="time">
            <text:p>00:00:04,288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2M21.019S" calcext:value-type="time">
            <text:p>04:12:21,019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7" office:value-type="time" office:time-value="PT04H12M23.884S" calcext:value-type="time">
            <text:p>04:12:23,884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9M11.786S" calcext:value-type="time">
            <text:p>02:09:11,786</text:p>
          </table:table-cell>
          <table:table-cell table:style-name="ce62" table:formula="of:=[.K141]-[.O141]" office:value-type="time" office:time-value="PT00H00M00.378S" calcext:value-type="time">
            <text:p>00:00:00,378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2" table:formula="of:=[.P141]+[.R141]" office:value-type="time" office:time-value="PT00H00M00.198S" calcext:value-type="time">
            <text:p>00:00:00,198</text:p>
          </table:table-cell>
          <table:table-cell table:style-name="ce62" table:formula="of:=[.K141]+[.R141]" office:value-type="time" office:time-value="PT02H09M11.984S" calcext:value-type="time">
            <text:p>02:09:11,984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PT00H00M02.808S" calcext:value-type="time">
            <text:p>00:00:02,808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set Data and Math 4.0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849S" calcext:value-type="time">
            <text:p>00:01:14,849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PT00H00M00.018S" calcext:value-type="time">
            <text:p>00:00:00,018</text:p>
          </table:table-cell>
          <table:table-cell table:style-name="ce62" table:formula="of:=[.K2]-[.O2]" office:value-type="time" office:time-value="PT00H00M00.238S" calcext:value-type="time">
            <text:p>00:00:00,238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2]&lt;0;-TIME(0;0;ABS([.Q2])/1000);TIME(0;0;[.Q2]/1000))" office:value-type="time" office:time-value="-PT00H00M00.14S" calcext:value-type="time">
            <text:p>-00:00:00,140</text:p>
          </table:table-cell>
          <table:table-cell table:style-name="ce62" table:formula="of:=[.P2]+[.R2]" office:value-type="time" office:time-value="PT00H00M00.098S" calcext:value-type="time">
            <text:p>00:00:00,098</text:p>
          </table:table-cell>
          <table:table-cell table:style-name="ce62" table:formula="of:=[.K2]+[.R2]" office:value-type="time" office:time-value="PT00H00M00.116S" calcext:value-type="time">
            <text:p>00:00:00,11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992S" calcext:value-type="time">
            <text:p>00:01:57,99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442S" calcext:value-type="time">
            <text:p>-00:07:14,442</text:p>
          </table:table-cell>
          <table:table-cell table:style-name="ce62" table:formula="of:=[.K3]-[.O3]" office:value-type="time" office:time-value="PT00H00M00.283S" calcext:value-type="time">
            <text:p>00:00:00,283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3]&lt;0;-TIME(0;0;ABS([.Q3])/1000);TIME(0;0;[.Q3]/1000))" office:value-type="time" office:time-value="-PT00H00M00.18S" calcext:value-type="time">
            <text:p>-00:00:00,180</text:p>
          </table:table-cell>
          <table:table-cell table:style-name="ce62" table:formula="of:=[.P3]+[.R3]" office:value-type="time" office:time-value="PT00H00M00.103S" calcext:value-type="time">
            <text:p>00:00:00,103</text:p>
          </table:table-cell>
          <table:table-cell table:style-name="ce62" table:formula="of:=[.K3]+[.R3]" office:value-type="time" office:time-value="-PT00H07M14.339S" calcext:value-type="time">
            <text:p>-00:07:14,33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6S" calcext:value-type="time">
            <text:p>00:02:25,336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1S" calcext:value-type="time">
            <text:p>-00:10:10,601</text:p>
          </table:table-cell>
          <table:table-cell/>
          <table:table-cell table:style-name="ce57" office:value-type="time" office:time-value="PT00H02M37.625S" calcext:value-type="time">
            <text:p>00:02:37,62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895S" calcext:value-type="time">
            <text:p>-00:10:10,895</text:p>
          </table:table-cell>
          <table:table-cell table:style-name="ce62" table:formula="of:=[.K4]-[.O4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4]&lt;0;-TIME(0;0;ABS([.Q4])/1000);TIME(0;0;[.Q4]/1000))" office:value-type="time" office:time-value="-PT00H00M00.2S" calcext:value-type="time">
            <text:p>-00:00:00,200</text:p>
          </table:table-cell>
          <table:table-cell table:style-name="ce62" table:formula="of:=[.P4]+[.R4]" office:value-type="time" office:time-value="PT00H00M00.094S" calcext:value-type="time">
            <text:p>00:00:00,094</text:p>
          </table:table-cell>
          <table:table-cell table:style-name="ce62" table:formula="of:=[.K4]+[.R4]" office:value-type="time" office:time-value="-PT00H10M10.801S" calcext:value-type="time">
            <text:p>-00:10:10,801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5S" calcext:value-type="time">
            <text:p>00:00:02,095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6S" calcext:value-type="time">
            <text:p>-00:00:00,286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78S" calcext:value-type="time">
            <text:p>00:39:57,878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2S" calcext:value-type="time">
            <text:p>-00:10:30,620</text:p>
          </table:table-cell>
          <table:table-cell/>
          <table:table-cell table:style-name="ce57" office:value-type="time" office:time-value="PT00H39M58.6S" calcext:value-type="time">
            <text:p>00:39:58,60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0.93S" calcext:value-type="time">
            <text:p>-00:10:30,930</text:p>
          </table:table-cell>
          <table:table-cell table:style-name="ce62" table:formula="of:=[.K5]-[.O5]" office:value-type="time" office:time-value="PT00H00M00.31S" calcext:value-type="time">
            <text:p>00:00:00,31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31S" calcext:value-type="time">
            <text:p>00:00:00,310</text:p>
          </table:table-cell>
          <table:table-cell table:style-name="ce62" table:formula="of:=[.K5]+[.R5]" office:value-type="time" office:time-value="-PT00H10M30.62S" calcext:value-type="time">
            <text:p>-00:10:30,620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37S" calcext:value-type="time">
            <text:p>00:00:00,837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72S" calcext:value-type="time">
            <text:p>-00:00:00,072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31S" calcext:value-type="time">
            <text:p>00:40:28,831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55S" calcext:value-type="time">
            <text:p>-00:15:03,555</text:p>
          </table:table-cell>
          <table:table-cell/>
          <table:table-cell table:style-name="ce57" office:value-type="time" office:time-value="PT00H40M28.122S" calcext:value-type="time">
            <text:p>00:40:28,122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877S" calcext:value-type="time">
            <text:p>-00:15:03,877</text:p>
          </table:table-cell>
          <table:table-cell table:style-name="ce62" table:formula="of:=[.K6]-[.O6]" office:value-type="time" office:time-value="PT00H00M00.322S" calcext:value-type="time">
            <text:p>00:00:00,32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6]&lt;0;-TIME(0;0;ABS([.Q6])/1000);TIME(0;0;[.Q6]/1000))" office:value-type="time" office:time-value="-PT00H00M00.22S" calcext:value-type="time">
            <text:p>-00:00:00,220</text:p>
          </table:table-cell>
          <table:table-cell table:style-name="ce62" table:formula="of:=[.P6]+[.R6]" office:value-type="time" office:time-value="PT00H00M00.102S" calcext:value-type="time">
            <text:p>00:00:00,102</text:p>
          </table:table-cell>
          <table:table-cell table:style-name="ce62" table:formula="of:=[.K6]+[.R6]" office:value-type="time" office:time-value="-PT00H15M03.775S" calcext:value-type="time">
            <text:p>-00:15:03,775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2S" calcext:value-type="time">
            <text:p>00:00:02,720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85S" calcext:value-type="time">
            <text:p>-00:00:00,28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61S" calcext:value-type="time">
            <text:p>00:48:30,06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14S" calcext:value-type="time">
            <text:p>-00:15:49,814</text:p>
          </table:table-cell>
          <table:table-cell/>
          <table:table-cell table:style-name="ce57" office:value-type="time" office:time-value="PT00H48M25.201S" calcext:value-type="time">
            <text:p>00:48:25,201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075S" calcext:value-type="time">
            <text:p>-00:15:50,075</text:p>
          </table:table-cell>
          <table:table-cell table:style-name="ce62" table:formula="of:=[.K9]-[.O9]" office:value-type="time" office:time-value="PT00H00M00.261S" calcext:value-type="time">
            <text:p>00:00:00,261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001S" calcext:value-type="time">
            <text:p>00:00:00,001</text:p>
          </table:table-cell>
          <table:table-cell table:style-name="ce62" table:formula="of:=[.K9]+[.R9]" office:value-type="time" office:time-value="-PT00H15M50.074S" calcext:value-type="time">
            <text:p>-00:15:50,07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401S" calcext:value-type="time">
            <text:p>00:00:05,40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82S" calcext:value-type="time">
            <text:p>00:00:00,08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81S" calcext:value-type="time">
            <text:p>00:52:39,681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292S" calcext:value-type="time">
            <text:p>-00:16:06,292</text:p>
          </table:table-cell>
          <table:table-cell/>
          <table:table-cell table:style-name="ce57" office:value-type="time" office:time-value="PT00H52M42.922S" calcext:value-type="time">
            <text:p>00:52:42,922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46S" calcext:value-type="time">
            <text:p>-00:16:06,546</text:p>
          </table:table-cell>
          <table:table-cell table:style-name="ce62" table:formula="of:=[.K10]-[.O10]" office:value-type="time" office:time-value="PT00H00M00.254S" calcext:value-type="time">
            <text:p>00:00:00,2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54S" calcext:value-type="time">
            <text:p>00:00:00,254</text:p>
          </table:table-cell>
          <table:table-cell table:style-name="ce62" table:formula="of:=[.K10]+[.R10]" office:value-type="time" office:time-value="-PT00H16M06.292S" calcext:value-type="time">
            <text:p>-00:16:06,292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308S" calcext:value-type="time">
            <text:p>00:00:04,308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45S" calcext:value-type="time">
            <text:p>00:56:41,445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54S" calcext:value-type="time">
            <text:p>-00:26:28,554</text:p>
          </table:table-cell>
          <table:table-cell/>
          <table:table-cell table:style-name="ce57" office:value-type="time" office:time-value="PT00H56M32.185S" calcext:value-type="time">
            <text:p>00:56:32,185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8.963S" calcext:value-type="time">
            <text:p>-00:26:28,963</text:p>
          </table:table-cell>
          <table:table-cell table:style-name="ce62" table:formula="of:=[.K11]-[.O11]" office:value-type="time" office:time-value="PT00H00M00.409S" calcext:value-type="time">
            <text:p>00:00:00,4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]&lt;0;-TIME(0;0;ABS([.Q11])/1000);TIME(0;0;[.Q11]/1000))" office:value-type="time" office:time-value="-PT00H00M00.3S" calcext:value-type="time">
            <text:p>-00:00:00,300</text:p>
          </table:table-cell>
          <table:table-cell table:style-name="ce62" table:formula="of:=[.P11]+[.R11]" office:value-type="time" office:time-value="PT00H00M00.109S" calcext:value-type="time">
            <text:p>00:00:00,109</text:p>
          </table:table-cell>
          <table:table-cell table:style-name="ce62" table:formula="of:=[.K11]+[.R11]" office:value-type="time" office:time-value="-PT00H26M28.854S" calcext:value-type="time">
            <text:p>-00:26:28,854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35S" calcext:value-type="time">
            <text:p>00:00:08,535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21S" calcext:value-type="time">
            <text:p>-00:00:00,22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89S" calcext:value-type="time">
            <text:p>00:59:49,38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6S" calcext:value-type="time">
            <text:p>-00:26:43,860</text:p>
          </table:table-cell>
          <table:table-cell/>
          <table:table-cell table:style-name="ce57" office:value-type="time" office:time-value="PT00H59M50.416S" calcext:value-type="time">
            <text:p>00:59:50,416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319S" calcext:value-type="time">
            <text:p>-00:26:44,319</text:p>
          </table:table-cell>
          <table:table-cell table:style-name="ce62" table:formula="of:=[.K12]-[.O12]" office:value-type="time" office:time-value="PT00H00M00.459S" calcext:value-type="time">
            <text:p>00:00:00,4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]&lt;0;-TIME(0;0;ABS([.Q12])/1000);TIME(0;0;[.Q12]/1000))" office:value-type="time" office:time-value="-PT00H00M00.3S" calcext:value-type="time">
            <text:p>-00:00:00,300</text:p>
          </table:table-cell>
          <table:table-cell table:style-name="ce62" table:formula="of:=[.P12]+[.R12]" office:value-type="time" office:time-value="PT00H00M00.159S" calcext:value-type="time">
            <text:p>00:00:00,159</text:p>
          </table:table-cell>
          <table:table-cell table:style-name="ce62" table:formula="of:=[.K12]+[.R12]" office:value-type="time" office:time-value="-PT00H26M44.16S" calcext:value-type="time">
            <text:p>-00:26:44,16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87S" calcext:value-type="time">
            <text:p>00:00:02,38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313S" calcext:value-type="time">
            <text:p>01:01:58,313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397S" calcext:value-type="time">
            <text:p>-00:26:47,397</text:p>
          </table:table-cell>
          <table:table-cell/>
          <table:table-cell table:style-name="ce57" office:value-type="time" office:time-value="PT01H01M59.648S" calcext:value-type="time">
            <text:p>01:01:59,648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806S" calcext:value-type="time">
            <text:p>-00:26:47,806</text:p>
          </table:table-cell>
          <table:table-cell table:style-name="ce62" table:formula="of:=[.K13]-[.O13]" office:value-type="time" office:time-value="PT00H00M00.409S" calcext:value-type="time">
            <text:p>00:00:00,409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559S" calcext:value-type="time">
            <text:p>00:00:00,559</text:p>
          </table:table-cell>
          <table:table-cell table:style-name="ce62" table:formula="of:=[.K13]+[.R13]" office:value-type="time" office:time-value="-PT00H26M47.247S" calcext:value-type="time">
            <text:p>-00:26:47,247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1.014S" calcext:value-type="time">
            <text:p>00:00:01,014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27S" calcext:value-type="time">
            <text:p>00:00:00,127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573S" calcext:value-type="time">
            <text:p>01:02:56,573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7.846S" calcext:value-type="time">
            <text:p>-00:25:57,846</text:p>
          </table:table-cell>
          <table:table-cell table:style-name="ce62" table:formula="of:=[.K15]-[.O15]" office:value-type="time" office:time-value="PT00H00M00.282S" calcext:value-type="time">
            <text:p>00:00:00,282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5]&lt;0;-TIME(0;0;ABS([.Q15])/1000);TIME(0;0;[.Q15]/1000))" office:value-type="time" office:time-value="-PT00H00M00.2S" calcext:value-type="time">
            <text:p>-00:00:00,200</text:p>
          </table:table-cell>
          <table:table-cell table:style-name="ce62" table:formula="of:=[.P15]+[.R15]" office:value-type="time" office:time-value="PT00H00M00.082S" calcext:value-type="time">
            <text:p>00:00:00,082</text:p>
          </table:table-cell>
          <table:table-cell table:style-name="ce62" table:formula="of:=[.K15]+[.R15]" office:value-type="time" office:time-value="-PT00H25M57.764S" calcext:value-type="time">
            <text:p>-00:25:57,76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1.931S" calcext:value-type="time">
            <text:p>-00:27:41,931</text:p>
          </table:table-cell>
          <table:table-cell table:style-name="ce62" table:formula="of:=[.K16]-[.O16]" office:value-type="time" office:time-value="PT00H00M00.474S" calcext:value-type="time">
            <text:p>00:00:00,4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6]&lt;0;-TIME(0;0;ABS([.Q16])/1000);TIME(0;0;[.Q16]/1000))" office:value-type="time" office:time-value="PT00H00M00S" calcext:value-type="time">
            <text:p>00:00:00,000</text:p>
          </table:table-cell>
          <table:table-cell table:style-name="ce62" table:formula="of:=[.P16]+[.R16]" office:value-type="time" office:time-value="PT00H00M00.474S" calcext:value-type="time">
            <text:p>00:00:00,474</text:p>
          </table:table-cell>
          <table:table-cell table:style-name="ce62" table:formula="of:=[.K16]+[.R16]" office:value-type="time" office:time-value="-PT00H27M41.457S" calcext:value-type="time">
            <text:p>-00:27:41,457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5S" calcext:value-type="time">
            <text:p>00:00:09,050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16S" calcext:value-type="time">
            <text:p>00:00:00,11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1.931S" calcext:value-type="time">
            <text:p>-00:27:41,931</text:p>
          </table:table-cell>
          <table:table-cell table:style-name="ce62" table:formula="of:=[.K17]-[.O17]" office:value-type="time" office:time-value="PT00H00M00.474S" calcext:value-type="time">
            <text:p>00:00:00,47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174S" calcext:value-type="time">
            <text:p>00:00:00,174</text:p>
          </table:table-cell>
          <table:table-cell table:style-name="ce62" table:formula="of:=[.K17]+[.R17]" office:value-type="time" office:time-value="-PT00H27M41.757S" calcext:value-type="time">
            <text:p>-00:27:41,757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87S" calcext:value-type="time">
            <text:p>00:00:03,287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94S" calcext:value-type="time">
            <text:p>-00:00:00,294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28S" calcext:value-type="time">
            <text:p>01:07:00,528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26S" calcext:value-type="time">
            <text:p>-00:33:29,726</text:p>
          </table:table-cell>
          <table:table-cell/>
          <table:table-cell table:style-name="ce57" office:value-type="time" office:time-value="PT01H06M55.573S" calcext:value-type="time">
            <text:p>01:06:55,573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122S" calcext:value-type="time">
            <text:p>-00:33:30,122</text:p>
          </table:table-cell>
          <table:table-cell table:style-name="ce62" table:formula="of:=[.K18]-[.O18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8]&lt;0;-TIME(0;0;ABS([.Q18])/1000);TIME(0;0;[.Q18]/1000))" office:value-type="time" office:time-value="-PT00H00M00.3S" calcext:value-type="time">
            <text:p>-00:00:00,300</text:p>
          </table:table-cell>
          <table:table-cell table:style-name="ce62" table:formula="of:=[.P18]+[.R18]" office:value-type="time" office:time-value="PT00H00M00.096S" calcext:value-type="time">
            <text:p>00:00:00,096</text:p>
          </table:table-cell>
          <table:table-cell table:style-name="ce62" table:formula="of:=[.K18]+[.R18]" office:value-type="time" office:time-value="-PT00H33M30.026S" calcext:value-type="time">
            <text:p>-00:33:30,026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48S" calcext:value-type="time">
            <text:p>00:00:11,648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54S" calcext:value-type="time">
            <text:p>-00:00:00,154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9S" calcext:value-type="time">
            <text:p>01:07:55,109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S" calcext:value-type="time">
            <text:p>-00:32:40,250</text:p>
          </table:table-cell>
          <table:table-cell/>
          <table:table-cell table:style-name="ce57" office:value-type="time" office:time-value="PT01H07M58.738S" calcext:value-type="time">
            <text:p>01:07:58,738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718S" calcext:value-type="time">
            <text:p>-00:32:40,718</text:p>
          </table:table-cell>
          <table:table-cell table:style-name="ce62" table:formula="of:=[.K19]-[.O19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468S" calcext:value-type="time">
            <text:p>00:00:00,468</text:p>
          </table:table-cell>
          <table:table-cell table:style-name="ce62" table:formula="of:=[.K19]+[.R19]" office:value-type="time" office:time-value="-PT00H32M40.25S" calcext:value-type="time">
            <text:p>-00:32:40,250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3S" calcext:value-type="time">
            <text:p>00:00:00,630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-PT00H00M00.008S" calcext:value-type="time">
            <text:p>-00:00:00,008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67S" calcext:value-type="time">
            <text:p>01:09:47,667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69S" calcext:value-type="time">
            <text:p>-00:34:39,969</text:p>
          </table:table-cell>
          <table:table-cell/>
          <table:table-cell table:style-name="ce57" office:value-type="time" office:time-value="PT01H09M47.917S" calcext:value-type="time">
            <text:p>01:09:47,917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435S" calcext:value-type="time">
            <text:p>-00:34:40,435</text:p>
          </table:table-cell>
          <table:table-cell table:style-name="ce62" table:formula="of:=[.K20]-[.O20]" office:value-type="time" office:time-value="PT00H00M00.466S" calcext:value-type="time">
            <text:p>00:00:00,46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166S" calcext:value-type="time">
            <text:p>00:00:00,166</text:p>
          </table:table-cell>
          <table:table-cell table:style-name="ce62" table:formula="of:=[.K20]+[.R20]" office:value-type="time" office:time-value="-PT00H34M40.269S" calcext:value-type="time">
            <text:p>-00:34:40,269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72S" calcext:value-type="time">
            <text:p>00:00:03,472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302S" calcext:value-type="time">
            <text:p>-00:00:00,30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311S" calcext:value-type="time">
            <text:p>01:10:54,311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184S" calcext:value-type="time">
            <text:p>-00:35:07,184</text:p>
          </table:table-cell>
          <table:table-cell/>
          <table:table-cell table:style-name="ce57" office:value-type="time" office:time-value="PT01H10M55.578S" calcext:value-type="time">
            <text:p>01:10:55,578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94S" calcext:value-type="time">
            <text:p>-00:35:07,994</text:p>
          </table:table-cell>
          <table:table-cell table:style-name="ce62" table:formula="of:=[.K21]-[.O21]" office:value-type="time" office:time-value="PT00H00M00.81S" calcext:value-type="time">
            <text:p>00:00:00,810</text:p>
          </table:table-cell>
          <table:table-cell table:style-name="ce67" office:value-type="float" office:value="-110" calcext:value-type="float">
            <text:p>-110</text:p>
          </table:table-cell>
          <table:table-cell table:style-name="ce62" table:formula="of:=IF([.Q21]&lt;0;-TIME(0;0;ABS([.Q21])/1000);TIME(0;0;[.Q21]/1000))" office:value-type="time" office:time-value="-PT00H00M00.11S" calcext:value-type="time">
            <text:p>-00:00:00,110</text:p>
          </table:table-cell>
          <table:table-cell table:style-name="ce62" table:formula="of:=[.P21]+[.R21]" office:value-type="time" office:time-value="PT00H00M00.7S" calcext:value-type="time">
            <text:p>00:00:00,700</text:p>
          </table:table-cell>
          <table:table-cell table:style-name="ce62" table:formula="of:=[.K21]+[.R21]" office:value-type="time" office:time-value="-PT00H35M07.294S" calcext:value-type="time">
            <text:p>-00:35:07,294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26S" calcext:value-type="time">
            <text:p>-00:00:00,626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109S" calcext:value-type="time">
            <text:p>-00:00:00,109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47S" calcext:value-type="time">
            <text:p>01:11:02,447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03S" calcext:value-type="time">
            <text:p>-00:35:14,403</text:p>
          </table:table-cell>
          <table:table-cell/>
          <table:table-cell table:style-name="ce57" office:value-type="time" office:time-value="PT01H11M04.591S" calcext:value-type="time">
            <text:p>01:11:04,591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204S" calcext:value-type="time">
            <text:p>-00:35:15,204</text:p>
          </table:table-cell>
          <table:table-cell table:style-name="ce62" table:formula="of:=[.K22]-[.O22]" office:value-type="time" office:time-value="PT00H00M00.801S" calcext:value-type="time">
            <text:p>00:00:00,8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2]&lt;0;-TIME(0;0;ABS([.Q22])/1000);TIME(0;0;[.Q22]/1000))" office:value-type="time" office:time-value="-PT00H00M00.3S" calcext:value-type="time">
            <text:p>-00:00:00,300</text:p>
          </table:table-cell>
          <table:table-cell table:style-name="ce62" table:formula="of:=[.P22]+[.R22]" office:value-type="time" office:time-value="PT00H00M00.501S" calcext:value-type="time">
            <text:p>00:00:00,501</text:p>
          </table:table-cell>
          <table:table-cell table:style-name="ce62" table:formula="of:=[.K22]+[.R22]" office:value-type="time" office:time-value="-PT00H35M14.703S" calcext:value-type="time">
            <text:p>-00:35:14,703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49S" calcext:value-type="time">
            <text:p>-00:00:00,149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205S" calcext:value-type="time">
            <text:p>-00:00:00,205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38S" calcext:value-type="time">
            <text:p>01:11:30,838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096S" calcext:value-type="time">
            <text:p>-00:35:54,096</text:p>
          </table:table-cell>
          <table:table-cell/>
          <table:table-cell table:style-name="ce57" office:value-type="time" office:time-value="PT01H11M32.953S" calcext:value-type="time">
            <text:p>01:11:32,953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95S" calcext:value-type="time">
            <text:p>-00:35:54,495</text:p>
          </table:table-cell>
          <table:table-cell table:style-name="ce62" table:formula="of:=[.K23]-[.O23]" office:value-type="time" office:time-value="PT00H00M00.399S" calcext:value-type="time">
            <text:p>00:00:00,39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3]&lt;0;-TIME(0;0;ABS([.Q23])/1000);TIME(0;0;[.Q23]/1000))" office:value-type="time" office:time-value="-PT00H00M00.3S" calcext:value-type="time">
            <text:p>-00:00:00,300</text:p>
          </table:table-cell>
          <table:table-cell table:style-name="ce62" table:formula="of:=[.P23]+[.R23]" office:value-type="time" office:time-value="PT00H00M00.099S" calcext:value-type="time">
            <text:p>00:00:00,099</text:p>
          </table:table-cell>
          <table:table-cell table:style-name="ce62" table:formula="of:=[.K23]+[.R23]" office:value-type="time" office:time-value="-PT00H35M54.396S" calcext:value-type="time">
            <text:p>-00:35:54,396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52S" calcext:value-type="time">
            <text:p>00:00:04,652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93S" calcext:value-type="time">
            <text:p>-00:00:00,19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407S" calcext:value-type="time">
            <text:p>01:13:22,407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37S" calcext:value-type="time">
            <text:p>-00:36:14,937</text:p>
          </table:table-cell>
          <table:table-cell/>
          <table:table-cell table:style-name="ce57" office:value-type="time" office:time-value="PT01H13M25.029S" calcext:value-type="time">
            <text:p>01:13:25,029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261S" calcext:value-type="time">
            <text:p>-00:36:15,261</text:p>
          </table:table-cell>
          <table:table-cell table:style-name="ce62" table:formula="of:=[.K24]-[.O24]" office:value-type="time" office:time-value="PT00H00M00.324S" calcext:value-type="time">
            <text:p>00:00:00,32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324S" calcext:value-type="time">
            <text:p>00:00:00,324</text:p>
          </table:table-cell>
          <table:table-cell table:style-name="ce62" table:formula="of:=[.K24]+[.R24]" office:value-type="time" office:time-value="-PT00H36M14.937S" calcext:value-type="time">
            <text:p>-00:36:14,937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208S" calcext:value-type="time">
            <text:p>00:00:24,208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08S" calcext:value-type="time">
            <text:p>01:13:51,908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13S" calcext:value-type="time">
            <text:p>-00:36:14,913</text:p>
          </table:table-cell>
          <table:table-cell/>
          <table:table-cell table:style-name="ce57" office:value-type="time" office:time-value="PT01H13M52.024S" calcext:value-type="time">
            <text:p>01:13:52,024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29S" calcext:value-type="time">
            <text:p>-00:36:15,290</text:p>
          </table:table-cell>
          <table:table-cell table:style-name="ce62" table:formula="of:=[.K25]-[.O25]" office:value-type="time" office:time-value="PT00H00M00.377S" calcext:value-type="time">
            <text:p>00:00:00,37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5]&lt;0;-TIME(0;0;ABS([.Q25])/1000);TIME(0;0;[.Q25]/1000))" office:value-type="time" office:time-value="-PT00H00M00.3S" calcext:value-type="time">
            <text:p>-00:00:00,300</text:p>
          </table:table-cell>
          <table:table-cell table:style-name="ce62" table:formula="of:=[.P25]+[.R25]" office:value-type="time" office:time-value="PT00H00M00.077S" calcext:value-type="time">
            <text:p>00:00:00,077</text:p>
          </table:table-cell>
          <table:table-cell table:style-name="ce62" table:formula="of:=[.K25]+[.R25]" office:value-type="time" office:time-value="-PT00H36M15.213S" calcext:value-type="time">
            <text:p>-00:36:15,213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9S" calcext:value-type="time">
            <text:p>00:00:00,389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9S" calcext:value-type="time">
            <text:p>-00:00:00,209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46S" calcext:value-type="time">
            <text:p>01:19:16,046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36S" calcext:value-type="time">
            <text:p>-00:51:14,136</text:p>
          </table:table-cell>
          <table:table-cell/>
          <table:table-cell table:style-name="ce57" office:value-type="time" office:time-value="PT01H19M19.354S" calcext:value-type="time">
            <text:p>01:19:19,354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516S" calcext:value-type="time">
            <text:p>-00:51:14,516</text:p>
          </table:table-cell>
          <table:table-cell table:style-name="ce62" table:formula="of:=[.K26]-[.O26]" office:value-type="time" office:time-value="PT00H00M00.38S" calcext:value-type="time">
            <text:p>00:00:00,38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6]&lt;0;-TIME(0;0;ABS([.Q26])/1000);TIME(0;0;[.Q26]/1000))" office:value-type="time" office:time-value="-PT00H00M00.3S" calcext:value-type="time">
            <text:p>-00:00:00,300</text:p>
          </table:table-cell>
          <table:table-cell table:style-name="ce62" table:formula="of:=[.P26]+[.R26]" office:value-type="time" office:time-value="PT00H00M00.08S" calcext:value-type="time">
            <text:p>00:00:00,080</text:p>
          </table:table-cell>
          <table:table-cell table:style-name="ce62" table:formula="of:=[.K26]+[.R26]" office:value-type="time" office:time-value="-PT00H51M14.436S" calcext:value-type="time">
            <text:p>-00:51:14,436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63S" calcext:value-type="time">
            <text:p>00:00:01,363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8S" calcext:value-type="time">
            <text:p>01:20:35,280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45S" calcext:value-type="time">
            <text:p>-00:51:16,045</text:p>
          </table:table-cell>
          <table:table-cell/>
          <table:table-cell table:style-name="ce57" office:value-type="time" office:time-value="PT01H20M25.646S" calcext:value-type="time">
            <text:p>01:20:25,646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547S" calcext:value-type="time">
            <text:p>-00:51:16,547</text:p>
          </table:table-cell>
          <table:table-cell table:style-name="ce62" table:formula="of:=[.K27]-[.O27]" office:value-type="time" office:time-value="PT00H00M00.502S" calcext:value-type="time">
            <text:p>00:00:00,50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02S" calcext:value-type="time">
            <text:p>00:00:00,202</text:p>
          </table:table-cell>
          <table:table-cell table:style-name="ce62" table:formula="of:=[.K27]+[.R27]" office:value-type="time" office:time-value="-PT00H51M16.345S" calcext:value-type="time">
            <text:p>-00:51:16,345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39S" calcext:value-type="time">
            <text:p>00:00:16,539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309S" calcext:value-type="time">
            <text:p>-00:00:00,309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39S" calcext:value-type="time">
            <text:p>01:20:58,639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05S" calcext:value-type="time">
            <text:p>-00:51:21,605</text:p>
          </table:table-cell>
          <table:table-cell/>
          <table:table-cell table:style-name="ce57" office:value-type="time" office:time-value="PT01H21M00.783S" calcext:value-type="time">
            <text:p>01:21:00,783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1.869S" calcext:value-type="time">
            <text:p>-00:51:21,869</text:p>
          </table:table-cell>
          <table:table-cell table:style-name="ce62" table:formula="of:=[.K28]-[.O28]" office:value-type="time" office:time-value="PT00H00M00.264S" calcext:value-type="time">
            <text:p>00:00:00,264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-PT00H00M00.006S" calcext:value-type="time">
            <text:p>-00:00:00,006</text:p>
          </table:table-cell>
          <table:table-cell table:style-name="ce62" table:formula="of:=[.K28]+[.R28]" office:value-type="time" office:time-value="-PT00H51M21.875S" calcext:value-type="time">
            <text:p>-00:51:21,875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303S" calcext:value-type="time">
            <text:p>00:00:02,303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8S" calcext:value-type="time">
            <text:p>-00:00:00,280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28.387S" calcext:value-type="time">
            <text:p>-00:36:28,387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28.387S" calcext:value-type="time">
            <text:p>-00:36:28,387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28.387S" calcext:value-type="time">
            <text:p>-00:36:28,387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2.896S" calcext:value-type="time">
            <text:p>00:00:02,896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-PT00H00M02.896S" calcext:value-type="time">
            <text:p>-00:00:02,896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6.841S" calcext:value-type="time">
            <text:p>01:21:56,841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07.716S" calcext:value-type="time">
            <text:p>-00:37:07,716</text:p>
          </table:table-cell>
          <table:table-cell/>
          <table:table-cell table:style-name="ce57" office:value-type="time" office:time-value="PT01H21M48.029S" calcext:value-type="time">
            <text:p>01:21:48,029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08.109S" calcext:value-type="time">
            <text:p>-00:37:08,109</text:p>
          </table:table-cell>
          <table:table-cell table:style-name="ce62" table:formula="of:=[.K30]-[.O30]" office:value-type="time" office:time-value="PT00H00M00.393S" calcext:value-type="time">
            <text:p>00:00:00,39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0]&lt;0;-TIME(0;0;ABS([.Q30])/1000);TIME(0;0;[.Q30]/1000))" office:value-type="time" office:time-value="-PT00H00M00.3S" calcext:value-type="time">
            <text:p>-00:00:00,300</text:p>
          </table:table-cell>
          <table:table-cell table:style-name="ce62" table:formula="of:=[.P30]+[.R30]" office:value-type="time" office:time-value="PT00H00M00.093S" calcext:value-type="time">
            <text:p>00:00:00,093</text:p>
          </table:table-cell>
          <table:table-cell table:style-name="ce62" table:formula="of:=[.K30]+[.R30]" office:value-type="time" office:time-value="-PT00H37M08.016S" calcext:value-type="time">
            <text:p>-00:37:08,016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22.135S" calcext:value-type="time">
            <text:p>00:00:22,135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3.154S" calcext:value-type="time">
            <text:p>-00:00:03,154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6.057S" calcext:value-type="time">
            <text:p>01:33:46,057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6.113S" calcext:value-type="time">
            <text:p>-00:39:06,113</text:p>
          </table:table-cell>
          <table:table-cell/>
          <table:table-cell table:style-name="ce57" office:value-type="time" office:time-value="PT01H33M35.439S" calcext:value-type="time">
            <text:p>01:33:35,439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6.524S" calcext:value-type="time">
            <text:p>-00:39:06,524</text:p>
          </table:table-cell>
          <table:table-cell table:style-name="ce62" table:formula="of:=[.K31]-[.O31]" office:value-type="time" office:time-value="PT00H00M00.411S" calcext:value-type="time">
            <text:p>00:00:00,41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1]&lt;0;-TIME(0;0;ABS([.Q31])/1000);TIME(0;0;[.Q31]/1000))" office:value-type="time" office:time-value="-PT00H00M00.3S" calcext:value-type="time">
            <text:p>-00:00:00,300</text:p>
          </table:table-cell>
          <table:table-cell table:style-name="ce62" table:formula="of:=[.P31]+[.R31]" office:value-type="time" office:time-value="PT00H00M00.111S" calcext:value-type="time">
            <text:p>00:00:00,111</text:p>
          </table:table-cell>
          <table:table-cell table:style-name="ce62" table:formula="of:=[.K31]+[.R31]" office:value-type="time" office:time-value="-PT00H39M06.413S" calcext:value-type="time">
            <text:p>-00:39:06,413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21.631S" calcext:value-type="time">
            <text:p>00:00:21,631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2.989S" calcext:value-type="time">
            <text:p>-00:00:02,989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8.76S" calcext:value-type="time">
            <text:p>01:35:38,76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4.704S" calcext:value-type="time">
            <text:p>-00:39:54,704</text:p>
          </table:table-cell>
          <table:table-cell/>
          <table:table-cell table:style-name="ce57" office:value-type="time" office:time-value="PT01H35M24.409S" calcext:value-type="time">
            <text:p>01:35:24,409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5.17S" calcext:value-type="time">
            <text:p>-00:39:55,170</text:p>
          </table:table-cell>
          <table:table-cell table:style-name="ce62" table:formula="of:=[.K32]-[.O32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466S" calcext:value-type="time">
            <text:p>00:00:00,466</text:p>
          </table:table-cell>
          <table:table-cell table:style-name="ce62" table:formula="of:=[.K32]+[.R32]" office:value-type="time" office:time-value="-PT00H39M54.704S" calcext:value-type="time">
            <text:p>-00:39:54,70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6.848S" calcext:value-type="time">
            <text:p>00:00:16,84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2.828S" calcext:value-type="time">
            <text:p>-00:00:02,82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9.869S" calcext:value-type="time">
            <text:p>01:35:49,869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5.884S" calcext:value-type="time">
            <text:p>-00:40:05,884</text:p>
          </table:table-cell>
          <table:table-cell/>
          <table:table-cell table:style-name="ce57" office:value-type="time" office:time-value="PT01H35M49.008S" calcext:value-type="time">
            <text:p>01:35:49,008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6.265S" calcext:value-type="time">
            <text:p>-00:40:06,265</text:p>
          </table:table-cell>
          <table:table-cell table:style-name="ce62" table:formula="of:=[.K33]-[.O33]" office:value-type="time" office:time-value="PT00H00M00.381S" calcext:value-type="time">
            <text:p>00:00:00,38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3]&lt;0;-TIME(0;0;ABS([.Q33])/1000);TIME(0;0;[.Q33]/1000))" office:value-type="time" office:time-value="-PT00H00M00.3S" calcext:value-type="time">
            <text:p>-00:00:00,300</text:p>
          </table:table-cell>
          <table:table-cell table:style-name="ce62" table:formula="of:=[.P33]+[.R33]" office:value-type="time" office:time-value="PT00H00M00.081S" calcext:value-type="time">
            <text:p>00:00:00,081</text:p>
          </table:table-cell>
          <table:table-cell table:style-name="ce62" table:formula="of:=[.K33]+[.R33]" office:value-type="time" office:time-value="-PT00H40M06.184S" calcext:value-type="time">
            <text:p>-00:40:06,184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4.826S" calcext:value-type="time">
            <text:p>00:00:04,826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3.052S" calcext:value-type="time">
            <text:p>-00:00:03,052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21.975S" calcext:value-type="time">
            <text:p>01:36:21,975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39.349S" calcext:value-type="time">
            <text:p>-00:41:39,349</text:p>
          </table:table-cell>
          <table:table-cell/>
          <table:table-cell table:style-name="ce57" office:value-type="time" office:time-value="PT01H36M23.436S" calcext:value-type="time">
            <text:p>01:36:23,436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39.638S" calcext:value-type="time">
            <text:p>-00:41:39,638</text:p>
          </table:table-cell>
          <table:table-cell table:style-name="ce62" table:formula="of:=[.K34]-[.O34]" office:value-type="time" office:time-value="PT00H00M00.289S" calcext:value-type="time">
            <text:p>00:00:00,289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34]&lt;0;-TIME(0;0;ABS([.Q34])/1000);TIME(0;0;[.Q34]/1000))" office:value-type="time" office:time-value="-PT00H00M00.28S" calcext:value-type="time">
            <text:p>-00:00:00,280</text:p>
          </table:table-cell>
          <table:table-cell table:style-name="ce62" table:formula="of:=[.P34]+[.R34]" office:value-type="time" office:time-value="PT00H00M00.009S" calcext:value-type="time">
            <text:p>00:00:00,009</text:p>
          </table:table-cell>
          <table:table-cell table:style-name="ce62" table:formula="of:=[.K34]+[.R34]" office:value-type="time" office:time-value="-PT00H41M39.629S" calcext:value-type="time">
            <text:p>-00:41:39,629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3.024S" calcext:value-type="time">
            <text:p>00:00:03,024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2.931S" calcext:value-type="time">
            <text:p>-00:00:02,931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22.148S" calcext:value-type="time">
            <text:p>01:41:22,148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4.447S" calcext:value-type="time">
            <text:p>-00:41:54,447</text:p>
          </table:table-cell>
          <table:table-cell/>
          <table:table-cell table:style-name="ce57" office:value-type="time" office:time-value="PT01H41M19.433S" calcext:value-type="time">
            <text:p>01:41:19,433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4.904S" calcext:value-type="time">
            <text:p>-00:41:54,904</text:p>
          </table:table-cell>
          <table:table-cell table:style-name="ce62" table:formula="of:=[.K35]-[.O35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5]&lt;0;-TIME(0;0;ABS([.Q35])/1000);TIME(0;0;[.Q35]/1000))" office:value-type="time" office:time-value="-PT00H00M00.3S" calcext:value-type="time">
            <text:p>-00:00:00,300</text:p>
          </table:table-cell>
          <table:table-cell table:style-name="ce62" table:formula="of:=[.P35]+[.R35]" office:value-type="time" office:time-value="PT00H00M00.157S" calcext:value-type="time">
            <text:p>00:00:00,157</text:p>
          </table:table-cell>
          <table:table-cell table:style-name="ce62" table:formula="of:=[.K35]+[.R35]" office:value-type="time" office:time-value="-PT00H41M54.747S" calcext:value-type="time">
            <text:p>-00:41:54,747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7.048S" calcext:value-type="time">
            <text:p>00:00:07,048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3.078S" calcext:value-type="time">
            <text:p>-00:00:03,078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51.575S" calcext:value-type="time">
            <text:p>01:41:51,575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0.663S" calcext:value-type="time">
            <text:p>-00:42:10,663</text:p>
          </table:table-cell>
          <table:table-cell/>
          <table:table-cell table:style-name="ce57" office:value-type="time" office:time-value="PT01H41M51.632S" calcext:value-type="time">
            <text:p>01:41:51,632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1.135S" calcext:value-type="time">
            <text:p>-00:42:11,135</text:p>
          </table:table-cell>
          <table:table-cell table:style-name="ce62" table:formula="of:=[.K36]-[.O36]" office:value-type="time" office:time-value="PT00H00M00.472S" calcext:value-type="time">
            <text:p>00:00:00,4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72S" calcext:value-type="time">
            <text:p>00:00:00,172</text:p>
          </table:table-cell>
          <table:table-cell table:style-name="ce62" table:formula="of:=[.K36]+[.R36]" office:value-type="time" office:time-value="-PT00H42M10.963S" calcext:value-type="time">
            <text:p>-00:42:10,963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3.345S" calcext:value-type="time">
            <text:p>00:00:03,345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3.115S" calcext:value-type="time">
            <text:p>-00:00:03,115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3.08S" calcext:value-type="time">
            <text:p>01:42:03,080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6.592S" calcext:value-type="time">
            <text:p>-00:42:16,592</text:p>
          </table:table-cell>
          <table:table-cell/>
          <table:table-cell table:style-name="ce57" office:value-type="time" office:time-value="PT01H42M03.447S" calcext:value-type="time">
            <text:p>01:42:03,447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7.003S" calcext:value-type="time">
            <text:p>-00:42:17,003</text:p>
          </table:table-cell>
          <table:table-cell table:style-name="ce62" table:formula="of:=[.K37]-[.O37]" office:value-type="time" office:time-value="PT00H00M00.411S" calcext:value-type="time">
            <text:p>00:00:00,41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21S" calcext:value-type="time">
            <text:p>00:00:00,021</text:p>
          </table:table-cell>
          <table:table-cell table:style-name="ce62" table:formula="of:=[.K37]+[.R37]" office:value-type="time" office:time-value="-PT00H42M16.982S" calcext:value-type="time">
            <text:p>-00:42:16,982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4.766S" calcext:value-type="time">
            <text:p>00:00:04,766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3.201S" calcext:value-type="time">
            <text:p>-00:00:03,201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4.913S" calcext:value-type="time">
            <text:p>01:42:34,913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1.683S" calcext:value-type="time">
            <text:p>-00:42:21,683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2.039S" calcext:value-type="time">
            <text:p>-00:42:22,039</text:p>
          </table:table-cell>
          <table:table-cell table:style-name="ce62" table:formula="of:=[.K38]-[.O38]" office:value-type="time" office:time-value="PT00H00M00.356S" calcext:value-type="time">
            <text:p>00:00:00,35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356S" calcext:value-type="time">
            <text:p>00:00:00,356</text:p>
          </table:table-cell>
          <table:table-cell table:style-name="ce62" table:formula="of:=[.K38]+[.R38]" office:value-type="time" office:time-value="-PT00H42M21.683S" calcext:value-type="time">
            <text:p>-00:42:21,683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3.242S" calcext:value-type="time">
            <text:p>00:00:03,242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3.083S" calcext:value-type="time">
            <text:p>-00:00:03,08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6.301S" calcext:value-type="time">
            <text:p>01:42:36,301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1.677S" calcext:value-type="time">
            <text:p>-00:42:21,677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2.039S" calcext:value-type="time">
            <text:p>-00:42:22,039</text:p>
          </table:table-cell>
          <table:table-cell table:style-name="ce62" table:formula="of:=[.K39]-[.O39]" office:value-type="time" office:time-value="PT00H00M00.362S" calcext:value-type="time">
            <text:p>00:00:00,36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362S" calcext:value-type="time">
            <text:p>00:00:00,362</text:p>
          </table:table-cell>
          <table:table-cell table:style-name="ce62" table:formula="of:=[.K39]+[.R39]" office:value-type="time" office:time-value="-PT00H42M21.677S" calcext:value-type="time">
            <text:p>-00:42:21,677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3.42S" calcext:value-type="time">
            <text:p>00:00:03,420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3.089S" calcext:value-type="time">
            <text:p>-00:00:03,089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41.284S" calcext:value-type="time">
            <text:p>01:43:41,284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1.315S" calcext:value-type="time">
            <text:p>-00:43:21,315</text:p>
          </table:table-cell>
          <table:table-cell/>
          <table:table-cell table:style-name="ce57" office:value-type="time" office:time-value="PT01H43M26.459S" calcext:value-type="time">
            <text:p>01:43:26,459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1.758S" calcext:value-type="time">
            <text:p>-00:43:21,758</text:p>
          </table:table-cell>
          <table:table-cell table:style-name="ce62" table:formula="of:=[.K40]-[.O40]" office:value-type="time" office:time-value="PT00H00M00.443S" calcext:value-type="time">
            <text:p>00:00:00,44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43S" calcext:value-type="time">
            <text:p>00:00:00,443</text:p>
          </table:table-cell>
          <table:table-cell table:style-name="ce62" table:formula="of:=[.K40]+[.R40]" office:value-type="time" office:time-value="-PT00H43M21.315S" calcext:value-type="time">
            <text:p>-00:43:21,315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21.78S" calcext:value-type="time">
            <text:p>00:00:21,780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-PT00H00M02.809S" calcext:value-type="time">
            <text:p>-00:00:02,809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7.576S" calcext:value-type="time">
            <text:p>01:44:07,576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28.025S" calcext:value-type="time">
            <text:p>-00:43:28,025</text:p>
          </table:table-cell>
          <table:table-cell/>
          <table:table-cell table:style-name="ce57" office:value-type="time" office:time-value="PT01H44M08.372S" calcext:value-type="time">
            <text:p>01:44:08,372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28.482S" calcext:value-type="time">
            <text:p>-00:43:28,482</text:p>
          </table:table-cell>
          <table:table-cell table:style-name="ce62" table:formula="of:=[.K41]-[.O41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1]&lt;0;-TIME(0;0;ABS([.Q41])/1000);TIME(0;0;[.Q41]/1000))" office:value-type="time" office:time-value="-PT00H00M00.3S" calcext:value-type="time">
            <text:p>-00:00:00,300</text:p>
          </table:table-cell>
          <table:table-cell table:style-name="ce62" table:formula="of:=[.P41]+[.R41]" office:value-type="time" office:time-value="PT00H00M00.157S" calcext:value-type="time">
            <text:p>00:00:00,157</text:p>
          </table:table-cell>
          <table:table-cell table:style-name="ce62" table:formula="of:=[.K41]+[.R41]" office:value-type="time" office:time-value="-PT00H43M28.325S" calcext:value-type="time">
            <text:p>-00:43:28,325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3.324S" calcext:value-type="time">
            <text:p>00:00:03,324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3.027S" calcext:value-type="time">
            <text:p>-00:00:03,027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6.571S" calcext:value-type="time">
            <text:p>01:44:26,571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4.831S" calcext:value-type="time">
            <text:p>-00:43:34,831</text:p>
          </table:table-cell>
          <table:table-cell/>
          <table:table-cell table:style-name="ce57" office:value-type="time" office:time-value="PT01H44M27.255S" calcext:value-type="time">
            <text:p>01:44:27,255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5.291S" calcext:value-type="time">
            <text:p>-00:43:35,291</text:p>
          </table:table-cell>
          <table:table-cell table:style-name="ce62" table:formula="of:=[.K42]-[.O42]" office:value-type="time" office:time-value="PT00H00M00.46S" calcext:value-type="time">
            <text:p>00:00:00,46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2]&lt;0;-TIME(0;0;ABS([.Q42])/1000);TIME(0;0;[.Q42]/1000))" office:value-type="time" office:time-value="-PT00H00M00.3S" calcext:value-type="time">
            <text:p>-00:00:00,300</text:p>
          </table:table-cell>
          <table:table-cell table:style-name="ce62" table:formula="of:=[.P42]+[.R42]" office:value-type="time" office:time-value="PT00H00M00.16S" calcext:value-type="time">
            <text:p>00:00:00,160</text:p>
          </table:table-cell>
          <table:table-cell table:style-name="ce62" table:formula="of:=[.K42]+[.R42]" office:value-type="time" office:time-value="-PT00H43M35.131S" calcext:value-type="time">
            <text:p>-00:43:35,131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3.09S" calcext:value-type="time">
            <text:p>00:00:03,090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2.851S" calcext:value-type="time">
            <text:p>-00:00:02,851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3.894S" calcext:value-type="time">
            <text:p>01:45:03,8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2.941S" calcext:value-type="time">
            <text:p>-00:44:42,941</text:p>
          </table:table-cell>
          <table:table-cell/>
          <table:table-cell table:style-name="ce57" office:value-type="time" office:time-value="PT01H45M02.493S" calcext:value-type="time">
            <text:p>01:45:02,493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3.407S" calcext:value-type="time">
            <text:p>-00:44:43,407</text:p>
          </table:table-cell>
          <table:table-cell table:style-name="ce62" table:formula="of:=[.K43]-[.O43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466S" calcext:value-type="time">
            <text:p>00:00:00,466</text:p>
          </table:table-cell>
          <table:table-cell table:style-name="ce62" table:formula="of:=[.K43]+[.R43]" office:value-type="time" office:time-value="-PT00H44M42.941S" calcext:value-type="time">
            <text:p>-00:44:42,9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4.588S" calcext:value-type="time">
            <text:p>00:00:04,5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2.812S" calcext:value-type="time">
            <text:p>-00:00:02,8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8.75S" calcext:value-type="time">
            <text:p>01:45:08,750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1.526S" calcext:value-type="time">
            <text:p>-00:47:01,526</text:p>
          </table:table-cell>
          <table:table-cell/>
          <table:table-cell table:style-name="ce57" office:value-type="time" office:time-value="PT01H45M09.533S" calcext:value-type="time">
            <text:p>01:45:09,533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1.845S" calcext:value-type="time">
            <text:p>-00:47:01,845</text:p>
          </table:table-cell>
          <table:table-cell table:style-name="ce62" table:formula="of:=[.K44]-[.O44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4]&lt;0;-TIME(0;0;ABS([.Q44])/1000);TIME(0;0;[.Q44]/1000))" office:value-type="time" office:time-value="-PT00H00M00.25S" calcext:value-type="time">
            <text:p>-00:00:00,250</text:p>
          </table:table-cell>
          <table:table-cell table:style-name="ce62" table:formula="of:=[.P44]+[.R44]" office:value-type="time" office:time-value="PT00H00M00.069S" calcext:value-type="time">
            <text:p>00:00:00,069</text:p>
          </table:table-cell>
          <table:table-cell table:style-name="ce62" table:formula="of:=[.K44]+[.R44]" office:value-type="time" office:time-value="-PT00H47M01.776S" calcext:value-type="time">
            <text:p>-00:47:01,776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0.651S" calcext:value-type="time">
            <text:p>-00:00:00,651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2.864S" calcext:value-type="time">
            <text:p>-00:00:02,864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41.511S" calcext:value-type="time">
            <text:p>01:47:41,511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6.018S" calcext:value-type="time">
            <text:p>-00:49:56,018</text:p>
          </table:table-cell>
          <table:table-cell/>
          <table:table-cell table:style-name="ce57" office:value-type="time" office:time-value="PT01H47M42.044S" calcext:value-type="time">
            <text:p>01:47:42,044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6.453S" calcext:value-type="time">
            <text:p>-00:49:56,453</text:p>
          </table:table-cell>
          <table:table-cell table:style-name="ce62" table:formula="of:=[.K45]-[.O45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5]&lt;0;-TIME(0;0;ABS([.Q45])/1000);TIME(0;0;[.Q45]/1000))" office:value-type="time" office:time-value="-PT00H00M00.3S" calcext:value-type="time">
            <text:p>-00:00:00,300</text:p>
          </table:table-cell>
          <table:table-cell table:style-name="ce62" table:formula="of:=[.P45]+[.R45]" office:value-type="time" office:time-value="PT00H00M00.135S" calcext:value-type="time">
            <text:p>00:00:00,135</text:p>
          </table:table-cell>
          <table:table-cell table:style-name="ce62" table:formula="of:=[.K45]+[.R45]" office:value-type="time" office:time-value="-PT00H49M56.318S" calcext:value-type="time">
            <text:p>-00:49:56,318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20.818S" calcext:value-type="time">
            <text:p>00:00:20,818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3.01S" calcext:value-type="time">
            <text:p>-00:00:03,010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4.724S" calcext:value-type="time">
            <text:p>01:47:54,724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6.225S" calcext:value-type="time">
            <text:p>01:40:26,225</text:p>
          </table:table-cell>
          <table:table-cell/>
          <table:table-cell table:style-name="ce60" office:value-type="time" office:time-value="PT01H47M54.724S" calcext:value-type="time">
            <text:p>01:47:54,724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6.225S" calcext:value-type="time">
            <text:p>01:40:26,225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6]&lt;0;-TIME(0;0;ABS([.Q46])/1000);TIME(0;0;[.Q46]/1000))" office:value-type="time" office:time-value="PT00H00M00S" calcext:value-type="time">
            <text:p>00:00:00,000</text:p>
          </table:table-cell>
          <table:table-cell table:style-name="ce62" table:formula="of:=[.P46]+[.R46]" office:value-type="time" office:time-value="PT00H00M00S" calcext:value-type="time">
            <text:p>00:00:00,000</text:p>
          </table:table-cell>
          <table:table-cell table:style-name="ce62" table:formula="of:=[.K46]+[.R46]" office:value-type="time" office:time-value="PT01H40M26.225S" calcext:value-type="time">
            <text:p>01:40:26,225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6.53S" calcext:value-type="time">
            <text:p>00:00:06,530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-PT00H00M02.685S" calcext:value-type="time">
            <text:p>-00:00:02,685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8M02.102S" calcext:value-type="time">
            <text:p>01:48:02,102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41.247S" calcext:value-type="time">
            <text:p>01:38:41,247</text:p>
          </table:table-cell>
          <table:table-cell/>
          <table:table-cell table:style-name="ce60" office:value-type="time" office:time-value="PT01H48M02.102S" calcext:value-type="time">
            <text:p>01:48:02,102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41.247S" calcext:value-type="time">
            <text:p>01:38:41,247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7]&lt;0;-TIME(0;0;ABS([.Q47])/1000);TIME(0;0;[.Q47]/1000))" office:value-type="time" office:time-value="PT00H00M00S" calcext:value-type="time">
            <text:p>00:00:00,000</text:p>
          </table:table-cell>
          <table:table-cell table:style-name="ce62" table:formula="of:=[.P47]+[.R47]" office:value-type="time" office:time-value="PT00H00M00S" calcext:value-type="time">
            <text:p>00:00:00,000</text:p>
          </table:table-cell>
          <table:table-cell table:style-name="ce62" table:formula="of:=[.K47]+[.R47]" office:value-type="time" office:time-value="PT01H38M41.247S" calcext:value-type="time">
            <text:p>01:38:41,247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3.858S" calcext:value-type="time">
            <text:p>00:00:03,858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-PT00H00M02.772S" calcext:value-type="time">
            <text:p>-00:00:02,772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40.955S" calcext:value-type="time">
            <text:p>01:48:40,955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7.564S" calcext:value-type="time">
            <text:p>01:36:47,564</text:p>
          </table:table-cell>
          <table:table-cell/>
          <table:table-cell table:style-name="ce57" office:value-type="time" office:time-value="PT01H48M39.472S" calcext:value-type="time">
            <text:p>01:48:39,472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7.216S" calcext:value-type="time">
            <text:p>01:36:47,216</text:p>
          </table:table-cell>
          <table:table-cell table:style-name="ce62" table:formula="of:=[.K48]-[.O48]" office:value-type="time" office:time-value="PT00H00M00.348S" calcext:value-type="time">
            <text:p>00:00:00,34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8]&lt;0;-TIME(0;0;ABS([.Q48])/1000);TIME(0;0;[.Q48]/1000))" office:value-type="time" office:time-value="-PT00H00M00.25S" calcext:value-type="time">
            <text:p>-00:00:00,250</text:p>
          </table:table-cell>
          <table:table-cell table:style-name="ce62" table:formula="of:=[.P48]+[.R48]" office:value-type="time" office:time-value="PT00H00M00.098S" calcext:value-type="time">
            <text:p>00:00:00,098</text:p>
          </table:table-cell>
          <table:table-cell table:style-name="ce62" table:formula="of:=[.K48]+[.R48]" office:value-type="time" office:time-value="PT01H36M47.314S" calcext:value-type="time">
            <text:p>01:36:47,314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9.094S" calcext:value-type="time">
            <text:p>00:00:29,094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3.057S" calcext:value-type="time">
            <text:p>-00:00:03,05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52.819S" calcext:value-type="time">
            <text:p>01:48:52,819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6.755S" calcext:value-type="time">
            <text:p>01:33:06,755</text:p>
          </table:table-cell>
          <table:table-cell/>
          <table:table-cell table:style-name="ce57" office:value-type="time" office:time-value="PT01H49M01.831S" calcext:value-type="time">
            <text:p>01:49:01,831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6.618S" calcext:value-type="time">
            <text:p>01:33:06,618</text:p>
          </table:table-cell>
          <table:table-cell table:style-name="ce62" table:formula="of:=[.K49]-[.O49]" office:value-type="time" office:time-value="PT00H00M00.137S" calcext:value-type="time">
            <text:p>00:00:00,137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49]&lt;0;-TIME(0;0;ABS([.Q49])/1000);TIME(0;0;[.Q49]/1000))" office:value-type="time" office:time-value="-PT00H00M00.14S" calcext:value-type="time">
            <text:p>-00:00:00,140</text:p>
          </table:table-cell>
          <table:table-cell table:style-name="ce62" table:formula="of:=[.P49]+[.R49]" office:value-type="time" office:time-value="-PT00H00M00.003S" calcext:value-type="time">
            <text:p>-00:00:00,003</text:p>
          </table:table-cell>
          <table:table-cell table:style-name="ce62" table:formula="of:=[.K49]+[.R49]" office:value-type="time" office:time-value="PT01H33M06.615S" calcext:value-type="time">
            <text:p>01:33:06,615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PT00H00M02.059S" calcext:value-type="time">
            <text:p>00:00:02,059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2.915S" calcext:value-type="time">
            <text:p>-00:00:02,915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9.022S" calcext:value-type="time">
            <text:p>01:49:29,022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6.159S" calcext:value-type="time">
            <text:p>01:33:06,159</text:p>
          </table:table-cell>
          <table:table-cell/>
          <table:table-cell table:style-name="ce57" office:value-type="time" office:time-value="PT01H49M21.048S" calcext:value-type="time">
            <text:p>01:49:21,048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5.939S" calcext:value-type="time">
            <text:p>01:33:05,939</text:p>
          </table:table-cell>
          <table:table-cell table:style-name="ce62" table:formula="of:=[.K50]-[.O50]" office:value-type="time" office:time-value="PT00H00M00.22S" calcext:value-type="time">
            <text:p>00:00:00,22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0]&lt;0;-TIME(0;0;ABS([.Q50])/1000);TIME(0;0;[.Q50]/1000))" office:value-type="time" office:time-value="PT00H00M00S" calcext:value-type="time">
            <text:p>00:00:00,000</text:p>
          </table:table-cell>
          <table:table-cell table:style-name="ce62" table:formula="of:=[.P50]+[.R50]" office:value-type="time" office:time-value="PT00H00M00.22S" calcext:value-type="time">
            <text:p>00:00:00,220</text:p>
          </table:table-cell>
          <table:table-cell table:style-name="ce62" table:formula="of:=[.K50]+[.R50]" office:value-type="time" office:time-value="PT01H33M06.159S" calcext:value-type="time">
            <text:p>01:33:06,159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9.781S" calcext:value-type="time">
            <text:p>00:00:09,781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-PT00H00M02.758S" calcext:value-type="time">
            <text:p>-00:00:02,758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4.672S" calcext:value-type="time">
            <text:p>01:49:44,672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7.72S" calcext:value-type="time">
            <text:p>01:32:47,720</text:p>
          </table:table-cell>
          <table:table-cell/>
          <table:table-cell table:style-name="ce57" office:value-type="time" office:time-value="PT01H49M39.336S" calcext:value-type="time">
            <text:p>01:49:39,336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491S" calcext:value-type="time">
            <text:p>01:32:47,491</text:p>
          </table:table-cell>
          <table:table-cell table:style-name="ce62" table:formula="of:=[.K51]-[.O51]" office:value-type="time" office:time-value="PT00H00M00.229S" calcext:value-type="time">
            <text:p>00:00:00,229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51]&lt;0;-TIME(0;0;ABS([.Q51])/1000);TIME(0;0;[.Q51]/1000))" office:value-type="time" office:time-value="-PT00H00M00.23S" calcext:value-type="time">
            <text:p>-00:00:00,230</text:p>
          </table:table-cell>
          <table:table-cell table:style-name="ce62" table:formula="of:=[.P51]+[.R51]" office:value-type="time" office:time-value="-PT00H00M00.001S" calcext:value-type="time">
            <text:p>-00:00:00,001</text:p>
          </table:table-cell>
          <table:table-cell table:style-name="ce62" table:formula="of:=[.K51]+[.R51]" office:value-type="time" office:time-value="PT01H32M47.49S" calcext:value-type="time">
            <text:p>01:32:47,490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3.557S" calcext:value-type="time">
            <text:p>00:00:13,557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PT00H00M00.275S" calcext:value-type="time">
            <text:p>00:00:00,275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2.72S" calcext:value-type="time">
            <text:p>01:53:52,720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296S" calcext:value-type="time">
            <text:p>01:38:22,296</text:p>
          </table:table-cell>
          <table:table-cell/>
          <table:table-cell table:style-name="ce57" office:value-type="time" office:time-value="PT01H53M53.952S" calcext:value-type="time">
            <text:p>01:53:53,952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1.89S" calcext:value-type="time">
            <text:p>01:38:21,890</text:p>
          </table:table-cell>
          <table:table-cell table:style-name="ce62" table:formula="of:=[.K52]-[.O52]" office:value-type="time" office:time-value="PT00H00M00.406S" calcext:value-type="time">
            <text:p>00:00:00,40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2]&lt;0;-TIME(0;0;ABS([.Q52])/1000);TIME(0;0;[.Q52]/1000))" office:value-type="time" office:time-value="-PT00H00M00.3S" calcext:value-type="time">
            <text:p>-00:00:00,300</text:p>
          </table:table-cell>
          <table:table-cell table:style-name="ce62" table:formula="of:=[.P52]+[.R52]" office:value-type="time" office:time-value="PT00H00M00.106S" calcext:value-type="time">
            <text:p>00:00:00,106</text:p>
          </table:table-cell>
          <table:table-cell table:style-name="ce62" table:formula="of:=[.K52]+[.R52]" office:value-type="time" office:time-value="PT01H38M21.996S" calcext:value-type="time">
            <text:p>01:38:21,996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-PT00H00M00.456S" calcext:value-type="time">
            <text:p>-00:00:00,45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575S" calcext:value-type="time">
            <text:p>00:00:00,575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3M59.81S" calcext:value-type="time">
            <text:p>01:53:59,810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0.684S" calcext:value-type="time">
            <text:p>01:38:20,684</text:p>
          </table:table-cell>
          <table:table-cell/>
          <table:table-cell table:style-name="ce57" office:value-type="time" office:time-value="PT01H54M00.788S" calcext:value-type="time">
            <text:p>01:54:00,788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306S" calcext:value-type="time">
            <text:p>01:38:20,306</text:p>
          </table:table-cell>
          <table:table-cell table:style-name="ce62" table:formula="of:=[.K53]-[.O53]" office:value-type="time" office:time-value="PT00H00M00.378S" calcext:value-type="time">
            <text:p>00:00:00,37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53]&lt;0;-TIME(0;0;ABS([.Q53])/1000);TIME(0;0;[.Q53]/1000))" office:value-type="time" office:time-value="-PT00H00M00.28S" calcext:value-type="time">
            <text:p>-00:00:00,280</text:p>
          </table:table-cell>
          <table:table-cell table:style-name="ce62" table:formula="of:=[.P53]+[.R53]" office:value-type="time" office:time-value="PT00H00M00.098S" calcext:value-type="time">
            <text:p>00:00:00,098</text:p>
          </table:table-cell>
          <table:table-cell table:style-name="ce62" table:formula="of:=[.K53]+[.R53]" office:value-type="time" office:time-value="PT01H38M20.404S" calcext:value-type="time">
            <text:p>01:38:20,404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363S" calcext:value-type="time">
            <text:p>00:00:00,363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PT00H00M00.325S" calcext:value-type="time">
            <text:p>00:00:00,325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09.816S" calcext:value-type="time">
            <text:p>01:56:09,816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403S" calcext:value-type="time">
            <text:p>01:38:17,403</text:p>
          </table:table-cell>
          <table:table-cell/>
          <table:table-cell table:style-name="ce57" office:value-type="time" office:time-value="PT01H56M07.581S" calcext:value-type="time">
            <text:p>01:56:07,581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045S" calcext:value-type="time">
            <text:p>01:38:17,045</text:p>
          </table:table-cell>
          <table:table-cell table:style-name="ce62" table:formula="of:=[.K54]-[.O54]" office:value-type="time" office:time-value="PT00H00M00.358S" calcext:value-type="time">
            <text:p>00:00:00,35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4]&lt;0;-TIME(0;0;ABS([.Q54])/1000);TIME(0;0;[.Q54]/1000))" office:value-type="time" office:time-value="-PT00H00M00.26S" calcext:value-type="time">
            <text:p>-00:00:00,260</text:p>
          </table:table-cell>
          <table:table-cell table:style-name="ce62" table:formula="of:=[.P54]+[.R54]" office:value-type="time" office:time-value="PT00H00M00.098S" calcext:value-type="time">
            <text:p>00:00:00,098</text:p>
          </table:table-cell>
          <table:table-cell table:style-name="ce62" table:formula="of:=[.K54]+[.R54]" office:value-type="time" office:time-value="PT01H38M17.143S" calcext:value-type="time">
            <text:p>01:38:17,143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424S" calcext:value-type="time">
            <text:p>00:00:04,424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PT00H00M00.505S" calcext:value-type="time">
            <text:p>00:00:00,505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6.523S" calcext:value-type="time">
            <text:p>01:57:36,523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096S" calcext:value-type="time">
            <text:p>01:37:54,096</text:p>
          </table:table-cell>
          <table:table-cell/>
          <table:table-cell table:style-name="ce57" office:value-type="time" office:time-value="PT01H57M35.572S" calcext:value-type="time">
            <text:p>01:57:35,572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3.717S" calcext:value-type="time">
            <text:p>01:37:53,717</text:p>
          </table:table-cell>
          <table:table-cell table:style-name="ce62" table:formula="of:=[.K55]-[.O55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5]&lt;0;-TIME(0;0;ABS([.Q55])/1000);TIME(0;0;[.Q55]/1000))" office:value-type="time" office:time-value="-PT00H00M00.26S" calcext:value-type="time">
            <text:p>-00:00:00,260</text:p>
          </table:table-cell>
          <table:table-cell table:style-name="ce62" table:formula="of:=[.P55]+[.R55]" office:value-type="time" office:time-value="PT00H00M00.119S" calcext:value-type="time">
            <text:p>00:00:00,119</text:p>
          </table:table-cell>
          <table:table-cell table:style-name="ce62" table:formula="of:=[.K55]+[.R55]" office:value-type="time" office:time-value="PT01H37M53.836S" calcext:value-type="time">
            <text:p>01:37:53,836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3.905S" calcext:value-type="time">
            <text:p>00:00:03,905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PT00H00M00.261S" calcext:value-type="time">
            <text:p>00:00:00,26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8.578S" calcext:value-type="time">
            <text:p>02:08:18,578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081S" calcext:value-type="time">
            <text:p>01:37:41,081</text:p>
          </table:table-cell>
          <table:table-cell/>
          <table:table-cell table:style-name="ce57" office:value-type="time" office:time-value="PT02H08M23.217S" calcext:value-type="time">
            <text:p>02:08:23,217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0.702S" calcext:value-type="time">
            <text:p>01:37:40,702</text:p>
          </table:table-cell>
          <table:table-cell table:style-name="ce62" table:formula="of:=[.K56]-[.O56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6]&lt;0;-TIME(0;0;ABS([.Q56])/1000);TIME(0;0;[.Q56]/1000))" office:value-type="time" office:time-value="-PT00H00M00.26S" calcext:value-type="time">
            <text:p>-00:00:00,260</text:p>
          </table:table-cell>
          <table:table-cell table:style-name="ce62" table:formula="of:=[.P56]+[.R56]" office:value-type="time" office:time-value="PT00H00M00.119S" calcext:value-type="time">
            <text:p>00:00:00,119</text:p>
          </table:table-cell>
          <table:table-cell table:style-name="ce62" table:formula="of:=[.K56]+[.R56]" office:value-type="time" office:time-value="PT01H37M40.821S" calcext:value-type="time">
            <text:p>01:37:40,821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1.661S" calcext:value-type="time">
            <text:p>00:00:21,661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563S" calcext:value-type="time">
            <text:p>00:00:00,563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8.985S" calcext:value-type="time">
            <text:p>02:08:38,985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288S" calcext:value-type="time">
            <text:p>01:37:27,288</text:p>
          </table:table-cell>
          <table:table-cell/>
          <table:table-cell table:style-name="ce57" office:value-type="time" office:time-value="PT02H08M43.376S" calcext:value-type="time">
            <text:p>02:08:43,376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6.958S" calcext:value-type="time">
            <text:p>01:37:26,958</text:p>
          </table:table-cell>
          <table:table-cell table:style-name="ce62" table:formula="of:=[.K57]-[.O57]" office:value-type="time" office:time-value="PT00H00M00.33S" calcext:value-type="time">
            <text:p>00:00:00,3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57]&lt;0;-TIME(0;0;ABS([.Q57])/1000);TIME(0;0;[.Q57]/1000))" office:value-type="time" office:time-value="-PT00H00M00.25S" calcext:value-type="time">
            <text:p>-00:00:00,250</text:p>
          </table:table-cell>
          <table:table-cell table:style-name="ce62" table:formula="of:=[.P57]+[.R57]" office:value-type="time" office:time-value="PT00H00M00.08S" calcext:value-type="time">
            <text:p>00:00:00,080</text:p>
          </table:table-cell>
          <table:table-cell table:style-name="ce62" table:formula="of:=[.K57]+[.R57]" office:value-type="time" office:time-value="PT01H37M27.038S" calcext:value-type="time">
            <text:p>01:37:27,038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0.707S" calcext:value-type="time">
            <text:p>00:00:00,707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PT00H00M00.579S" calcext:value-type="time">
            <text:p>00:00:00,579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249S" calcext:value-type="time">
            <text:p>02:09:22,249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271S" calcext:value-type="time">
            <text:p>01:37:27,271</text:p>
          </table:table-cell>
          <table:table-cell/>
          <table:table-cell table:style-name="ce57" office:value-type="time" office:time-value="PT02H08M49.679S" calcext:value-type="time">
            <text:p>02:08:49,679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041S" calcext:value-type="time">
            <text:p>01:37:27,041</text:p>
          </table:table-cell>
          <table:table-cell table:style-name="ce62" table:formula="of:=[.K58]-[.O58]" office:value-type="time" office:time-value="PT00H00M00.23S" calcext:value-type="time">
            <text:p>00:00:00,23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03S" calcext:value-type="time">
            <text:p>00:00:00,030</text:p>
          </table:table-cell>
          <table:table-cell table:style-name="ce62" table:formula="of:=[.K58]+[.R58]" office:value-type="time" office:time-value="PT01H37M27.071S" calcext:value-type="time">
            <text:p>01:37:27,071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4.536S" calcext:value-type="time">
            <text:p>00:00:34,536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PT00H00M00.396S" calcext:value-type="time">
            <text:p>00:00:00,396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5.91S" calcext:value-type="time">
            <text:p>02:09:55,910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406S" calcext:value-type="time">
            <text:p>01:36:48,406</text:p>
          </table:table-cell>
          <table:table-cell/>
          <table:table-cell table:style-name="ce57" office:value-type="time" office:time-value="PT02H09M58.382S" calcext:value-type="time">
            <text:p>02:09:58,382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094S" calcext:value-type="time">
            <text:p>01:36:48,094</text:p>
          </table:table-cell>
          <table:table-cell table:style-name="ce62" table:formula="of:=[.K59]-[.O59]" office:value-type="time" office:time-value="PT00H00M00.312S" calcext:value-type="time">
            <text:p>00:00:00,31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9]&lt;0;-TIME(0;0;ABS([.Q59])/1000);TIME(0;0;[.Q59]/1000))" office:value-type="time" office:time-value="-PT00H00M00.3S" calcext:value-type="time">
            <text:p>-00:00:00,300</text:p>
          </table:table-cell>
          <table:table-cell table:style-name="ce62" table:formula="of:=[.P59]+[.R59]" office:value-type="time" office:time-value="PT00H00M00.012S" calcext:value-type="time">
            <text:p>00:00:00,012</text:p>
          </table:table-cell>
          <table:table-cell table:style-name="ce62" table:formula="of:=[.K59]+[.R59]" office:value-type="time" office:time-value="PT01H36M48.106S" calcext:value-type="time">
            <text:p>01:36:48,106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3.794S" calcext:value-type="time">
            <text:p>00:00:03,794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PT00H00M00.269S" calcext:value-type="time">
            <text:p>00:00:00,269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369S" calcext:value-type="time">
            <text:p>02:12:20,369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243S" calcext:value-type="time">
            <text:p>01:36:11,243</text:p>
          </table:table-cell>
          <table:table-cell/>
          <table:table-cell table:style-name="ce57" office:value-type="time" office:time-value="PT02H12M26.728S" calcext:value-type="time">
            <text:p>02:12:26,728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0.879S" calcext:value-type="time">
            <text:p>01:36:10,879</text:p>
          </table:table-cell>
          <table:table-cell table:style-name="ce62" table:formula="of:=[.K60]-[.O60]" office:value-type="time" office:time-value="PT00H00M00.364S" calcext:value-type="time">
            <text:p>00:00:00,3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0]&lt;0;-TIME(0;0;ABS([.Q60])/1000);TIME(0;0;[.Q60]/1000))" office:value-type="time" office:time-value="-PT00H00M00.3S" calcext:value-type="time">
            <text:p>-00:00:00,300</text:p>
          </table:table-cell>
          <table:table-cell table:style-name="ce62" table:formula="of:=[.P60]+[.R60]" office:value-type="time" office:time-value="PT00H00M00.064S" calcext:value-type="time">
            <text:p>00:00:00,064</text:p>
          </table:table-cell>
          <table:table-cell table:style-name="ce62" table:formula="of:=[.K60]+[.R60]" office:value-type="time" office:time-value="PT01H36M10.943S" calcext:value-type="time">
            <text:p>01:36:10,943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581S" calcext:value-type="time">
            <text:p>-00:00:03,581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PT00H00M00.369S" calcext:value-type="time">
            <text:p>00:00:00,369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1.472S" calcext:value-type="time">
            <text:p>02:15:51,472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034S" calcext:value-type="time">
            <text:p>01:31:20,034</text:p>
          </table:table-cell>
          <table:table-cell/>
          <table:table-cell table:style-name="ce57" office:value-type="time" office:time-value="PT02H15M58.24S" calcext:value-type="time">
            <text:p>02:15:58,240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19.638S" calcext:value-type="time">
            <text:p>01:31:19,638</text:p>
          </table:table-cell>
          <table:table-cell table:style-name="ce62" table:formula="of:=[.K61]-[.O61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1]&lt;0;-TIME(0;0;ABS([.Q61])/1000);TIME(0;0;[.Q61]/1000))" office:value-type="time" office:time-value="-PT00H00M00.3S" calcext:value-type="time">
            <text:p>-00:00:00,300</text:p>
          </table:table-cell>
          <table:table-cell table:style-name="ce62" table:formula="of:=[.P61]+[.R61]" office:value-type="time" office:time-value="PT00H00M00.096S" calcext:value-type="time">
            <text:p>00:00:00,096</text:p>
          </table:table-cell>
          <table:table-cell table:style-name="ce62" table:formula="of:=[.K61]+[.R61]" office:value-type="time" office:time-value="PT01H31M19.734S" calcext:value-type="time">
            <text:p>01:31:19,734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2.688S" calcext:value-type="time">
            <text:p>00:00:02,688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PT00H00M00.417S" calcext:value-type="time">
            <text:p>00:00:00,417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4.648S" calcext:value-type="time">
            <text:p>02:17:24,648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19S" calcext:value-type="time">
            <text:p>01:31:08,190</text:p>
          </table:table-cell>
          <table:table-cell/>
          <table:table-cell table:style-name="ce57" office:value-type="time" office:time-value="PT02H17M24.881S" calcext:value-type="time">
            <text:p>02:17:24,881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007S" calcext:value-type="time">
            <text:p>01:31:08,007</text:p>
          </table:table-cell>
          <table:table-cell table:style-name="ce62" table:formula="of:=[.K62]-[.O62]" office:value-type="time" office:time-value="PT00H00M00.183S" calcext:value-type="time">
            <text:p>00:00:00,18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183S" calcext:value-type="time">
            <text:p>00:00:00,183</text:p>
          </table:table-cell>
          <table:table-cell table:style-name="ce62" table:formula="of:=[.K62]+[.R62]" office:value-type="time" office:time-value="PT01H31M08.19S" calcext:value-type="time">
            <text:p>01:31:08,190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1.137S" calcext:value-type="time">
            <text:p>-00:00:01,137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PT00H00M00.57S" calcext:value-type="time">
            <text:p>00:00:00,570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29.885S" calcext:value-type="time">
            <text:p>02:17:29,885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195S" calcext:value-type="time">
            <text:p>01:31:08,195</text:p>
          </table:table-cell>
          <table:table-cell/>
          <table:table-cell table:style-name="ce57" office:value-type="time" office:time-value="PT02H17M30.128S" calcext:value-type="time">
            <text:p>02:17:30,128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7.799S" calcext:value-type="time">
            <text:p>01:31:07,799</text:p>
          </table:table-cell>
          <table:table-cell table:style-name="ce62" table:formula="of:=[.K63]-[.O63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3]&lt;0;-TIME(0;0;ABS([.Q63])/1000);TIME(0;0;[.Q63]/1000))" office:value-type="time" office:time-value="-PT00H00M00.3S" calcext:value-type="time">
            <text:p>-00:00:00,300</text:p>
          </table:table-cell>
          <table:table-cell table:style-name="ce62" table:formula="of:=[.P63]+[.R63]" office:value-type="time" office:time-value="PT00H00M00.096S" calcext:value-type="time">
            <text:p>00:00:00,096</text:p>
          </table:table-cell>
          <table:table-cell table:style-name="ce62" table:formula="of:=[.K63]+[.R63]" office:value-type="time" office:time-value="PT01H31M07.895S" calcext:value-type="time">
            <text:p>01:31:07,895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413S" calcext:value-type="time">
            <text:p>00:00:02,413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PT00H00M00.375S" calcext:value-type="time">
            <text:p>00:00:00,375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5.663S" calcext:value-type="time">
            <text:p>02:20:05,663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8.759S" calcext:value-type="time">
            <text:p>01:21:08,759</text:p>
          </table:table-cell>
          <table:table-cell/>
          <table:table-cell table:style-name="ce57" office:value-type="time" office:time-value="PT02H20M07.149S" calcext:value-type="time">
            <text:p>02:20:07,149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438S" calcext:value-type="time">
            <text:p>01:21:08,438</text:p>
          </table:table-cell>
          <table:table-cell table:style-name="ce62" table:formula="of:=[.K64]-[.O64]" office:value-type="time" office:time-value="PT00H00M00.321S" calcext:value-type="time">
            <text:p>00:00:00,321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64]&lt;0;-TIME(0;0;ABS([.Q64])/1000);TIME(0;0;[.Q64]/1000))" office:value-type="time" office:time-value="-PT00H00M00.28S" calcext:value-type="time">
            <text:p>-00:00:00,280</text:p>
          </table:table-cell>
          <table:table-cell table:style-name="ce62" table:formula="of:=[.P64]+[.R64]" office:value-type="time" office:time-value="PT00H00M00.041S" calcext:value-type="time">
            <text:p>00:00:00,041</text:p>
          </table:table-cell>
          <table:table-cell table:style-name="ce62" table:formula="of:=[.K64]+[.R64]" office:value-type="time" office:time-value="PT01H21M08.479S" calcext:value-type="time">
            <text:p>01:21:08,479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-PT00H00M00.355S" calcext:value-type="time">
            <text:p>-00:00:00,355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PT00H00M00.558S" calcext:value-type="time">
            <text:p>00:00:00,558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097S" calcext:value-type="time">
            <text:p>02:20:42,097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2.558S" calcext:value-type="time">
            <text:p>01:20:32,558</text:p>
          </table:table-cell>
          <table:table-cell/>
          <table:table-cell table:style-name="ce57" office:value-type="time" office:time-value="PT02H20M42.526S" calcext:value-type="time">
            <text:p>02:20:42,526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243S" calcext:value-type="time">
            <text:p>01:20:32,243</text:p>
          </table:table-cell>
          <table:table-cell table:style-name="ce62" table:formula="of:=[.K65]-[.O65]" office:value-type="time" office:time-value="PT00H00M00.315S" calcext:value-type="time">
            <text:p>00:00:00,31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045S" calcext:value-type="time">
            <text:p>00:00:00,045</text:p>
          </table:table-cell>
          <table:table-cell table:style-name="ce62" table:formula="of:=[.K65]+[.R65]" office:value-type="time" office:time-value="PT01H20M32.288S" calcext:value-type="time">
            <text:p>01:20:32,288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1.965S" calcext:value-type="time">
            <text:p>00:00:01,965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PT00H00M00.303S" calcext:value-type="time">
            <text:p>00:00:00,303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151S" calcext:value-type="time">
            <text:p>02:23:06,151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19S" calcext:value-type="time">
            <text:p>01:16:25,190</text:p>
          </table:table-cell>
          <table:table-cell/>
          <table:table-cell table:style-name="ce57" office:value-type="time" office:time-value="PT02H23M09.737S" calcext:value-type="time">
            <text:p>02:23:09,737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4.898S" calcext:value-type="time">
            <text:p>01:16:24,898</text:p>
          </table:table-cell>
          <table:table-cell table:style-name="ce62" table:formula="of:=[.K66]-[.O66]" office:value-type="time" office:time-value="PT00H00M00.292S" calcext:value-type="time">
            <text:p>00:00:00,292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042S" calcext:value-type="time">
            <text:p>00:00:00,042</text:p>
          </table:table-cell>
          <table:table-cell table:style-name="ce62" table:formula="of:=[.K66]+[.R66]" office:value-type="time" office:time-value="PT01H16M24.94S" calcext:value-type="time">
            <text:p>01:16:24,940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2.737S" calcext:value-type="time">
            <text:p>00:00:12,737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PT00H00M00.322S" calcext:value-type="time">
            <text:p>00:00:00,322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5.448S" calcext:value-type="time">
            <text:p>02:26:05,448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309S" calcext:value-type="time">
            <text:p>01:15:03,309</text:p>
          </table:table-cell>
          <table:table-cell/>
          <table:table-cell table:style-name="ce57" office:value-type="time" office:time-value="PT02H26M06.115S" calcext:value-type="time">
            <text:p>02:26:06,115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2.976S" calcext:value-type="time">
            <text:p>01:15:02,976</text:p>
          </table:table-cell>
          <table:table-cell table:style-name="ce62" table:formula="of:=[.K67]-[.O67]" office:value-type="time" office:time-value="PT00H00M00.333S" calcext:value-type="time">
            <text:p>00:00:00,33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7]&lt;0;-TIME(0;0;ABS([.Q67])/1000);TIME(0;0;[.Q67]/1000))" office:value-type="time" office:time-value="-PT00H00M00.27S" calcext:value-type="time">
            <text:p>-00:00:00,270</text:p>
          </table:table-cell>
          <table:table-cell table:style-name="ce62" table:formula="of:=[.P67]+[.R67]" office:value-type="time" office:time-value="PT00H00M00.063S" calcext:value-type="time">
            <text:p>00:00:00,063</text:p>
          </table:table-cell>
          <table:table-cell table:style-name="ce62" table:formula="of:=[.K67]+[.R67]" office:value-type="time" office:time-value="PT01H15M03.039S" calcext:value-type="time">
            <text:p>01:15:03,039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-PT00H00M00.065S" calcext:value-type="time">
            <text:p>-00:00:00,065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PT00H00M00.362S" calcext:value-type="time">
            <text:p>00:00:00,362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8.939S" calcext:value-type="time">
            <text:p>02:26:08,939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056S" calcext:value-type="time">
            <text:p>01:12:58,056</text:p>
          </table:table-cell>
          <table:table-cell/>
          <table:table-cell table:style-name="ce57" office:value-type="time" office:time-value="PT02H26M09.585S" calcext:value-type="time">
            <text:p>02:26:09,585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7.776S" calcext:value-type="time">
            <text:p>01:12:57,776</text:p>
          </table:table-cell>
          <table:table-cell table:style-name="ce62" table:formula="of:=[.K68]-[.O68]" office:value-type="time" office:time-value="PT00H00M00.28S" calcext:value-type="time">
            <text:p>00:00:00,28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28S" calcext:value-type="time">
            <text:p>00:00:00,280</text:p>
          </table:table-cell>
          <table:table-cell table:style-name="ce62" table:formula="of:=[.K68]+[.R68]" office:value-type="time" office:time-value="PT01H12M58.056S" calcext:value-type="time">
            <text:p>01:12:58,056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58S" calcext:value-type="time">
            <text:p>-00:00:02,580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573S" calcext:value-type="time">
            <text:p>00:00:00,573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7.636S" calcext:value-type="time">
            <text:p>02:26:17,636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067S" calcext:value-type="time">
            <text:p>01:12:58,067</text:p>
          </table:table-cell>
          <table:table-cell/>
          <table:table-cell table:style-name="ce57" office:value-type="time" office:time-value="PT02H26M17.753S" calcext:value-type="time">
            <text:p>02:26:17,753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7.773S" calcext:value-type="time">
            <text:p>01:12:57,773</text:p>
          </table:table-cell>
          <table:table-cell table:style-name="ce62" table:formula="of:=[.K69]-[.O69]" office:value-type="time" office:time-value="PT00H00M00.294S" calcext:value-type="time">
            <text:p>00:00:00,29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9]&lt;0;-TIME(0;0;ABS([.Q69])/1000);TIME(0;0;[.Q69]/1000))" office:value-type="time" office:time-value="-PT00H00M00.25S" calcext:value-type="time">
            <text:p>-00:00:00,250</text:p>
          </table:table-cell>
          <table:table-cell table:style-name="ce62" table:formula="of:=[.P69]+[.R69]" office:value-type="time" office:time-value="PT00H00M00.044S" calcext:value-type="time">
            <text:p>00:00:00,044</text:p>
          </table:table-cell>
          <table:table-cell table:style-name="ce62" table:formula="of:=[.K69]+[.R69]" office:value-type="time" office:time-value="PT01H12M57.817S" calcext:value-type="time">
            <text:p>01:12:57,817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061S" calcext:value-type="time">
            <text:p>00:00:01,061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.572S" calcext:value-type="time">
            <text:p>00:00:00,572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6M38.822S" calcext:value-type="time">
            <text:p>02:26:38,822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1M25.143S" calcext:value-type="time">
            <text:p>01:11:25,143</text:p>
          </table:table-cell>
          <table:table-cell/>
          <table:table-cell table:style-name="ce57" office:value-type="time" office:time-value="PT02H26M38.176S" calcext:value-type="time">
            <text:p>02:26:38,176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1M24.743S" calcext:value-type="time">
            <text:p>01:11:24,743</text:p>
          </table:table-cell>
          <table:table-cell table:style-name="ce62" table:formula="of:=[.K70]-[.O70]" office:value-type="time" office:time-value="PT00H00M00.4S" calcext:value-type="time">
            <text:p>00:00:00,40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70]&lt;0;-TIME(0;0;ABS([.Q70])/1000);TIME(0;0;[.Q70]/1000))" office:value-type="time" office:time-value="-PT00H00M00.3S" calcext:value-type="time">
            <text:p>-00:00:00,300</text:p>
          </table:table-cell>
          <table:table-cell table:style-name="ce62" table:formula="of:=[.P70]+[.R70]" office:value-type="time" office:time-value="PT00H00M00.1S" calcext:value-type="time">
            <text:p>00:00:00,100</text:p>
          </table:table-cell>
          <table:table-cell table:style-name="ce62" table:formula="of:=[.K70]+[.R70]" office:value-type="time" office:time-value="PT01H11M24.843S" calcext:value-type="time">
            <text:p>01:11:24,843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03.281S" calcext:value-type="time">
            <text:p>00:00:03,281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PT00H00M42.267S" calcext:value-type="time">
            <text:p>00:00:42,26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8M55.576S" calcext:value-type="time">
            <text:p>02:28:55,576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6M19.08S" calcext:value-type="time">
            <text:p>01:06:19,080</text:p>
          </table:table-cell>
          <table:table-cell/>
          <table:table-cell table:style-name="ce57" office:value-type="time" office:time-value="PT02H28M45.467S" calcext:value-type="time">
            <text:p>02:28:45,467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6M18.725S" calcext:value-type="time">
            <text:p>01:06:18,725</text:p>
          </table:table-cell>
          <table:table-cell table:style-name="ce62" table:formula="of:=[.K71]-[.O71]" office:value-type="time" office:time-value="PT00H00M00.355S" calcext:value-type="time">
            <text:p>00:00:00,35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1]&lt;0;-TIME(0;0;ABS([.Q71])/1000);TIME(0;0;[.Q71]/1000))" office:value-type="time" office:time-value="-PT00H00M00.27S" calcext:value-type="time">
            <text:p>-00:00:00,270</text:p>
          </table:table-cell>
          <table:table-cell table:style-name="ce62" table:formula="of:=[.P71]+[.R71]" office:value-type="time" office:time-value="PT00H00M00.085S" calcext:value-type="time">
            <text:p>00:00:00,085</text:p>
          </table:table-cell>
          <table:table-cell table:style-name="ce62" table:formula="of:=[.K71]+[.R71]" office:value-type="time" office:time-value="PT01H06M18.81S" calcext:value-type="time">
            <text:p>01:06:18,810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-PT00H00M19.341S" calcext:value-type="time">
            <text:p>-00:00:19,341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PT00H00M42.282S" calcext:value-type="time">
            <text:p>00:00:42,282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17.198S" calcext:value-type="time">
            <text:p>02:34:17,198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00.568S" calcext:value-type="time">
            <text:p>01:04:00,568</text:p>
          </table:table-cell>
          <table:table-cell/>
          <table:table-cell table:style-name="ce57" office:value-type="time" office:time-value="PT02H34M31.68S" calcext:value-type="time">
            <text:p>02:34:31,680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00.208S" calcext:value-type="time">
            <text:p>01:04:00,208</text:p>
          </table:table-cell>
          <table:table-cell table:style-name="ce62" table:formula="of:=[.K72]-[.O72]" office:value-type="time" office:time-value="PT00H00M00.36S" calcext:value-type="time">
            <text:p>00:00:00,360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2]&lt;0;-TIME(0;0;ABS([.Q72])/1000);TIME(0;0;[.Q72]/1000))" office:value-type="time" office:time-value="-PT00H00M00.27S" calcext:value-type="time">
            <text:p>-00:00:00,270</text:p>
          </table:table-cell>
          <table:table-cell table:style-name="ce62" table:formula="of:=[.P72]+[.R72]" office:value-type="time" office:time-value="PT00H00M00.09S" calcext:value-type="time">
            <text:p>00:00:00,090</text:p>
          </table:table-cell>
          <table:table-cell table:style-name="ce62" table:formula="of:=[.K72]+[.R72]" office:value-type="time" office:time-value="PT01H04M00.298S" calcext:value-type="time">
            <text:p>01:04:00,298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-PT00H00M39.283S" calcext:value-type="time">
            <text:p>-00:00:39,283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42.546S" calcext:value-type="time">
            <text:p>00:00:42,546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4M50.689S" calcext:value-type="time">
            <text:p>02:34:50,689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16.177S" calcext:value-type="time">
            <text:p>01:01:16,177</text:p>
          </table:table-cell>
          <table:table-cell/>
          <table:table-cell table:style-name="ce57" office:value-type="time" office:time-value="PT02H34M50.124S" calcext:value-type="time">
            <text:p>02:34:50,124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15.84S" calcext:value-type="time">
            <text:p>01:01:15,840</text:p>
          </table:table-cell>
          <table:table-cell table:style-name="ce62" table:formula="of:=[.K73]-[.O73]" office:value-type="time" office:time-value="PT00H00M00.337S" calcext:value-type="time">
            <text:p>00:00:00,33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3]&lt;0;-TIME(0;0;ABS([.Q73])/1000);TIME(0;0;[.Q73]/1000))" office:value-type="time" office:time-value="-PT00H00M00.25S" calcext:value-type="time">
            <text:p>-00:00:00,250</text:p>
          </table:table-cell>
          <table:table-cell table:style-name="ce62" table:formula="of:=[.P73]+[.R73]" office:value-type="time" office:time-value="PT00H00M00.087S" calcext:value-type="time">
            <text:p>00:00:00,087</text:p>
          </table:table-cell>
          <table:table-cell table:style-name="ce62" table:formula="of:=[.K73]+[.R73]" office:value-type="time" office:time-value="PT01H01M15.927S" calcext:value-type="time">
            <text:p>01:01:15,927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-PT00H00M41.1S" calcext:value-type="time">
            <text:p>-00:00:41,100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42.545S" calcext:value-type="time">
            <text:p>00:00:42,545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08.673S" calcext:value-type="time">
            <text:p>02:43:08,673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0M36.984S" calcext:value-type="time">
            <text:p>01:00:36,984</text:p>
          </table:table-cell>
          <table:table-cell/>
          <table:table-cell table:style-name="ce57" office:value-type="time" office:time-value="PT02H43M09.226S" calcext:value-type="time">
            <text:p>02:43:09,226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0M36.612S" calcext:value-type="time">
            <text:p>01:00:36,612</text:p>
          </table:table-cell>
          <table:table-cell table:style-name="ce62" table:formula="of:=[.K74]-[.O74]" office:value-type="time" office:time-value="PT00H00M00.372S" calcext:value-type="time">
            <text:p>00:00:00,37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74]&lt;0;-TIME(0;0;ABS([.Q74])/1000);TIME(0;0;[.Q74]/1000))" office:value-type="time" office:time-value="-PT00H00M00.23S" calcext:value-type="time">
            <text:p>-00:00:00,230</text:p>
          </table:table-cell>
          <table:table-cell table:style-name="ce62" table:formula="of:=[.P74]+[.R74]" office:value-type="time" office:time-value="PT00H00M00.142S" calcext:value-type="time">
            <text:p>00:00:00,142</text:p>
          </table:table-cell>
          <table:table-cell table:style-name="ce62" table:formula="of:=[.K74]+[.R74]" office:value-type="time" office:time-value="PT01H00M36.754S" calcext:value-type="time">
            <text:p>01:00:36,754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-PT00H00M36.198S" calcext:value-type="time">
            <text:p>-00:00:36,198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PT00H00M42.33S" calcext:value-type="time">
            <text:p>00:00:42,330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5M21.772S" calcext:value-type="time">
            <text:p>02:45:21,772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1M54.509S" calcext:value-type="time">
            <text:p>00:31:54,509</text:p>
          </table:table-cell>
          <table:table-cell/>
          <table:table-cell table:style-name="ce57" office:value-type="time" office:time-value="PT02H45M22.062S" calcext:value-type="time">
            <text:p>02:45:22,062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1M54.345S" calcext:value-type="time">
            <text:p>00:31:54,345</text:p>
          </table:table-cell>
          <table:table-cell table:style-name="ce62" table:formula="of:=[.K75]-[.O75]" office:value-type="time" office:time-value="PT00H00M00.164S" calcext:value-type="time">
            <text:p>00:00:00,164</text:p>
          </table:table-cell>
          <table:table-cell table:style-name="ce67" office:value-type="float" office:value="-110" calcext:value-type="float">
            <text:p>-110</text:p>
          </table:table-cell>
          <table:table-cell table:style-name="ce62" table:formula="of:=IF([.Q75]&lt;0;-TIME(0;0;ABS([.Q75])/1000);TIME(0;0;[.Q75]/1000))" office:value-type="time" office:time-value="-PT00H00M00.11S" calcext:value-type="time">
            <text:p>-00:00:00,110</text:p>
          </table:table-cell>
          <table:table-cell table:style-name="ce62" table:formula="of:=[.P75]+[.R75]" office:value-type="time" office:time-value="PT00H00M00.054S" calcext:value-type="time">
            <text:p>00:00:00,054</text:p>
          </table:table-cell>
          <table:table-cell table:style-name="ce62" table:formula="of:=[.K75]+[.R75]" office:value-type="time" office:time-value="PT00H31M54.399S" calcext:value-type="time">
            <text:p>00:31:54,399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-PT00H00M18.577S" calcext:value-type="time">
            <text:p>-00:00:18,577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PT00H00M42.28S" calcext:value-type="time">
            <text:p>00:00:42,280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3M49.235S" calcext:value-type="time">
            <text:p>02:53:49,235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11.857S" calcext:value-type="time">
            <text:p>00:56:11,857</text:p>
          </table:table-cell>
          <table:table-cell/>
          <table:table-cell table:style-name="ce57" office:value-type="time" office:time-value="PT02H53M48.032S" calcext:value-type="time">
            <text:p>02:53:48,032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11.439S" calcext:value-type="time">
            <text:p>00:56:11,439</text:p>
          </table:table-cell>
          <table:table-cell table:style-name="ce62" table:formula="of:=[.K76]-[.O76]" office:value-type="time" office:time-value="PT00H00M00.418S" calcext:value-type="time">
            <text:p>00:00:00,41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6]&lt;0;-TIME(0;0;ABS([.Q76])/1000);TIME(0;0;[.Q76]/1000))" office:value-type="time" office:time-value="-PT00H00M00.26S" calcext:value-type="time">
            <text:p>-00:00:00,260</text:p>
          </table:table-cell>
          <table:table-cell table:style-name="ce62" table:formula="of:=[.P76]+[.R76]" office:value-type="time" office:time-value="PT00H00M00.158S" calcext:value-type="time">
            <text:p>00:00:00,158</text:p>
          </table:table-cell>
          <table:table-cell table:style-name="ce62" table:formula="of:=[.K76]+[.R76]" office:value-type="time" office:time-value="PT00H56M11.597S" calcext:value-type="time">
            <text:p>00:56:11,597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-PT00H00M34.358S" calcext:value-type="time">
            <text:p>-00:00:34,358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PT00H00M42.318S" calcext:value-type="time">
            <text:p>00:00:42,318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4M34.023S" calcext:value-type="time">
            <text:p>02:54:34,023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00.643S" calcext:value-type="time">
            <text:p>00:52:00,643</text:p>
          </table:table-cell>
          <table:table-cell/>
          <table:table-cell table:style-name="ce57" office:value-type="time" office:time-value="PT02H54M21.069S" calcext:value-type="time">
            <text:p>02:54:21,069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00.352S" calcext:value-type="time">
            <text:p>00:52:00,352</text:p>
          </table:table-cell>
          <table:table-cell table:style-name="ce62" table:formula="of:=[.K77]-[.O77]" office:value-type="time" office:time-value="PT00H00M00.291S" calcext:value-type="time">
            <text:p>00:00:00,291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141S" calcext:value-type="time">
            <text:p>00:00:00,141</text:p>
          </table:table-cell>
          <table:table-cell table:style-name="ce62" table:formula="of:=[.K77]+[.R77]" office:value-type="time" office:time-value="PT00H52M00.493S" calcext:value-type="time">
            <text:p>00:52:00,493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-PT00H00M26.076S" calcext:value-type="time">
            <text:p>-00:00:26,076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PT00H00M42.375S" calcext:value-type="time">
            <text:p>00:00:42,375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13.93S" calcext:value-type="time">
            <text:p>02:55:13,930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1M46.292S" calcext:value-type="time">
            <text:p>00:51:46,292</text:p>
          </table:table-cell>
          <table:table-cell/>
          <table:table-cell table:style-name="ce57" office:value-type="time" office:time-value="PT02H55M18.02S" calcext:value-type="time">
            <text:p>02:55:18,020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1M45.862S" calcext:value-type="time">
            <text:p>00:51:45,862</text:p>
          </table:table-cell>
          <table:table-cell table:style-name="ce62" table:formula="of:=[.K78]-[.O78]" office:value-type="time" office:time-value="PT00H00M00.43S" calcext:value-type="time">
            <text:p>00:00:00,4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8]&lt;0;-TIME(0;0;ABS([.Q78])/1000);TIME(0;0;[.Q78]/1000))" office:value-type="time" office:time-value="-PT00H00M00.25S" calcext:value-type="time">
            <text:p>-00:00:00,250</text:p>
          </table:table-cell>
          <table:table-cell table:style-name="ce62" table:formula="of:=[.P78]+[.R78]" office:value-type="time" office:time-value="PT00H00M00.18S" calcext:value-type="time">
            <text:p>00:00:00,180</text:p>
          </table:table-cell>
          <table:table-cell table:style-name="ce62" table:formula="of:=[.K78]+[.R78]" office:value-type="time" office:time-value="PT00H51M46.042S" calcext:value-type="time">
            <text:p>00:51:46,042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-PT00H00M42.304S" calcext:value-type="time">
            <text:p>-00:00:42,304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PT00H00M42.541S" calcext:value-type="time">
            <text:p>00:00:42,541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5M54.179S" calcext:value-type="time">
            <text:p>02:55:54,179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08.016S" calcext:value-type="time">
            <text:p>00:56:08,016</text:p>
          </table:table-cell>
          <table:table-cell/>
          <table:table-cell table:style-name="ce57" office:value-type="time" office:time-value="PT02H55M54.491S" calcext:value-type="time">
            <text:p>02:55:54,491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07.642S" calcext:value-type="time">
            <text:p>00:56:07,642</text:p>
          </table:table-cell>
          <table:table-cell table:style-name="ce62" table:formula="of:=[.K79]-[.O79]" office:value-type="time" office:time-value="PT00H00M00.374S" calcext:value-type="time">
            <text:p>00:00:00,37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9]&lt;0;-TIME(0;0;ABS([.Q79])/1000);TIME(0;0;[.Q79]/1000))" office:value-type="time" office:time-value="-PT00H00M00.25S" calcext:value-type="time">
            <text:p>-00:00:00,250</text:p>
          </table:table-cell>
          <table:table-cell table:style-name="ce62" table:formula="of:=[.P79]+[.R79]" office:value-type="time" office:time-value="PT00H00M00.124S" calcext:value-type="time">
            <text:p>00:00:00,124</text:p>
          </table:table-cell>
          <table:table-cell table:style-name="ce62" table:formula="of:=[.K79]+[.R79]" office:value-type="time" office:time-value="PT00H56M07.766S" calcext:value-type="time">
            <text:p>00:56:07,766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-PT00H00M41.516S" calcext:value-type="time">
            <text:p>-00:00:41,516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PT00H00M42.208S" calcext:value-type="time">
            <text:p>00:00:42,208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6M53.014S" calcext:value-type="time">
            <text:p>02:56:53,014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0M29.229S" calcext:value-type="time">
            <text:p>00:30:29,229</text:p>
          </table:table-cell>
          <table:table-cell/>
          <table:table-cell table:style-name="ce57" office:value-type="time" office:time-value="PT02H56M55.317S" calcext:value-type="time">
            <text:p>02:56:55,317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0M28.826S" calcext:value-type="time">
            <text:p>00:30:28,826</text:p>
          </table:table-cell>
          <table:table-cell table:style-name="ce62" table:formula="of:=[.K80]-[.O80]" office:value-type="time" office:time-value="PT00H00M00.403S" calcext:value-type="time">
            <text:p>00:00:00,40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03S" calcext:value-type="time">
            <text:p>00:00:00,103</text:p>
          </table:table-cell>
          <table:table-cell table:style-name="ce62" table:formula="of:=[.K80]+[.R80]" office:value-type="time" office:time-value="PT00H30M28.929S" calcext:value-type="time">
            <text:p>00:30:28,929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-PT00H00M46.49S" calcext:value-type="time">
            <text:p>-00:00:46,490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PT00H00M49.585S" calcext:value-type="time">
            <text:p>00:00:49,58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7M54.288S" calcext:value-type="time">
            <text:p>02:57:54,288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1M16.684S" calcext:value-type="time">
            <text:p>01:01:16,684</text:p>
          </table:table-cell>
          <table:table-cell/>
          <table:table-cell table:style-name="ce57" office:value-type="time" office:time-value="PT02H57M57.137S" calcext:value-type="time">
            <text:p>02:57:57,137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1M16.097S" calcext:value-type="time">
            <text:p>01:01:16,097</text:p>
          </table:table-cell>
          <table:table-cell table:style-name="ce62" table:formula="of:=[.K81]-[.O81]" office:value-type="time" office:time-value="PT00H00M00.587S" calcext:value-type="time">
            <text:p>00:00:00,5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1]&lt;0;-TIME(0;0;ABS([.Q81])/1000);TIME(0;0;[.Q81]/1000))" office:value-type="time" office:time-value="-PT00H00M00.3S" calcext:value-type="time">
            <text:p>-00:00:00,300</text:p>
          </table:table-cell>
          <table:table-cell table:style-name="ce62" table:formula="of:=[.P81]+[.R81]" office:value-type="time" office:time-value="PT00H00M00.287S" calcext:value-type="time">
            <text:p>00:00:00,287</text:p>
          </table:table-cell>
          <table:table-cell table:style-name="ce62" table:formula="of:=[.K81]+[.R81]" office:value-type="time" office:time-value="PT01H01M16.384S" calcext:value-type="time">
            <text:p>01:01:16,384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-PT00H00M47.476S" calcext:value-type="time">
            <text:p>-00:00:47,476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PT00H00M49.882S" calcext:value-type="time">
            <text:p>00:00:49,882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07.371S" calcext:value-type="time">
            <text:p>02:58:07,371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1M13.582S" calcext:value-type="time">
            <text:p>01:01:13,582</text:p>
          </table:table-cell>
          <table:table-cell/>
          <table:table-cell table:style-name="ce57" office:value-type="time" office:time-value="PT02H58M06.46S" calcext:value-type="time">
            <text:p>02:58:06,460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1M13.244S" calcext:value-type="time">
            <text:p>01:01:13,244</text:p>
          </table:table-cell>
          <table:table-cell table:style-name="ce62" table:formula="of:=[.K82]-[.O82]" office:value-type="time" office:time-value="PT00H00M00.338S" calcext:value-type="time">
            <text:p>00:00:00,33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82]&lt;0;-TIME(0;0;ABS([.Q82])/1000);TIME(0;0;[.Q82]/1000))" office:value-type="time" office:time-value="-PT00H00M00.28S" calcext:value-type="time">
            <text:p>-00:00:00,280</text:p>
          </table:table-cell>
          <table:table-cell table:style-name="ce62" table:formula="of:=[.P82]+[.R82]" office:value-type="time" office:time-value="PT00H00M00.058S" calcext:value-type="time">
            <text:p>00:00:00,058</text:p>
          </table:table-cell>
          <table:table-cell table:style-name="ce62" table:formula="of:=[.K82]+[.R82]" office:value-type="time" office:time-value="PT01H01M13.302S" calcext:value-type="time">
            <text:p>01:01:13,302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-PT00H00M47.75S" calcext:value-type="time">
            <text:p>-00:00:47,750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PT00H00M49.783S" calcext:value-type="time">
            <text:p>00:00:49,783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09.594S" calcext:value-type="time">
            <text:p>02:58:09,594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00.225S" calcext:value-type="time">
            <text:p>01:01:00,225</text:p>
          </table:table-cell>
          <table:table-cell/>
          <table:table-cell table:style-name="ce57" office:value-type="time" office:time-value="PT02H58M09.759S" calcext:value-type="time">
            <text:p>02:58:09,759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0M59.81S" calcext:value-type="time">
            <text:p>01:00:59,810</text:p>
          </table:table-cell>
          <table:table-cell table:style-name="ce62" table:formula="of:=[.K83]-[.O83]" office:value-type="time" office:time-value="PT00H00M00.415S" calcext:value-type="time">
            <text:p>00:00:00,41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3]&lt;0;-TIME(0;0;ABS([.Q83])/1000);TIME(0;0;[.Q83]/1000))" office:value-type="time" office:time-value="-PT00H00M00.3S" calcext:value-type="time">
            <text:p>-00:00:00,300</text:p>
          </table:table-cell>
          <table:table-cell table:style-name="ce62" table:formula="of:=[.P83]+[.R83]" office:value-type="time" office:time-value="PT00H00M00.115S" calcext:value-type="time">
            <text:p>00:00:00,115</text:p>
          </table:table-cell>
          <table:table-cell table:style-name="ce62" table:formula="of:=[.K83]+[.R83]" office:value-type="time" office:time-value="PT01H00M59.925S" calcext:value-type="time">
            <text:p>01:00:59,925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-PT00H00M48.497S" calcext:value-type="time">
            <text:p>-00:00:48,497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PT00H00M49.677S" calcext:value-type="time">
            <text:p>00:00:49,677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8M53.648S" calcext:value-type="time">
            <text:p>02:58:53,648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8M20.271S" calcext:value-type="time">
            <text:p>00:28:20,271</text:p>
          </table:table-cell>
          <table:table-cell/>
          <table:table-cell table:style-name="ce57" office:value-type="time" office:time-value="PT02H58M52.665S" calcext:value-type="time">
            <text:p>02:58:52,665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8M19.924S" calcext:value-type="time">
            <text:p>00:28:19,924</text:p>
          </table:table-cell>
          <table:table-cell table:style-name="ce62" table:formula="of:=[.K84]-[.O84]" office:value-type="time" office:time-value="PT00H00M00.347S" calcext:value-type="time">
            <text:p>00:00:00,34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4]&lt;0;-TIME(0;0;ABS([.Q84])/1000);TIME(0;0;[.Q84]/1000))" office:value-type="time" office:time-value="-PT00H00M00.25S" calcext:value-type="time">
            <text:p>-00:00:00,250</text:p>
          </table:table-cell>
          <table:table-cell table:style-name="ce62" table:formula="of:=[.P84]+[.R84]" office:value-type="time" office:time-value="PT00H00M00.097S" calcext:value-type="time">
            <text:p>00:00:00,097</text:p>
          </table:table-cell>
          <table:table-cell table:style-name="ce62" table:formula="of:=[.K84]+[.R84]" office:value-type="time" office:time-value="PT00H28M20.021S" calcext:value-type="time">
            <text:p>00:28:20,021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-PT00H00M40.117S" calcext:value-type="time">
            <text:p>-00:00:40,117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49.853S" calcext:value-type="time">
            <text:p>00:00:49,853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00.701S" calcext:value-type="time">
            <text:p>02:58:00,70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00.701S" calcext:value-type="time">
            <text:p>02:58:00,701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00.701S" calcext:value-type="time">
            <text:p>02:58:00,701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-PT00H00M49.851S" calcext:value-type="time">
            <text:p>-00:00:49,851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49.851S" calcext:value-type="time">
            <text:p>00:00:49,851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2H59M19.053S" calcext:value-type="time">
            <text:p>02:59:19,053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7M35.835S" calcext:value-type="time">
            <text:p>02:57:35,835</text:p>
          </table:table-cell>
          <table:table-cell/>
          <table:table-cell table:style-name="ce57" office:value-type="time" office:time-value="PT02H59M16.097S" calcext:value-type="time">
            <text:p>02:59:16,097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7M35.454S" calcext:value-type="time">
            <text:p>02:57:35,454</text:p>
          </table:table-cell>
          <table:table-cell table:style-name="ce62" table:formula="of:=[.K86]-[.O86]" office:value-type="time" office:time-value="PT00H00M00.381S" calcext:value-type="time">
            <text:p>00:00:00,38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6]&lt;0;-TIME(0;0;ABS([.Q86])/1000);TIME(0;0;[.Q86]/1000))" office:value-type="time" office:time-value="-PT00H00M00.24S" calcext:value-type="time">
            <text:p>-00:00:00,240</text:p>
          </table:table-cell>
          <table:table-cell table:style-name="ce62" table:formula="of:=[.P86]+[.R86]" office:value-type="time" office:time-value="PT00H00M00.141S" calcext:value-type="time">
            <text:p>00:00:00,141</text:p>
          </table:table-cell>
          <table:table-cell table:style-name="ce62" table:formula="of:=[.K86]+[.R86]" office:value-type="time" office:time-value="PT02H57M35.595S" calcext:value-type="time">
            <text:p>02:57:35,595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-PT00H00M45.806S" calcext:value-type="time">
            <text:p>-00:00:45,806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PT00H00M49.698S" calcext:value-type="time">
            <text:p>00:00:49,698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2H59M48.009S" calcext:value-type="time">
            <text:p>02:59:48,009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6M21.551S" calcext:value-type="time">
            <text:p>02:56:21,551</text:p>
          </table:table-cell>
          <table:table-cell/>
          <table:table-cell table:style-name="ce57" office:value-type="time" office:time-value="PT02H59M46.291S" calcext:value-type="time">
            <text:p>02:59:46,291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6M21.163S" calcext:value-type="time">
            <text:p>02:56:21,163</text:p>
          </table:table-cell>
          <table:table-cell table:style-name="ce62" table:formula="of:=[.K87]-[.O87]" office:value-type="time" office:time-value="PT00H00M00.388S" calcext:value-type="time">
            <text:p>00:00:00,38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7]&lt;0;-TIME(0;0;ABS([.Q87])/1000);TIME(0;0;[.Q87]/1000))" office:value-type="time" office:time-value="-PT00H00M00.25S" calcext:value-type="time">
            <text:p>-00:00:00,250</text:p>
          </table:table-cell>
          <table:table-cell table:style-name="ce62" table:formula="of:=[.P87]+[.R87]" office:value-type="time" office:time-value="PT00H00M00.138S" calcext:value-type="time">
            <text:p>00:00:00,138</text:p>
          </table:table-cell>
          <table:table-cell table:style-name="ce62" table:formula="of:=[.K87]+[.R87]" office:value-type="time" office:time-value="PT02H56M21.301S" calcext:value-type="time">
            <text:p>02:56:21,301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-PT00H00M46.878S" calcext:value-type="time">
            <text:p>-00:00:46,878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PT00H00M49.823S" calcext:value-type="time">
            <text:p>00:00:49,823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1M27.308S" calcext:value-type="time">
            <text:p>03:01:27,30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5M28.497S" calcext:value-type="time">
            <text:p>02:55:28,497</text:p>
          </table:table-cell>
          <table:table-cell/>
          <table:table-cell table:style-name="ce57" office:value-type="time" office:time-value="PT03H00M56.032S" calcext:value-type="time">
            <text:p>03:00:56,032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5M28.159S" calcext:value-type="time">
            <text:p>02:55:28,159</text:p>
          </table:table-cell>
          <table:table-cell table:style-name="ce62" table:formula="of:=[.K88]-[.O88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8]&lt;0;-TIME(0;0;ABS([.Q88])/1000);TIME(0;0;[.Q88]/1000))" office:value-type="time" office:time-value="-PT00H00M00.24S" calcext:value-type="time">
            <text:p>-00:00:00,240</text:p>
          </table:table-cell>
          <table:table-cell table:style-name="ce62" table:formula="of:=[.P88]+[.R88]" office:value-type="time" office:time-value="PT00H00M00.098S" calcext:value-type="time">
            <text:p>00:00:00,098</text:p>
          </table:table-cell>
          <table:table-cell table:style-name="ce62" table:formula="of:=[.K88]+[.R88]" office:value-type="time" office:time-value="PT02H55M28.257S" calcext:value-type="time">
            <text:p>02:55:28,25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-PT00H00M19.604S" calcext:value-type="time">
            <text:p>-00:00:19,604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49.902S" calcext:value-type="time">
            <text:p>00:00:49,9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2M50.774S" calcext:value-type="time">
            <text:p>03:02:50,774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02.331S" calcext:value-type="time">
            <text:p>02:54:02,331</text:p>
          </table:table-cell>
          <table:table-cell/>
          <table:table-cell table:style-name="ce57" office:value-type="time" office:time-value="PT03H02M47.71S" calcext:value-type="time">
            <text:p>03:02:47,710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02.015S" calcext:value-type="time">
            <text:p>02:54:02,015</text:p>
          </table:table-cell>
          <table:table-cell table:style-name="ce62" table:formula="of:=[.K89]-[.O89]" office:value-type="time" office:time-value="PT00H00M00.316S" calcext:value-type="time">
            <text:p>00:00:00,31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9]&lt;0;-TIME(0;0;ABS([.Q89])/1000);TIME(0;0;[.Q89]/1000))" office:value-type="time" office:time-value="-PT00H00M00.24S" calcext:value-type="time">
            <text:p>-00:00:00,240</text:p>
          </table:table-cell>
          <table:table-cell table:style-name="ce62" table:formula="of:=[.P89]+[.R89]" office:value-type="time" office:time-value="PT00H00M00.076S" calcext:value-type="time">
            <text:p>00:00:00,076</text:p>
          </table:table-cell>
          <table:table-cell table:style-name="ce62" table:formula="of:=[.K89]+[.R89]" office:value-type="time" office:time-value="PT02H54M02.091S" calcext:value-type="time">
            <text:p>02:54:02,091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-PT00H00M47.256S" calcext:value-type="time">
            <text:p>-00:00:47,25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PT00H00M49.572S" calcext:value-type="time">
            <text:p>00:00:49,572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3M33.129S" calcext:value-type="time">
            <text:p>03:03:33,129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3M22.748S" calcext:value-type="time">
            <text:p>02:53:22,748</text:p>
          </table:table-cell>
          <table:table-cell/>
          <table:table-cell table:style-name="ce57" office:value-type="time" office:time-value="PT03H03M29.647S" calcext:value-type="time">
            <text:p>03:03:29,647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3M22.373S" calcext:value-type="time">
            <text:p>02:53:22,373</text:p>
          </table:table-cell>
          <table:table-cell table:style-name="ce62" table:formula="of:=[.K90]-[.O90]" office:value-type="time" office:time-value="PT00H00M00.375S" calcext:value-type="time">
            <text:p>00:00:00,37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0]&lt;0;-TIME(0;0;ABS([.Q90])/1000);TIME(0;0;[.Q90]/1000))" office:value-type="time" office:time-value="-PT00H00M00.24S" calcext:value-type="time">
            <text:p>-00:00:00,240</text:p>
          </table:table-cell>
          <table:table-cell table:style-name="ce62" table:formula="of:=[.P90]+[.R90]" office:value-type="time" office:time-value="PT00H00M00.135S" calcext:value-type="time">
            <text:p>00:00:00,135</text:p>
          </table:table-cell>
          <table:table-cell table:style-name="ce62" table:formula="of:=[.K90]+[.R90]" office:value-type="time" office:time-value="PT02H53M22.508S" calcext:value-type="time">
            <text:p>02:53:22,508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-PT00H00M48.193S" calcext:value-type="time">
            <text:p>-00:00:48,193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49.865S" calcext:value-type="time">
            <text:p>00:00:49,865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05.233S" calcext:value-type="time">
            <text:p>03:04:05,233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04.685S" calcext:value-type="time">
            <text:p>02:53:04,685</text:p>
          </table:table-cell>
          <table:table-cell/>
          <table:table-cell table:style-name="ce57" office:value-type="time" office:time-value="PT03H04M07.186S" calcext:value-type="time">
            <text:p>03:04:07,186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04.344S" calcext:value-type="time">
            <text:p>02:53:04,344</text:p>
          </table:table-cell>
          <table:table-cell table:style-name="ce62" table:formula="of:=[.K91]-[.O91]" office:value-type="time" office:time-value="PT00H00M00.341S" calcext:value-type="time">
            <text:p>00:00:00,341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979S" calcext:value-type="time">
            <text:p>-00:00:03,979</text:p>
          </table:table-cell>
          <table:table-cell table:style-name="ce62" table:formula="of:=[.K91]+[.R91]" office:value-type="time" office:time-value="PT02H53M00.365S" calcext:value-type="time">
            <text:p>02:53:00,365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-PT00H00M43.005S" calcext:value-type="time">
            <text:p>-00:00:43,005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PT00H00M45.544S" calcext:value-type="time">
            <text:p>00:00:45,544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4M39.962S" calcext:value-type="time">
            <text:p>03:04:39,962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04.692S" calcext:value-type="time">
            <text:p>02:53:04,692</text:p>
          </table:table-cell>
          <table:table-cell/>
          <table:table-cell table:style-name="ce57" office:value-type="time" office:time-value="PT03H04M41.755S" calcext:value-type="time">
            <text:p>03:04:41,755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04.346S" calcext:value-type="time">
            <text:p>02:53:04,346</text:p>
          </table:table-cell>
          <table:table-cell table:style-name="ce62" table:formula="of:=[.K92]-[.O92]" office:value-type="time" office:time-value="PT00H00M00.346S" calcext:value-type="time">
            <text:p>00:00:00,34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2]&lt;0;-TIME(0;0;ABS([.Q92])/1000);TIME(0;0;[.Q92]/1000))" office:value-type="time" office:time-value="-PT00H00M00.24S" calcext:value-type="time">
            <text:p>-00:00:00,240</text:p>
          </table:table-cell>
          <table:table-cell table:style-name="ce62" table:formula="of:=[.P92]+[.R92]" office:value-type="time" office:time-value="PT00H00M00.106S" calcext:value-type="time">
            <text:p>00:00:00,106</text:p>
          </table:table-cell>
          <table:table-cell table:style-name="ce62" table:formula="of:=[.K92]+[.R92]" office:value-type="time" office:time-value="PT02H53M04.452S" calcext:value-type="time">
            <text:p>02:53:04,452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-PT00H00M46.779S" calcext:value-type="time">
            <text:p>-00:00:46,779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PT00H00M49.714S" calcext:value-type="time">
            <text:p>00:00:49,714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5M27.054S" calcext:value-type="time">
            <text:p>03:05:27,054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2M24.702S" calcext:value-type="time">
            <text:p>02:52:24,702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2M24.355S" calcext:value-type="time">
            <text:p>02:52:24,355</text:p>
          </table:table-cell>
          <table:table-cell table:style-name="ce62" table:formula="of:=[.K93]-[.O93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3]&lt;0;-TIME(0;0;ABS([.Q93])/1000);TIME(0;0;[.Q93]/1000))" office:value-type="time" office:time-value="-PT00H00M00.24S" calcext:value-type="time">
            <text:p>-00:00:00,240</text:p>
          </table:table-cell>
          <table:table-cell table:style-name="ce62" table:formula="of:=[.P93]+[.R93]" office:value-type="time" office:time-value="PT00H00M00.107S" calcext:value-type="time">
            <text:p>00:00:00,107</text:p>
          </table:table-cell>
          <table:table-cell table:style-name="ce62" table:formula="of:=[.K93]+[.R93]" office:value-type="time" office:time-value="PT02H52M24.462S" calcext:value-type="time">
            <text:p>02:52:24,462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-PT00H00M46.257S" calcext:value-type="time">
            <text:p>-00:00:46,257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PT00H00M49.813S" calcext:value-type="time">
            <text:p>00:00:49,813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5M32.483S" calcext:value-type="time">
            <text:p>03:05:32,483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2M24.693S" calcext:value-type="time">
            <text:p>02:52:24,693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2M24.355S" calcext:value-type="time">
            <text:p>02:52:24,355</text:p>
          </table:table-cell>
          <table:table-cell table:style-name="ce62" table:formula="of:=[.K94]-[.O94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4]&lt;0;-TIME(0;0;ABS([.Q94])/1000);TIME(0;0;[.Q94]/1000))" office:value-type="time" office:time-value="-PT00H00M00.24S" calcext:value-type="time">
            <text:p>-00:00:00,240</text:p>
          </table:table-cell>
          <table:table-cell table:style-name="ce62" table:formula="of:=[.P94]+[.R94]" office:value-type="time" office:time-value="PT00H00M00.098S" calcext:value-type="time">
            <text:p>00:00:00,098</text:p>
          </table:table-cell>
          <table:table-cell table:style-name="ce62" table:formula="of:=[.K94]+[.R94]" office:value-type="time" office:time-value="PT02H52M24.453S" calcext:value-type="time">
            <text:p>02:52:24,453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-PT00H00M46.5S" calcext:value-type="time">
            <text:p>-00:00:46,500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PT00H00M49.822S" calcext:value-type="time">
            <text:p>00:00:49,822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5M45.569S" calcext:value-type="time">
            <text:p>03:05:45,569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49M27.856S" calcext:value-type="time">
            <text:p>02:49:27,856</text:p>
          </table:table-cell>
          <table:table-cell/>
          <table:table-cell table:style-name="ce57" office:value-type="time" office:time-value="PT03H05M45.084S" calcext:value-type="time">
            <text:p>03:05:45,084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49M27.473S" calcext:value-type="time">
            <text:p>02:49:27,473</text:p>
          </table:table-cell>
          <table:table-cell table:style-name="ce62" table:formula="of:=[.K95]-[.O95]" office:value-type="time" office:time-value="PT00H00M00.383S" calcext:value-type="time">
            <text:p>00:00:00,383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5]&lt;0;-TIME(0;0;ABS([.Q95])/1000);TIME(0;0;[.Q95]/1000))" office:value-type="time" office:time-value="-PT00H00M00.24S" calcext:value-type="time">
            <text:p>-00:00:00,240</text:p>
          </table:table-cell>
          <table:table-cell table:style-name="ce62" table:formula="of:=[.P95]+[.R95]" office:value-type="time" office:time-value="PT00H00M00.143S" calcext:value-type="time">
            <text:p>00:00:00,143</text:p>
          </table:table-cell>
          <table:table-cell table:style-name="ce62" table:formula="of:=[.K95]+[.R95]" office:value-type="time" office:time-value="PT02H49M27.616S" calcext:value-type="time">
            <text:p>02:49:27,616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-PT00H00M48.888S" calcext:value-type="time">
            <text:p>-00:00:48,888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PT00H00M49.857S" calcext:value-type="time">
            <text:p>00:00:49,857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6M15.257S" calcext:value-type="time">
            <text:p>03:06:15,257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00.429S" calcext:value-type="time">
            <text:p>02:48:00,429</text:p>
          </table:table-cell>
          <table:table-cell/>
          <table:table-cell table:style-name="ce57" office:value-type="time" office:time-value="PT03H06M20.117S" calcext:value-type="time">
            <text:p>03:06:20,117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00.058S" calcext:value-type="time">
            <text:p>02:48:00,058</text:p>
          </table:table-cell>
          <table:table-cell table:style-name="ce62" table:formula="of:=[.K96]-[.O96]" office:value-type="time" office:time-value="PT00H00M00.371S" calcext:value-type="time">
            <text:p>00:00:00,37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6]&lt;0;-TIME(0;0;ABS([.Q96])/1000);TIME(0;0;[.Q96]/1000))" office:value-type="time" office:time-value="-PT00H00M00.24S" calcext:value-type="time">
            <text:p>-00:00:00,240</text:p>
          </table:table-cell>
          <table:table-cell table:style-name="ce62" table:formula="of:=[.P96]+[.R96]" office:value-type="time" office:time-value="PT00H00M00.131S" calcext:value-type="time">
            <text:p>00:00:00,131</text:p>
          </table:table-cell>
          <table:table-cell table:style-name="ce62" table:formula="of:=[.K96]+[.R96]" office:value-type="time" office:time-value="PT02H48M00.189S" calcext:value-type="time">
            <text:p>02:48:00,189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-PT00H00M46.912S" calcext:value-type="time">
            <text:p>-00:00:46,912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49.881S" calcext:value-type="time">
            <text:p>00:00:49,881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6M34.685S" calcext:value-type="time">
            <text:p>03:06:34,685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4M47.776S" calcext:value-type="time">
            <text:p>02:44:47,776</text:p>
          </table:table-cell>
          <table:table-cell/>
          <table:table-cell table:style-name="ce57" office:value-type="time" office:time-value="PT03H06M40.301S" calcext:value-type="time">
            <text:p>03:06:40,301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4M47.444S" calcext:value-type="time">
            <text:p>02:44:47,444</text:p>
          </table:table-cell>
          <table:table-cell table:style-name="ce62" table:formula="of:=[.K97]-[.O97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7]&lt;0;-TIME(0;0;ABS([.Q97])/1000);TIME(0;0;[.Q97]/1000))" office:value-type="time" office:time-value="-PT00H00M00.22S" calcext:value-type="time">
            <text:p>-00:00:00,220</text:p>
          </table:table-cell>
          <table:table-cell table:style-name="ce62" table:formula="of:=[.P97]+[.R97]" office:value-type="time" office:time-value="PT00H00M00.112S" calcext:value-type="time">
            <text:p>00:00:00,112</text:p>
          </table:table-cell>
          <table:table-cell table:style-name="ce62" table:formula="of:=[.K97]+[.R97]" office:value-type="time" office:time-value="PT02H44M47.556S" calcext:value-type="time">
            <text:p>02:44:47,556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-PT00H00M49.348S" calcext:value-type="time">
            <text:p>-00:00:49,348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PT00H00M49.767S" calcext:value-type="time">
            <text:p>00:00:49,767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7M35.936S" calcext:value-type="time">
            <text:p>03:07:35,936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00.442S" calcext:value-type="time">
            <text:p>02:33:00,442</text:p>
          </table:table-cell>
          <table:table-cell/>
          <table:table-cell table:style-name="ce57" office:value-type="time" office:time-value="PT03H07M38.025S" calcext:value-type="time">
            <text:p>03:07:38,025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00.11S" calcext:value-type="time">
            <text:p>02:33:00,110</text:p>
          </table:table-cell>
          <table:table-cell table:style-name="ce62" table:formula="of:=[.K98]-[.O98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8]&lt;0;-TIME(0;0;ABS([.Q98])/1000);TIME(0;0;[.Q98]/1000))" office:value-type="time" office:time-value="-PT00H00M00.22S" calcext:value-type="time">
            <text:p>-00:00:00,220</text:p>
          </table:table-cell>
          <table:table-cell table:style-name="ce62" table:formula="of:=[.P98]+[.R98]" office:value-type="time" office:time-value="PT00H00M00.112S" calcext:value-type="time">
            <text:p>00:00:00,112</text:p>
          </table:table-cell>
          <table:table-cell table:style-name="ce62" table:formula="of:=[.K98]+[.R98]" office:value-type="time" office:time-value="PT02H33M00.222S" calcext:value-type="time">
            <text:p>02:33:00,222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-PT00H00M46.557S" calcext:value-type="time">
            <text:p>-00:00:46,557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PT00H00M49.588S" calcext:value-type="time">
            <text:p>00:00:49,588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2M15.405S" calcext:value-type="time">
            <text:p>03:12:15,405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2M13.064S" calcext:value-type="time">
            <text:p>02:32:13,064</text:p>
          </table:table-cell>
          <table:table-cell/>
          <table:table-cell table:style-name="ce57" office:value-type="time" office:time-value="PT03H12M16.268S" calcext:value-type="time">
            <text:p>03:12:16,268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2M12.696S" calcext:value-type="time">
            <text:p>02:32:12,696</text:p>
          </table:table-cell>
          <table:table-cell table:style-name="ce62" table:formula="of:=[.K99]-[.O99]" office:value-type="time" office:time-value="PT00H00M00.368S" calcext:value-type="time">
            <text:p>00:00:00,36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118S" calcext:value-type="time">
            <text:p>00:00:00,118</text:p>
          </table:table-cell>
          <table:table-cell table:style-name="ce62" table:formula="of:=[.K99]+[.R99]" office:value-type="time" office:time-value="PT02H32M12.814S" calcext:value-type="time">
            <text:p>02:32:12,814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-PT00H00M38.865S" calcext:value-type="time">
            <text:p>-00:00:38,865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PT00H00M49.632S" calcext:value-type="time">
            <text:p>00:00:49,632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3M34.25S" calcext:value-type="time">
            <text:p>03:13:34,250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8M14.404S" calcext:value-type="time">
            <text:p>02:48:14,404</text:p>
          </table:table-cell>
          <table:table-cell/>
          <table:table-cell table:style-name="ce57" office:value-type="time" office:time-value="PT03H13M34.719S" calcext:value-type="time">
            <text:p>03:13:34,719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8M14.027S" calcext:value-type="time">
            <text:p>02:48:14,027</text:p>
          </table:table-cell>
          <table:table-cell table:style-name="ce62" table:formula="of:=[.K100]-[.O100]" office:value-type="time" office:time-value="PT00H00M00.377S" calcext:value-type="time">
            <text:p>00:00:00,37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00]&lt;0;-TIME(0;0;ABS([.Q100])/1000);TIME(0;0;[.Q100]/1000))" office:value-type="time" office:time-value="-PT00H00M00.25S" calcext:value-type="time">
            <text:p>-00:00:00,250</text:p>
          </table:table-cell>
          <table:table-cell table:style-name="ce62" table:formula="of:=[.P100]+[.R100]" office:value-type="time" office:time-value="PT00H00M00.127S" calcext:value-type="time">
            <text:p>00:00:00,127</text:p>
          </table:table-cell>
          <table:table-cell table:style-name="ce62" table:formula="of:=[.K100]+[.R100]" office:value-type="time" office:time-value="PT02H48M14.154S" calcext:value-type="time">
            <text:p>02:48:14,154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-PT00H00M47.75S" calcext:value-type="time">
            <text:p>-00:00:47,750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49.954S" calcext:value-type="time">
            <text:p>00:00:49,954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4M41.275S" calcext:value-type="time">
            <text:p>03:14:41,275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00.4S" calcext:value-type="time">
            <text:p>02:33:00,400</text:p>
          </table:table-cell>
          <table:table-cell/>
          <table:table-cell table:style-name="ce57" office:value-type="time" office:time-value="PT03H14M42.249S" calcext:value-type="time">
            <text:p>03:14:42,249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2M59.956S" calcext:value-type="time">
            <text:p>02:32:59,956</text:p>
          </table:table-cell>
          <table:table-cell table:style-name="ce62" table:formula="of:=[.K101]-[.O101]" office:value-type="time" office:time-value="PT00H00M00.444S" calcext:value-type="time">
            <text:p>00:00:00,44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1]&lt;0;-TIME(0;0;ABS([.Q101])/1000);TIME(0;0;[.Q101]/1000))" office:value-type="time" office:time-value="-PT00H00M00.3S" calcext:value-type="time">
            <text:p>-00:00:00,300</text:p>
          </table:table-cell>
          <table:table-cell table:style-name="ce62" table:formula="of:=[.P101]+[.R101]" office:value-type="time" office:time-value="PT00H00M00.144S" calcext:value-type="time">
            <text:p>00:00:00,144</text:p>
          </table:table-cell>
          <table:table-cell table:style-name="ce62" table:formula="of:=[.K101]+[.R101]" office:value-type="time" office:time-value="PT02H33M00.1S" calcext:value-type="time">
            <text:p>02:33:00,100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-PT00H00M11.944S" calcext:value-type="time">
            <text:p>-00:00:11,944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PT00H00M49.507S" calcext:value-type="time">
            <text:p>00:00:49,507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19M32.88S" calcext:value-type="time">
            <text:p>03:19:32,880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2M58.11S" calcext:value-type="time">
            <text:p>02:32:58,110</text:p>
          </table:table-cell>
          <table:table-cell/>
          <table:table-cell table:style-name="ce57" office:value-type="time" office:time-value="PT03H19M33.674S" calcext:value-type="time">
            <text:p>03:19:33,674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2M57.747S" calcext:value-type="time">
            <text:p>02:32:57,747</text:p>
          </table:table-cell>
          <table:table-cell table:style-name="ce62" table:formula="of:=[.K102]-[.O102]" office:value-type="time" office:time-value="PT00H00M00.363S" calcext:value-type="time">
            <text:p>00:00:00,36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063S" calcext:value-type="time">
            <text:p>00:00:00,063</text:p>
          </table:table-cell>
          <table:table-cell table:style-name="ce62" table:formula="of:=[.K102]+[.R102]" office:value-type="time" office:time-value="PT02H32M57.81S" calcext:value-type="time">
            <text:p>02:32:57,810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-PT00H00M48.098S" calcext:value-type="time">
            <text:p>-00:00:48,098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PT00H00M49.559S" calcext:value-type="time">
            <text:p>00:00:49,559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5M39.404S" calcext:value-type="time">
            <text:p>03:25:39,404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1M41.195S" calcext:value-type="time">
            <text:p>02:31:41,195</text:p>
          </table:table-cell>
          <table:table-cell/>
          <table:table-cell table:style-name="ce57" office:value-type="time" office:time-value="PT03H25M37.439S" calcext:value-type="time">
            <text:p>03:25:37,439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1M40.746S" calcext:value-type="time">
            <text:p>02:31:40,746</text:p>
          </table:table-cell>
          <table:table-cell table:style-name="ce62" table:formula="of:=[.K103]-[.O103]" office:value-type="time" office:time-value="PT00H00M00.449S" calcext:value-type="time">
            <text:p>00:00:00,449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289S" calcext:value-type="time">
            <text:p>00:00:01,289</text:p>
          </table:table-cell>
          <table:table-cell table:style-name="ce62" table:formula="of:=[.K103]+[.R103]" office:value-type="time" office:time-value="PT02H31M42.035S" calcext:value-type="time">
            <text:p>02:31:42,035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49.935S" calcext:value-type="time">
            <text:p>-00:00:49,935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50.725S" calcext:value-type="time">
            <text:p>00:00:50,725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5M47.152S" calcext:value-type="time">
            <text:p>03:25:47,152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1M41.214S" calcext:value-type="time">
            <text:p>02:31:41,214</text:p>
          </table:table-cell>
          <table:table-cell/>
          <table:table-cell table:style-name="ce57" office:value-type="time" office:time-value="PT03H25M48.884S" calcext:value-type="time">
            <text:p>03:25:48,884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1M40.758S" calcext:value-type="time">
            <text:p>02:31:40,758</text:p>
          </table:table-cell>
          <table:table-cell table:style-name="ce62" table:formula="of:=[.K104]-[.O104]" office:value-type="time" office:time-value="PT00H00M00.456S" calcext:value-type="time">
            <text:p>00:00:00,45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156S" calcext:value-type="time">
            <text:p>00:00:00,156</text:p>
          </table:table-cell>
          <table:table-cell table:style-name="ce62" table:formula="of:=[.K104]+[.R104]" office:value-type="time" office:time-value="PT02H31M40.914S" calcext:value-type="time">
            <text:p>02:31:40,914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-PT00H00M44.881S" calcext:value-type="time">
            <text:p>-00:00:44,8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PT00H00M49.563S" calcext:value-type="time">
            <text:p>00:00:49,563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03.975S" calcext:value-type="time">
            <text:p>03:26:03,97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1M14.713S" calcext:value-type="time">
            <text:p>02:31:14,713</text:p>
          </table:table-cell>
          <table:table-cell/>
          <table:table-cell table:style-name="ce57" office:value-type="time" office:time-value="PT03H26M04.462S" calcext:value-type="time">
            <text:p>03:26:04,462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1M14.423S" calcext:value-type="time">
            <text:p>02:31:14,423</text:p>
          </table:table-cell>
          <table:table-cell table:style-name="ce62" table:formula="of:=[.K105]-[.O105]" office:value-type="time" office:time-value="PT00H00M00.29S" calcext:value-type="time">
            <text:p>00:00:00,290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S" calcext:value-type="time">
            <text:p>00:00:00,000</text:p>
          </table:table-cell>
          <table:table-cell table:style-name="ce62" table:formula="of:=[.K105]+[.R105]" office:value-type="time" office:time-value="PT02H31M14.423S" calcext:value-type="time">
            <text:p>02:31:14,42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-PT00H00M44.581S" calcext:value-type="time">
            <text:p>-00:00:44,581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PT00H00M49.586S" calcext:value-type="time">
            <text:p>00:00:49,586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6M46.47S" calcext:value-type="time">
            <text:p>03:26:46,470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05.198S" calcext:value-type="time">
            <text:p>02:31:05,198</text:p>
          </table:table-cell>
          <table:table-cell/>
          <table:table-cell table:style-name="ce57" office:value-type="time" office:time-value="PT03H26M52.714S" calcext:value-type="time">
            <text:p>03:26:52,714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04.865S" calcext:value-type="time">
            <text:p>02:31:04,865</text:p>
          </table:table-cell>
          <table:table-cell table:style-name="ce62" table:formula="of:=[.K106]-[.O106]" office:value-type="time" office:time-value="PT00H00M00.333S" calcext:value-type="time">
            <text:p>00:00:00,333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6]&lt;0;-TIME(0;0;ABS([.Q106])/1000);TIME(0;0;[.Q106]/1000))" office:value-type="time" office:time-value="-PT00H00M00.29S" calcext:value-type="time">
            <text:p>-00:00:00,290</text:p>
          </table:table-cell>
          <table:table-cell table:style-name="ce62" table:formula="of:=[.P106]+[.R106]" office:value-type="time" office:time-value="PT00H00M00.043S" calcext:value-type="time">
            <text:p>00:00:00,043</text:p>
          </table:table-cell>
          <table:table-cell table:style-name="ce62" table:formula="of:=[.K106]+[.R106]" office:value-type="time" office:time-value="PT02H31M04.908S" calcext:value-type="time">
            <text:p>02:31:04,908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-PT00H00M48.798S" calcext:value-type="time">
            <text:p>-00:00:48,798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PT00H00M49.798S" calcext:value-type="time">
            <text:p>00:00:49,798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0M19.433S" calcext:value-type="time">
            <text:p>02:30:19,433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0M19.433S" calcext:value-type="time">
            <text:p>02:30:19,433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0M19.433S" calcext:value-type="time">
            <text:p>02:30:19,433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-PT00H00M49.862S" calcext:value-type="time">
            <text:p>-00:00:49,862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8M24.052S" calcext:value-type="time">
            <text:p>03:28:24,052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0M10.731S" calcext:value-type="time">
            <text:p>02:30:10,731</text:p>
          </table:table-cell>
          <table:table-cell/>
          <table:table-cell table:style-name="ce57" office:value-type="time" office:time-value="PT03H28M22.469S" calcext:value-type="time">
            <text:p>03:28:22,469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0M10.31S" calcext:value-type="time">
            <text:p>02:30:10,310</text:p>
          </table:table-cell>
          <table:table-cell table:style-name="ce62" table:formula="of:=[.K108]-[.O108]" office:value-type="time" office:time-value="PT00H00M00.421S" calcext:value-type="time">
            <text:p>00:00:00,421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08]&lt;0;-TIME(0;0;ABS([.Q108])/1000);TIME(0;0;[.Q108]/1000))" office:value-type="time" office:time-value="-PT00H00M00.4S" calcext:value-type="time">
            <text:p>-00:00:00,400</text:p>
          </table:table-cell>
          <table:table-cell table:style-name="ce62" table:formula="of:=[.P108]+[.R108]" office:value-type="time" office:time-value="PT00H00M00.021S" calcext:value-type="time">
            <text:p>00:00:00,021</text:p>
          </table:table-cell>
          <table:table-cell table:style-name="ce62" table:formula="of:=[.K108]+[.R108]" office:value-type="time" office:time-value="PT02H30M10.331S" calcext:value-type="time">
            <text:p>02:30:10,331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-PT00H00M44.689S" calcext:value-type="time">
            <text:p>-00:00:44,689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PT00H00M49.465S" calcext:value-type="time">
            <text:p>00:00:49,465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01.266S" calcext:value-type="time">
            <text:p>03:33:01,266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29M39.528S" calcext:value-type="time">
            <text:p>02:29:39,528</text:p>
          </table:table-cell>
          <table:table-cell/>
          <table:table-cell table:style-name="ce57" office:value-type="time" office:time-value="PT03H32M34.583S" calcext:value-type="time">
            <text:p>03:32:34,583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29M39.137S" calcext:value-type="time">
            <text:p>02:29:39,137</text:p>
          </table:table-cell>
          <table:table-cell table:style-name="ce62" table:formula="of:=[.K109]-[.O109]" office:value-type="time" office:time-value="PT00H00M00.391S" calcext:value-type="time">
            <text:p>00:00:00,39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9]&lt;0;-TIME(0;0;ABS([.Q109])/1000);TIME(0;0;[.Q109]/1000))" office:value-type="time" office:time-value="-PT00H00M00.3S" calcext:value-type="time">
            <text:p>-00:00:00,300</text:p>
          </table:table-cell>
          <table:table-cell table:style-name="ce62" table:formula="of:=[.P109]+[.R109]" office:value-type="time" office:time-value="PT00H00M00.091S" calcext:value-type="time">
            <text:p>00:00:00,091</text:p>
          </table:table-cell>
          <table:table-cell table:style-name="ce62" table:formula="of:=[.K109]+[.R109]" office:value-type="time" office:time-value="PT02H29M39.228S" calcext:value-type="time">
            <text:p>02:29:39,228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-PT00H00M23.354S" calcext:value-type="time">
            <text:p>-00:00:23,354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PT00H00M49.594S" calcext:value-type="time">
            <text:p>00:00:49,594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7M27.032S" calcext:value-type="time">
            <text:p>03:37:27,032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4M29.208S" calcext:value-type="time">
            <text:p>02:24:29,208</text:p>
          </table:table-cell>
          <table:table-cell/>
          <table:table-cell table:style-name="ce57" office:value-type="time" office:time-value="PT03H37M24.444S" calcext:value-type="time">
            <text:p>03:37:24,444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4M29.03S" calcext:value-type="time">
            <text:p>02:24:29,030</text:p>
          </table:table-cell>
          <table:table-cell table:style-name="ce62" table:formula="of:=[.K110]-[.O110]" office:value-type="time" office:time-value="PT00H00M00.178S" calcext:value-type="time">
            <text:p>00:00:00,1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0]&lt;0;-TIME(0;0;ABS([.Q110])/1000);TIME(0;0;[.Q110]/1000))" office:value-type="time" office:time-value="-PT00H00M00.2S" calcext:value-type="time">
            <text:p>-00:00:00,200</text:p>
          </table:table-cell>
          <table:table-cell table:style-name="ce62" table:formula="of:=[.P110]+[.R110]" office:value-type="time" office:time-value="-PT00H00M00.022S" calcext:value-type="time">
            <text:p>-00:00:00,022</text:p>
          </table:table-cell>
          <table:table-cell table:style-name="ce62" table:formula="of:=[.K110]+[.R110]" office:value-type="time" office:time-value="PT02H24M29.008S" calcext:value-type="time">
            <text:p>02:24:29,008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-PT00H00M26.68S" calcext:value-type="time">
            <text:p>-00:00:26,680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PT00H00M49.612S" calcext:value-type="time">
            <text:p>00:00:49,612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0M18.822S" calcext:value-type="time">
            <text:p>03:40:18,822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4M27.102S" calcext:value-type="time">
            <text:p>02:24:27,102</text:p>
          </table:table-cell>
          <table:table-cell/>
          <table:table-cell table:style-name="ce57" office:value-type="time" office:time-value="PT03H40M19.282S" calcext:value-type="time">
            <text:p>03:40:19,282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4M26.63S" calcext:value-type="time">
            <text:p>02:24:26,630</text:p>
          </table:table-cell>
          <table:table-cell table:style-name="ce62" table:formula="of:=[.K111]-[.O111]" office:value-type="time" office:time-value="PT00H00M00.472S" calcext:value-type="time">
            <text:p>00:00:00,472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1]&lt;0;-TIME(0;0;ABS([.Q111])/1000);TIME(0;0;[.Q111]/1000))" office:value-type="time" office:time-value="-PT00H00M00.42S" calcext:value-type="time">
            <text:p>-00:00:00,420</text:p>
          </table:table-cell>
          <table:table-cell table:style-name="ce62" table:formula="of:=[.P111]+[.R111]" office:value-type="time" office:time-value="PT00H00M00.052S" calcext:value-type="time">
            <text:p>00:00:00,052</text:p>
          </table:table-cell>
          <table:table-cell table:style-name="ce62" table:formula="of:=[.K111]+[.R111]" office:value-type="time" office:time-value="PT02H24M26.682S" calcext:value-type="time">
            <text:p>02:24:26,682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-PT00H00M44.925S" calcext:value-type="time">
            <text:p>-00:00:44,925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PT00H00M49.436S" calcext:value-type="time">
            <text:p>00:00:49,43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0M37.697S" calcext:value-type="time">
            <text:p>03:40:37,697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4M27.098S" calcext:value-type="time">
            <text:p>02:24:27,098</text:p>
          </table:table-cell>
          <table:table-cell/>
          <table:table-cell table:style-name="ce57" office:value-type="time" office:time-value="PT03H40M39.17S" calcext:value-type="time">
            <text:p>03:40:39,170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4M26.593S" calcext:value-type="time">
            <text:p>02:24:26,593</text:p>
          </table:table-cell>
          <table:table-cell table:style-name="ce62" table:formula="of:=[.K112]-[.O112]" office:value-type="time" office:time-value="PT00H00M00.505S" calcext:value-type="time">
            <text:p>00:00:00,505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085S" calcext:value-type="time">
            <text:p>00:00:00,085</text:p>
          </table:table-cell>
          <table:table-cell table:style-name="ce62" table:formula="of:=[.K112]+[.R112]" office:value-type="time" office:time-value="PT02H24M26.678S" calcext:value-type="time">
            <text:p>02:24:26,678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-PT00H00M48.489S" calcext:value-type="time">
            <text:p>-00:00:48,489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PT00H00M49.44S" calcext:value-type="time">
            <text:p>00:00:49,440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2M31.326S" calcext:value-type="time">
            <text:p>03:42:31,326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4M25.202S" calcext:value-type="time">
            <text:p>02:24:25,202</text:p>
          </table:table-cell>
          <table:table-cell/>
          <table:table-cell table:style-name="ce57" office:value-type="time" office:time-value="PT03H42M29.843S" calcext:value-type="time">
            <text:p>03:42:29,843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4M24.698S" calcext:value-type="time">
            <text:p>02:24:24,698</text:p>
          </table:table-cell>
          <table:table-cell table:style-name="ce62" table:formula="of:=[.K113]-[.O113]" office:value-type="time" office:time-value="PT00H00M00.504S" calcext:value-type="time">
            <text:p>00:00:00,504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3]&lt;0;-TIME(0;0;ABS([.Q113])/1000);TIME(0;0;[.Q113]/1000))" office:value-type="time" office:time-value="-PT00H00M00.42S" calcext:value-type="time">
            <text:p>-00:00:00,420</text:p>
          </table:table-cell>
          <table:table-cell table:style-name="ce62" table:formula="of:=[.P113]+[.R113]" office:value-type="time" office:time-value="PT00H00M00.084S" calcext:value-type="time">
            <text:p>00:00:00,084</text:p>
          </table:table-cell>
          <table:table-cell table:style-name="ce62" table:formula="of:=[.K113]+[.R113]" office:value-type="time" office:time-value="PT02H24M24.782S" calcext:value-type="time">
            <text:p>02:24:24,782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-PT00H00M45.35S" calcext:value-type="time">
            <text:p>-00:00:45,350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PT00H00M49.38S" calcext:value-type="time">
            <text:p>00:00:49,380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2M56.534S" calcext:value-type="time">
            <text:p>03:42:56,534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1M50.691S" calcext:value-type="time">
            <text:p>02:31:50,691</text:p>
          </table:table-cell>
          <table:table-cell/>
          <table:table-cell table:style-name="ce57" office:value-type="time" office:time-value="PT03H42M57.007S" calcext:value-type="time">
            <text:p>03:42:57,007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1M50.027S" calcext:value-type="time">
            <text:p>02:31:50,027</text:p>
          </table:table-cell>
          <table:table-cell table:style-name="ce62" table:formula="of:=[.K114]-[.O114]" office:value-type="time" office:time-value="PT00H00M00.664S" calcext:value-type="time">
            <text:p>00:00:00,664</text:p>
          </table:table-cell>
          <table:table-cell table:style-name="ce67" office:value-type="float" office:value="-520" calcext:value-type="float">
            <text:p>-520</text:p>
          </table:table-cell>
          <table:table-cell table:style-name="ce62" table:formula="of:=IF([.Q114]&lt;0;-TIME(0;0;ABS([.Q114])/1000);TIME(0;0;[.Q114]/1000))" office:value-type="time" office:time-value="-PT00H00M00.52S" calcext:value-type="time">
            <text:p>-00:00:00,520</text:p>
          </table:table-cell>
          <table:table-cell table:style-name="ce62" table:formula="of:=[.P114]+[.R114]" office:value-type="time" office:time-value="PT00H00M00.144S" calcext:value-type="time">
            <text:p>00:00:00,144</text:p>
          </table:table-cell>
          <table:table-cell table:style-name="ce62" table:formula="of:=[.K114]+[.R114]" office:value-type="time" office:time-value="PT02H31M50.171S" calcext:value-type="time">
            <text:p>02:31:50,171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-PT00H00M49.138S" calcext:value-type="time">
            <text:p>-00:00:49,138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PT00H00M49.285S" calcext:value-type="time">
            <text:p>00:00:49,285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4M15.155S" calcext:value-type="time">
            <text:p>03:44:15,155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1M47.418S" calcext:value-type="time">
            <text:p>02:31:47,418</text:p>
          </table:table-cell>
          <table:table-cell/>
          <table:table-cell table:style-name="ce57" office:value-type="time" office:time-value="PT03H44M15.083S" calcext:value-type="time">
            <text:p>03:44:15,083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1M47.109S" calcext:value-type="time">
            <text:p>02:31:47,109</text:p>
          </table:table-cell>
          <table:table-cell table:style-name="ce62" table:formula="of:=[.K115]-[.O115]" office:value-type="time" office:time-value="PT00H00M00.309S" calcext:value-type="time">
            <text:p>00:00:00,3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5]&lt;0;-TIME(0;0;ABS([.Q115])/1000);TIME(0;0;[.Q115]/1000))" office:value-type="time" office:time-value="-PT00H00M00.3S" calcext:value-type="time">
            <text:p>-00:00:00,300</text:p>
          </table:table-cell>
          <table:table-cell table:style-name="ce62" table:formula="of:=[.P115]+[.R115]" office:value-type="time" office:time-value="PT00H00M00.009S" calcext:value-type="time">
            <text:p>00:00:00,009</text:p>
          </table:table-cell>
          <table:table-cell table:style-name="ce62" table:formula="of:=[.K115]+[.R115]" office:value-type="time" office:time-value="PT02H31M47.118S" calcext:value-type="time">
            <text:p>02:31:47,118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-PT00H00M37.876S" calcext:value-type="time">
            <text:p>-00:00:37,87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PT00H00M49.847S" calcext:value-type="time">
            <text:p>00:00:49,847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4M19.236S" calcext:value-type="time">
            <text:p>03:44:19,236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1M47.428S" calcext:value-type="time">
            <text:p>02:31:47,428</text:p>
          </table:table-cell>
          <table:table-cell/>
          <table:table-cell table:style-name="ce57" office:value-type="time" office:time-value="PT03H44M19.718S" calcext:value-type="time">
            <text:p>03:44:19,718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1M47.11S" calcext:value-type="time">
            <text:p>02:31:47,110</text:p>
          </table:table-cell>
          <table:table-cell table:style-name="ce62" table:formula="of:=[.K116]-[.O116]" office:value-type="time" office:time-value="PT00H00M00.318S" calcext:value-type="time">
            <text:p>00:00:00,31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6]&lt;0;-TIME(0;0;ABS([.Q116])/1000);TIME(0;0;[.Q116]/1000))" office:value-type="time" office:time-value="-PT00H00M00.3S" calcext:value-type="time">
            <text:p>-00:00:00,300</text:p>
          </table:table-cell>
          <table:table-cell table:style-name="ce62" table:formula="of:=[.P116]+[.R116]" office:value-type="time" office:time-value="PT00H00M00.018S" calcext:value-type="time">
            <text:p>00:00:00,018</text:p>
          </table:table-cell>
          <table:table-cell table:style-name="ce62" table:formula="of:=[.K116]+[.R116]" office:value-type="time" office:time-value="PT02H31M47.128S" calcext:value-type="time">
            <text:p>02:31:47,128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-PT00H00M48.064S" calcext:value-type="time">
            <text:p>-00:00:48,064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PT00H00M49.512S" calcext:value-type="time">
            <text:p>00:00:49,512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4M49.694S" calcext:value-type="time">
            <text:p>03:44:49,694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1M42.169S" calcext:value-type="time">
            <text:p>02:31:42,169</text:p>
          </table:table-cell>
          <table:table-cell/>
          <table:table-cell table:style-name="ce57" office:value-type="time" office:time-value="PT03H44M49.848S" calcext:value-type="time">
            <text:p>03:44:49,848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1M41.75S" calcext:value-type="time">
            <text:p>02:31:41,750</text:p>
          </table:table-cell>
          <table:table-cell table:style-name="ce62" table:formula="of:=[.K117]-[.O117]" office:value-type="time" office:time-value="PT00H00M00.419S" calcext:value-type="time">
            <text:p>00:00:00,41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7]&lt;0;-TIME(0;0;ABS([.Q117])/1000);TIME(0;0;[.Q117]/1000))" office:value-type="time" office:time-value="-PT00H00M00.35S" calcext:value-type="time">
            <text:p>-00:00:00,350</text:p>
          </table:table-cell>
          <table:table-cell table:style-name="ce62" table:formula="of:=[.P117]+[.R117]" office:value-type="time" office:time-value="PT00H00M00.069S" calcext:value-type="time">
            <text:p>00:00:00,069</text:p>
          </table:table-cell>
          <table:table-cell table:style-name="ce62" table:formula="of:=[.K117]+[.R117]" office:value-type="time" office:time-value="PT02H31M41.819S" calcext:value-type="time">
            <text:p>02:31:41,819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-PT00H00M46.741S" calcext:value-type="time">
            <text:p>-00:00:46,74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PT00H00M49.493S" calcext:value-type="time">
            <text:p>00:00:49,493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6M10.493S" calcext:value-type="time">
            <text:p>03:46:10,493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1M27.949S" calcext:value-type="time">
            <text:p>02:31:27,949</text:p>
          </table:table-cell>
          <table:table-cell/>
          <table:table-cell table:style-name="ce57" office:value-type="time" office:time-value="PT03H46M06.796S" calcext:value-type="time">
            <text:p>03:46:06,796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1M27.564S" calcext:value-type="time">
            <text:p>02:31:27,564</text:p>
          </table:table-cell>
          <table:table-cell table:style-name="ce62" table:formula="of:=[.K118]-[.O118]" office:value-type="time" office:time-value="PT00H00M00.385S" calcext:value-type="time">
            <text:p>00:00:00,385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8]&lt;0;-TIME(0;0;ABS([.Q118])/1000);TIME(0;0;[.Q118]/1000))" office:value-type="time" office:time-value="-PT00H00M00.35S" calcext:value-type="time">
            <text:p>-00:00:00,350</text:p>
          </table:table-cell>
          <table:table-cell table:style-name="ce62" table:formula="of:=[.P118]+[.R118]" office:value-type="time" office:time-value="PT00H00M00.035S" calcext:value-type="time">
            <text:p>00:00:00,035</text:p>
          </table:table-cell>
          <table:table-cell table:style-name="ce62" table:formula="of:=[.K118]+[.R118]" office:value-type="time" office:time-value="PT02H31M27.599S" calcext:value-type="time">
            <text:p>02:31:27,599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-PT00H00M46.488S" calcext:value-type="time">
            <text:p>-00:00:46,488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PT00H00M49.497S" calcext:value-type="time">
            <text:p>00:00:49,497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7M16.836S" calcext:value-type="time">
            <text:p>03:47:16,836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8M24.573S" calcext:value-type="time">
            <text:p>02:28:24,573</text:p>
          </table:table-cell>
          <table:table-cell/>
          <table:table-cell table:style-name="ce57" office:value-type="time" office:time-value="PT03H47M22.469S" calcext:value-type="time">
            <text:p>03:47:22,469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8M24.192S" calcext:value-type="time">
            <text:p>02:28:24,192</text:p>
          </table:table-cell>
          <table:table-cell table:style-name="ce62" table:formula="of:=[.K119]-[.O119]" office:value-type="time" office:time-value="PT00H00M00.381S" calcext:value-type="time">
            <text:p>00:00:00,381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9]&lt;0;-TIME(0;0;ABS([.Q119])/1000);TIME(0;0;[.Q119]/1000))" office:value-type="time" office:time-value="-PT00H00M00.35S" calcext:value-type="time">
            <text:p>-00:00:00,350</text:p>
          </table:table-cell>
          <table:table-cell table:style-name="ce62" table:formula="of:=[.P119]+[.R119]" office:value-type="time" office:time-value="PT00H00M00.031S" calcext:value-type="time">
            <text:p>00:00:00,031</text:p>
          </table:table-cell>
          <table:table-cell table:style-name="ce62" table:formula="of:=[.K119]+[.R119]" office:value-type="time" office:time-value="PT02H28M24.223S" calcext:value-type="time">
            <text:p>02:28:24,223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-PT00H00M48.564S" calcext:value-type="time">
            <text:p>-00:00:48,564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PT00H00M49.467S" calcext:value-type="time">
            <text:p>00:00:49,467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08.346S" calcext:value-type="time">
            <text:p>03:48:08,346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7M55.484S" calcext:value-type="time">
            <text:p>02:27:55,484</text:p>
          </table:table-cell>
          <table:table-cell/>
          <table:table-cell table:style-name="ce57" office:value-type="time" office:time-value="PT03H48M05.98S" calcext:value-type="time">
            <text:p>03:48:05,980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7M55.047S" calcext:value-type="time">
            <text:p>02:27:55,047</text:p>
          </table:table-cell>
          <table:table-cell table:style-name="ce62" table:formula="of:=[.K120]-[.O120]" office:value-type="time" office:time-value="PT00H00M00.437S" calcext:value-type="time">
            <text:p>00:00:00,437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0]&lt;0;-TIME(0;0;ABS([.Q120])/1000);TIME(0;0;[.Q120]/1000))" office:value-type="time" office:time-value="-PT00H00M00.35S" calcext:value-type="time">
            <text:p>-00:00:00,350</text:p>
          </table:table-cell>
          <table:table-cell table:style-name="ce62" table:formula="of:=[.P120]+[.R120]" office:value-type="time" office:time-value="PT00H00M00.087S" calcext:value-type="time">
            <text:p>00:00:00,087</text:p>
          </table:table-cell>
          <table:table-cell table:style-name="ce62" table:formula="of:=[.K120]+[.R120]" office:value-type="time" office:time-value="PT02H27M55.134S" calcext:value-type="time">
            <text:p>02:27:55,134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-PT00H00M13.687S" calcext:value-type="time">
            <text:p>-00:00:13,687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PT00H00M49.592S" calcext:value-type="time">
            <text:p>00:00:49,592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1M40.625S" calcext:value-type="time">
            <text:p>03:51:40,625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7M11.937S" calcext:value-type="time">
            <text:p>02:27:11,937</text:p>
          </table:table-cell>
          <table:table-cell/>
          <table:table-cell table:style-name="ce57" office:value-type="time" office:time-value="PT03H51M40.993S" calcext:value-type="time">
            <text:p>03:51:40,993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7M11.547S" calcext:value-type="time">
            <text:p>02:27:11,547</text:p>
          </table:table-cell>
          <table:table-cell table:style-name="ce62" table:formula="of:=[.K121]-[.O121]" office:value-type="time" office:time-value="PT00H00M00.39S" calcext:value-type="time">
            <text:p>00:00:00,39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1]&lt;0;-TIME(0;0;ABS([.Q121])/1000);TIME(0;0;[.Q121]/1000))" office:value-type="time" office:time-value="-PT00H00M00.3S" calcext:value-type="time">
            <text:p>-00:00:00,300</text:p>
          </table:table-cell>
          <table:table-cell table:style-name="ce62" table:formula="of:=[.P121]+[.R121]" office:value-type="time" office:time-value="PT00H00M00.09S" calcext:value-type="time">
            <text:p>00:00:00,090</text:p>
          </table:table-cell>
          <table:table-cell table:style-name="ce62" table:formula="of:=[.K121]+[.R121]" office:value-type="time" office:time-value="PT02H27M11.637S" calcext:value-type="time">
            <text:p>02:27:11,637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-PT00H00M49.046S" calcext:value-type="time">
            <text:p>-00:00:49,04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PT00H00M49.611S" calcext:value-type="time">
            <text:p>00:00:49,61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4M24.397S" calcext:value-type="time">
            <text:p>03:54:24,397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08.025S" calcext:value-type="time">
            <text:p>02:27:08,025</text:p>
          </table:table-cell>
          <table:table-cell/>
          <table:table-cell table:style-name="ce57" office:value-type="time" office:time-value="PT03H54M38.344S" calcext:value-type="time">
            <text:p>03:54:38,344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07.638S" calcext:value-type="time">
            <text:p>02:27:07,638</text:p>
          </table:table-cell>
          <table:table-cell table:style-name="ce62" table:formula="of:=[.K122]-[.O122]" office:value-type="time" office:time-value="PT00H00M00.387S" calcext:value-type="time">
            <text:p>00:00:00,3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2]&lt;0;-TIME(0;0;ABS([.Q122])/1000);TIME(0;0;[.Q122]/1000))" office:value-type="time" office:time-value="-PT00H00M00.3S" calcext:value-type="time">
            <text:p>-00:00:00,300</text:p>
          </table:table-cell>
          <table:table-cell table:style-name="ce62" table:formula="of:=[.P122]+[.R122]" office:value-type="time" office:time-value="PT00H00M00.087S" calcext:value-type="time">
            <text:p>00:00:00,087</text:p>
          </table:table-cell>
          <table:table-cell table:style-name="ce62" table:formula="of:=[.K122]+[.R122]" office:value-type="time" office:time-value="PT02H27M07.725S" calcext:value-type="time">
            <text:p>02:27:07,725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-PT00H00M27.083S" calcext:value-type="time">
            <text:p>-00:00:27,083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PT00H00M49.615S" calcext:value-type="time">
            <text:p>00:00:49,615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5M29.17S" calcext:value-type="time">
            <text:p>03:55:29,170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08.013S" calcext:value-type="time">
            <text:p>02:26:08,013</text:p>
          </table:table-cell>
          <table:table-cell/>
          <table:table-cell table:style-name="ce57" office:value-type="time" office:time-value="PT03H55M30.559S" calcext:value-type="time">
            <text:p>03:55:30,559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07.697S" calcext:value-type="time">
            <text:p>02:26:07,697</text:p>
          </table:table-cell>
          <table:table-cell table:style-name="ce62" table:formula="of:=[.K123]-[.O123]" office:value-type="time" office:time-value="PT00H00M00.316S" calcext:value-type="time">
            <text:p>00:00:00,31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3]&lt;0;-TIME(0;0;ABS([.Q123])/1000);TIME(0;0;[.Q123]/1000))" office:value-type="time" office:time-value="-PT00H00M00.3S" calcext:value-type="time">
            <text:p>-00:00:00,300</text:p>
          </table:table-cell>
          <table:table-cell table:style-name="ce62" table:formula="of:=[.P123]+[.R123]" office:value-type="time" office:time-value="PT00H00M00.016S" calcext:value-type="time">
            <text:p>00:00:00,016</text:p>
          </table:table-cell>
          <table:table-cell table:style-name="ce62" table:formula="of:=[.K123]+[.R123]" office:value-type="time" office:time-value="PT02H26M07.713S" calcext:value-type="time">
            <text:p>02:26:07,713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-PT00H00M49.729S" calcext:value-type="time">
            <text:p>-00:00:49,729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PT00H00M49.846S" calcext:value-type="time">
            <text:p>00:00:49,84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5M52.091S" calcext:value-type="time">
            <text:p>03:55:52,091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07.048S" calcext:value-type="time">
            <text:p>02:26:07,048</text:p>
          </table:table-cell>
          <table:table-cell/>
          <table:table-cell table:style-name="ce57" office:value-type="time" office:time-value="PT03H55M52.944S" calcext:value-type="time">
            <text:p>03:55:52,944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06.686S" calcext:value-type="time">
            <text:p>02:26:06,686</text:p>
          </table:table-cell>
          <table:table-cell table:style-name="ce62" table:formula="of:=[.K124]-[.O124]" office:value-type="time" office:time-value="PT00H00M00.362S" calcext:value-type="time">
            <text:p>00:00:00,36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4]&lt;0;-TIME(0;0;ABS([.Q124])/1000);TIME(0;0;[.Q124]/1000))" office:value-type="time" office:time-value="-PT00H00M00.3S" calcext:value-type="time">
            <text:p>-00:00:00,300</text:p>
          </table:table-cell>
          <table:table-cell table:style-name="ce62" table:formula="of:=[.P124]+[.R124]" office:value-type="time" office:time-value="PT00H00M00.062S" calcext:value-type="time">
            <text:p>00:00:00,062</text:p>
          </table:table-cell>
          <table:table-cell table:style-name="ce62" table:formula="of:=[.K124]+[.R124]" office:value-type="time" office:time-value="PT02H26M06.748S" calcext:value-type="time">
            <text:p>02:26:06,748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-PT00H00M48.363S" calcext:value-type="time">
            <text:p>-00:00:48,363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PT00H00M49.301S" calcext:value-type="time">
            <text:p>00:00:49,30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05.441S" calcext:value-type="time">
            <text:p>03:56:05,441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5M40.726S" calcext:value-type="time">
            <text:p>02:15:40,726</text:p>
          </table:table-cell>
          <table:table-cell/>
          <table:table-cell table:style-name="ce57" office:value-type="time" office:time-value="PT03H56M06.091S" calcext:value-type="time">
            <text:p>03:56:06,091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5M40.354S" calcext:value-type="time">
            <text:p>02:15:40,354</text:p>
          </table:table-cell>
          <table:table-cell table:style-name="ce62" table:formula="of:=[.K125]-[.O125]" office:value-type="time" office:time-value="PT00H00M00.372S" calcext:value-type="time">
            <text:p>00:00:00,3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5]&lt;0;-TIME(0;0;ABS([.Q125])/1000);TIME(0;0;[.Q125]/1000))" office:value-type="time" office:time-value="-PT00H00M00.3S" calcext:value-type="time">
            <text:p>-00:00:00,300</text:p>
          </table:table-cell>
          <table:table-cell table:style-name="ce62" table:formula="of:=[.P125]+[.R125]" office:value-type="time" office:time-value="PT00H00M00.072S" calcext:value-type="time">
            <text:p>00:00:00,072</text:p>
          </table:table-cell>
          <table:table-cell table:style-name="ce62" table:formula="of:=[.K125]+[.R125]" office:value-type="time" office:time-value="PT02H15M40.426S" calcext:value-type="time">
            <text:p>02:15:40,426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-PT00H00M47.848S" calcext:value-type="time">
            <text:p>-00:00:47,848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PT00H00M49.463S" calcext:value-type="time">
            <text:p>00:00:49,463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7M23.451S" calcext:value-type="time">
            <text:p>03:57:23,451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5M19.396S" calcext:value-type="time">
            <text:p>02:15:19,396</text:p>
          </table:table-cell>
          <table:table-cell/>
          <table:table-cell table:style-name="ce57" office:value-type="time" office:time-value="PT03H57M20.538S" calcext:value-type="time">
            <text:p>03:57:20,538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5M19.043S" calcext:value-type="time">
            <text:p>02:15:19,043</text:p>
          </table:table-cell>
          <table:table-cell table:style-name="ce62" table:formula="of:=[.K126]-[.O126]" office:value-type="time" office:time-value="PT00H00M00.353S" calcext:value-type="time">
            <text:p>00:00:00,353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6]&lt;0;-TIME(0;0;ABS([.Q126])/1000);TIME(0;0;[.Q126]/1000))" office:value-type="time" office:time-value="-PT00H00M00.25S" calcext:value-type="time">
            <text:p>-00:00:00,250</text:p>
          </table:table-cell>
          <table:table-cell table:style-name="ce62" table:formula="of:=[.P126]+[.R126]" office:value-type="time" office:time-value="PT00H00M00.103S" calcext:value-type="time">
            <text:p>00:00:00,103</text:p>
          </table:table-cell>
          <table:table-cell table:style-name="ce62" table:formula="of:=[.K126]+[.R126]" office:value-type="time" office:time-value="PT02H15M19.146S" calcext:value-type="time">
            <text:p>02:15:19,146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-PT00H00M47.464S" calcext:value-type="time">
            <text:p>-00:00:47,464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7M39.668S" calcext:value-type="time">
            <text:p>03:57:39,668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4M32.493S" calcext:value-type="time">
            <text:p>02:14:32,493</text:p>
          </table:table-cell>
          <table:table-cell/>
          <table:table-cell table:style-name="ce57" office:value-type="time" office:time-value="PT03H57M37.548S" calcext:value-type="time">
            <text:p>03:57:37,548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4M32.2S" calcext:value-type="time">
            <text:p>02:14:32,200</text:p>
          </table:table-cell>
          <table:table-cell table:style-name="ce62" table:formula="of:=[.K127]-[.O127]" office:value-type="time" office:time-value="PT00H00M00.293S" calcext:value-type="time">
            <text:p>00:00:00,29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7]&lt;0;-TIME(0;0;ABS([.Q127])/1000);TIME(0;0;[.Q127]/1000))" office:value-type="time" office:time-value="-PT00H00M00.2S" calcext:value-type="time">
            <text:p>-00:00:00,200</text:p>
          </table:table-cell>
          <table:table-cell table:style-name="ce62" table:formula="of:=[.P127]+[.R127]" office:value-type="time" office:time-value="PT00H00M00.093S" calcext:value-type="time">
            <text:p>00:00:00,093</text:p>
          </table:table-cell>
          <table:table-cell table:style-name="ce62" table:formula="of:=[.K127]+[.R127]" office:value-type="time" office:time-value="PT02H14M32.293S" calcext:value-type="time">
            <text:p>02:14:32,293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-PT00H00M40.765S" calcext:value-type="time">
            <text:p>-00:00:40,765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PT00H00M49.478S" calcext:value-type="time">
            <text:p>00:00:49,478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7M50.724S" calcext:value-type="time">
            <text:p>03:57:50,724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5M40.665S" calcext:value-type="time">
            <text:p>02:15:40,665</text:p>
          </table:table-cell>
          <table:table-cell/>
          <table:table-cell table:style-name="ce57" office:value-type="time" office:time-value="PT03H57M50.964S" calcext:value-type="time">
            <text:p>03:57:50,964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5M40.332S" calcext:value-type="time">
            <text:p>02:15:40,332</text:p>
          </table:table-cell>
          <table:table-cell table:style-name="ce62" table:formula="of:=[.K128]-[.O128]" office:value-type="time" office:time-value="PT00H00M00.333S" calcext:value-type="time">
            <text:p>00:00:00,33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8]&lt;0;-TIME(0;0;ABS([.Q128])/1000);TIME(0;0;[.Q128]/1000))" office:value-type="time" office:time-value="-PT00H00M00.2S" calcext:value-type="time">
            <text:p>-00:00:00,200</text:p>
          </table:table-cell>
          <table:table-cell table:style-name="ce62" table:formula="of:=[.P128]+[.R128]" office:value-type="time" office:time-value="PT00H00M00.133S" calcext:value-type="time">
            <text:p>00:00:00,133</text:p>
          </table:table-cell>
          <table:table-cell table:style-name="ce62" table:formula="of:=[.K128]+[.R128]" office:value-type="time" office:time-value="PT02H15M40.465S" calcext:value-type="time">
            <text:p>02:15:40,465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-PT00H00M49.673S" calcext:value-type="time">
            <text:p>-00:00:49,673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PT00H00M49.775S" calcext:value-type="time">
            <text:p>00:00:49,775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8M12.967S" calcext:value-type="time">
            <text:p>03:58:12,967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4M36.923S" calcext:value-type="time">
            <text:p>02:14:36,923</text:p>
          </table:table-cell>
          <table:table-cell/>
          <table:table-cell table:style-name="ce57" office:value-type="time" office:time-value="PT03H58M11.752S" calcext:value-type="time">
            <text:p>03:58:11,752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4M36.625S" calcext:value-type="time">
            <text:p>02:14:36,625</text:p>
          </table:table-cell>
          <table:table-cell table:style-name="ce62" table:formula="of:=[.K129]-[.O129]" office:value-type="time" office:time-value="PT00H00M00.298S" calcext:value-type="time">
            <text:p>00:00:00,2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9]&lt;0;-TIME(0;0;ABS([.Q129])/1000);TIME(0;0;[.Q129]/1000))" office:value-type="time" office:time-value="-PT00H00M00.2S" calcext:value-type="time">
            <text:p>-00:00:00,200</text:p>
          </table:table-cell>
          <table:table-cell table:style-name="ce62" table:formula="of:=[.P129]+[.R129]" office:value-type="time" office:time-value="PT00H00M00.098S" calcext:value-type="time">
            <text:p>00:00:00,098</text:p>
          </table:table-cell>
          <table:table-cell table:style-name="ce62" table:formula="of:=[.K129]+[.R129]" office:value-type="time" office:time-value="PT02H14M36.723S" calcext:value-type="time">
            <text:p>02:14:36,723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-PT00H00M47.181S" calcext:value-type="time">
            <text:p>-00:00:47,18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PT00H00M49.518S" calcext:value-type="time">
            <text:p>00:00:49,518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3H59M20.444S" calcext:value-type="time">
            <text:p>03:59:20,444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4M35.25S" calcext:value-type="time">
            <text:p>02:14:35,250</text:p>
          </table:table-cell>
          <table:table-cell/>
          <table:table-cell table:style-name="ce57" office:value-type="time" office:time-value="PT03H59M16.782S" calcext:value-type="time">
            <text:p>03:59:16,782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4M34.872S" calcext:value-type="time">
            <text:p>02:14:34,872</text:p>
          </table:table-cell>
          <table:table-cell table:style-name="ce62" table:formula="of:=[.K130]-[.O130]" office:value-type="time" office:time-value="PT00H00M00.378S" calcext:value-type="time">
            <text:p>00:00:00,3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0]&lt;0;-TIME(0;0;ABS([.Q130])/1000);TIME(0;0;[.Q130]/1000))" office:value-type="time" office:time-value="-PT00H00M00.2S" calcext:value-type="time">
            <text:p>-00:00:00,200</text:p>
          </table:table-cell>
          <table:table-cell table:style-name="ce62" table:formula="of:=[.P130]+[.R130]" office:value-type="time" office:time-value="PT00H00M00.178S" calcext:value-type="time">
            <text:p>00:00:00,178</text:p>
          </table:table-cell>
          <table:table-cell table:style-name="ce62" table:formula="of:=[.K130]+[.R130]" office:value-type="time" office:time-value="PT02H14M35.05S" calcext:value-type="time">
            <text:p>02:14:35,050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-PT00H00M46.59S" calcext:value-type="time">
            <text:p>-00:00:46,590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PT00H00M49.384S" calcext:value-type="time">
            <text:p>00:00:49,384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3H59M44.132S" calcext:value-type="time">
            <text:p>03:59:44,132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29M26.351S" calcext:value-type="time">
            <text:p>02:29:26,351</text:p>
          </table:table-cell>
          <table:table-cell/>
          <table:table-cell table:style-name="ce57" office:value-type="time" office:time-value="PT03H59M46.142S" calcext:value-type="time">
            <text:p>03:59:46,142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29M25.935S" calcext:value-type="time">
            <text:p>02:29:25,935</text:p>
          </table:table-cell>
          <table:table-cell table:style-name="ce62" table:formula="of:=[.K131]-[.O131]" office:value-type="time" office:time-value="PT00H00M00.416S" calcext:value-type="time">
            <text:p>00:00:00,4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31]&lt;0;-TIME(0;0;ABS([.Q131])/1000);TIME(0;0;[.Q131]/1000))" office:value-type="time" office:time-value="-PT00H00M00.25S" calcext:value-type="time">
            <text:p>-00:00:00,250</text:p>
          </table:table-cell>
          <table:table-cell table:style-name="ce62" table:formula="of:=[.P131]+[.R131]" office:value-type="time" office:time-value="PT00H00M00.166S" calcext:value-type="time">
            <text:p>00:00:00,166</text:p>
          </table:table-cell>
          <table:table-cell table:style-name="ce62" table:formula="of:=[.K131]+[.R131]" office:value-type="time" office:time-value="PT02H29M26.101S" calcext:value-type="time">
            <text:p>02:29:26,101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-PT00H00M45.883S" calcext:value-type="time">
            <text:p>-00:00:45,883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49.863S" calcext:value-type="time">
            <text:p>00:00:49,86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3H59M52.942S" calcext:value-type="time">
            <text:p>03:59:52,942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29M22.366S" calcext:value-type="time">
            <text:p>02:29:22,366</text:p>
          </table:table-cell>
          <table:table-cell/>
          <table:table-cell table:style-name="ce57" office:value-type="time" office:time-value="PT03H59M53.018S" calcext:value-type="time">
            <text:p>03:59:53,018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29M21.916S" calcext:value-type="time">
            <text:p>02:29:21,916</text:p>
          </table:table-cell>
          <table:table-cell table:style-name="ce62" table:formula="of:=[.K132]-[.O132]" office:value-type="time" office:time-value="PT00H00M00.45S" calcext:value-type="time">
            <text:p>00:00:00,45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2]&lt;0;-TIME(0;0;ABS([.Q132])/1000);TIME(0;0;[.Q132]/1000))" office:value-type="time" office:time-value="-PT00H00M00.3S" calcext:value-type="time">
            <text:p>-00:00:00,300</text:p>
          </table:table-cell>
          <table:table-cell table:style-name="ce62" table:formula="of:=[.P132]+[.R132]" office:value-type="time" office:time-value="PT00H00M00.15S" calcext:value-type="time">
            <text:p>00:00:00,150</text:p>
          </table:table-cell>
          <table:table-cell table:style-name="ce62" table:formula="of:=[.K132]+[.R132]" office:value-type="time" office:time-value="PT02H29M22.066S" calcext:value-type="time">
            <text:p>02:29:22,066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-PT00H00M49.187S" calcext:value-type="time">
            <text:p>-00:00:49,187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PT00H00M49.57S" calcext:value-type="time">
            <text:p>00:00:49,570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1M44.548S" calcext:value-type="time">
            <text:p>04:01:44,548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8M18.92S" calcext:value-type="time">
            <text:p>02:28:18,920</text:p>
          </table:table-cell>
          <table:table-cell/>
          <table:table-cell table:style-name="ce57" office:value-type="time" office:time-value="PT04H01M46.433S" calcext:value-type="time">
            <text:p>04:01:46,433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8M18.573S" calcext:value-type="time">
            <text:p>02:28:18,573</text:p>
          </table:table-cell>
          <table:table-cell table:style-name="ce62" table:formula="of:=[.K133]-[.O133]" office:value-type="time" office:time-value="PT00H00M00.347S" calcext:value-type="time">
            <text:p>00:00:00,347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07S" calcext:value-type="time">
            <text:p>00:00:00,007</text:p>
          </table:table-cell>
          <table:table-cell table:style-name="ce62" table:formula="of:=[.K133]+[.R133]" office:value-type="time" office:time-value="PT02H28M18.58S" calcext:value-type="time">
            <text:p>02:28:18,580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-PT00H00M46.594S" calcext:value-type="time">
            <text:p>-00:00:46,594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PT00H00M49.524S" calcext:value-type="time">
            <text:p>00:00:49,524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06.414S" calcext:value-type="time">
            <text:p>04:03:06,414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5M49.532S" calcext:value-type="time">
            <text:p>02:25:49,532</text:p>
          </table:table-cell>
          <table:table-cell/>
          <table:table-cell table:style-name="ce57" office:value-type="time" office:time-value="PT04H03M08.886S" calcext:value-type="time">
            <text:p>04:03:08,886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5M49.092S" calcext:value-type="time">
            <text:p>02:25:49,092</text:p>
          </table:table-cell>
          <table:table-cell table:style-name="ce62" table:formula="of:=[.K134]-[.O134]" office:value-type="time" office:time-value="PT00H00M00.44S" calcext:value-type="time">
            <text:p>00:00:00,440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4]&lt;0;-TIME(0;0;ABS([.Q134])/1000);TIME(0;0;[.Q134]/1000))" office:value-type="time" office:time-value="-PT00H00M00.34S" calcext:value-type="time">
            <text:p>-00:00:00,340</text:p>
          </table:table-cell>
          <table:table-cell table:style-name="ce62" table:formula="of:=[.P134]+[.R134]" office:value-type="time" office:time-value="PT00H00M00.1S" calcext:value-type="time">
            <text:p>00:00:00,100</text:p>
          </table:table-cell>
          <table:table-cell table:style-name="ce62" table:formula="of:=[.K134]+[.R134]" office:value-type="time" office:time-value="PT02H25M49.192S" calcext:value-type="time">
            <text:p>02:25:49,192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-PT00H00M46.889S" calcext:value-type="time">
            <text:p>-00:00:46,889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PT00H00M49.842S" calcext:value-type="time">
            <text:p>00:00:49,842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3M11.699S" calcext:value-type="time">
            <text:p>04:03:11,699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5M46.982S" calcext:value-type="time">
            <text:p>02:25:46,982</text:p>
          </table:table-cell>
          <table:table-cell/>
          <table:table-cell table:style-name="ce57" office:value-type="time" office:time-value="PT04H03M11.884S" calcext:value-type="time">
            <text:p>04:03:11,884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5M46.624S" calcext:value-type="time">
            <text:p>02:25:46,624</text:p>
          </table:table-cell>
          <table:table-cell table:style-name="ce62" table:formula="of:=[.K135]-[.O135]" office:value-type="time" office:time-value="PT00H00M00.358S" calcext:value-type="time">
            <text:p>00:00:00,35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5]&lt;0;-TIME(0;0;ABS([.Q135])/1000);TIME(0;0;[.Q135]/1000))" office:value-type="time" office:time-value="-PT00H00M00.3S" calcext:value-type="time">
            <text:p>-00:00:00,300</text:p>
          </table:table-cell>
          <table:table-cell table:style-name="ce62" table:formula="of:=[.P135]+[.R135]" office:value-type="time" office:time-value="PT00H00M00.058S" calcext:value-type="time">
            <text:p>00:00:00,058</text:p>
          </table:table-cell>
          <table:table-cell table:style-name="ce62" table:formula="of:=[.K135]+[.R135]" office:value-type="time" office:time-value="PT02H25M46.682S" calcext:value-type="time">
            <text:p>02:25:46,682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-PT00H00M48.601S" calcext:value-type="time">
            <text:p>-00:00:48,60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50.171S" calcext:value-type="time">
            <text:p>00:00:50,171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3M16.36S" calcext:value-type="time">
            <text:p>04:03:16,360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5M19.538S" calcext:value-type="time">
            <text:p>02:25:19,538</text:p>
          </table:table-cell>
          <table:table-cell/>
          <table:table-cell table:style-name="ce57" office:value-type="time" office:time-value="PT04H03M16.953S" calcext:value-type="time">
            <text:p>04:03:16,953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5M19.244S" calcext:value-type="time">
            <text:p>02:25:19,244</text:p>
          </table:table-cell>
          <table:table-cell table:style-name="ce62" table:formula="of:=[.K136]-[.O136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6]&lt;0;-TIME(0;0;ABS([.Q136])/1000);TIME(0;0;[.Q136]/1000))" office:value-type="time" office:time-value="-PT00H00M00.2S" calcext:value-type="time">
            <text:p>-00:00:00,200</text:p>
          </table:table-cell>
          <table:table-cell table:style-name="ce62" table:formula="of:=[.P136]+[.R136]" office:value-type="time" office:time-value="PT00H00M00.094S" calcext:value-type="time">
            <text:p>00:00:00,094</text:p>
          </table:table-cell>
          <table:table-cell table:style-name="ce62" table:formula="of:=[.K136]+[.R136]" office:value-type="time" office:time-value="PT02H25M19.338S" calcext:value-type="time">
            <text:p>02:25:19,338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-PT00H00M48.359S" calcext:value-type="time">
            <text:p>-00:00:48,359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PT00H00M49.793S" calcext:value-type="time">
            <text:p>00:00:49,793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3M38.247S" calcext:value-type="time">
            <text:p>04:03:38,247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06.285S" calcext:value-type="time">
            <text:p>02:23:06,285</text:p>
          </table:table-cell>
          <table:table-cell/>
          <table:table-cell table:style-name="ce57" office:value-type="time" office:time-value="PT04H03M38.712S" calcext:value-type="time">
            <text:p>04:03:38,712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05.928S" calcext:value-type="time">
            <text:p>02:23:05,928</text:p>
          </table:table-cell>
          <table:table-cell table:style-name="ce62" table:formula="of:=[.K137]-[.O137]" office:value-type="time" office:time-value="PT00H00M00.357S" calcext:value-type="time">
            <text:p>00:00:00,3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057S" calcext:value-type="time">
            <text:p>00:00:00,057</text:p>
          </table:table-cell>
          <table:table-cell table:style-name="ce62" table:formula="of:=[.K137]+[.R137]" office:value-type="time" office:time-value="PT02H23M05.985S" calcext:value-type="time">
            <text:p>02:23:05,985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-PT00H00M35.895S" calcext:value-type="time">
            <text:p>-00:00:35,895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PT00H00M49.577S" calcext:value-type="time">
            <text:p>00:00:49,577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5M31.292S" calcext:value-type="time">
            <text:p>04:05:31,292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10.126S" calcext:value-type="time">
            <text:p>02:10:10,126</text:p>
          </table:table-cell>
          <table:table-cell/>
          <table:table-cell table:style-name="ce57" office:value-type="time" office:time-value="PT04H05M31.691S" calcext:value-type="time">
            <text:p>04:05:31,691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09.725S" calcext:value-type="time">
            <text:p>02:10:09,725</text:p>
          </table:table-cell>
          <table:table-cell table:style-name="ce62" table:formula="of:=[.K138]-[.O138]" office:value-type="time" office:time-value="PT00H00M00.401S" calcext:value-type="time">
            <text:p>00:00:00,4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8]&lt;0;-TIME(0;0;ABS([.Q138])/1000);TIME(0;0;[.Q138]/1000))" office:value-type="time" office:time-value="-PT00H00M00.3S" calcext:value-type="time">
            <text:p>-00:00:00,300</text:p>
          </table:table-cell>
          <table:table-cell table:style-name="ce62" table:formula="of:=[.P138]+[.R138]" office:value-type="time" office:time-value="PT00H00M00.101S" calcext:value-type="time">
            <text:p>00:00:00,101</text:p>
          </table:table-cell>
          <table:table-cell table:style-name="ce62" table:formula="of:=[.K138]+[.R138]" office:value-type="time" office:time-value="PT02H10M09.826S" calcext:value-type="time">
            <text:p>02:10:09,826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03.604S" calcext:value-type="time">
            <text:p>00:00:03,604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PT00H00M49.474S" calcext:value-type="time">
            <text:p>00:00:49,474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09M16.543S" calcext:value-type="time">
            <text:p>04:09:16,543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6M50.759S" calcext:value-type="time">
            <text:p>02:06:50,759</text:p>
          </table:table-cell>
          <table:table-cell/>
          <table:table-cell table:style-name="ce57" office:value-type="time" office:time-value="PT04H09M20.818S" calcext:value-type="time">
            <text:p>04:09:20,818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6M50.466S" calcext:value-type="time">
            <text:p>02:06:50,466</text:p>
          </table:table-cell>
          <table:table-cell table:style-name="ce62" table:formula="of:=[.K139]-[.O139]" office:value-type="time" office:time-value="PT00H00M00.293S" calcext:value-type="time">
            <text:p>00:00:00,29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9]&lt;0;-TIME(0;0;ABS([.Q139])/1000);TIME(0;0;[.Q139]/1000))" office:value-type="time" office:time-value="-PT00H00M00.2S" calcext:value-type="time">
            <text:p>-00:00:00,200</text:p>
          </table:table-cell>
          <table:table-cell table:style-name="ce62" table:formula="of:=[.P139]+[.R139]" office:value-type="time" office:time-value="PT00H00M00.093S" calcext:value-type="time">
            <text:p>00:00:00,093</text:p>
          </table:table-cell>
          <table:table-cell table:style-name="ce62" table:formula="of:=[.K139]+[.R139]" office:value-type="time" office:time-value="PT02H06M50.559S" calcext:value-type="time">
            <text:p>02:06:50,559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-PT00H00M49.781S" calcext:value-type="time">
            <text:p>-00:00:49,78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49.875S" calcext:value-type="time">
            <text:p>00:00:49,875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1M18.19S" calcext:value-type="time">
            <text:p>04:11:18,190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00.861S" calcext:value-type="time">
            <text:p>01:49:00,861</text:p>
          </table:table-cell>
          <table:table-cell/>
          <table:table-cell table:style-name="ce57" office:value-type="time" office:time-value="PT04H11M20.504S" calcext:value-type="time">
            <text:p>04:11:20,504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00.463S" calcext:value-type="time">
            <text:p>01:49:00,463</text:p>
          </table:table-cell>
          <table:table-cell table:style-name="ce62" table:formula="of:=[.K140]-[.O140]" office:value-type="time" office:time-value="PT00H00M00.398S" calcext:value-type="time">
            <text:p>00:00:00,3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0]&lt;0;-TIME(0;0;ABS([.Q140])/1000);TIME(0;0;[.Q140]/1000))" office:value-type="time" office:time-value="-PT00H00M00.2S" calcext:value-type="time">
            <text:p>-00:00:00,200</text:p>
          </table:table-cell>
          <table:table-cell table:style-name="ce62" table:formula="of:=[.P140]+[.R140]" office:value-type="time" office:time-value="PT00H00M00.198S" calcext:value-type="time">
            <text:p>00:00:00,198</text:p>
          </table:table-cell>
          <table:table-cell table:style-name="ce62" table:formula="of:=[.K140]+[.R140]" office:value-type="time" office:time-value="PT01H49M00.661S" calcext:value-type="time">
            <text:p>01:49:00,661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-PT00H00M45.584S" calcext:value-type="time">
            <text:p>-00:00:45,584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PT00H00M49.472S" calcext:value-type="time">
            <text:p>00:00:49,472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1M31.147S" calcext:value-type="time">
            <text:p>04:11:31,147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8M22.292S" calcext:value-type="time">
            <text:p>02:08:22,292</text:p>
          </table:table-cell>
          <table:table-cell/>
          <table:table-cell table:style-name="ce57" office:value-type="time" office:time-value="PT04H11M34.083S" calcext:value-type="time">
            <text:p>04:11:34,083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8M21.985S" calcext:value-type="time">
            <text:p>02:08:21,985</text:p>
          </table:table-cell>
          <table:table-cell table:style-name="ce62" table:formula="of:=[.K141]-[.O141]" office:value-type="time" office:time-value="PT00H00M00.307S" calcext:value-type="time">
            <text:p>00:00:00,30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1]&lt;0;-TIME(0;0;ABS([.Q141])/1000);TIME(0;0;[.Q141]/1000))" office:value-type="time" office:time-value="-PT00H00M00.2S" calcext:value-type="time">
            <text:p>-00:00:00,200</text:p>
          </table:table-cell>
          <table:table-cell table:style-name="ce62" table:formula="of:=[.P141]+[.R141]" office:value-type="time" office:time-value="PT00H00M00.107S" calcext:value-type="time">
            <text:p>00:00:00,107</text:p>
          </table:table-cell>
          <table:table-cell table:style-name="ce62" table:formula="of:=[.K141]+[.R141]" office:value-type="time" office:time-value="PT02H08M22.092S" calcext:value-type="time">
            <text:p>02:08:22,092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-PT00H00M47.064S" calcext:value-type="time">
            <text:p>-00:00:47,064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PT00H00M49.689S" calcext:value-type="time">
            <text:p>00:00:49,689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e 3.1 Ed &amp; 4.0 E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23" table:number-columns-repeated="3" table:default-cell-style-name="ce72"/>
        <table:table-column table:style-name="co23" table:default-cell-style-name="Default"/>
        <table:table-column table:style-name="co23" table:default-cell-style-name="ce72"/>
        <table:table-column table:style-name="co18" table:default-cell-style-name="ce72"/>
        <table:table-column table:style-name="co14" table:default-cell-style-name="ce72"/>
        <table:table-column table:style-name="co24" table:default-cell-style-name="ce72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71" office:value-type="string" calcext:value-type="string">
            <text:p>Ed 3.1 Sync Error</text:p>
          </table:table-cell>
          <table:table-cell table:style-name="ce71" office:value-type="string" calcext:value-type="string">
            <text:p>Ed 4.0 Sync Error</text:p>
          </table:table-cell>
          <table:table-cell table:style-name="ce71" office:value-type="string" calcext:value-type="string">
            <text:p>Diff Error</text:p>
          </table:table-cell>
          <table:table-cell table:style-name="ce53"/>
          <table:table-cell office:value-type="string" calcext:value-type="string">
            <text:p>Ed 3.1 Shift Offset</text:p>
          </table:table-cell>
          <table:table-cell office:value-type="string" calcext:value-type="string">
            <text:p>Ed 4.0 Shift Offset</text:p>
          </table:table-cell>
          <table:table-cell office:value-type="string" calcext:value-type="string">
            <text:p>Diff Editions</text:p>
          </table:table-cell>
          <table:table-cell office:value-type="string" calcext:value-type="string">
            <text:p>Adjusted value</text:p>
          </table:table-cell>
          <table:table-cell table:number-columns-repeated="2"/>
        </table:table-row>
        <table:table-row table:style-name="ro1">
          <table:table-cell table:style-name="ce52"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238S" calcext:value-type="time">
            <text:p>00:00:00,238</text:p>
          </table:table-cell>
          <table:table-cell table:style-name="ce71" table:formula="of:=[.D2]-[.C2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2]; RUNOFFSETSv31; SHIFTOFFSETSv31)" office:value-type="time" office:time-value="PT00H00M00.056S" calcext:value-type="time">
            <text:p>00:00:00,056</text:p>
          </table:table-cell>
          <table:table-cell table:formula="of:=LOOKUP([.A2]; RUNOFFSETSv40; SHIFTOFFSETSv40)" office:value-type="time" office:time-value="PT00H00M00.116S" calcext:value-type="time">
            <text:p>00:00:00,116</text:p>
          </table:table-cell>
          <table:table-cell table:formula="of:=[.H2]-[.G2]" office:value-type="time" office:time-value="PT00H00M00.06S" calcext:value-type="time">
            <text:p>00:00:00,060</text:p>
          </table:table-cell>
          <table:table-cell office:value-type="time" office:time-value="PT00H00M00.06S" calcext:value-type="time">
            <text:p>00:00:00,060</text:p>
          </table:table-cell>
          <table:table-cell table:number-columns-repeated="2"/>
        </table:table-row>
        <table:table-row table:style-name="ro1">
          <table:table-cell table:style-name="ce52"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office:value-type="time" office:time-value="PT00H00M00.283S" calcext:value-type="time">
            <text:p>00:00:00,283</text:p>
          </table:table-cell>
          <table:table-cell table:style-name="ce71" table:formula="of:=[.D3]-[.C3]" office:value-type="time" office:time-value="-PT00H00M00.12S" calcext:value-type="time">
            <text:p>-00:00:00,120</text:p>
          </table:table-cell>
          <table:table-cell table:style-name="ce54"/>
          <table:table-cell table:style-name="ce71" table:formula="of:=LOOKUP([.A3]; RUNOFFSETSv31; SHIFTOFFSETSv31)" office:value-type="time" office:time-value="-PT00H07M14.359S" calcext:value-type="time">
            <text:p>-00:07:14,359</text:p>
          </table:table-cell>
          <table:table-cell table:formula="of:=LOOKUP([.A3]; RUNOFFSETSv40; SHIFTOFFSETSv40)" office:value-type="time" office:time-value="-PT00H07M14.339S" calcext:value-type="time">
            <text:p>-00:07:14,339</text:p>
          </table:table-cell>
          <table:table-cell table:formula="of:=[.H3]-[.G3]" office:value-type="time" office:time-value="PT00H00M00.02S" calcext:value-type="time">
            <text:p>00:00:00,020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4]-[.C4]" office:value-type="time" office:time-value="-PT00H00M00.086S" calcext:value-type="time">
            <text:p>-00:00:00,086</text:p>
          </table:table-cell>
          <table:table-cell table:style-name="ce54"/>
          <table:table-cell table:style-name="ce71" table:formula="of:=LOOKUP([.A4]; RUNOFFSETSv31; SHIFTOFFSETSv31)" office:value-type="time" office:time-value="-PT00H10M10.795S" calcext:value-type="time">
            <text:p>-00:10:10,795</text:p>
          </table:table-cell>
          <table:table-cell table:formula="of:=LOOKUP([.A4]; RUNOFFSETSv40; SHIFTOFFSETSv40)" office:value-type="time" office:time-value="-PT00H10M10.801S" calcext:value-type="time">
            <text:p>-00:10:10,801</text:p>
          </table:table-cell>
          <table:table-cell table:formula="of:=[.H4]-[.G4]" office:value-type="time" office:time-value="-PT00H00M00.006S" calcext:value-type="time">
            <text:p>-00:00:00,006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1S" calcext:value-type="time">
            <text:p>00:00:00,310</text:p>
          </table:table-cell>
          <table:table-cell table:style-name="ce71" table:formula="of:=[.D5]-[.C5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5]; RUNOFFSETSv31; SHIFTOFFSETSv31)" office:value-type="time" office:time-value="-PT00H10M30.631S" calcext:value-type="time">
            <text:p>-00:10:30,631</text:p>
          </table:table-cell>
          <table:table-cell table:formula="of:=LOOKUP([.A5]; RUNOFFSETSv40; SHIFTOFFSETSv40)" office:value-type="time" office:time-value="-PT00H10M30.62S" calcext:value-type="time">
            <text:p>-00:10:30,620</text:p>
          </table:table-cell>
          <table:table-cell table:formula="of:=[.H5]-[.G5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2S" calcext:value-type="time">
            <text:p>00:00:00,422</text:p>
          </table:table-cell>
          <table:table-cell table:style-name="ce71" office:value-type="time" office:time-value="PT00H00M00.322S" calcext:value-type="time">
            <text:p>00:00:00,322</text:p>
          </table:table-cell>
          <table:table-cell table:style-name="ce71" table:formula="of:=[.D6]-[.C6]" office:value-type="time" office:time-value="-PT00H00M00.1S" calcext:value-type="time">
            <text:p>-00:00:00,100</text:p>
          </table:table-cell>
          <table:table-cell table:style-name="ce54"/>
          <table:table-cell table:style-name="ce71" table:formula="of:=LOOKUP([.A6]; RUNOFFSETSv31; SHIFTOFFSETSv31)" office:value-type="time" office:time-value="-PT00H15M03.826S" calcext:value-type="time">
            <text:p>-00:15:03,826</text:p>
          </table:table-cell>
          <table:table-cell table:formula="of:=LOOKUP([.A6]; RUNOFFSETSv40; SHIFTOFFSETSv40)" office:value-type="time" office:time-value="-PT00H15M03.775S" calcext:value-type="time">
            <text:p>-00:15:03,775</text:p>
          </table:table-cell>
          <table:table-cell table:formula="of:=[.H6]-[.G6]" office:value-type="time" office:time-value="PT00H00M00.051S" calcext:value-type="time">
            <text:p>00:00:00,051</text:p>
          </table:table-cell>
          <table:table-cell office:value-type="time" office:time-value="PT00H00M00.05S" calcext:value-type="time">
            <text:p>00:00:00,050</text:p>
          </table:table-cell>
          <table:table-cell table:number-columns-repeated="2"/>
        </table:table-row>
        <table:table-row table:style-name="ro1">
          <table:table-cell table:style-name="ce52"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7]-[.C7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7]; RUNOFFSETSv31; SHIFTOFFSETSv31)" office:value-type="time" office:time-value="-PT00H15M09.765S" calcext:value-type="time">
            <text:p>-00:15:09,765</text:p>
          </table:table-cell>
          <table:table-cell table:formula="of:=LOOKUP([.A7]; RUNOFFSETSv40; SHIFTOFFSETSv40)" office:value-type="time" office:time-value="-PT00H15M09.765S" calcext:value-type="time">
            <text:p>-00:15:09,765</text:p>
          </table:table-cell>
          <table:table-cell table:formula="of:=[.H7]-[.G7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8]-[.C8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8]; RUNOFFSETSv31; SHIFTOFFSETSv31)" office:value-type="time" office:time-value="-PT00H15M25.492S" calcext:value-type="time">
            <text:p>-00:15:25,492</text:p>
          </table:table-cell>
          <table:table-cell table:formula="of:=LOOKUP([.A8]; RUNOFFSETSv40; SHIFTOFFSETSv40)" office:value-type="time" office:time-value="-PT00H15M25.492S" calcext:value-type="time">
            <text:p>-00:15:25,492</text:p>
          </table:table-cell>
          <table:table-cell table:formula="of:=[.H8]-[.G8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6S" calcext:value-type="time">
            <text:p>00:00:00,376</text:p>
          </table:table-cell>
          <table:table-cell table:style-name="ce71" office:value-type="time" office:time-value="PT00H00M00.261S" calcext:value-type="time">
            <text:p>00:00:00,261</text:p>
          </table:table-cell>
          <table:table-cell table:style-name="ce71" table:formula="of:=[.D9]-[.C9]" office:value-type="time" office:time-value="-PT00H00M00.115S" calcext:value-type="time">
            <text:p>-00:00:00,115</text:p>
          </table:table-cell>
          <table:table-cell table:style-name="ce54"/>
          <table:table-cell table:style-name="ce71" table:formula="of:=LOOKUP([.A9]; RUNOFFSETSv31; SHIFTOFFSETSv31)" office:value-type="time" office:time-value="-PT00H15M50.084S" calcext:value-type="time">
            <text:p>-00:15:50,084</text:p>
          </table:table-cell>
          <table:table-cell table:formula="of:=LOOKUP([.A9]; RUNOFFSETSv40; SHIFTOFFSETSv40)" office:value-type="time" office:time-value="-PT00H15M50.074S" calcext:value-type="time">
            <text:p>-00:15:50,074</text:p>
          </table:table-cell>
          <table:table-cell table:formula="of:=[.H9]-[.G9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284S" calcext:value-type="time">
            <text:p>00:00:00,284</text:p>
          </table:table-cell>
          <table:table-cell table:style-name="ce71" office:value-type="time" office:time-value="PT00H00M00.254S" calcext:value-type="time">
            <text:p>00:00:00,254</text:p>
          </table:table-cell>
          <table:table-cell table:style-name="ce71" table:formula="of:=[.D10]-[.C10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10]; RUNOFFSETSv31; SHIFTOFFSETSv31)" office:value-type="time" office:time-value="-PT00H16M06.309S" calcext:value-type="time">
            <text:p>-00:16:06,309</text:p>
          </table:table-cell>
          <table:table-cell table:formula="of:=LOOKUP([.A10]; RUNOFFSETSv40; SHIFTOFFSETSv40)" office:value-type="time" office:time-value="-PT00H16M06.292S" calcext:value-type="time">
            <text:p>-00:16:06,292</text:p>
          </table:table-cell>
          <table:table-cell table:formula="of:=[.H10]-[.G10]" office:value-type="time" office:time-value="PT00H00M00.017S" calcext:value-type="time">
            <text:p>00:00:00,017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25S" calcext:value-type="time">
            <text:p>00:00:00,525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1]-[.C11]" office:value-type="time" office:time-value="-PT00H00M00.116S" calcext:value-type="time">
            <text:p>-00:00:00,116</text:p>
          </table:table-cell>
          <table:table-cell table:style-name="ce54"/>
          <table:table-cell table:style-name="ce71" table:formula="of:=LOOKUP([.A11]; RUNOFFSETSv31; SHIFTOFFSETSv31)" office:value-type="time" office:time-value="-PT00H26M28.765S" calcext:value-type="time">
            <text:p>-00:26:28,765</text:p>
          </table:table-cell>
          <table:table-cell table:formula="of:=LOOKUP([.A11]; RUNOFFSETSv40; SHIFTOFFSETSv40)" office:value-type="time" office:time-value="-PT00H26M28.854S" calcext:value-type="time">
            <text:p>-00:26:28,854</text:p>
          </table:table-cell>
          <table:table-cell table:formula="of:=[.H11]-[.G11]" office:value-type="time" office:time-value="-PT00H00M00.089S" calcext:value-type="time">
            <text:p>-00:00:00,089</text:p>
          </table:table-cell>
          <table:table-cell office:value-type="time" office:time-value="-PT00H00M00.09S" calcext:value-type="time">
            <text:p>-00:00:00,090</text:p>
          </table:table-cell>
          <table:table-cell table:number-columns-repeated="2"/>
        </table:table-row>
        <table:table-row table:style-name="ro1">
          <table:table-cell table:style-name="ce52"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6S" calcext:value-type="time">
            <text:p>00:00:00,566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table:formula="of:=[.D12]-[.C12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12]; RUNOFFSETSv31; SHIFTOFFSETSv31)" office:value-type="time" office:time-value="-PT00H26M44.12S" calcext:value-type="time">
            <text:p>-00:26:44,120</text:p>
          </table:table-cell>
          <table:table-cell table:formula="of:=LOOKUP([.A12]; RUNOFFSETSv40; SHIFTOFFSETSv40)" office:value-type="time" office:time-value="-PT00H26M44.16S" calcext:value-type="time">
            <text:p>-00:26:44,160</text:p>
          </table:table-cell>
          <table:table-cell table:formula="of:=[.H12]-[.G12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8S" calcext:value-type="time">
            <text:p>00:00:00,558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3]-[.C13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13]; RUNOFFSETSv31; SHIFTOFFSETSv31)" office:value-type="time" office:time-value="-PT00H26M47.275S" calcext:value-type="time">
            <text:p>-00:26:47,275</text:p>
          </table:table-cell>
          <table:table-cell table:formula="of:=LOOKUP([.A13]; RUNOFFSETSv40; SHIFTOFFSETSv40)" office:value-type="time" office:time-value="-PT00H26M47.247S" calcext:value-type="time">
            <text:p>-00:26:47,247</text:p>
          </table:table-cell>
          <table:table-cell table:formula="of:=[.H13]-[.G13]" office:value-type="time" office:time-value="PT00H00M00.028S" calcext:value-type="time">
            <text:p>00:00:00,028</text:p>
          </table:table-cell>
          <table:table-cell office:value-type="time" office:time-value="PT00H00M00.03S" calcext:value-type="time">
            <text:p>00:00:00,030</text:p>
          </table:table-cell>
          <table:table-cell table:number-columns-repeated="2"/>
        </table:table-row>
        <table:table-row table:style-name="ro1">
          <table:table-cell table:style-name="ce52" office:value-type="float" office:value="13" calcext:value-type="float">
            <text:p>013</text:p>
          </table:table-cell>
          <table:table-cell table:style-name="ce54"/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14]-[.C14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14]; RUNOFFSETSv31; SHIFTOFFSETSv31)" office:value-type="time" office:time-value="PT00H00M00S" calcext:value-type="time">
            <text:p>00:00:00,000</text:p>
          </table:table-cell>
          <table:table-cell table:formula="of:=LOOKUP([.A14]; RUNOFFSETSv40; SHIFTOFFSETSv40)" office:value-type="time" office:time-value="PT00H00M00S" calcext:value-type="time">
            <text:p>00:00:00,000</text:p>
          </table:table-cell>
          <table:table-cell table:formula="of:=[.H14]-[.G14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282S" calcext:value-type="time">
            <text:p>00:00:00,282</text:p>
          </table:table-cell>
          <table:table-cell table:style-name="ce71" table:formula="of:=[.D15]-[.C15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15]; RUNOFFSETSv31; SHIFTOFFSETSv31)" office:value-type="time" office:time-value="-PT00H25M57.724S" calcext:value-type="time">
            <text:p>-00:25:57,724</text:p>
          </table:table-cell>
          <table:table-cell table:formula="of:=LOOKUP([.A15]; RUNOFFSETSv40; SHIFTOFFSETSv40)" office:value-type="time" office:time-value="-PT00H25M57.764S" calcext:value-type="time">
            <text:p>-00:25:57,764</text:p>
          </table:table-cell>
          <table:table-cell table:formula="of:=[.H15]-[.G15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6]-[.C16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6]; RUNOFFSETSv31; SHIFTOFFSETSv31)" office:value-type="time" office:time-value="-PT00H27M41.359S" calcext:value-type="time">
            <text:p>-00:27:41,359</text:p>
          </table:table-cell>
          <table:table-cell table:formula="of:=LOOKUP([.A16]; RUNOFFSETSv40; SHIFTOFFSETSv40)" office:value-type="time" office:time-value="-PT00H27M41.457S" calcext:value-type="time">
            <text:p>-00:27:41,457</text:p>
          </table:table-cell>
          <table:table-cell table:formula="of:=[.H16]-[.G16]" office:value-type="time" office:time-value="-PT00H00M00.098S" calcext:value-type="time">
            <text:p>-00:00:00,098</text:p>
          </table:table-cell>
          <table:table-cell office:value-type="time" office:time-value="-PT00H00M00.1S" calcext:value-type="time">
            <text:p>-00:00:00,100</text:p>
          </table:table-cell>
          <table:table-cell table:number-columns-repeated="2"/>
        </table:table-row>
        <table:table-row table:style-name="ro1">
          <table:table-cell table:style-name="ce52"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7]-[.C17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7]; RUNOFFSETSv31; SHIFTOFFSETSv31)" office:value-type="time" office:time-value="-PT00H27M41.769S" calcext:value-type="time">
            <text:p>-00:27:41,769</text:p>
          </table:table-cell>
          <table:table-cell table:formula="of:=LOOKUP([.A17]; RUNOFFSETSv40; SHIFTOFFSETSv40)" office:value-type="time" office:time-value="-PT00H27M41.757S" calcext:value-type="time">
            <text:p>-00:27:41,757</text:p>
          </table:table-cell>
          <table:table-cell table:formula="of:=[.H17]-[.G17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528S" calcext:value-type="time">
            <text:p>00:00:00,528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18]-[.C18]" office:value-type="time" office:time-value="-PT00H00M00.132S" calcext:value-type="time">
            <text:p>-00:00:00,132</text:p>
          </table:table-cell>
          <table:table-cell table:style-name="ce54"/>
          <table:table-cell table:style-name="ce71" table:formula="of:=LOOKUP([.A18]; RUNOFFSETSv31; SHIFTOFFSETSv31)" office:value-type="time" office:time-value="-PT00H33M29.895S" calcext:value-type="time">
            <text:p>-00:33:29,895</text:p>
          </table:table-cell>
          <table:table-cell table:formula="of:=LOOKUP([.A18]; RUNOFFSETSv40; SHIFTOFFSETSv40)" office:value-type="time" office:time-value="-PT00H33M30.026S" calcext:value-type="time">
            <text:p>-00:33:30,026</text:p>
          </table:table-cell>
          <table:table-cell table:formula="of:=[.H18]-[.G18]" office:value-type="time" office:time-value="-PT00H00M00.131S" calcext:value-type="time">
            <text:p>-00:00:00,131</text:p>
          </table:table-cell>
          <table:table-cell office:value-type="time" office:time-value="-PT00H00M00.13S" calcext:value-type="time">
            <text:p>-00:00:00,130</text:p>
          </table:table-cell>
          <table:table-cell table:number-columns-repeated="2"/>
        </table:table-row>
        <table:table-row table:style-name="ro1">
          <table:table-cell table:style-name="ce52"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7S" calcext:value-type="time">
            <text:p>00:00:00,577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table:formula="of:=[.D19]-[.C19]" office:value-type="time" office:time-value="-PT00H00M00.109S" calcext:value-type="time">
            <text:p>-00:00:00,109</text:p>
          </table:table-cell>
          <table:table-cell table:style-name="ce54"/>
          <table:table-cell table:style-name="ce71" table:formula="of:=LOOKUP([.A19]; RUNOFFSETSv31; SHIFTOFFSETSv31)" office:value-type="time" office:time-value="-PT00H32M40.258S" calcext:value-type="time">
            <text:p>-00:32:40,258</text:p>
          </table:table-cell>
          <table:table-cell table:formula="of:=LOOKUP([.A19]; RUNOFFSETSv40; SHIFTOFFSETSv40)" office:value-type="time" office:time-value="-PT00H32M40.25S" calcext:value-type="time">
            <text:p>-00:32:40,250</text:p>
          </table:table-cell>
          <table:table-cell table:formula="of:=[.H19]-[.G19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601S" calcext:value-type="time">
            <text:p>00:00:00,601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20]-[.C20]" office:value-type="time" office:time-value="-PT00H00M00.135S" calcext:value-type="time">
            <text:p>-00:00:00,135</text:p>
          </table:table-cell>
          <table:table-cell table:style-name="ce54"/>
          <table:table-cell table:style-name="ce71" table:formula="of:=LOOKUP([.A20]; RUNOFFSETSv31; SHIFTOFFSETSv31)" office:value-type="time" office:time-value="-PT00H34M40.281S" calcext:value-type="time">
            <text:p>-00:34:40,281</text:p>
          </table:table-cell>
          <table:table-cell table:formula="of:=LOOKUP([.A20]; RUNOFFSETSv40; SHIFTOFFSETSv40)" office:value-type="time" office:time-value="-PT00H34M40.269S" calcext:value-type="time">
            <text:p>-00:34:40,269</text:p>
          </table:table-cell>
          <table:table-cell table:formula="of:=[.H20]-[.G20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779S" calcext:value-type="time">
            <text:p>00:00:00,779</text:p>
          </table:table-cell>
          <table:table-cell table:style-name="ce71" office:value-type="time" office:time-value="PT00H00M00.81S" calcext:value-type="time">
            <text:p>00:00:00,810</text:p>
          </table:table-cell>
          <table:table-cell table:style-name="ce71" table:formula="of:=[.D21]-[.C21]" office:value-type="time" office:time-value="PT00H00M00.031S" calcext:value-type="time">
            <text:p>00:00:00,031</text:p>
          </table:table-cell>
          <table:table-cell table:style-name="ce54"/>
          <table:table-cell table:style-name="ce71" table:formula="of:=LOOKUP([.A21]; RUNOFFSETSv31; SHIFTOFFSETSv31)" office:value-type="time" office:time-value="-PT00H35M07.272S" calcext:value-type="time">
            <text:p>-00:35:07,272</text:p>
          </table:table-cell>
          <table:table-cell table:formula="of:=LOOKUP([.A21]; RUNOFFSETSv40; SHIFTOFFSETSv40)" office:value-type="time" office:time-value="-PT00H35M07.294S" calcext:value-type="time">
            <text:p>-00:35:07,294</text:p>
          </table:table-cell>
          <table:table-cell table:formula="of:=[.H21]-[.G21]" office:value-type="time" office:time-value="-PT00H00M00.022S" calcext:value-type="time">
            <text:p>-00:00:00,022</text:p>
          </table:table-cell>
          <table:table-cell office:value-type="time" office:time-value="-PT00H00M00.02S" calcext:value-type="time">
            <text:p>-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1" calcext:value-type="float">
            <text:p>0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73S" calcext:value-type="time">
            <text:p>00:00:00,773</text:p>
          </table:table-cell>
          <table:table-cell table:style-name="ce71" office:value-type="time" office:time-value="PT00H00M00.801S" calcext:value-type="time">
            <text:p>00:00:00,801</text:p>
          </table:table-cell>
          <table:table-cell table:style-name="ce71" table:formula="of:=[.D22]-[.C22]" office:value-type="time" office:time-value="PT00H00M00.028S" calcext:value-type="time">
            <text:p>00:00:00,028</text:p>
          </table:table-cell>
          <table:table-cell table:style-name="ce55"/>
          <table:table-cell table:style-name="ce71" table:formula="of:=LOOKUP([.A22]; RUNOFFSETSv31; SHIFTOFFSETSv31)" office:value-type="time" office:time-value="-PT00H35M14.55S" calcext:value-type="time">
            <text:p>-00:35:14,550</text:p>
          </table:table-cell>
          <table:table-cell table:formula="of:=LOOKUP([.A22]; RUNOFFSETSv40; SHIFTOFFSETSv40)" office:value-type="time" office:time-value="-PT00H35M14.703S" calcext:value-type="time">
            <text:p>-00:35:14,703</text:p>
          </table:table-cell>
          <table:table-cell table:formula="of:=[.H22]-[.G22]" office:value-type="time" office:time-value="-PT00H00M00.153S" calcext:value-type="time">
            <text:p>-00:00:00,153</text:p>
          </table:table-cell>
          <table:table-cell office:value-type="time" office:time-value="-PT00H00M00.15S" calcext:value-type="time">
            <text:p>-00:00:00,150</text:p>
          </table:table-cell>
          <table:table-cell table:number-columns-repeated="2"/>
        </table:table-row>
        <table:table-row table:style-name="ro1">
          <table:table-cell table:style-name="ce52"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office:value-type="time" office:time-value="PT00H00M00.399S" calcext:value-type="time">
            <text:p>00:00:00,399</text:p>
          </table:table-cell>
          <table:table-cell table:style-name="ce71" table:formula="of:=[.D23]-[.C23]" office:value-type="time" office:time-value="PT00H00M00.018S" calcext:value-type="time">
            <text:p>00:00:00,018</text:p>
          </table:table-cell>
          <table:table-cell table:style-name="ce54"/>
          <table:table-cell table:style-name="ce71" table:formula="of:=LOOKUP([.A23]; RUNOFFSETSv31; SHIFTOFFSETSv31)" office:value-type="time" office:time-value="-PT00H35M54.285S" calcext:value-type="time">
            <text:p>-00:35:54,285</text:p>
          </table:table-cell>
          <table:table-cell table:formula="of:=LOOKUP([.A23]; RUNOFFSETSv40; SHIFTOFFSETSv40)" office:value-type="time" office:time-value="-PT00H35M54.396S" calcext:value-type="time">
            <text:p>-00:35:54,396</text:p>
          </table:table-cell>
          <table:table-cell table:formula="of:=[.H23]-[.G23]" office:value-type="time" office:time-value="-PT00H00M00.111S" calcext:value-type="time">
            <text:p>-00:00:00,111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61S" calcext:value-type="time">
            <text:p>00:00:00,461</text:p>
          </table:table-cell>
          <table:table-cell table:style-name="ce71" office:value-type="time" office:time-value="PT00H00M00.324S" calcext:value-type="time">
            <text:p>00:00:00,324</text:p>
          </table:table-cell>
          <table:table-cell table:style-name="ce71" table:formula="of:=[.D24]-[.C24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24]; RUNOFFSETSv31; SHIFTOFFSETSv31)" office:value-type="time" office:time-value="-PT00H36M14.961S" calcext:value-type="time">
            <text:p>-00:36:14,961</text:p>
          </table:table-cell>
          <table:table-cell table:formula="of:=LOOKUP([.A24]; RUNOFFSETSv40; SHIFTOFFSETSv40)" office:value-type="time" office:time-value="-PT00H36M14.937S" calcext:value-type="time">
            <text:p>-00:36:14,937</text:p>
          </table:table-cell>
          <table:table-cell table:formula="of:=[.H24]-[.G24]" office:value-type="time" office:time-value="PT00H00M00.024S" calcext:value-type="time">
            <text:p>00:00:00,024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S" calcext:value-type="time">
            <text:p>00:00:00,500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25]-[.C25]" office:value-type="time" office:time-value="-PT00H00M00.123S" calcext:value-type="time">
            <text:p>-00:00:00,123</text:p>
          </table:table-cell>
          <table:table-cell table:style-name="ce54"/>
          <table:table-cell table:style-name="ce71" table:formula="of:=LOOKUP([.A25]; RUNOFFSETSv31; SHIFTOFFSETSv31)" office:value-type="time" office:time-value="-PT00H36M15.101S" calcext:value-type="time">
            <text:p>-00:36:15,101</text:p>
          </table:table-cell>
          <table:table-cell table:formula="of:=LOOKUP([.A25]; RUNOFFSETSv40; SHIFTOFFSETSv40)" office:value-type="time" office:time-value="-PT00H36M15.213S" calcext:value-type="time">
            <text:p>-00:36:15,213</text:p>
          </table:table-cell>
          <table:table-cell table:formula="of:=[.H25]-[.G25]" office:value-type="time" office:time-value="-PT00H00M00.112S" calcext:value-type="time">
            <text:p>-00:00:00,112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S" calcext:value-type="time">
            <text:p>00:00:00,550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table:formula="of:=[.D26]-[.C26]" office:value-type="time" office:time-value="-PT00H00M00.17S" calcext:value-type="time">
            <text:p>-00:00:00,170</text:p>
          </table:table-cell>
          <table:table-cell table:style-name="ce54"/>
          <table:table-cell table:style-name="ce71" table:formula="of:=LOOKUP([.A26]; RUNOFFSETSv31; SHIFTOFFSETSv31)" office:value-type="time" office:time-value="-PT00H51M14.397S" calcext:value-type="time">
            <text:p>-00:51:14,397</text:p>
          </table:table-cell>
          <table:table-cell table:formula="of:=LOOKUP([.A26]; RUNOFFSETSv40; SHIFTOFFSETSv40)" office:value-type="time" office:time-value="-PT00H51M14.436S" calcext:value-type="time">
            <text:p>-00:51:14,436</text:p>
          </table:table-cell>
          <table:table-cell table:formula="of:=[.H26]-[.G26]" office:value-type="time" office:time-value="-PT00H00M00.039S" calcext:value-type="time">
            <text:p>-00:00:00,039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2S" calcext:value-type="time">
            <text:p>00:00:00,592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table:formula="of:=[.D27]-[.C27]" office:value-type="time" office:time-value="-PT00H00M00.09S" calcext:value-type="time">
            <text:p>-00:00:00,090</text:p>
          </table:table-cell>
          <table:table-cell table:style-name="ce54"/>
          <table:table-cell table:style-name="ce71" table:formula="of:=LOOKUP([.A27]; RUNOFFSETSv31; SHIFTOFFSETSv31)" office:value-type="time" office:time-value="-PT00H51M16.366S" calcext:value-type="time">
            <text:p>-00:51:16,366</text:p>
          </table:table-cell>
          <table:table-cell table:formula="of:=LOOKUP([.A27]; RUNOFFSETSv40; SHIFTOFFSETSv40)" office:value-type="time" office:time-value="-PT00H51M16.345S" calcext:value-type="time">
            <text:p>-00:51:16,345</text:p>
          </table:table-cell>
          <table:table-cell table:formula="of:=[.H27]-[.G27]" office:value-type="time" office:time-value="PT00H00M00.021S" calcext:value-type="time">
            <text:p>00:00:00,021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64S" calcext:value-type="time">
            <text:p>00:00:00,264</text:p>
          </table:table-cell>
          <table:table-cell table:style-name="ce71" table:formula="of:=[.D28]-[.C28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28]; RUNOFFSETSv31; SHIFTOFFSETSv31)" office:value-type="time" office:time-value="-PT00H51M21.887S" calcext:value-type="time">
            <text:p>-00:51:21,887</text:p>
          </table:table-cell>
          <table:table-cell table:formula="of:=LOOKUP([.A28]; RUNOFFSETSv40; SHIFTOFFSETSv40)" office:value-type="time" office:time-value="-PT00H51M21.875S" calcext:value-type="time">
            <text:p>-00:51:21,875</text:p>
          </table:table-cell>
          <table:table-cell table:formula="of:=[.H28]-[.G28]" office:value-type="time" office:time-value="PT00H00M00.012S" calcext:value-type="time">
            <text:p>00:00:00,012</text:p>
          </table:table-cell>
          <table:table-cell office:value-type="time" office:time-value="PT00H00M00.01S" calcext:value-type="time">
            <text:p>00:00:00,010</text:p>
          </table:table-cell>
          <table:table-cell table:number-columns-repeated="2"/>
        </table:table-row>
        <table:table-row table:style-name="ro1">
          <table:table-cell table:style-name="ce52"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901S" calcext:value-type="time">
            <text:p>00:00:02,901</text:p>
          </table:table-cell>
          <table:table-cell table:style-name="ce71" table:formula="of:=[.D29]-[.C29]" office:value-type="time" office:time-value="PT00H00M02.901S" calcext:value-type="time">
            <text:p>00:00:02,901</text:p>
          </table:table-cell>
          <table:table-cell table:style-name="ce54"/>
          <table:table-cell table:style-name="ce71" table:formula="of:=LOOKUP([.A29]; RUNOFFSETSv31; SHIFTOFFSETSv31)" office:value-type="time" office:time-value="-PT00H36M31.283S" calcext:value-type="time">
            <text:p>-00:36:31,283</text:p>
          </table:table-cell>
          <table:table-cell table:formula="of:=LOOKUP([.A29]; RUNOFFSETSv40; SHIFTOFFSETSv40)" office:value-type="time" office:time-value="-PT00H36M28.387S" calcext:value-type="time">
            <text:p>-00:36:28,387</text:p>
          </table:table-cell>
          <table:table-cell table:formula="of:=[.H29]-[.G29]" office:value-type="time" office:time-value="PT00H00M02.896S" calcext:value-type="time">
            <text:p>00:00:02,896</text:p>
          </table:table-cell>
          <table:table-cell office:value-type="time" office:time-value="PT00H00M02.9S" calcext:value-type="time">
            <text:p>00:00:02,900</text:p>
          </table:table-cell>
          <table:table-cell table:number-columns-repeated="2"/>
        </table:table-row>
        <table:table-row table:style-name="ro1">
          <table:table-cell table:style-name="ce52"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6S" calcext:value-type="time">
            <text:p>00:00:00,386</text:p>
          </table:table-cell>
          <table:table-cell table:style-name="ce71" office:value-type="time" office:time-value="PT00H00M00.393S" calcext:value-type="time">
            <text:p>00:00:00,393</text:p>
          </table:table-cell>
          <table:table-cell table:style-name="ce71" table:formula="of:=[.D30]-[.C30]" office:value-type="time" office:time-value="PT00H00M00.007S" calcext:value-type="time">
            <text:p>00:00:00,007</text:p>
          </table:table-cell>
          <table:table-cell table:style-name="ce54"/>
          <table:table-cell table:style-name="ce71" table:formula="of:=LOOKUP([.A30]; RUNOFFSETSv31; SHIFTOFFSETSv31)" office:value-type="time" office:time-value="-PT00H37M10.851S" calcext:value-type="time">
            <text:p>-00:37:10,851</text:p>
          </table:table-cell>
          <table:table-cell table:formula="of:=LOOKUP([.A30]; RUNOFFSETSv40; SHIFTOFFSETSv40)" office:value-type="time" office:time-value="-PT00H37M08.016S" calcext:value-type="time">
            <text:p>-00:37:08,016</text:p>
          </table:table-cell>
          <table:table-cell table:formula="of:=[.H30]-[.G30]" office:value-type="time" office:time-value="PT00H00M02.835S" calcext:value-type="time">
            <text:p>00:00:02,835</text:p>
          </table:table-cell>
          <table:table-cell office:value-type="time" office:time-value="PT00H00M02.84S" calcext:value-type="time">
            <text:p>00:00:02,840</text:p>
          </table:table-cell>
          <table:table-cell table:number-columns-repeated="2"/>
        </table:table-row>
        <table:table-row table:style-name="ro1">
          <table:table-cell table:style-name="ce52"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1]-[.C31]" office:value-type="time" office:time-value="PT00H00M00.024S" calcext:value-type="time">
            <text:p>00:00:00,024</text:p>
          </table:table-cell>
          <table:table-cell table:style-name="ce54"/>
          <table:table-cell table:style-name="ce71" table:formula="of:=LOOKUP([.A31]; RUNOFFSETSv31; SHIFTOFFSETSv31)" office:value-type="time" office:time-value="-PT00H39M09.105S" calcext:value-type="time">
            <text:p>-00:39:09,105</text:p>
          </table:table-cell>
          <table:table-cell table:formula="of:=LOOKUP([.A31]; RUNOFFSETSv40; SHIFTOFFSETSv40)" office:value-type="time" office:time-value="-PT00H39M06.413S" calcext:value-type="time">
            <text:p>-00:39:06,413</text:p>
          </table:table-cell>
          <table:table-cell table:formula="of:=[.H31]-[.G31]" office:value-type="time" office:time-value="PT00H00M02.692S" calcext:value-type="time">
            <text:p>00:00:02,692</text:p>
          </table:table-cell>
          <table:table-cell office:value-type="time" office:time-value="PT00H00M02.7S" calcext:value-type="time">
            <text:p>00:00:02,700</text:p>
          </table:table-cell>
          <table:table-cell table:number-columns-repeated="2"/>
        </table:table-row>
        <table:table-row table:style-name="ro1">
          <table:table-cell table:style-name="ce52"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4S" calcext:value-type="time">
            <text:p>00:00:00,55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32]-[.C32]" office:value-type="time" office:time-value="-PT00H00M00.088S" calcext:value-type="time">
            <text:p>-00:00:00,088</text:p>
          </table:table-cell>
          <table:table-cell table:style-name="ce54"/>
          <table:table-cell table:style-name="ce71" table:formula="of:=LOOKUP([.A32]; RUNOFFSETSv31; SHIFTOFFSETSv31)" office:value-type="time" office:time-value="-PT00H39M57.514S" calcext:value-type="time">
            <text:p>-00:39:57,514</text:p>
          </table:table-cell>
          <table:table-cell table:formula="of:=LOOKUP([.A32]; RUNOFFSETSv40; SHIFTOFFSETSv40)" office:value-type="time" office:time-value="-PT00H39M54.704S" calcext:value-type="time">
            <text:p>-00:39:54,704</text:p>
          </table:table-cell>
          <table:table-cell table:formula="of:=[.H32]-[.G32]" office:value-type="time" office:time-value="PT00H00M02.81S" calcext:value-type="time">
            <text:p>00:00:02,810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5S" calcext:value-type="time">
            <text:p>00:00:00,545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33]-[.C33]" office:value-type="time" office:time-value="-PT00H00M00.164S" calcext:value-type="time">
            <text:p>-00:00:00,164</text:p>
          </table:table-cell>
          <table:table-cell table:style-name="ce54"/>
          <table:table-cell table:style-name="ce71" table:formula="of:=LOOKUP([.A33]; RUNOFFSETSv31; SHIFTOFFSETSv31)" office:value-type="time" office:time-value="-PT00H40M08.938S" calcext:value-type="time">
            <text:p>-00:40:08,938</text:p>
          </table:table-cell>
          <table:table-cell table:formula="of:=LOOKUP([.A33]; RUNOFFSETSv40; SHIFTOFFSETSv40)" office:value-type="time" office:time-value="-PT00H40M06.184S" calcext:value-type="time">
            <text:p>-00:40:06,184</text:p>
          </table:table-cell>
          <table:table-cell table:formula="of:=[.H33]-[.G33]" office:value-type="time" office:time-value="PT00H00M02.754S" calcext:value-type="time">
            <text:p>00:00:02,754</text:p>
          </table:table-cell>
          <table:table-cell office:value-type="time" office:time-value="PT00H00M02.75S" calcext:value-type="time">
            <text:p>00:00:02,750</text:p>
          </table:table-cell>
          <table:table-cell table:number-columns-repeated="2"/>
        </table:table-row>
        <table:table-row table:style-name="ro1">
          <table:table-cell table:style-name="ce52"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89S" calcext:value-type="time">
            <text:p>00:00:00,289</text:p>
          </table:table-cell>
          <table:table-cell table:style-name="ce71" table:formula="of:=[.D34]-[.C34]" office:value-type="time" office:time-value="-PT00H00M00.134S" calcext:value-type="time">
            <text:p>-00:00:00,134</text:p>
          </table:table-cell>
          <table:table-cell table:style-name="ce54"/>
          <table:table-cell table:style-name="ce71" table:formula="of:=LOOKUP([.A34]; RUNOFFSETSv31; SHIFTOFFSETSv31)" office:value-type="time" office:time-value="-PT00H41M42.283S" calcext:value-type="time">
            <text:p>-00:41:42,283</text:p>
          </table:table-cell>
          <table:table-cell table:formula="of:=LOOKUP([.A34]; RUNOFFSETSv40; SHIFTOFFSETSv40)" office:value-type="time" office:time-value="-PT00H41M39.629S" calcext:value-type="time">
            <text:p>-00:41:39,629</text:p>
          </table:table-cell>
          <table:table-cell table:formula="of:=[.H34]-[.G34]" office:value-type="time" office:time-value="PT00H00M02.654S" calcext:value-type="time">
            <text:p>00:00:02,654</text:p>
          </table:table-cell>
          <table:table-cell office:value-type="time" office:time-value="PT00H00M02.65S" calcext:value-type="time">
            <text:p>00:00:02,650</text:p>
          </table:table-cell>
          <table:table-cell table:number-columns-repeated="2"/>
        </table:table-row>
        <table:table-row table:style-name="ro1">
          <table:table-cell table:style-name="ce52"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8S" calcext:value-type="time">
            <text:p>00:00:00,548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35]-[.C35]" office:value-type="time" office:time-value="-PT00H00M00.091S" calcext:value-type="time">
            <text:p>-00:00:00,091</text:p>
          </table:table-cell>
          <table:table-cell table:style-name="ce54"/>
          <table:table-cell table:style-name="ce71" table:formula="of:=LOOKUP([.A35]; RUNOFFSETSv31; SHIFTOFFSETSv31)" office:value-type="time" office:time-value="-PT00H41M57.514S" calcext:value-type="time">
            <text:p>-00:41:57,514</text:p>
          </table:table-cell>
          <table:table-cell table:formula="of:=LOOKUP([.A35]; RUNOFFSETSv40; SHIFTOFFSETSv40)" office:value-type="time" office:time-value="-PT00H41M54.747S" calcext:value-type="time">
            <text:p>-00:41:54,747</text:p>
          </table:table-cell>
          <table:table-cell table:formula="of:=[.H35]-[.G35]" office:value-type="time" office:time-value="PT00H00M02.767S" calcext:value-type="time">
            <text:p>00:00:02,767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36]-[.C36]" office:value-type="time" office:time-value="PT00H00M00.037S" calcext:value-type="time">
            <text:p>00:00:00,037</text:p>
          </table:table-cell>
          <table:table-cell table:style-name="ce54"/>
          <table:table-cell table:style-name="ce71" table:formula="of:=LOOKUP([.A36]; RUNOFFSETSv31; SHIFTOFFSETSv31)" office:value-type="time" office:time-value="-PT00H42M13.778S" calcext:value-type="time">
            <text:p>-00:42:13,778</text:p>
          </table:table-cell>
          <table:table-cell table:formula="of:=LOOKUP([.A36]; RUNOFFSETSv40; SHIFTOFFSETSv40)" office:value-type="time" office:time-value="-PT00H42M10.963S" calcext:value-type="time">
            <text:p>-00:42:10,963</text:p>
          </table:table-cell>
          <table:table-cell table:formula="of:=[.H36]-[.G36]" office:value-type="time" office:time-value="PT00H00M02.815S" calcext:value-type="time">
            <text:p>00:00:02,815</text:p>
          </table:table-cell>
          <table:table-cell office:value-type="time" office:time-value="PT00H00M02.82S" calcext:value-type="time">
            <text:p>00:00:02,820</text:p>
          </table:table-cell>
          <table:table-cell table:number-columns-repeated="2"/>
        </table:table-row>
        <table:table-row table:style-name="ro1">
          <table:table-cell table:style-name="ce52"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1S" calcext:value-type="time">
            <text:p>00:00:00,441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7]-[.C37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37]; RUNOFFSETSv31; SHIFTOFFSETSv31)" office:value-type="time" office:time-value="-PT00H42M19.781S" calcext:value-type="time">
            <text:p>-00:42:19,781</text:p>
          </table:table-cell>
          <table:table-cell table:formula="of:=LOOKUP([.A37]; RUNOFFSETSv40; SHIFTOFFSETSv40)" office:value-type="time" office:time-value="-PT00H42M16.982S" calcext:value-type="time">
            <text:p>-00:42:16,982</text:p>
          </table:table-cell>
          <table:table-cell table:formula="of:=[.H37]-[.G37]" office:value-type="time" office:time-value="PT00H00M02.799S" calcext:value-type="time">
            <text:p>00:00:02,799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356S" calcext:value-type="time">
            <text:p>00:00:00,356</text:p>
          </table:table-cell>
          <table:table-cell table:style-name="ce71" table:formula="of:=[.D38]-[.C38]" office:value-type="time" office:time-value="-PT00H00M00.156S" calcext:value-type="time">
            <text:p>-00:00:00,156</text:p>
          </table:table-cell>
          <table:table-cell table:style-name="ce54"/>
          <table:table-cell table:style-name="ce71" table:formula="of:=LOOKUP([.A38]; RUNOFFSETSv31; SHIFTOFFSETSv31)" office:value-type="time" office:time-value="-PT00H42M24.485S" calcext:value-type="time">
            <text:p>-00:42:24,485</text:p>
          </table:table-cell>
          <table:table-cell table:formula="of:=LOOKUP([.A38]; RUNOFFSETSv40; SHIFTOFFSETSv40)" office:value-type="time" office:time-value="-PT00H42M21.683S" calcext:value-type="time">
            <text:p>-00:42:21,683</text:p>
          </table:table-cell>
          <table:table-cell table:formula="of:=[.H38]-[.G38]" office:value-type="time" office:time-value="PT00H00M02.802S" calcext:value-type="time">
            <text:p>00:00:02,802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39]-[.C39]" office:value-type="time" office:time-value="-PT00H00M00.146S" calcext:value-type="time">
            <text:p>-00:00:00,146</text:p>
          </table:table-cell>
          <table:table-cell table:style-name="ce54"/>
          <table:table-cell table:style-name="ce71" table:formula="of:=LOOKUP([.A39]; RUNOFFSETSv31; SHIFTOFFSETSv31)" office:value-type="time" office:time-value="-PT00H42M24.489S" calcext:value-type="time">
            <text:p>-00:42:24,489</text:p>
          </table:table-cell>
          <table:table-cell table:formula="of:=LOOKUP([.A39]; RUNOFFSETSv40; SHIFTOFFSETSv40)" office:value-type="time" office:time-value="-PT00H42M21.677S" calcext:value-type="time">
            <text:p>-00:42:21,677</text:p>
          </table:table-cell>
          <table:table-cell table:formula="of:=[.H39]-[.G39]" office:value-type="time" office:time-value="PT00H00M02.812S" calcext:value-type="time">
            <text:p>00:00:02,812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office:value-type="time" office:time-value="PT00H00M00.443S" calcext:value-type="time">
            <text:p>00:00:00,443</text:p>
          </table:table-cell>
          <table:table-cell table:style-name="ce71" table:formula="of:=[.D40]-[.C40]" office:value-type="time" office:time-value="PT00H00M00.013S" calcext:value-type="time">
            <text:p>00:00:00,013</text:p>
          </table:table-cell>
          <table:table-cell table:style-name="ce54"/>
          <table:table-cell table:style-name="ce71" table:formula="of:=LOOKUP([.A40]; RUNOFFSETSv31; SHIFTOFFSETSv31)" office:value-type="time" office:time-value="-PT00H43M24.126S" calcext:value-type="time">
            <text:p>-00:43:24,126</text:p>
          </table:table-cell>
          <table:table-cell table:formula="of:=LOOKUP([.A40]; RUNOFFSETSv40; SHIFTOFFSETSv40)" office:value-type="time" office:time-value="-PT00H43M21.315S" calcext:value-type="time">
            <text:p>-00:43:21,315</text:p>
          </table:table-cell>
          <table:table-cell table:formula="of:=[.H40]-[.G40]" office:value-type="time" office:time-value="PT00H00M02.811S" calcext:value-type="time">
            <text:p>00:00:02,811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4S" calcext:value-type="time">
            <text:p>00:00:00,564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41]-[.C41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41]; RUNOFFSETSv31; SHIFTOFFSETSv31)" office:value-type="time" office:time-value="-PT00H43M31.056S" calcext:value-type="time">
            <text:p>-00:43:31,056</text:p>
          </table:table-cell>
          <table:table-cell table:formula="of:=LOOKUP([.A41]; RUNOFFSETSv40; SHIFTOFFSETSv40)" office:value-type="time" office:time-value="-PT00H43M28.325S" calcext:value-type="time">
            <text:p>-00:43:28,325</text:p>
          </table:table-cell>
          <table:table-cell table:formula="of:=[.H41]-[.G41]" office:value-type="time" office:time-value="PT00H00M02.731S" calcext:value-type="time">
            <text:p>00:00:02,731</text:p>
          </table:table-cell>
          <table:table-cell office:value-type="time" office:time-value="PT00H00M02.73S" calcext:value-type="time">
            <text:p>00:00:02,730</text:p>
          </table:table-cell>
          <table:table-cell table:number-columns-repeated="2"/>
        </table:table-row>
        <table:table-row table:style-name="ro1">
          <table:table-cell table:style-name="ce52"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7S" calcext:value-type="time">
            <text:p>00:00:00,597</text:p>
          </table:table-cell>
          <table:table-cell table:style-name="ce71" office:value-type="time" office:time-value="PT00H00M00.46S" calcext:value-type="time">
            <text:p>00:00:00,460</text:p>
          </table:table-cell>
          <table:table-cell table:style-name="ce71" table:formula="of:=[.D42]-[.C42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2]; RUNOFFSETSv31; SHIFTOFFSETSv31)" office:value-type="time" office:time-value="-PT00H43M37.682S" calcext:value-type="time">
            <text:p>-00:43:37,682</text:p>
          </table:table-cell>
          <table:table-cell table:formula="of:=LOOKUP([.A42]; RUNOFFSETSv40; SHIFTOFFSETSv40)" office:value-type="time" office:time-value="-PT00H43M35.131S" calcext:value-type="time">
            <text:p>-00:43:35,131</text:p>
          </table:table-cell>
          <table:table-cell table:formula="of:=[.H42]-[.G42]" office:value-type="time" office:time-value="PT00H00M02.551S" calcext:value-type="time">
            <text:p>00:00:02,551</text:p>
          </table:table-cell>
          <table:table-cell office:value-type="time" office:time-value="PT00H00M02.55S" calcext:value-type="time">
            <text:p>00:00:02,550</text:p>
          </table:table-cell>
          <table:table-cell table:number-columns-repeated="2"/>
        </table:table-row>
        <table:table-row table:style-name="ro1">
          <table:table-cell table:style-name="ce52"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4S" calcext:value-type="time">
            <text:p>00:00:00,57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43]-[.C43]" office:value-type="time" office:time-value="-PT00H00M00.108S" calcext:value-type="time">
            <text:p>-00:00:00,108</text:p>
          </table:table-cell>
          <table:table-cell table:style-name="ce54"/>
          <table:table-cell table:style-name="ce71" table:formula="of:=LOOKUP([.A43]; RUNOFFSETSv31; SHIFTOFFSETSv31)" office:value-type="time" office:time-value="-PT00H44M45.741S" calcext:value-type="time">
            <text:p>-00:44:45,741</text:p>
          </table:table-cell>
          <table:table-cell table:formula="of:=LOOKUP([.A43]; RUNOFFSETSv40; SHIFTOFFSETSv40)" office:value-type="time" office:time-value="-PT00H44M42.941S" calcext:value-type="time">
            <text:p>-00:44:42,941</text:p>
          </table:table-cell>
          <table:table-cell table:formula="of:=[.H43]-[.G43]" office:value-type="time" office:time-value="PT00H00M02.8S" calcext:value-type="time">
            <text:p>00:00:02,800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table:formula="of:=[.D44]-[.C44]" office:value-type="time" office:time-value="-PT00H00M00.087S" calcext:value-type="time">
            <text:p>-00:00:00,087</text:p>
          </table:table-cell>
          <table:table-cell table:style-name="ce54"/>
          <table:table-cell table:style-name="ce71" table:formula="of:=LOOKUP([.A44]; RUNOFFSETSv31; SHIFTOFFSETSv31)" office:value-type="time" office:time-value="-PT00H47M04.387S" calcext:value-type="time">
            <text:p>-00:47:04,387</text:p>
          </table:table-cell>
          <table:table-cell table:formula="of:=LOOKUP([.A44]; RUNOFFSETSv40; SHIFTOFFSETSv40)" office:value-type="time" office:time-value="-PT00H47M01.776S" calcext:value-type="time">
            <text:p>-00:47:01,776</text:p>
          </table:table-cell>
          <table:table-cell table:formula="of:=[.H44]-[.G44]" office:value-type="time" office:time-value="PT00H00M02.611S" calcext:value-type="time">
            <text:p>00:00:02,611</text:p>
          </table:table-cell>
          <table:table-cell office:value-type="time" office:time-value="PT00H00M02.61S" calcext:value-type="time">
            <text:p>00:00:02,610</text:p>
          </table:table-cell>
          <table:table-cell table:number-columns-repeated="2"/>
        </table:table-row>
        <table:table-row table:style-name="ro1">
          <table:table-cell table:style-name="ce52"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table:formula="of:=[.D45]-[.C45]" office:value-type="time" office:time-value="-PT00H00M00.067S" calcext:value-type="time">
            <text:p>-00:00:00,067</text:p>
          </table:table-cell>
          <table:table-cell table:style-name="ce54"/>
          <table:table-cell table:style-name="ce71" table:formula="of:=LOOKUP([.A45]; RUNOFFSETSv31; SHIFTOFFSETSv31)" office:value-type="time" office:time-value="-PT00H49M59.059S" calcext:value-type="time">
            <text:p>-00:49:59,059</text:p>
          </table:table-cell>
          <table:table-cell table:formula="of:=LOOKUP([.A45]; RUNOFFSETSv40; SHIFTOFFSETSv40)" office:value-type="time" office:time-value="-PT00H49M56.318S" calcext:value-type="time">
            <text:p>-00:49:56,318</text:p>
          </table:table-cell>
          <table:table-cell table:formula="of:=[.H45]-[.G45]" office:value-type="time" office:time-value="PT00H00M02.741S" calcext:value-type="time">
            <text:p>00:00:02,741</text:p>
          </table:table-cell>
          <table:table-cell office:value-type="time" office:time-value="PT00H00M02.74S" calcext:value-type="time">
            <text:p>00:00:02,740</text:p>
          </table:table-cell>
          <table:table-cell table:number-columns-repeated="2"/>
        </table:table-row>
        <table:table-row table:style-name="ro1">
          <table:table-cell table:style-name="ce52"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6]-[.C46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6]; RUNOFFSETSv31; SHIFTOFFSETSv31)" office:value-type="time" office:time-value="PT01H40M23.544S" calcext:value-type="time">
            <text:p>01:40:23,544</text:p>
          </table:table-cell>
          <table:table-cell table:formula="of:=LOOKUP([.A46]; RUNOFFSETSv40; SHIFTOFFSETSv40)" office:value-type="time" office:time-value="PT01H40M26.225S" calcext:value-type="time">
            <text:p>01:40:26,225</text:p>
          </table:table-cell>
          <table:table-cell table:formula="of:=[.H46]-[.G46]" office:value-type="time" office:time-value="PT00H00M02.681S" calcext:value-type="time">
            <text:p>00:00:02,681</text:p>
          </table:table-cell>
          <table:table-cell office:value-type="time" office:time-value="PT00H00M02.68S" calcext:value-type="time">
            <text:p>00:00:02,680</text:p>
          </table:table-cell>
          <table:table-cell table:number-columns-repeated="2"/>
        </table:table-row>
        <table:table-row table:style-name="ro1">
          <table:table-cell table:style-name="ce52"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7]-[.C47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7]; RUNOFFSETSv31; SHIFTOFFSETSv31)" office:value-type="time" office:time-value="PT01H38M38.476S" calcext:value-type="time">
            <text:p>01:38:38,476</text:p>
          </table:table-cell>
          <table:table-cell table:formula="of:=LOOKUP([.A47]; RUNOFFSETSv40; SHIFTOFFSETSv40)" office:value-type="time" office:time-value="PT01H38M41.247S" calcext:value-type="time">
            <text:p>01:38:41,247</text:p>
          </table:table-cell>
          <table:table-cell table:formula="of:=[.H47]-[.G47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office:value-type="time" office:time-value="PT00H00M00.348S" calcext:value-type="time">
            <text:p>00:00:00,348</text:p>
          </table:table-cell>
          <table:table-cell table:style-name="ce71" table:formula="of:=[.D48]-[.C48]" office:value-type="time" office:time-value="-PT00H00M00.102S" calcext:value-type="time">
            <text:p>-00:00:00,102</text:p>
          </table:table-cell>
          <table:table-cell table:style-name="ce54"/>
          <table:table-cell table:style-name="ce71" table:formula="of:=LOOKUP([.A48]; RUNOFFSETSv31; SHIFTOFFSETSv31)" office:value-type="time" office:time-value="PT01H36M44.668S" calcext:value-type="time">
            <text:p>01:36:44,668</text:p>
          </table:table-cell>
          <table:table-cell table:formula="of:=LOOKUP([.A48]; RUNOFFSETSv40; SHIFTOFFSETSv40)" office:value-type="time" office:time-value="PT01H36M47.314S" calcext:value-type="time">
            <text:p>01:36:47,314</text:p>
          </table:table-cell>
          <table:table-cell table:formula="of:=[.H48]-[.G48]" office:value-type="time" office:time-value="PT00H00M02.646S" calcext:value-type="time">
            <text:p>00:00:02,646</text:p>
          </table:table-cell>
          <table:table-cell office:value-type="time" office:time-value="PT00H00M02.67S" calcext:value-type="time">
            <text:p>00:00:02,670</text:p>
          </table:table-cell>
          <table:table-cell table:number-columns-repeated="2"/>
        </table:table-row>
        <table:table-row table:style-name="ro1">
          <table:table-cell table:style-name="ce52"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274S" calcext:value-type="time">
            <text:p>00:00:00,274</text:p>
          </table:table-cell>
          <table:table-cell table:style-name="ce71" office:value-type="time" office:time-value="PT00H00M00.137S" calcext:value-type="time">
            <text:p>00:00:00,137</text:p>
          </table:table-cell>
          <table:table-cell table:style-name="ce71" table:formula="of:=[.D49]-[.C49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9]; RUNOFFSETSv31; SHIFTOFFSETSv31)" office:value-type="time" office:time-value="PT01H33M03.844S" calcext:value-type="time">
            <text:p>01:33:03,844</text:p>
          </table:table-cell>
          <table:table-cell table:formula="of:=LOOKUP([.A49]; RUNOFFSETSv40; SHIFTOFFSETSv40)" office:value-type="time" office:time-value="PT01H33M06.615S" calcext:value-type="time">
            <text:p>01:33:06,615</text:p>
          </table:table-cell>
          <table:table-cell table:formula="of:=[.H49]-[.G49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office:value-type="time" office:time-value="PT00H00M00.22S" calcext:value-type="time">
            <text:p>00:00:00,220</text:p>
          </table:table-cell>
          <table:table-cell table:style-name="ce71" table:formula="of:=[.D50]-[.C50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0]; RUNOFFSETSv31; SHIFTOFFSETSv31)" office:value-type="time" office:time-value="PT01H33M03.398S" calcext:value-type="time">
            <text:p>01:33:03,398</text:p>
          </table:table-cell>
          <table:table-cell table:formula="of:=LOOKUP([.A50]; RUNOFFSETSv40; SHIFTOFFSETSv40)" office:value-type="time" office:time-value="PT01H33M06.159S" calcext:value-type="time">
            <text:p>01:33:06,159</text:p>
          </table:table-cell>
          <table:table-cell table:formula="of:=[.H50]-[.G50]" office:value-type="time" office:time-value="PT00H00M02.761S" calcext:value-type="time">
            <text:p>00:00:02,761</text:p>
          </table:table-cell>
          <table:table-cell office:value-type="time" office:time-value="PT00H00M02.76S" calcext:value-type="time">
            <text:p>00:00:02,760</text:p>
          </table:table-cell>
          <table:table-cell table:number-columns-repeated="2"/>
        </table:table-row>
        <table:table-row table:style-name="ro1">
          <table:table-cell table:style-name="ce52"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office:value-type="time" office:time-value="PT00H00M00.229S" calcext:value-type="time">
            <text:p>00:00:00,229</text:p>
          </table:table-cell>
          <table:table-cell table:style-name="ce71" table:formula="of:=[.D51]-[.C51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51]; RUNOFFSETSv31; SHIFTOFFSETSv31)" office:value-type="time" office:time-value="PT01H32M47.984S" calcext:value-type="time">
            <text:p>01:32:47,984</text:p>
          </table:table-cell>
          <table:table-cell table:formula="of:=LOOKUP([.A51]; RUNOFFSETSv40; SHIFTOFFSETSv40)" office:value-type="time" office:time-value="PT01H32M47.49S" calcext:value-type="time">
            <text:p>01:32:47,490</text:p>
          </table:table-cell>
          <table:table-cell table:formula="of:=[.H51]-[.G51]" office:value-type="time" office:time-value="-PT00H00M00.494S" calcext:value-type="time">
            <text:p>-00:00:00,494</text:p>
          </table:table-cell>
          <table:table-cell office:value-type="time" office:time-value="-PT00H00M00.5S" calcext:value-type="time">
            <text:p>-00:00:00,500</text:p>
          </table:table-cell>
          <table:table-cell table:number-columns-repeated="2"/>
        </table:table-row>
        <table:table-row table:style-name="ro1">
          <table:table-cell table:style-name="ce52"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3S" calcext:value-type="time">
            <text:p>00:00:00,553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table:formula="of:=[.D52]-[.C52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52]; RUNOFFSETSv31; SHIFTOFFSETSv31)" office:value-type="time" office:time-value="PT01H38M22.868S" calcext:value-type="time">
            <text:p>01:38:22,868</text:p>
          </table:table-cell>
          <table:table-cell table:formula="of:=LOOKUP([.A52]; RUNOFFSETSv40; SHIFTOFFSETSv40)" office:value-type="time" office:time-value="PT01H38M21.996S" calcext:value-type="time">
            <text:p>01:38:21,996</text:p>
          </table:table-cell>
          <table:table-cell table:formula="of:=[.H52]-[.G52]" office:value-type="time" office:time-value="-PT00H00M00.872S" calcext:value-type="time">
            <text:p>-00:00:00,872</text:p>
          </table:table-cell>
          <table:table-cell office:value-type="time" office:time-value="-PT00H00M00.87S" calcext:value-type="time">
            <text:p>-00:00:00,870</text:p>
          </table:table-cell>
          <table:table-cell table:number-columns-repeated="2"/>
        </table:table-row>
        <table:table-row table:style-name="ro1">
          <table:table-cell table:style-name="ce52"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53]-[.C53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3]; RUNOFFSETSv31; SHIFTOFFSETSv31)" office:value-type="time" office:time-value="PT01H38M21.006S" calcext:value-type="time">
            <text:p>01:38:21,006</text:p>
          </table:table-cell>
          <table:table-cell table:formula="of:=LOOKUP([.A53]; RUNOFFSETSv40; SHIFTOFFSETSv40)" office:value-type="time" office:time-value="PT01H38M20.404S" calcext:value-type="time">
            <text:p>01:38:20,404</text:p>
          </table:table-cell>
          <table:table-cell table:formula="of:=[.H53]-[.G53]" office:value-type="time" office:time-value="-PT00H00M00.602S" calcext:value-type="time">
            <text:p>-00:00:00,602</text:p>
          </table:table-cell>
          <table:table-cell office:value-type="time" office:time-value="-PT00H00M00.6S" calcext:value-type="time">
            <text:p>-00:00:00,600</text:p>
          </table:table-cell>
          <table:table-cell table:number-columns-repeated="2"/>
        </table:table-row>
        <table:table-row table:style-name="ro1">
          <table:table-cell table:style-name="ce52"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65S" calcext:value-type="time">
            <text:p>00:00:00,365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54]-[.C54]" office:value-type="time" office:time-value="-PT00H00M00.007S" calcext:value-type="time">
            <text:p>-00:00:00,007</text:p>
          </table:table-cell>
          <table:table-cell table:style-name="ce54"/>
          <table:table-cell table:style-name="ce71" table:formula="of:=LOOKUP([.A54]; RUNOFFSETSv31; SHIFTOFFSETSv31)" office:value-type="time" office:time-value="PT01H38M17.905S" calcext:value-type="time">
            <text:p>01:38:17,905</text:p>
          </table:table-cell>
          <table:table-cell table:formula="of:=LOOKUP([.A54]; RUNOFFSETSv40; SHIFTOFFSETSv40)" office:value-type="time" office:time-value="PT01H38M17.143S" calcext:value-type="time">
            <text:p>01:38:17,143</text:p>
          </table:table-cell>
          <table:table-cell table:formula="of:=[.H54]-[.G54]" office:value-type="time" office:time-value="-PT00H00M00.762S" calcext:value-type="time">
            <text:p>-00:00:00,762</text:p>
          </table:table-cell>
          <table:table-cell office:value-type="time" office:time-value="-PT00H00M00.76S" calcext:value-type="time">
            <text:p>-00:00:00,760</text:p>
          </table:table-cell>
          <table:table-cell table:number-columns-repeated="2"/>
        </table:table-row>
        <table:table-row table:style-name="ro1">
          <table:table-cell table:style-name="ce52"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5]-[.C55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55]; RUNOFFSETSv31; SHIFTOFFSETSv31)" office:value-type="time" office:time-value="PT01H37M54.358S" calcext:value-type="time">
            <text:p>01:37:54,358</text:p>
          </table:table-cell>
          <table:table-cell table:formula="of:=LOOKUP([.A55]; RUNOFFSETSv40; SHIFTOFFSETSv40)" office:value-type="time" office:time-value="PT01H37M53.836S" calcext:value-type="time">
            <text:p>01:37:53,836</text:p>
          </table:table-cell>
          <table:table-cell table:formula="of:=[.H55]-[.G55]" office:value-type="time" office:time-value="-PT00H00M00.522S" calcext:value-type="time">
            <text:p>-00:00:00,522</text:p>
          </table:table-cell>
          <table:table-cell office:value-type="time" office:time-value="-PT00H00M00.52S" calcext:value-type="time">
            <text:p>-00:00:00,520</text:p>
          </table:table-cell>
          <table:table-cell table:number-columns-repeated="2"/>
        </table:table-row>
        <table:table-row table:style-name="ro1">
          <table:table-cell table:style-name="ce52"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36S" calcext:value-type="time">
            <text:p>00:00:00,33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6]-[.C56]" office:value-type="time" office:time-value="PT00H00M00.043S" calcext:value-type="time">
            <text:p>00:00:00,043</text:p>
          </table:table-cell>
          <table:table-cell table:style-name="ce54"/>
          <table:table-cell table:style-name="ce71" table:formula="of:=LOOKUP([.A56]; RUNOFFSETSv31; SHIFTOFFSETSv31)" office:value-type="time" office:time-value="PT01H37M41.643S" calcext:value-type="time">
            <text:p>01:37:41,643</text:p>
          </table:table-cell>
          <table:table-cell table:formula="of:=LOOKUP([.A56]; RUNOFFSETSv40; SHIFTOFFSETSv40)" office:value-type="time" office:time-value="PT01H37M40.821S" calcext:value-type="time">
            <text:p>01:37:40,821</text:p>
          </table:table-cell>
          <table:table-cell table:formula="of:=[.H56]-[.G56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87S" calcext:value-type="time">
            <text:p>00:00:00,487</text:p>
          </table:table-cell>
          <table:table-cell table:style-name="ce71" office:value-type="time" office:time-value="PT00H00M00.33S" calcext:value-type="time">
            <text:p>00:00:00,330</text:p>
          </table:table-cell>
          <table:table-cell table:style-name="ce71" table:formula="of:=[.D57]-[.C57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57]; RUNOFFSETSv31; SHIFTOFFSETSv31)" office:value-type="time" office:time-value="PT01H37M27.87S" calcext:value-type="time">
            <text:p>01:37:27,870</text:p>
          </table:table-cell>
          <table:table-cell table:formula="of:=LOOKUP([.A57]; RUNOFFSETSv40; SHIFTOFFSETSv40)" office:value-type="time" office:time-value="PT01H37M27.038S" calcext:value-type="time">
            <text:p>01:37:27,038</text:p>
          </table:table-cell>
          <table:table-cell table:formula="of:=[.H57]-[.G57]" office:value-type="time" office:time-value="-PT00H00M00.832S" calcext:value-type="time">
            <text:p>-00:00:00,832</text:p>
          </table:table-cell>
          <table:table-cell office:value-type="time" office:time-value="-PT00H00M00.83S" calcext:value-type="time">
            <text:p>-00:00:00,830</text:p>
          </table:table-cell>
          <table:table-cell table:number-columns-repeated="2"/>
        </table:table-row>
        <table:table-row table:style-name="ro1">
          <table:table-cell table:style-name="ce52"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office:value-type="time" office:time-value="PT00H00M00.23S" calcext:value-type="time">
            <text:p>00:00:00,230</text:p>
          </table:table-cell>
          <table:table-cell table:style-name="ce71" table:formula="of:=[.D58]-[.C58]" office:value-type="time" office:time-value="-PT00H00M00.141S" calcext:value-type="time">
            <text:p>-00:00:00,141</text:p>
          </table:table-cell>
          <table:table-cell table:style-name="ce54"/>
          <table:table-cell table:style-name="ce71" table:formula="of:=LOOKUP([.A58]; RUNOFFSETSv31; SHIFTOFFSETSv31)" office:value-type="time" office:time-value="PT01H37M27.637S" calcext:value-type="time">
            <text:p>01:37:27,637</text:p>
          </table:table-cell>
          <table:table-cell table:formula="of:=LOOKUP([.A58]; RUNOFFSETSv40; SHIFTOFFSETSv40)" office:value-type="time" office:time-value="PT01H37M27.071S" calcext:value-type="time">
            <text:p>01:37:27,071</text:p>
          </table:table-cell>
          <table:table-cell table:formula="of:=[.H58]-[.G58]" office:value-type="time" office:time-value="-PT00H00M00.566S" calcext:value-type="time">
            <text:p>-00:00:00,566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9S" calcext:value-type="time">
            <text:p>00:00:00,479</text:p>
          </table:table-cell>
          <table:table-cell table:style-name="ce71" office:value-type="time" office:time-value="PT00H00M00.312S" calcext:value-type="time">
            <text:p>00:00:00,312</text:p>
          </table:table-cell>
          <table:table-cell table:style-name="ce71" table:formula="of:=[.D59]-[.C59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59]; RUNOFFSETSv31; SHIFTOFFSETSv31)" office:value-type="time" office:time-value="PT01H36M48.678S" calcext:value-type="time">
            <text:p>01:36:48,678</text:p>
          </table:table-cell>
          <table:table-cell table:formula="of:=LOOKUP([.A59]; RUNOFFSETSv40; SHIFTOFFSETSv40)" office:value-type="time" office:time-value="PT01H36M48.106S" calcext:value-type="time">
            <text:p>01:36:48,106</text:p>
          </table:table-cell>
          <table:table-cell table:formula="of:=[.H59]-[.G59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table:formula="of:=[.D60]-[.C60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60]; RUNOFFSETSv31; SHIFTOFFSETSv31)" office:value-type="time" office:time-value="PT01H36M11.615S" calcext:value-type="time">
            <text:p>01:36:11,615</text:p>
          </table:table-cell>
          <table:table-cell table:formula="of:=LOOKUP([.A60]; RUNOFFSETSv40; SHIFTOFFSETSv40)" office:value-type="time" office:time-value="PT01H36M10.943S" calcext:value-type="time">
            <text:p>01:36:10,943</text:p>
          </table:table-cell>
          <table:table-cell table:formula="of:=[.H60]-[.G60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1]-[.C61]" office:value-type="time" office:time-value="-PT00H00M00.077S" calcext:value-type="time">
            <text:p>-00:00:00,077</text:p>
          </table:table-cell>
          <table:table-cell table:style-name="ce54"/>
          <table:table-cell table:style-name="ce71" table:formula="of:=LOOKUP([.A61]; RUNOFFSETSv31; SHIFTOFFSETSv31)" office:value-type="time" office:time-value="PT01H31M20.446S" calcext:value-type="time">
            <text:p>01:31:20,446</text:p>
          </table:table-cell>
          <table:table-cell table:formula="of:=LOOKUP([.A61]; RUNOFFSETSv40; SHIFTOFFSETSv40)" office:value-type="time" office:time-value="PT01H31M19.734S" calcext:value-type="time">
            <text:p>01:31:19,734</text:p>
          </table:table-cell>
          <table:table-cell table:formula="of:=[.H61]-[.G61]" office:value-type="time" office:time-value="-PT00H00M00.712S" calcext:value-type="time">
            <text:p>-00:00:00,712</text:p>
          </table:table-cell>
          <table:table-cell office:value-type="time" office:time-value="-PT00H00M00.71S" calcext:value-type="time">
            <text:p>-00:00:00,710</text:p>
          </table:table-cell>
          <table:table-cell table:number-columns-repeated="2"/>
        </table:table-row>
        <table:table-row table:style-name="ro1">
          <table:table-cell table:style-name="ce52"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4S" calcext:value-type="time">
            <text:p>00:00:00,340</text:p>
          </table:table-cell>
          <table:table-cell table:style-name="ce71" office:value-type="time" office:time-value="PT00H00M00.183S" calcext:value-type="time">
            <text:p>00:00:00,183</text:p>
          </table:table-cell>
          <table:table-cell table:style-name="ce71" table:formula="of:=[.D62]-[.C62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62]; RUNOFFSETSv31; SHIFTOFFSETSv31)" office:value-type="time" office:time-value="PT01H31M08.762S" calcext:value-type="time">
            <text:p>01:31:08,762</text:p>
          </table:table-cell>
          <table:table-cell table:formula="of:=LOOKUP([.A62]; RUNOFFSETSv40; SHIFTOFFSETSv40)" office:value-type="time" office:time-value="PT01H31M08.19S" calcext:value-type="time">
            <text:p>01:31:08,190</text:p>
          </table:table-cell>
          <table:table-cell table:formula="of:=[.H62]-[.G62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3S" calcext:value-type="time">
            <text:p>00:00:00,51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3]-[.C63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63]; RUNOFFSETSv31; SHIFTOFFSETSv31)" office:value-type="time" office:time-value="PT01H31M08.567S" calcext:value-type="time">
            <text:p>01:31:08,567</text:p>
          </table:table-cell>
          <table:table-cell table:formula="of:=LOOKUP([.A63]; RUNOFFSETSv40; SHIFTOFFSETSv40)" office:value-type="time" office:time-value="PT01H31M07.895S" calcext:value-type="time">
            <text:p>01:31:07,895</text:p>
          </table:table-cell>
          <table:table-cell table:formula="of:=[.H63]-[.G63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3" calcext:value-type="float">
            <text:p>06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21S" calcext:value-type="time">
            <text:p>00:00:00,321</text:p>
          </table:table-cell>
          <table:table-cell table:style-name="ce71" table:formula="of:=[.D64]-[.C64]" office:value-type="time" office:time-value="-PT00H00M00.147S" calcext:value-type="time">
            <text:p>-00:00:00,147</text:p>
          </table:table-cell>
          <table:table-cell table:style-name="ce55"/>
          <table:table-cell table:style-name="ce71" table:formula="of:=LOOKUP([.A64]; RUNOFFSETSv31; SHIFTOFFSETSv31)" office:value-type="time" office:time-value="PT01H21M09.321S" calcext:value-type="time">
            <text:p>01:21:09,321</text:p>
          </table:table-cell>
          <table:table-cell table:formula="of:=LOOKUP([.A64]; RUNOFFSETSv40; SHIFTOFFSETSv40)" office:value-type="time" office:time-value="PT01H21M08.479S" calcext:value-type="time">
            <text:p>01:21:08,479</text:p>
          </table:table-cell>
          <table:table-cell table:formula="of:=[.H64]-[.G64]" office:value-type="time" office:time-value="-PT00H00M00.842S" calcext:value-type="time">
            <text:p>-00:00:00,842</text:p>
          </table:table-cell>
          <table:table-cell office:value-type="time" office:time-value="-PT00H00M00.84S" calcext:value-type="time">
            <text:p>-00:00:00,840</text:p>
          </table:table-cell>
          <table:table-cell table:number-columns-repeated="2"/>
        </table:table-row>
        <table:table-row table:style-name="ro1">
          <table:table-cell table:style-name="ce52" office:value-type="float" office:value="64" calcext:value-type="float">
            <text:p>06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15S" calcext:value-type="time">
            <text:p>00:00:00,315</text:p>
          </table:table-cell>
          <table:table-cell table:style-name="ce71" table:formula="of:=[.D65]-[.C65]" office:value-type="time" office:time-value="-PT00H00M00.157S" calcext:value-type="time">
            <text:p>-00:00:00,157</text:p>
          </table:table-cell>
          <table:table-cell table:style-name="ce55"/>
          <table:table-cell table:style-name="ce71" table:formula="of:=LOOKUP([.A65]; RUNOFFSETSv31; SHIFTOFFSETSv31)" office:value-type="time" office:time-value="PT01H20M32.86S" calcext:value-type="time">
            <text:p>01:20:32,860</text:p>
          </table:table-cell>
          <table:table-cell table:formula="of:=LOOKUP([.A65]; RUNOFFSETSv40; SHIFTOFFSETSv40)" office:value-type="time" office:time-value="PT01H20M32.288S" calcext:value-type="time">
            <text:p>01:20:32,288</text:p>
          </table:table-cell>
          <table:table-cell table:formula="of:=[.H65]-[.G65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5" calcext:value-type="float">
            <text:p>06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292S" calcext:value-type="time">
            <text:p>00:00:00,292</text:p>
          </table:table-cell>
          <table:table-cell table:style-name="ce71" table:formula="of:=[.D66]-[.C66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6]; RUNOFFSETSv31; SHIFTOFFSETSv31)" office:value-type="time" office:time-value="PT01H16M25.512S" calcext:value-type="time">
            <text:p>01:16:25,512</text:p>
          </table:table-cell>
          <table:table-cell table:formula="of:=LOOKUP([.A66]; RUNOFFSETSv40; SHIFTOFFSETSv40)" office:value-type="time" office:time-value="PT01H16M24.94S" calcext:value-type="time">
            <text:p>01:16:24,940</text:p>
          </table:table-cell>
          <table:table-cell table:formula="of:=[.H66]-[.G66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6" calcext:value-type="float">
            <text:p>06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S" calcext:value-type="time">
            <text:p>00:00:00,420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67]-[.C67]" office:value-type="time" office:time-value="-PT00H00M00.087S" calcext:value-type="time">
            <text:p>-00:00:00,087</text:p>
          </table:table-cell>
          <table:table-cell table:style-name="ce55"/>
          <table:table-cell table:style-name="ce71" table:formula="of:=LOOKUP([.A67]; RUNOFFSETSv31; SHIFTOFFSETSv31)" office:value-type="time" office:time-value="PT01H15M03.671S" calcext:value-type="time">
            <text:p>01:15:03,671</text:p>
          </table:table-cell>
          <table:table-cell table:formula="of:=LOOKUP([.A67]; RUNOFFSETSv40; SHIFTOFFSETSv40)" office:value-type="time" office:time-value="PT01H15M03.039S" calcext:value-type="time">
            <text:p>01:15:03,039</text:p>
          </table:table-cell>
          <table:table-cell table:formula="of:=[.H67]-[.G67]" office:value-type="time" office:time-value="-PT00H00M00.632S" calcext:value-type="time">
            <text:p>-00:00:00,632</text:p>
          </table:table-cell>
          <table:table-cell office:value-type="time" office:time-value="-PT00H00M00.63S" calcext:value-type="time">
            <text:p>-00:00:00,630</text:p>
          </table:table-cell>
          <table:table-cell table:number-columns-repeated="2"/>
        </table:table-row>
        <table:table-row table:style-name="ro1">
          <table:table-cell table:style-name="ce52" office:value-type="float" office:value="67" calcext:value-type="float">
            <text:p>06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28S" calcext:value-type="time">
            <text:p>00:00:00,280</text:p>
          </table:table-cell>
          <table:table-cell table:style-name="ce71" table:formula="of:=[.D68]-[.C68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8]; RUNOFFSETSv31; SHIFTOFFSETSv31)" office:value-type="time" office:time-value="PT01H12M58.628S" calcext:value-type="time">
            <text:p>01:12:58,628</text:p>
          </table:table-cell>
          <table:table-cell table:formula="of:=LOOKUP([.A68]; RUNOFFSETSv40; SHIFTOFFSETSv40)" office:value-type="time" office:time-value="PT01H12M58.056S" calcext:value-type="time">
            <text:p>01:12:58,056</text:p>
          </table:table-cell>
          <table:table-cell table:formula="of:=[.H68]-[.G68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8" calcext:value-type="float">
            <text:p>06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69]-[.C69]" office:value-type="time" office:time-value="-PT00H00M00.047S" calcext:value-type="time">
            <text:p>-00:00:00,047</text:p>
          </table:table-cell>
          <table:table-cell table:style-name="ce55"/>
          <table:table-cell table:style-name="ce71" table:formula="of:=LOOKUP([.A69]; RUNOFFSETSv31; SHIFTOFFSETSv31)" office:value-type="time" office:time-value="PT01H12M58.639S" calcext:value-type="time">
            <text:p>01:12:58,639</text:p>
          </table:table-cell>
          <table:table-cell table:formula="of:=LOOKUP([.A69]; RUNOFFSETSv40; SHIFTOFFSETSv40)" office:value-type="time" office:time-value="PT01H12M57.817S" calcext:value-type="time">
            <text:p>01:12:57,817</text:p>
          </table:table-cell>
          <table:table-cell table:formula="of:=[.H69]-[.G69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69" calcext:value-type="float">
            <text:p>06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6S" calcext:value-type="time">
            <text:p>00:00:00,526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table:formula="of:=[.D70]-[.C70]" office:value-type="time" office:time-value="-PT00H00M00.126S" calcext:value-type="time">
            <text:p>-00:00:00,126</text:p>
          </table:table-cell>
          <table:table-cell table:style-name="ce55"/>
          <table:table-cell table:style-name="ce71" table:formula="of:=LOOKUP([.A70]; RUNOFFSETSv31; SHIFTOFFSETSv31)" office:value-type="time" office:time-value="PT01H12M07.425S" calcext:value-type="time">
            <text:p>01:12:07,425</text:p>
          </table:table-cell>
          <table:table-cell table:formula="of:=LOOKUP([.A70]; RUNOFFSETSv40; SHIFTOFFSETSv40)" office:value-type="time" office:time-value="PT01H11M24.843S" calcext:value-type="time">
            <text:p>01:11:24,843</text:p>
          </table:table-cell>
          <table:table-cell table:formula="of:=[.H70]-[.G70]" office:value-type="time" office:time-value="-PT00H00M42.582S" calcext:value-type="time">
            <text:p>-00:00:42,582</text:p>
          </table:table-cell>
          <table:table-cell office:value-type="time" office:time-value="-PT00H00M42.58S" calcext:value-type="time">
            <text:p>-00:00:42,580</text:p>
          </table:table-cell>
          <table:table-cell table:number-columns-repeated="2"/>
        </table:table-row>
        <table:table-row table:style-name="ro1">
          <table:table-cell table:style-name="ce52" office:value-type="float" office:value="70" calcext:value-type="float">
            <text:p>07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table:formula="of:=[.D71]-[.C71]" office:value-type="time" office:time-value="PT00H00M00.008S" calcext:value-type="time">
            <text:p>00:00:00,008</text:p>
          </table:table-cell>
          <table:table-cell table:style-name="ce55"/>
          <table:table-cell table:style-name="ce71" table:formula="of:=LOOKUP([.A71]; RUNOFFSETSv31; SHIFTOFFSETSv31)" office:value-type="time" office:time-value="PT01H07M01.373S" calcext:value-type="time">
            <text:p>01:07:01,373</text:p>
          </table:table-cell>
          <table:table-cell table:formula="of:=LOOKUP([.A71]; RUNOFFSETSv40; SHIFTOFFSETSv40)" office:value-type="time" office:time-value="PT01H06M18.81S" calcext:value-type="time">
            <text:p>01:06:18,810</text:p>
          </table:table-cell>
          <table:table-cell table:formula="of:=[.H71]-[.G71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1" calcext:value-type="float">
            <text:p>07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36S" calcext:value-type="time">
            <text:p>00:00:00,360</text:p>
          </table:table-cell>
          <table:table-cell table:style-name="ce71" table:formula="of:=[.D72]-[.C72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2]; RUNOFFSETSv31; SHIFTOFFSETSv31)" office:value-type="time" office:time-value="PT01H04M43.111S" calcext:value-type="time">
            <text:p>01:04:43,111</text:p>
          </table:table-cell>
          <table:table-cell table:formula="of:=LOOKUP([.A72]; RUNOFFSETSv40; SHIFTOFFSETSv40)" office:value-type="time" office:time-value="PT01H04M00.298S" calcext:value-type="time">
            <text:p>01:04:00,298</text:p>
          </table:table-cell>
          <table:table-cell table:formula="of:=[.H72]-[.G72]" office:value-type="time" office:time-value="-PT00H00M42.813S" calcext:value-type="time">
            <text:p>-00:00:42,813</text:p>
          </table:table-cell>
          <table:table-cell office:value-type="time" office:time-value="-PT00H00M42.81S" calcext:value-type="time">
            <text:p>-00:00:42,810</text:p>
          </table:table-cell>
          <table:table-cell table:number-columns-repeated="2"/>
        </table:table-row>
        <table:table-row table:style-name="ro1">
          <table:table-cell table:style-name="ce52" office:value-type="float" office:value="72" calcext:value-type="float">
            <text:p>07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9S" calcext:value-type="time">
            <text:p>00:00:00,499</text:p>
          </table:table-cell>
          <table:table-cell table:style-name="ce71" office:value-type="time" office:time-value="PT00H00M00.337S" calcext:value-type="time">
            <text:p>00:00:00,337</text:p>
          </table:table-cell>
          <table:table-cell table:style-name="ce71" table:formula="of:=[.D73]-[.C73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3]; RUNOFFSETSv31; SHIFTOFFSETSv31)" office:value-type="time" office:time-value="PT01H01M58.72S" calcext:value-type="time">
            <text:p>01:01:58,720</text:p>
          </table:table-cell>
          <table:table-cell table:formula="of:=LOOKUP([.A73]; RUNOFFSETSv40; SHIFTOFFSETSv40)" office:value-type="time" office:time-value="PT01H01M15.927S" calcext:value-type="time">
            <text:p>01:01:15,927</text:p>
          </table:table-cell>
          <table:table-cell table:formula="of:=[.H73]-[.G73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3" calcext:value-type="float">
            <text:p>07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4S" calcext:value-type="time">
            <text:p>00:00:00,484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74]-[.C74]" office:value-type="time" office:time-value="-PT00H00M00.112S" calcext:value-type="time">
            <text:p>-00:00:00,112</text:p>
          </table:table-cell>
          <table:table-cell table:style-name="ce55"/>
          <table:table-cell table:style-name="ce71" table:formula="of:=LOOKUP([.A74]; RUNOFFSETSv31; SHIFTOFFSETSv31)" office:value-type="time" office:time-value="PT01H01M19.317S" calcext:value-type="time">
            <text:p>01:01:19,317</text:p>
          </table:table-cell>
          <table:table-cell table:formula="of:=LOOKUP([.A74]; RUNOFFSETSv40; SHIFTOFFSETSv40)" office:value-type="time" office:time-value="PT01H00M36.754S" calcext:value-type="time">
            <text:p>01:00:36,754</text:p>
          </table:table-cell>
          <table:table-cell table:formula="of:=[.H74]-[.G74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4" calcext:value-type="float">
            <text:p>07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266S" calcext:value-type="time">
            <text:p>00:00:00,266</text:p>
          </table:table-cell>
          <table:table-cell table:style-name="ce71" office:value-type="time" office:time-value="PT00H00M00.164S" calcext:value-type="time">
            <text:p>00:00:00,164</text:p>
          </table:table-cell>
          <table:table-cell table:style-name="ce71" table:formula="of:=[.D75]-[.C75]" office:value-type="time" office:time-value="-PT00H00M00.102S" calcext:value-type="time">
            <text:p>-00:00:00,102</text:p>
          </table:table-cell>
          <table:table-cell table:style-name="ce55"/>
          <table:table-cell table:style-name="ce71" table:formula="of:=LOOKUP([.A75]; RUNOFFSETSv31; SHIFTOFFSETSv31)" office:value-type="time" office:time-value="PT00H32M36.792S" calcext:value-type="time">
            <text:p>00:32:36,792</text:p>
          </table:table-cell>
          <table:table-cell table:formula="of:=LOOKUP([.A75]; RUNOFFSETSv40; SHIFTOFFSETSv40)" office:value-type="time" office:time-value="PT00H31M54.399S" calcext:value-type="time">
            <text:p>00:31:54,399</text:p>
          </table:table-cell>
          <table:table-cell table:formula="of:=[.H75]-[.G75]" office:value-type="time" office:time-value="-PT00H00M42.393S" calcext:value-type="time">
            <text:p>-00:00:42,393</text:p>
          </table:table-cell>
          <table:table-cell office:value-type="time" office:time-value="-PT00H00M42.39S" calcext:value-type="time">
            <text:p>-00:00:42,390</text:p>
          </table:table-cell>
          <table:table-cell table:number-columns-repeated="2"/>
        </table:table-row>
        <table:table-row table:style-name="ro1">
          <table:table-cell table:style-name="ce52" office:value-type="float" office:value="75" calcext:value-type="float">
            <text:p>07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office:value-type="time" office:time-value="PT00H00M00.418S" calcext:value-type="time">
            <text:p>00:00:00,418</text:p>
          </table:table-cell>
          <table:table-cell table:style-name="ce71" table:formula="of:=[.D76]-[.C76]" office:value-type="time" office:time-value="PT00H00M00.072S" calcext:value-type="time">
            <text:p>00:00:00,072</text:p>
          </table:table-cell>
          <table:table-cell table:style-name="ce55"/>
          <table:table-cell table:style-name="ce71" table:formula="of:=LOOKUP([.A76]; RUNOFFSETSv31; SHIFTOFFSETSv31)" office:value-type="time" office:time-value="PT00H56M54.166S" calcext:value-type="time">
            <text:p>00:56:54,166</text:p>
          </table:table-cell>
          <table:table-cell table:formula="of:=LOOKUP([.A76]; RUNOFFSETSv40; SHIFTOFFSETSv40)" office:value-type="time" office:time-value="PT00H56M11.597S" calcext:value-type="time">
            <text:p>00:56:11,597</text:p>
          </table:table-cell>
          <table:table-cell table:formula="of:=[.H76]-[.G76]" office:value-type="time" office:time-value="-PT00H00M42.569S" calcext:value-type="time">
            <text:p>-00:00:42,569</text:p>
          </table:table-cell>
          <table:table-cell office:value-type="time" office:time-value="-PT00H00M42.57S" calcext:value-type="time">
            <text:p>-00:00:42,570</text:p>
          </table:table-cell>
          <table:table-cell table:number-columns-repeated="2"/>
        </table:table-row>
        <table:table-row table:style-name="ro1">
          <table:table-cell table:style-name="ce52" office:value-type="float" office:value="76" calcext:value-type="float">
            <text:p>07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office:value-type="time" office:time-value="PT00H00M00.291S" calcext:value-type="time">
            <text:p>00:00:00,291</text:p>
          </table:table-cell>
          <table:table-cell table:style-name="ce71" table:formula="of:=[.D77]-[.C77]" office:value-type="time" office:time-value="-PT00H00M00.062S" calcext:value-type="time">
            <text:p>-00:00:00,062</text:p>
          </table:table-cell>
          <table:table-cell table:style-name="ce55"/>
          <table:table-cell table:style-name="ce71" table:formula="of:=LOOKUP([.A77]; RUNOFFSETSv31; SHIFTOFFSETSv31)" office:value-type="time" office:time-value="PT00H52M43.026S" calcext:value-type="time">
            <text:p>00:52:43,026</text:p>
          </table:table-cell>
          <table:table-cell table:formula="of:=LOOKUP([.A77]; RUNOFFSETSv40; SHIFTOFFSETSv40)" office:value-type="time" office:time-value="PT00H52M00.493S" calcext:value-type="time">
            <text:p>00:52:00,493</text:p>
          </table:table-cell>
          <table:table-cell table:formula="of:=[.H77]-[.G77]" office:value-type="time" office:time-value="-PT00H00M42.533S" calcext:value-type="time">
            <text:p>-00:00:42,533</text:p>
          </table:table-cell>
          <table:table-cell office:value-type="time" office:time-value="-PT00H00M42.53S" calcext:value-type="time">
            <text:p>-00:00:42,530</text:p>
          </table:table-cell>
          <table:table-cell table:number-columns-repeated="2"/>
        </table:table-row>
        <table:table-row table:style-name="ro1">
          <table:table-cell table:style-name="ce52" office:value-type="float" office:value="77" calcext:value-type="float">
            <text:p>07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table:formula="of:=[.D78]-[.C78]" office:value-type="time" office:time-value="-PT00H00M00.092S" calcext:value-type="time">
            <text:p>-00:00:00,092</text:p>
          </table:table-cell>
          <table:table-cell table:style-name="ce55"/>
          <table:table-cell table:style-name="ce71" table:formula="of:=LOOKUP([.A78]; RUNOFFSETSv31; SHIFTOFFSETSv31)" office:value-type="time" office:time-value="PT00H52M28.835S" calcext:value-type="time">
            <text:p>00:52:28,835</text:p>
          </table:table-cell>
          <table:table-cell table:formula="of:=LOOKUP([.A78]; RUNOFFSETSv40; SHIFTOFFSETSv40)" office:value-type="time" office:time-value="PT00H51M46.042S" calcext:value-type="time">
            <text:p>00:51:46,042</text:p>
          </table:table-cell>
          <table:table-cell table:formula="of:=[.H78]-[.G78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8" calcext:value-type="float">
            <text:p>07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6S" calcext:value-type="time">
            <text:p>00:00:00,536</text:p>
          </table:table-cell>
          <table:table-cell table:style-name="ce71" office:value-type="time" office:time-value="PT00H00M00.374S" calcext:value-type="time">
            <text:p>00:00:00,374</text:p>
          </table:table-cell>
          <table:table-cell table:style-name="ce71" table:formula="of:=[.D79]-[.C79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9]; RUNOFFSETSv31; SHIFTOFFSETSv31)" office:value-type="time" office:time-value="PT00H56M50.219S" calcext:value-type="time">
            <text:p>00:56:50,219</text:p>
          </table:table-cell>
          <table:table-cell table:formula="of:=LOOKUP([.A79]; RUNOFFSETSv40; SHIFTOFFSETSv40)" office:value-type="time" office:time-value="PT00H56M07.766S" calcext:value-type="time">
            <text:p>00:56:07,766</text:p>
          </table:table-cell>
          <table:table-cell table:formula="of:=[.H79]-[.G79]" office:value-type="time" office:time-value="-PT00H00M42.453S" calcext:value-type="time">
            <text:p>-00:00:42,453</text:p>
          </table:table-cell>
          <table:table-cell office:value-type="time" office:time-value="-PT00H00M42.45S" calcext:value-type="time">
            <text:p>-00:00:42,450</text:p>
          </table:table-cell>
          <table:table-cell table:number-columns-repeated="2"/>
        </table:table-row>
        <table:table-row table:style-name="ro1">
          <table:table-cell table:style-name="ce52" office:value-type="float" office:value="79" calcext:value-type="float">
            <text:p>07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5S" calcext:value-type="time">
            <text:p>00:00:00,485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table:formula="of:=[.D80]-[.C80]" office:value-type="time" office:time-value="-PT00H00M00.082S" calcext:value-type="time">
            <text:p>-00:00:00,082</text:p>
          </table:table-cell>
          <table:table-cell table:style-name="ce55"/>
          <table:table-cell table:style-name="ce71" table:formula="of:=LOOKUP([.A80]; RUNOFFSETSv31; SHIFTOFFSETSv31)" office:value-type="time" office:time-value="PT00H31M18.812S" calcext:value-type="time">
            <text:p>00:31:18,812</text:p>
          </table:table-cell>
          <table:table-cell table:formula="of:=LOOKUP([.A80]; RUNOFFSETSv40; SHIFTOFFSETSv40)" office:value-type="time" office:time-value="PT00H30M28.929S" calcext:value-type="time">
            <text:p>00:30:28,929</text:p>
          </table:table-cell>
          <table:table-cell table:formula="of:=[.H80]-[.G80]" office:value-type="time" office:time-value="-PT00H00M49.883S" calcext:value-type="time">
            <text:p>-00:00:49,883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80" calcext:value-type="float">
            <text:p>08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19S" calcext:value-type="time">
            <text:p>00:00:00,719</text:p>
          </table:table-cell>
          <table:table-cell table:style-name="ce71" office:value-type="time" office:time-value="PT00H00M00.587S" calcext:value-type="time">
            <text:p>00:00:00,587</text:p>
          </table:table-cell>
          <table:table-cell table:style-name="ce71" table:formula="of:=[.D81]-[.C81]" office:value-type="time" office:time-value="-PT00H00M00.132S" calcext:value-type="time">
            <text:p>-00:00:00,132</text:p>
          </table:table-cell>
          <table:table-cell table:style-name="ce55"/>
          <table:table-cell table:style-name="ce71" table:formula="of:=LOOKUP([.A81]; RUNOFFSETSv31; SHIFTOFFSETSv31)" office:value-type="time" office:time-value="PT01H02M06.567S" calcext:value-type="time">
            <text:p>01:02:06,567</text:p>
          </table:table-cell>
          <table:table-cell table:formula="of:=LOOKUP([.A81]; RUNOFFSETSv40; SHIFTOFFSETSv40)" office:value-type="time" office:time-value="PT01H01M16.384S" calcext:value-type="time">
            <text:p>01:01:16,384</text:p>
          </table:table-cell>
          <table:table-cell table:formula="of:=[.H81]-[.G81]" office:value-type="time" office:time-value="-PT00H00M50.183S" calcext:value-type="time">
            <text:p>-00:00:50,183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81" calcext:value-type="float">
            <text:p>08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2]-[.C82]" office:value-type="time" office:time-value="-PT00H00M00.04S" calcext:value-type="time">
            <text:p>-00:00:00,040</text:p>
          </table:table-cell>
          <table:table-cell table:style-name="ce55"/>
          <table:table-cell table:style-name="ce71" table:formula="of:=LOOKUP([.A82]; RUNOFFSETSv31; SHIFTOFFSETSv31)" office:value-type="time" office:time-value="PT01H02M03.363S" calcext:value-type="time">
            <text:p>01:02:03,363</text:p>
          </table:table-cell>
          <table:table-cell table:formula="of:=LOOKUP([.A82]; RUNOFFSETSv40; SHIFTOFFSETSv40)" office:value-type="time" office:time-value="PT01H01M13.302S" calcext:value-type="time">
            <text:p>01:01:13,302</text:p>
          </table:table-cell>
          <table:table-cell table:formula="of:=[.H82]-[.G82]" office:value-type="time" office:time-value="-PT00H00M50.061S" calcext:value-type="time">
            <text:p>-00:00:50,061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82" calcext:value-type="float">
            <text:p>08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office:value-type="time" office:time-value="PT00H00M00.415S" calcext:value-type="time">
            <text:p>00:00:00,415</text:p>
          </table:table-cell>
          <table:table-cell table:style-name="ce71" table:formula="of:=[.D83]-[.C83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83]; RUNOFFSETSv31; SHIFTOFFSETSv31)" office:value-type="time" office:time-value="PT01H01M49.906S" calcext:value-type="time">
            <text:p>01:01:49,906</text:p>
          </table:table-cell>
          <table:table-cell table:formula="of:=LOOKUP([.A83]; RUNOFFSETSv40; SHIFTOFFSETSv40)" office:value-type="time" office:time-value="PT01H00M59.925S" calcext:value-type="time">
            <text:p>01:00:59,925</text:p>
          </table:table-cell>
          <table:table-cell table:formula="of:=[.H83]-[.G83]" office:value-type="time" office:time-value="-PT00H00M49.981S" calcext:value-type="time">
            <text:p>-00:00:49,981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83" calcext:value-type="float">
            <text:p>08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84]-[.C84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4]; RUNOFFSETSv31; SHIFTOFFSETSv31)" office:value-type="time" office:time-value="PT00H29M10.122S" calcext:value-type="time">
            <text:p>00:29:10,122</text:p>
          </table:table-cell>
          <table:table-cell table:formula="of:=LOOKUP([.A84]; RUNOFFSETSv40; SHIFTOFFSETSv40)" office:value-type="time" office:time-value="PT00H28M20.021S" calcext:value-type="time">
            <text:p>00:28:20,021</text:p>
          </table:table-cell>
          <table:table-cell table:formula="of:=[.H84]-[.G84]" office:value-type="time" office:time-value="-PT00H00M50.101S" calcext:value-type="time">
            <text:p>-00:00:50,101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84" calcext:value-type="float">
            <text:p>08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11S" calcext:value-type="time">
            <text:p>-00:00:00,110</text:p>
          </table:table-cell>
          <table:table-cell table:style-name="ce71" table:formula="of:=[.D85]-[.C85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5]; RUNOFFSETSv31; SHIFTOFFSETSv31)" office:value-type="time" office:time-value="PT02H58M50.552S" calcext:value-type="time">
            <text:p>02:58:50,552</text:p>
          </table:table-cell>
          <table:table-cell table:formula="of:=LOOKUP([.A85]; RUNOFFSETSv40; SHIFTOFFSETSv40)" office:value-type="time" office:time-value="PT02H58M00.701S" calcext:value-type="time">
            <text:p>02:58:00,701</text:p>
          </table:table-cell>
          <table:table-cell table:formula="of:=[.H85]-[.G85]" office:value-type="time" office:time-value="-PT00H00M49.851S" calcext:value-type="time">
            <text:p>-00:00:49,851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85" calcext:value-type="float">
            <text:p>08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1S" calcext:value-type="time">
            <text:p>00:00:00,471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86]-[.C86]" office:value-type="time" office:time-value="-PT00H00M00.09S" calcext:value-type="time">
            <text:p>-00:00:00,090</text:p>
          </table:table-cell>
          <table:table-cell table:style-name="ce55"/>
          <table:table-cell table:style-name="ce71" table:formula="of:=LOOKUP([.A86]; RUNOFFSETSv31; SHIFTOFFSETSv31)" office:value-type="time" office:time-value="PT02H58M25.536S" calcext:value-type="time">
            <text:p>02:58:25,536</text:p>
          </table:table-cell>
          <table:table-cell table:formula="of:=LOOKUP([.A86]; RUNOFFSETSv40; SHIFTOFFSETSv40)" office:value-type="time" office:time-value="PT02H57M35.595S" calcext:value-type="time">
            <text:p>02:57:35,595</text:p>
          </table:table-cell>
          <table:table-cell table:formula="of:=[.H86]-[.G86]" office:value-type="time" office:time-value="-PT00H00M49.941S" calcext:value-type="time">
            <text:p>-00:00:49,941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86" calcext:value-type="float">
            <text:p>08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table:formula="of:=[.D87]-[.C87]" office:value-type="time" office:time-value="-PT00H00M00.117S" calcext:value-type="time">
            <text:p>-00:00:00,117</text:p>
          </table:table-cell>
          <table:table-cell table:style-name="ce55"/>
          <table:table-cell table:style-name="ce71" table:formula="of:=LOOKUP([.A87]; RUNOFFSETSv31; SHIFTOFFSETSv31)" office:value-type="time" office:time-value="PT02H57M11.369S" calcext:value-type="time">
            <text:p>02:57:11,369</text:p>
          </table:table-cell>
          <table:table-cell table:formula="of:=LOOKUP([.A87]; RUNOFFSETSv40; SHIFTOFFSETSv40)" office:value-type="time" office:time-value="PT02H56M21.301S" calcext:value-type="time">
            <text:p>02:56:21,301</text:p>
          </table:table-cell>
          <table:table-cell table:formula="of:=[.H87]-[.G87]" office:value-type="time" office:time-value="-PT00H00M50.068S" calcext:value-type="time">
            <text:p>-00:00:50,068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87" calcext:value-type="float">
            <text:p>08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7S" calcext:value-type="time">
            <text:p>00:00:00,477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8]-[.C88]" office:value-type="time" office:time-value="-PT00H00M00.139S" calcext:value-type="time">
            <text:p>-00:00:00,139</text:p>
          </table:table-cell>
          <table:table-cell table:style-name="ce55"/>
          <table:table-cell table:style-name="ce71" table:formula="of:=LOOKUP([.A88]; RUNOFFSETSv31; SHIFTOFFSETSv31)" office:value-type="time" office:time-value="PT02H56M18.377S" calcext:value-type="time">
            <text:p>02:56:18,377</text:p>
          </table:table-cell>
          <table:table-cell table:formula="of:=LOOKUP([.A88]; RUNOFFSETSv40; SHIFTOFFSETSv40)" office:value-type="time" office:time-value="PT02H55M28.257S" calcext:value-type="time">
            <text:p>02:55:28,257</text:p>
          </table:table-cell>
          <table:table-cell table:formula="of:=[.H88]-[.G88]" office:value-type="time" office:time-value="-PT00H00M50.12S" calcext:value-type="time">
            <text:p>-00:00:50,120</text:p>
          </table:table-cell>
          <table:table-cell office:value-type="time" office:time-value="-PT00H00M50.12S" calcext:value-type="time">
            <text:p>-00:00:50,120</text:p>
          </table:table-cell>
          <table:table-cell table:number-columns-repeated="2"/>
        </table:table-row>
        <table:table-row table:style-name="ro1">
          <table:table-cell table:style-name="ce52" office:value-type="float" office:value="88" calcext:value-type="float">
            <text:p>08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7S" calcext:value-type="time">
            <text:p>00:00:00,46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89]-[.C89]" office:value-type="time" office:time-value="-PT00H00M00.151S" calcext:value-type="time">
            <text:p>-00:00:00,151</text:p>
          </table:table-cell>
          <table:table-cell table:style-name="ce55"/>
          <table:table-cell table:style-name="ce71" table:formula="of:=LOOKUP([.A89]; RUNOFFSETSv31; SHIFTOFFSETSv31)" office:value-type="time" office:time-value="PT02H54M51.903S" calcext:value-type="time">
            <text:p>02:54:51,903</text:p>
          </table:table-cell>
          <table:table-cell table:formula="of:=LOOKUP([.A89]; RUNOFFSETSv40; SHIFTOFFSETSv40)" office:value-type="time" office:time-value="PT02H54M02.091S" calcext:value-type="time">
            <text:p>02:54:02,091</text:p>
          </table:table-cell>
          <table:table-cell table:formula="of:=[.H89]-[.G8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89" calcext:value-type="float">
            <text:p>08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5S" calcext:value-type="time">
            <text:p>00:00:00,375</text:p>
          </table:table-cell>
          <table:table-cell table:style-name="ce71" table:formula="of:=[.D90]-[.C9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0]; RUNOFFSETSv31; SHIFTOFFSETSv31)" office:value-type="time" office:time-value="PT02H54M12.61S" calcext:value-type="time">
            <text:p>02:54:12,610</text:p>
          </table:table-cell>
          <table:table-cell table:formula="of:=LOOKUP([.A90]; RUNOFFSETSv40; SHIFTOFFSETSv40)" office:value-type="time" office:time-value="PT02H53M22.508S" calcext:value-type="time">
            <text:p>02:53:22,508</text:p>
          </table:table-cell>
          <table:table-cell table:formula="of:=[.H90]-[.G90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0" calcext:value-type="float">
            <text:p>09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2S" calcext:value-type="time">
            <text:p>00:00:00,462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table:formula="of:=[.D91]-[.C9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1]; RUNOFFSETSv31; SHIFTOFFSETSv31)" office:value-type="time" office:time-value="PT02H53M50.227S" calcext:value-type="time">
            <text:p>02:53:50,227</text:p>
          </table:table-cell>
          <table:table-cell table:formula="of:=LOOKUP([.A91]; RUNOFFSETSv40; SHIFTOFFSETSv40)" office:value-type="time" office:time-value="PT02H53M00.365S" calcext:value-type="time">
            <text:p>02:53:00,365</text:p>
          </table:table-cell>
          <table:table-cell table:formula="of:=[.H91]-[.G91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91" calcext:value-type="float">
            <text:p>09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table:formula="of:=[.D92]-[.C92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92]; RUNOFFSETSv31; SHIFTOFFSETSv31)" office:value-type="time" office:time-value="PT02H53M54.404S" calcext:value-type="time">
            <text:p>02:53:54,404</text:p>
          </table:table-cell>
          <table:table-cell table:formula="of:=LOOKUP([.A92]; RUNOFFSETSv40; SHIFTOFFSETSv40)" office:value-type="time" office:time-value="PT02H53M04.452S" calcext:value-type="time">
            <text:p>02:53:04,452</text:p>
          </table:table-cell>
          <table:table-cell table:formula="of:=[.H92]-[.G92]" office:value-type="time" office:time-value="-PT00H00M49.952S" calcext:value-type="time">
            <text:p>-00:00:49,952</text:p>
          </table:table-cell>
          <table:table-cell office:value-type="time" office:time-value="-PT00H00M49.95S" calcext:value-type="time">
            <text:p>-00:00:49,950</text:p>
          </table:table-cell>
          <table:table-cell table:number-columns-repeated="2"/>
        </table:table-row>
        <table:table-row table:style-name="ro1">
          <table:table-cell table:style-name="ce52" office:value-type="float" office:value="92" calcext:value-type="float">
            <text:p>09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93]-[.C93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3]; RUNOFFSETSv31; SHIFTOFFSETSv31)" office:value-type="time" office:time-value="PT02H53M14.514S" calcext:value-type="time">
            <text:p>02:53:14,514</text:p>
          </table:table-cell>
          <table:table-cell table:formula="of:=LOOKUP([.A93]; RUNOFFSETSv40; SHIFTOFFSETSv40)" office:value-type="time" office:time-value="PT02H52M24.462S" calcext:value-type="time">
            <text:p>02:52:24,462</text:p>
          </table:table-cell>
          <table:table-cell table:formula="of:=[.H93]-[.G93]" office:value-type="time" office:time-value="-PT00H00M50.052S" calcext:value-type="time">
            <text:p>-00:00:50,052</text:p>
          </table:table-cell>
          <table:table-cell office:value-type="time" office:time-value="-PT00H00M50.05S" calcext:value-type="time">
            <text:p>-00:00:50,050</text:p>
          </table:table-cell>
          <table:table-cell table:number-columns-repeated="2"/>
        </table:table-row>
        <table:table-row table:style-name="ro1">
          <table:table-cell table:style-name="ce52" office:value-type="float" office:value="93" calcext:value-type="float">
            <text:p>09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94]-[.C94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4]; RUNOFFSETSv31; SHIFTOFFSETSv31)" office:value-type="time" office:time-value="PT02H53M14.515S" calcext:value-type="time">
            <text:p>02:53:14,515</text:p>
          </table:table-cell>
          <table:table-cell table:formula="of:=LOOKUP([.A94]; RUNOFFSETSv40; SHIFTOFFSETSv40)" office:value-type="time" office:time-value="PT02H52M24.453S" calcext:value-type="time">
            <text:p>02:52:24,453</text:p>
          </table:table-cell>
          <table:table-cell table:formula="of:=[.H94]-[.G94]" office:value-type="time" office:time-value="-PT00H00M50.062S" calcext:value-type="time">
            <text:p>-00:00:50,062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94" calcext:value-type="float">
            <text:p>09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4S" calcext:value-type="time">
            <text:p>00:00:00,394</text:p>
          </table:table-cell>
          <table:table-cell table:style-name="ce71" office:value-type="time" office:time-value="PT00H00M00.383S" calcext:value-type="time">
            <text:p>00:00:00,383</text:p>
          </table:table-cell>
          <table:table-cell table:style-name="ce71" table:formula="of:=[.D95]-[.C95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95]; RUNOFFSETSv31; SHIFTOFFSETSv31)" office:value-type="time" office:time-value="PT02H50M17.718S" calcext:value-type="time">
            <text:p>02:50:17,718</text:p>
          </table:table-cell>
          <table:table-cell table:formula="of:=LOOKUP([.A95]; RUNOFFSETSv40; SHIFTOFFSETSv40)" office:value-type="time" office:time-value="PT02H49M27.616S" calcext:value-type="time">
            <text:p>02:49:27,616</text:p>
          </table:table-cell>
          <table:table-cell table:formula="of:=[.H95]-[.G95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5" calcext:value-type="float">
            <text:p>09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table:formula="of:=[.D96]-[.C96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96]; RUNOFFSETSv31; SHIFTOFFSETSv31)" office:value-type="time" office:time-value="PT02H48M50.301S" calcext:value-type="time">
            <text:p>02:48:50,301</text:p>
          </table:table-cell>
          <table:table-cell table:formula="of:=LOOKUP([.A96]; RUNOFFSETSv40; SHIFTOFFSETSv40)" office:value-type="time" office:time-value="PT02H48M00.189S" calcext:value-type="time">
            <text:p>02:48:00,189</text:p>
          </table:table-cell>
          <table:table-cell table:formula="of:=[.H96]-[.G9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96" calcext:value-type="float">
            <text:p>09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3S" calcext:value-type="time">
            <text:p>00:00:00,46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7]-[.C97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97]; RUNOFFSETSv31; SHIFTOFFSETSv31)" office:value-type="time" office:time-value="PT02H45M37.538S" calcext:value-type="time">
            <text:p>02:45:37,538</text:p>
          </table:table-cell>
          <table:table-cell table:formula="of:=LOOKUP([.A97]; RUNOFFSETSv40; SHIFTOFFSETSv40)" office:value-type="time" office:time-value="PT02H44M47.556S" calcext:value-type="time">
            <text:p>02:44:47,556</text:p>
          </table:table-cell>
          <table:table-cell table:formula="of:=[.H97]-[.G97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97" calcext:value-type="float">
            <text:p>09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3S" calcext:value-type="time">
            <text:p>00:00:00,37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8]-[.C98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98]; RUNOFFSETSv31; SHIFTOFFSETSv31)" office:value-type="time" office:time-value="PT02H33M50.034S" calcext:value-type="time">
            <text:p>02:33:50,034</text:p>
          </table:table-cell>
          <table:table-cell table:formula="of:=LOOKUP([.A98]; RUNOFFSETSv40; SHIFTOFFSETSv40)" office:value-type="time" office:time-value="PT02H33M00.222S" calcext:value-type="time">
            <text:p>02:33:00,222</text:p>
          </table:table-cell>
          <table:table-cell table:formula="of:=[.H98]-[.G98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98" calcext:value-type="float">
            <text:p>09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office:value-type="time" office:time-value="PT00H00M00.368S" calcext:value-type="time">
            <text:p>00:00:00,368</text:p>
          </table:table-cell>
          <table:table-cell table:style-name="ce71" table:formula="of:=[.D99]-[.C99]" office:value-type="time" office:time-value="-PT00H00M00.136S" calcext:value-type="time">
            <text:p>-00:00:00,136</text:p>
          </table:table-cell>
          <table:table-cell table:style-name="ce55"/>
          <table:table-cell table:style-name="ce71" table:formula="of:=LOOKUP([.A99]; RUNOFFSETSv31; SHIFTOFFSETSv31)" office:value-type="time" office:time-value="PT02H33M02.681S" calcext:value-type="time">
            <text:p>02:33:02,681</text:p>
          </table:table-cell>
          <table:table-cell table:formula="of:=LOOKUP([.A99]; RUNOFFSETSv40; SHIFTOFFSETSv40)" office:value-type="time" office:time-value="PT02H32M12.814S" calcext:value-type="time">
            <text:p>02:32:12,814</text:p>
          </table:table-cell>
          <table:table-cell table:formula="of:=[.H99]-[.G99]" office:value-type="time" office:time-value="-PT00H00M49.867S" calcext:value-type="time">
            <text:p>-00:00:49,867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99" calcext:value-type="float">
            <text:p>09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100]-[.C100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0]; RUNOFFSETSv31; SHIFTOFFSETSv31)" office:value-type="time" office:time-value="PT02H49M04.266S" calcext:value-type="time">
            <text:p>02:49:04,266</text:p>
          </table:table-cell>
          <table:table-cell table:formula="of:=LOOKUP([.A100]; RUNOFFSETSv40; SHIFTOFFSETSv40)" office:value-type="time" office:time-value="PT02H48M14.154S" calcext:value-type="time">
            <text:p>02:48:14,154</text:p>
          </table:table-cell>
          <table:table-cell table:formula="of:=[.H100]-[.G100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00" calcext:value-type="float">
            <text:p>10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5S" calcext:value-type="time">
            <text:p>00:00:00,495</text:p>
          </table:table-cell>
          <table:table-cell table:style-name="ce71" office:value-type="time" office:time-value="PT00H00M00.444S" calcext:value-type="time">
            <text:p>00:00:00,444</text:p>
          </table:table-cell>
          <table:table-cell table:style-name="ce71" table:formula="of:=[.D101]-[.C101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01]; RUNOFFSETSv31; SHIFTOFFSETSv31)" office:value-type="time" office:time-value="PT02H33M49.902S" calcext:value-type="time">
            <text:p>02:33:49,902</text:p>
          </table:table-cell>
          <table:table-cell table:formula="of:=LOOKUP([.A101]; RUNOFFSETSv40; SHIFTOFFSETSv40)" office:value-type="time" office:time-value="PT02H33M00.1S" calcext:value-type="time">
            <text:p>02:33:00,100</text:p>
          </table:table-cell>
          <table:table-cell table:formula="of:=[.H101]-[.G101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01" calcext:value-type="float">
            <text:p>10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4S" calcext:value-type="time">
            <text:p>00:00:00,464</text:p>
          </table:table-cell>
          <table:table-cell table:style-name="ce71" office:value-type="time" office:time-value="PT00H00M00.363S" calcext:value-type="time">
            <text:p>00:00:00,363</text:p>
          </table:table-cell>
          <table:table-cell table:style-name="ce71" table:formula="of:=[.D102]-[.C102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2]; RUNOFFSETSv31; SHIFTOFFSETSv31)" office:value-type="time" office:time-value="PT02H33M47.672S" calcext:value-type="time">
            <text:p>02:33:47,672</text:p>
          </table:table-cell>
          <table:table-cell table:formula="of:=LOOKUP([.A102]; RUNOFFSETSv40; SHIFTOFFSETSv40)" office:value-type="time" office:time-value="PT02H32M57.81S" calcext:value-type="time">
            <text:p>02:32:57,810</text:p>
          </table:table-cell>
          <table:table-cell table:formula="of:=[.H102]-[.G10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2" calcext:value-type="float">
            <text:p>10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table:formula="of:=[.D103]-[.C103]" office:value-type="time" office:time-value="-PT00H00M00.066S" calcext:value-type="time">
            <text:p>-00:00:00,066</text:p>
          </table:table-cell>
          <table:table-cell table:style-name="ce55"/>
          <table:table-cell table:style-name="ce71" table:formula="of:=LOOKUP([.A103]; RUNOFFSETSv31; SHIFTOFFSETSv31)" office:value-type="time" office:time-value="PT02H32M31.912S" calcext:value-type="time">
            <text:p>02:32:31,912</text:p>
          </table:table-cell>
          <table:table-cell table:formula="of:=LOOKUP([.A103]; RUNOFFSETSv40; SHIFTOFFSETSv40)" office:value-type="time" office:time-value="PT02H31M42.035S" calcext:value-type="time">
            <text:p>02:31:42,035</text:p>
          </table:table-cell>
          <table:table-cell table:formula="of:=[.H103]-[.G103]" office:value-type="time" office:time-value="-PT00H00M49.877S" calcext:value-type="time">
            <text:p>-00:00:49,877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03" calcext:value-type="float">
            <text:p>10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7S" calcext:value-type="time">
            <text:p>00:00:00,517</text:p>
          </table:table-cell>
          <table:table-cell table:style-name="ce71" office:value-type="time" office:time-value="PT00H00M00.456S" calcext:value-type="time">
            <text:p>00:00:00,456</text:p>
          </table:table-cell>
          <table:table-cell table:style-name="ce71" table:formula="of:=[.D104]-[.C104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4]; RUNOFFSETSv31; SHIFTOFFSETSv31)" office:value-type="time" office:time-value="PT02H32M30.776S" calcext:value-type="time">
            <text:p>02:32:30,776</text:p>
          </table:table-cell>
          <table:table-cell table:formula="of:=LOOKUP([.A104]; RUNOFFSETSv40; SHIFTOFFSETSv40)" office:value-type="time" office:time-value="PT02H31M40.914S" calcext:value-type="time">
            <text:p>02:31:40,914</text:p>
          </table:table-cell>
          <table:table-cell table:formula="of:=[.H104]-[.G104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4" calcext:value-type="float">
            <text:p>10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office:value-type="time" office:time-value="PT00H00M00.29S" calcext:value-type="time">
            <text:p>00:00:00,290</text:p>
          </table:table-cell>
          <table:table-cell table:style-name="ce71" table:formula="of:=[.D105]-[.C105]" office:value-type="time" office:time-value="-PT00H00M00.129S" calcext:value-type="time">
            <text:p>-00:00:00,129</text:p>
          </table:table-cell>
          <table:table-cell table:style-name="ce55"/>
          <table:table-cell table:style-name="ce71" table:formula="of:=LOOKUP([.A105]; RUNOFFSETSv31; SHIFTOFFSETSv31)" office:value-type="time" office:time-value="PT02H32M04.293S" calcext:value-type="time">
            <text:p>02:32:04,293</text:p>
          </table:table-cell>
          <table:table-cell table:formula="of:=LOOKUP([.A105]; RUNOFFSETSv40; SHIFTOFFSETSv40)" office:value-type="time" office:time-value="PT02H31M14.423S" calcext:value-type="time">
            <text:p>02:31:14,423</text:p>
          </table:table-cell>
          <table:table-cell table:formula="of:=[.H105]-[.G105]" office:value-type="time" office:time-value="-PT00H00M49.87S" calcext:value-type="time">
            <text:p>-00:00:49,870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05" calcext:value-type="float">
            <text:p>10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4S" calcext:value-type="time">
            <text:p>00:00:00,41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06]-[.C106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06]; RUNOFFSETSv31; SHIFTOFFSETSv31)" office:value-type="time" office:time-value="PT02H31M55S" calcext:value-type="time">
            <text:p>02:31:55,000</text:p>
          </table:table-cell>
          <table:table-cell table:formula="of:=LOOKUP([.A106]; RUNOFFSETSv40; SHIFTOFFSETSv40)" office:value-type="time" office:time-value="PT02H31M04.908S" calcext:value-type="time">
            <text:p>02:31:04,908</text:p>
          </table:table-cell>
          <table:table-cell table:formula="of:=[.H106]-[.G106]" office:value-type="time" office:time-value="-PT00H00M50.092S" calcext:value-type="time">
            <text:p>-00:00:50,092</text:p>
          </table:table-cell>
          <table:table-cell office:value-type="time" office:time-value="-PT00H00M50.09S" calcext:value-type="time">
            <text:p>-00:00:50,090</text:p>
          </table:table-cell>
          <table:table-cell table:number-columns-repeated="2"/>
        </table:table-row>
        <table:table-row table:style-name="ro1">
          <table:table-cell table:style-name="ce52" office:value-type="float" office:value="106" calcext:value-type="float">
            <text:p>10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061S" calcext:value-type="time">
            <text:p>-00:00:00,061</text:p>
          </table:table-cell>
          <table:table-cell table:style-name="ce71" table:formula="of:=[.D107]-[.C107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7]; RUNOFFSETSv31; SHIFTOFFSETSv31)" office:value-type="time" office:time-value="PT02H31M09.295S" calcext:value-type="time">
            <text:p>02:31:09,295</text:p>
          </table:table-cell>
          <table:table-cell table:formula="of:=LOOKUP([.A107]; RUNOFFSETSv40; SHIFTOFFSETSv40)" office:value-type="time" office:time-value="PT02H30M19.433S" calcext:value-type="time">
            <text:p>02:30:19,433</text:p>
          </table:table-cell>
          <table:table-cell table:formula="of:=[.H107]-[.G107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7" calcext:value-type="float">
            <text:p>10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table:formula="of:=[.D108]-[.C108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8]; RUNOFFSETSv31; SHIFTOFFSETSv31)" office:value-type="time" office:time-value="PT02H31M00.193S" calcext:value-type="time">
            <text:p>02:31:00,193</text:p>
          </table:table-cell>
          <table:table-cell table:formula="of:=LOOKUP([.A108]; RUNOFFSETSv40; SHIFTOFFSETSv40)" office:value-type="time" office:time-value="PT02H30M10.331S" calcext:value-type="time">
            <text:p>02:30:10,331</text:p>
          </table:table-cell>
          <table:table-cell table:formula="of:=[.H108]-[.G108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8" calcext:value-type="float">
            <text:p>10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2S" calcext:value-type="time">
            <text:p>00:00:00,492</text:p>
          </table:table-cell>
          <table:table-cell table:style-name="ce71" office:value-type="time" office:time-value="PT00H00M00.391S" calcext:value-type="time">
            <text:p>00:00:00,391</text:p>
          </table:table-cell>
          <table:table-cell table:style-name="ce71" table:formula="of:=[.D109]-[.C109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9]; RUNOFFSETSv31; SHIFTOFFSETSv31)" office:value-type="time" office:time-value="PT02H30M29.12S" calcext:value-type="time">
            <text:p>02:30:29,120</text:p>
          </table:table-cell>
          <table:table-cell table:formula="of:=LOOKUP([.A109]; RUNOFFSETSv40; SHIFTOFFSETSv40)" office:value-type="time" office:time-value="PT02H29M39.228S" calcext:value-type="time">
            <text:p>02:29:39,228</text:p>
          </table:table-cell>
          <table:table-cell table:formula="of:=[.H109]-[.G109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>
          <table:table-cell table:style-name="ce52" office:value-type="float" office:value="109" calcext:value-type="float">
            <text:p>10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office:value-type="time" office:time-value="PT00H00M00.178S" calcext:value-type="time">
            <text:p>00:00:00,178</text:p>
          </table:table-cell>
          <table:table-cell table:style-name="ce71" table:formula="of:=[.D110]-[.C110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10]; RUNOFFSETSv31; SHIFTOFFSETSv31)" office:value-type="time" office:time-value="PT02H25M18.82S" calcext:value-type="time">
            <text:p>02:25:18,820</text:p>
          </table:table-cell>
          <table:table-cell table:formula="of:=LOOKUP([.A110]; RUNOFFSETSv40; SHIFTOFFSETSv40)" office:value-type="time" office:time-value="PT02H24M29.008S" calcext:value-type="time">
            <text:p>02:24:29,008</text:p>
          </table:table-cell>
          <table:table-cell table:formula="of:=[.H110]-[.G110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0" calcext:value-type="float">
            <text:p>110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63S" calcext:value-type="time">
            <text:p>00:00:00,563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111]-[.C111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1]; RUNOFFSETSv31; SHIFTOFFSETSv31)" office:value-type="time" office:time-value="PT02H25M16.534S" calcext:value-type="time">
            <text:p>02:25:16,534</text:p>
          </table:table-cell>
          <table:table-cell table:formula="of:=LOOKUP([.A111]; RUNOFFSETSv40; SHIFTOFFSETSv40)" office:value-type="time" office:time-value="PT02H24M26.682S" calcext:value-type="time">
            <text:p>02:24:26,682</text:p>
          </table:table-cell>
          <table:table-cell table:formula="of:=[.H111]-[.G111]" office:value-type="time" office:time-value="-PT00H00M49.852S" calcext:value-type="time">
            <text:p>-00:00:49,852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111" calcext:value-type="float">
            <text:p>111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46S" calcext:value-type="time">
            <text:p>00:00:00,546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table:formula="of:=[.D112]-[.C112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112]; RUNOFFSETSv31; SHIFTOFFSETSv31)" office:value-type="time" office:time-value="PT02H25M16.54S" calcext:value-type="time">
            <text:p>02:25:16,540</text:p>
          </table:table-cell>
          <table:table-cell table:formula="of:=LOOKUP([.A112]; RUNOFFSETSv40; SHIFTOFFSETSv40)" office:value-type="time" office:time-value="PT02H24M26.678S" calcext:value-type="time">
            <text:p>02:24:26,678</text:p>
          </table:table-cell>
          <table:table-cell table:formula="of:=[.H112]-[.G11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12" calcext:value-type="float">
            <text:p>112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table:formula="of:=[.D113]-[.C11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13]; RUNOFFSETSv31; SHIFTOFFSETSv31)" office:value-type="time" office:time-value="PT02H25M14.584S" calcext:value-type="time">
            <text:p>02:25:14,584</text:p>
          </table:table-cell>
          <table:table-cell table:formula="of:=LOOKUP([.A113]; RUNOFFSETSv40; SHIFTOFFSETSv40)" office:value-type="time" office:time-value="PT02H24M24.782S" calcext:value-type="time">
            <text:p>02:24:24,782</text:p>
          </table:table-cell>
          <table:table-cell table:formula="of:=[.H113]-[.G113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3" calcext:value-type="float">
            <text:p>11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55S" calcext:value-type="time">
            <text:p>00:00:00,755</text:p>
          </table:table-cell>
          <table:table-cell table:style-name="ce71" office:value-type="time" office:time-value="PT00H00M00.664S" calcext:value-type="time">
            <text:p>00:00:00,664</text:p>
          </table:table-cell>
          <table:table-cell table:style-name="ce71" table:formula="of:=[.D114]-[.C11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4]; RUNOFFSETSv31; SHIFTOFFSETSv31)" office:value-type="time" office:time-value="PT02H32M39.973S" calcext:value-type="time">
            <text:p>02:32:39,973</text:p>
          </table:table-cell>
          <table:table-cell table:formula="of:=LOOKUP([.A114]; RUNOFFSETSv40; SHIFTOFFSETSv40)" office:value-type="time" office:time-value="PT02H31M50.171S" calcext:value-type="time">
            <text:p>02:31:50,171</text:p>
          </table:table-cell>
          <table:table-cell table:formula="of:=[.H114]-[.G114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4" calcext:value-type="float">
            <text:p>11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office:value-type="time" office:time-value="PT00H00M00.309S" calcext:value-type="time">
            <text:p>00:00:00,309</text:p>
          </table:table-cell>
          <table:table-cell table:style-name="ce71" table:formula="of:=[.D115]-[.C115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15]; RUNOFFSETSv31; SHIFTOFFSETSv31)" office:value-type="time" office:time-value="PT02H32M37.26S" calcext:value-type="time">
            <text:p>02:32:37,260</text:p>
          </table:table-cell>
          <table:table-cell table:formula="of:=LOOKUP([.A115]; RUNOFFSETSv40; SHIFTOFFSETSv40)" office:value-type="time" office:time-value="PT02H31M47.118S" calcext:value-type="time">
            <text:p>02:31:47,118</text:p>
          </table:table-cell>
          <table:table-cell table:formula="of:=[.H115]-[.G115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15" calcext:value-type="float">
            <text:p>11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318S" calcext:value-type="time">
            <text:p>00:00:00,318</text:p>
          </table:table-cell>
          <table:table-cell table:style-name="ce71" table:formula="of:=[.D116]-[.C116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6]; RUNOFFSETSv31; SHIFTOFFSETSv31)" office:value-type="time" office:time-value="PT02H32M36.94S" calcext:value-type="time">
            <text:p>02:32:36,940</text:p>
          </table:table-cell>
          <table:table-cell table:formula="of:=LOOKUP([.A116]; RUNOFFSETSv40; SHIFTOFFSETSv40)" office:value-type="time" office:time-value="PT02H31M47.128S" calcext:value-type="time">
            <text:p>02:31:47,128</text:p>
          </table:table-cell>
          <table:table-cell table:formula="of:=[.H116]-[.G116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6" calcext:value-type="float">
            <text:p>11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S" calcext:value-type="time">
            <text:p>00:00:00,470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table:formula="of:=[.D117]-[.C117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17]; RUNOFFSETSv31; SHIFTOFFSETSv31)" office:value-type="time" office:time-value="PT02H32M31.661S" calcext:value-type="time">
            <text:p>02:32:31,661</text:p>
          </table:table-cell>
          <table:table-cell table:formula="of:=LOOKUP([.A117]; RUNOFFSETSv40; SHIFTOFFSETSv40)" office:value-type="time" office:time-value="PT02H31M41.819S" calcext:value-type="time">
            <text:p>02:31:41,819</text:p>
          </table:table-cell>
          <table:table-cell table:formula="of:=[.H117]-[.G117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7" calcext:value-type="float">
            <text:p>11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6S" calcext:value-type="time">
            <text:p>00:00:00,516</text:p>
          </table:table-cell>
          <table:table-cell table:style-name="ce71" office:value-type="time" office:time-value="PT00H00M00.385S" calcext:value-type="time">
            <text:p>00:00:00,385</text:p>
          </table:table-cell>
          <table:table-cell table:style-name="ce71" table:formula="of:=[.D118]-[.C118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8]; RUNOFFSETSv31; SHIFTOFFSETSv31)" office:value-type="time" office:time-value="PT02H32M17.441S" calcext:value-type="time">
            <text:p>02:32:17,441</text:p>
          </table:table-cell>
          <table:table-cell table:formula="of:=LOOKUP([.A118]; RUNOFFSETSv40; SHIFTOFFSETSv40)" office:value-type="time" office:time-value="PT02H31M27.599S" calcext:value-type="time">
            <text:p>02:31:27,599</text:p>
          </table:table-cell>
          <table:table-cell table:formula="of:=[.H118]-[.G118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8" calcext:value-type="float">
            <text:p>11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66S" calcext:value-type="time">
            <text:p>00:00:00,366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119]-[.C119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119]; RUNOFFSETSv31; SHIFTOFFSETSv31)" office:value-type="time" office:time-value="PT02H29M14.035S" calcext:value-type="time">
            <text:p>02:29:14,035</text:p>
          </table:table-cell>
          <table:table-cell table:formula="of:=LOOKUP([.A119]; RUNOFFSETSv40; SHIFTOFFSETSv40)" office:value-type="time" office:time-value="PT02H28M24.223S" calcext:value-type="time">
            <text:p>02:28:24,223</text:p>
          </table:table-cell>
          <table:table-cell table:formula="of:=[.H119]-[.G11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9" calcext:value-type="float">
            <text:p>11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437S" calcext:value-type="time">
            <text:p>00:00:00,437</text:p>
          </table:table-cell>
          <table:table-cell table:style-name="ce71" table:formula="of:=[.D120]-[.C120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0]; RUNOFFSETSv31; SHIFTOFFSETSv31)" office:value-type="time" office:time-value="PT02H28M45.076S" calcext:value-type="time">
            <text:p>02:28:45,076</text:p>
          </table:table-cell>
          <table:table-cell table:formula="of:=LOOKUP([.A120]; RUNOFFSETSv40; SHIFTOFFSETSv40)" office:value-type="time" office:time-value="PT02H27M55.134S" calcext:value-type="time">
            <text:p>02:27:55,134</text:p>
          </table:table-cell>
          <table:table-cell table:formula="of:=[.H120]-[.G120]" office:value-type="time" office:time-value="-PT00H00M49.942S" calcext:value-type="time">
            <text:p>-00:00:49,942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120" calcext:value-type="float">
            <text:p>12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table:formula="of:=[.D121]-[.C12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1]; RUNOFFSETSv31; SHIFTOFFSETSv31)" office:value-type="time" office:time-value="PT02H28M01.549S" calcext:value-type="time">
            <text:p>02:28:01,549</text:p>
          </table:table-cell>
          <table:table-cell table:formula="of:=LOOKUP([.A121]; RUNOFFSETSv40; SHIFTOFFSETSv40)" office:value-type="time" office:time-value="PT02H27M11.637S" calcext:value-type="time">
            <text:p>02:27:11,637</text:p>
          </table:table-cell>
          <table:table-cell table:formula="of:=[.H121]-[.G121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1" calcext:value-type="float">
            <text:p>1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8S" calcext:value-type="time">
            <text:p>00:00:00,478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table:formula="of:=[.D122]-[.C122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22]; RUNOFFSETSv31; SHIFTOFFSETSv31)" office:value-type="time" office:time-value="PT02H27M57.637S" calcext:value-type="time">
            <text:p>02:27:57,637</text:p>
          </table:table-cell>
          <table:table-cell table:formula="of:=LOOKUP([.A122]; RUNOFFSETSv40; SHIFTOFFSETSv40)" office:value-type="time" office:time-value="PT02H27M07.725S" calcext:value-type="time">
            <text:p>02:27:07,725</text:p>
          </table:table-cell>
          <table:table-cell table:formula="of:=[.H122]-[.G122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2" calcext:value-type="float">
            <text:p>12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17S" calcext:value-type="time">
            <text:p>00:00:00,31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123]-[.C12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23]; RUNOFFSETSv31; SHIFTOFFSETSv31)" office:value-type="time" office:time-value="PT02H26M57.855S" calcext:value-type="time">
            <text:p>02:26:57,855</text:p>
          </table:table-cell>
          <table:table-cell table:formula="of:=LOOKUP([.A123]; RUNOFFSETSv40; SHIFTOFFSETSv40)" office:value-type="time" office:time-value="PT02H26M07.713S" calcext:value-type="time">
            <text:p>02:26:07,713</text:p>
          </table:table-cell>
          <table:table-cell table:formula="of:=[.H123]-[.G123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23" calcext:value-type="float">
            <text:p>12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124]-[.C124]" office:value-type="time" office:time-value="-PT00H00M00.111S" calcext:value-type="time">
            <text:p>-00:00:00,111</text:p>
          </table:table-cell>
          <table:table-cell table:style-name="ce55"/>
          <table:table-cell table:style-name="ce71" table:formula="of:=LOOKUP([.A124]; RUNOFFSETSv31; SHIFTOFFSETSv31)" office:value-type="time" office:time-value="PT02H26M56.35S" calcext:value-type="time">
            <text:p>02:26:56,350</text:p>
          </table:table-cell>
          <table:table-cell table:formula="of:=LOOKUP([.A124]; RUNOFFSETSv40; SHIFTOFFSETSv40)" office:value-type="time" office:time-value="PT02H26M06.748S" calcext:value-type="time">
            <text:p>02:26:06,748</text:p>
          </table:table-cell>
          <table:table-cell table:formula="of:=[.H124]-[.G124]" office:value-type="time" office:time-value="-PT00H00M49.602S" calcext:value-type="time">
            <text:p>-00:00:49,602</text:p>
          </table:table-cell>
          <table:table-cell office:value-type="time" office:time-value="-PT00H00M49.6S" calcext:value-type="time">
            <text:p>-00:00:49,600</text:p>
          </table:table-cell>
          <table:table-cell table:number-columns-repeated="2"/>
        </table:table-row>
        <table:table-row table:style-name="ro1">
          <table:table-cell table:style-name="ce52" office:value-type="float" office:value="124" calcext:value-type="float">
            <text:p>12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93S" calcext:value-type="time">
            <text:p>00:00:00,493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125]-[.C125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5]; RUNOFFSETSv31; SHIFTOFFSETSv31)" office:value-type="time" office:time-value="PT02H16M30.188S" calcext:value-type="time">
            <text:p>02:16:30,188</text:p>
          </table:table-cell>
          <table:table-cell table:formula="of:=LOOKUP([.A125]; RUNOFFSETSv40; SHIFTOFFSETSv40)" office:value-type="time" office:time-value="PT02H15M40.426S" calcext:value-type="time">
            <text:p>02:15:40,426</text:p>
          </table:table-cell>
          <table:table-cell table:formula="of:=[.H125]-[.G125]" office:value-type="time" office:time-value="-PT00H00M49.762S" calcext:value-type="time">
            <text:p>-00:00:49,762</text:p>
          </table:table-cell>
          <table:table-cell office:value-type="time" office:time-value="-PT00H00M49.76S" calcext:value-type="time">
            <text:p>-00:00:49,760</text:p>
          </table:table-cell>
          <table:table-cell table:number-columns-repeated="2"/>
        </table:table-row>
        <table:table-row table:style-name="ro1">
          <table:table-cell table:style-name="ce52" office:value-type="float" office:value="125" calcext:value-type="float">
            <text:p>125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table:formula="of:=[.D126]-[.C126]" office:value-type="time" office:time-value="PT00H00M00.009S" calcext:value-type="time">
            <text:p>00:00:00,009</text:p>
          </table:table-cell>
          <table:table-cell table:style-name="ce55"/>
          <table:table-cell table:style-name="ce71" table:formula="of:=LOOKUP([.A126]; RUNOFFSETSv31; SHIFTOFFSETSv31)" office:value-type="time" office:time-value="PT02H16M09.258S" calcext:value-type="time">
            <text:p>02:16:09,258</text:p>
          </table:table-cell>
          <table:table-cell table:formula="of:=LOOKUP([.A126]; RUNOFFSETSv40; SHIFTOFFSETSv40)" office:value-type="time" office:time-value="PT02H15M19.146S" calcext:value-type="time">
            <text:p>02:15:19,146</text:p>
          </table:table-cell>
          <table:table-cell table:formula="of:=[.H126]-[.G12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26" calcext:value-type="float">
            <text:p>126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27]-[.C127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7]; RUNOFFSETSv31; SHIFTOFFSETSv31)" office:value-type="time" office:time-value="PT02H15M21.975S" calcext:value-type="time">
            <text:p>02:15:21,975</text:p>
          </table:table-cell>
          <table:table-cell table:formula="of:=LOOKUP([.A127]; RUNOFFSETSv40; SHIFTOFFSETSv40)" office:value-type="time" office:time-value="PT02H14M32.293S" calcext:value-type="time">
            <text:p>02:14:32,293</text:p>
          </table:table-cell>
          <table:table-cell table:formula="of:=[.H127]-[.G127]" office:value-type="time" office:time-value="-PT00H00M49.682S" calcext:value-type="time">
            <text:p>-00:00:49,682</text:p>
          </table:table-cell>
          <table:table-cell office:value-type="time" office:time-value="-PT00H00M49.68S" calcext:value-type="time">
            <text:p>-00:00:49,680</text:p>
          </table:table-cell>
          <table:table-cell table:number-columns-repeated="2"/>
        </table:table-row>
        <table:table-row table:style-name="ro1">
          <table:table-cell table:style-name="ce52" office:value-type="float" office:value="127" calcext:value-type="float">
            <text:p>127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28]-[.C128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128]; RUNOFFSETSv31; SHIFTOFFSETSv31)" office:value-type="time" office:time-value="PT02H16M30.447S" calcext:value-type="time">
            <text:p>02:16:30,447</text:p>
          </table:table-cell>
          <table:table-cell table:formula="of:=LOOKUP([.A128]; RUNOFFSETSv40; SHIFTOFFSETSv40)" office:value-type="time" office:time-value="PT02H15M40.465S" calcext:value-type="time">
            <text:p>02:15:40,465</text:p>
          </table:table-cell>
          <table:table-cell table:formula="of:=[.H128]-[.G128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128" calcext:value-type="float">
            <text:p>128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office:value-type="time" office:time-value="PT00H00M00.298S" calcext:value-type="time">
            <text:p>00:00:00,298</text:p>
          </table:table-cell>
          <table:table-cell table:style-name="ce71" table:formula="of:=[.D129]-[.C129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29]; RUNOFFSETSv31; SHIFTOFFSETSv31)" office:value-type="time" office:time-value="PT02H15M26.445S" calcext:value-type="time">
            <text:p>02:15:26,445</text:p>
          </table:table-cell>
          <table:table-cell table:formula="of:=LOOKUP([.A129]; RUNOFFSETSv40; SHIFTOFFSETSv40)" office:value-type="time" office:time-value="PT02H14M36.723S" calcext:value-type="time">
            <text:p>02:14:36,723</text:p>
          </table:table-cell>
          <table:table-cell table:formula="of:=[.H129]-[.G129]" office:value-type="time" office:time-value="-PT00H00M49.722S" calcext:value-type="time">
            <text:p>-00:00:49,722</text:p>
          </table:table-cell>
          <table:table-cell office:value-type="time" office:time-value="-PT00H00M49.72S" calcext:value-type="time">
            <text:p>-00:00:49,720</text:p>
          </table:table-cell>
          <table:table-cell table:number-columns-repeated="2"/>
        </table:table-row>
        <table:table-row table:style-name="ro1">
          <table:table-cell table:style-name="ce52" office:value-type="float" office:value="129" calcext:value-type="float">
            <text:p>12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130]-[.C130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30]; RUNOFFSETSv31; SHIFTOFFSETSv31)" office:value-type="time" office:time-value="PT02H15M24.632S" calcext:value-type="time">
            <text:p>02:15:24,632</text:p>
          </table:table-cell>
          <table:table-cell table:formula="of:=LOOKUP([.A130]; RUNOFFSETSv40; SHIFTOFFSETSv40)" office:value-type="time" office:time-value="PT02H14M35.05S" calcext:value-type="time">
            <text:p>02:14:35,050</text:p>
          </table:table-cell>
          <table:table-cell table:formula="of:=[.H130]-[.G130]" office:value-type="time" office:time-value="-PT00H00M49.582S" calcext:value-type="time">
            <text:p>-00:00:49,582</text:p>
          </table:table-cell>
          <table:table-cell office:value-type="time" office:time-value="-PT00H00M49.58S" calcext:value-type="time">
            <text:p>-00:00:49,580</text:p>
          </table:table-cell>
          <table:table-cell table:number-columns-repeated="2"/>
        </table:table-row>
        <table:table-row table:style-name="ro1">
          <table:table-cell table:style-name="ce52" office:value-type="float" office:value="130" calcext:value-type="float">
            <text:p>13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7S" calcext:value-type="time">
            <text:p>00:00:00,537</text:p>
          </table:table-cell>
          <table:table-cell table:style-name="ce71" office:value-type="time" office:time-value="PT00H00M00.416S" calcext:value-type="time">
            <text:p>00:00:00,416</text:p>
          </table:table-cell>
          <table:table-cell table:style-name="ce71" table:formula="of:=[.D131]-[.C13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31]; RUNOFFSETSv31; SHIFTOFFSETSv31)" office:value-type="time" office:time-value="PT02H30M16.213S" calcext:value-type="time">
            <text:p>02:30:16,213</text:p>
          </table:table-cell>
          <table:table-cell table:formula="of:=LOOKUP([.A131]; RUNOFFSETSv40; SHIFTOFFSETSv40)" office:value-type="time" office:time-value="PT02H29M26.101S" calcext:value-type="time">
            <text:p>02:29:26,101</text:p>
          </table:table-cell>
          <table:table-cell table:formula="of:=[.H131]-[.G131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31" calcext:value-type="float">
            <text:p>13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table:formula="of:=[.D132]-[.C132]" office:value-type="time" office:time-value="PT00H00M00.029S" calcext:value-type="time">
            <text:p>00:00:00,029</text:p>
          </table:table-cell>
          <table:table-cell table:style-name="ce55"/>
          <table:table-cell table:style-name="ce71" table:formula="of:=LOOKUP([.A132]; RUNOFFSETSv31; SHIFTOFFSETSv31)" office:value-type="time" office:time-value="PT02H30M11.938S" calcext:value-type="time">
            <text:p>02:30:11,938</text:p>
          </table:table-cell>
          <table:table-cell table:formula="of:=LOOKUP([.A132]; RUNOFFSETSv40; SHIFTOFFSETSv40)" office:value-type="time" office:time-value="PT02H29M22.066S" calcext:value-type="time">
            <text:p>02:29:22,066</text:p>
          </table:table-cell>
          <table:table-cell table:formula="of:=[.H132]-[.G132]" office:value-type="time" office:time-value="-PT00H00M49.872S" calcext:value-type="time">
            <text:p>-00:00:49,872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32" calcext:value-type="float">
            <text:p>13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8S" calcext:value-type="time">
            <text:p>00:00:00,42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133]-[.C133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3]; RUNOFFSETSv31; SHIFTOFFSETSv31)" office:value-type="time" office:time-value="PT02H29M08.442S" calcext:value-type="time">
            <text:p>02:29:08,442</text:p>
          </table:table-cell>
          <table:table-cell table:formula="of:=LOOKUP([.A133]; RUNOFFSETSv40; SHIFTOFFSETSv40)" office:value-type="time" office:time-value="PT02H28M18.58S" calcext:value-type="time">
            <text:p>02:28:18,580</text:p>
          </table:table-cell>
          <table:table-cell table:formula="of:=[.H133]-[.G133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33" calcext:value-type="float">
            <text:p>13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1S" calcext:value-type="time">
            <text:p>00:00:00,531</text:p>
          </table:table-cell>
          <table:table-cell table:style-name="ce71" office:value-type="time" office:time-value="PT00H00M00.44S" calcext:value-type="time">
            <text:p>00:00:00,440</text:p>
          </table:table-cell>
          <table:table-cell table:style-name="ce71" table:formula="of:=[.D134]-[.C13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34]; RUNOFFSETSv31; SHIFTOFFSETSv31)" office:value-type="time" office:time-value="PT02H26M39.374S" calcext:value-type="time">
            <text:p>02:26:39,374</text:p>
          </table:table-cell>
          <table:table-cell table:formula="of:=LOOKUP([.A134]; RUNOFFSETSv40; SHIFTOFFSETSv40)" office:value-type="time" office:time-value="PT02H25M49.192S" calcext:value-type="time">
            <text:p>02:25:49,192</text:p>
          </table:table-cell>
          <table:table-cell table:formula="of:=[.H134]-[.G134]" office:value-type="time" office:time-value="-PT00H00M50.182S" calcext:value-type="time">
            <text:p>-00:00:50,182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134" calcext:value-type="float">
            <text:p>13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9S" calcext:value-type="time">
            <text:p>00:00:00,489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135]-[.C135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35]; RUNOFFSETSv31; SHIFTOFFSETSv31)" office:value-type="time" office:time-value="PT02H26M37.154S" calcext:value-type="time">
            <text:p>02:26:37,154</text:p>
          </table:table-cell>
          <table:table-cell table:formula="of:=LOOKUP([.A135]; RUNOFFSETSv40; SHIFTOFFSETSv40)" office:value-type="time" office:time-value="PT02H25M46.682S" calcext:value-type="time">
            <text:p>02:25:46,682</text:p>
          </table:table-cell>
          <table:table-cell table:formula="of:=[.H135]-[.G135]" office:value-type="time" office:time-value="-PT00H00M50.472S" calcext:value-type="time">
            <text:p>-00:00:50,472</text:p>
          </table:table-cell>
          <table:table-cell office:value-type="time" office:time-value="-PT00H00M50.47S" calcext:value-type="time">
            <text:p>-00:00:50,470</text:p>
          </table:table-cell>
          <table:table-cell table:number-columns-repeated="2"/>
        </table:table-row>
        <table:table-row table:style-name="ro1">
          <table:table-cell table:style-name="ce52" office:value-type="float" office:value="135" calcext:value-type="float">
            <text:p>13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136]-[.C136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36]; RUNOFFSETSv31; SHIFTOFFSETSv31)" office:value-type="time" office:time-value="PT02H26M09.33S" calcext:value-type="time">
            <text:p>02:26:09,330</text:p>
          </table:table-cell>
          <table:table-cell table:formula="of:=LOOKUP([.A136]; RUNOFFSETSv40; SHIFTOFFSETSv40)" office:value-type="time" office:time-value="PT02H25M19.338S" calcext:value-type="time">
            <text:p>02:25:19,338</text:p>
          </table:table-cell>
          <table:table-cell table:formula="of:=[.H136]-[.G136]" office:value-type="time" office:time-value="-PT00H00M49.992S" calcext:value-type="time">
            <text:p>-00:00:49,992</text:p>
          </table:table-cell>
          <table:table-cell office:value-type="time" office:time-value="-PT00H00M49.99S" calcext:value-type="time">
            <text:p>-00:00:49,990</text:p>
          </table:table-cell>
          <table:table-cell table:number-columns-repeated="2"/>
        </table:table-row>
        <table:table-row table:style-name="ro1">
          <table:table-cell table:style-name="ce52" office:value-type="float" office:value="136" calcext:value-type="float">
            <text:p>13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8S" calcext:value-type="time">
            <text:p>00:00:00,498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table:formula="of:=[.D137]-[.C137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7]; RUNOFFSETSv31; SHIFTOFFSETSv31)" office:value-type="time" office:time-value="PT02H23M55.867S" calcext:value-type="time">
            <text:p>02:23:55,867</text:p>
          </table:table-cell>
          <table:table-cell table:formula="of:=LOOKUP([.A137]; RUNOFFSETSv40; SHIFTOFFSETSv40)" office:value-type="time" office:time-value="PT02H23M05.985S" calcext:value-type="time">
            <text:p>02:23:05,985</text:p>
          </table:table-cell>
          <table:table-cell table:formula="of:=[.H137]-[.G137]" office:value-type="time" office:time-value="-PT00H00M49.882S" calcext:value-type="time">
            <text:p>-00:00:49,882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37" calcext:value-type="float">
            <text:p>13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2S" calcext:value-type="time">
            <text:p>00:00:00,482</text:p>
          </table:table-cell>
          <table:table-cell table:style-name="ce71" office:value-type="time" office:time-value="PT00H00M00.401S" calcext:value-type="time">
            <text:p>00:00:00,401</text:p>
          </table:table-cell>
          <table:table-cell table:style-name="ce71" table:formula="of:=[.D138]-[.C138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8]; RUNOFFSETSv31; SHIFTOFFSETSv31)" office:value-type="time" office:time-value="PT02H10M59.598S" calcext:value-type="time">
            <text:p>02:10:59,598</text:p>
          </table:table-cell>
          <table:table-cell table:formula="of:=LOOKUP([.A138]; RUNOFFSETSv40; SHIFTOFFSETSv40)" office:value-type="time" office:time-value="PT02H10M09.826S" calcext:value-type="time">
            <text:p>02:10:09,826</text:p>
          </table:table-cell>
          <table:table-cell table:formula="of:=[.H138]-[.G138]" office:value-type="time" office:time-value="-PT00H00M49.772S" calcext:value-type="time">
            <text:p>-00:00:49,772</text:p>
          </table:table-cell>
          <table:table-cell office:value-type="time" office:time-value="-PT00H00M49.77S" calcext:value-type="time">
            <text:p>-00:00:49,770</text:p>
          </table:table-cell>
          <table:table-cell table:number-columns-repeated="2"/>
        </table:table-row>
        <table:table-row table:style-name="ro1">
          <table:table-cell table:style-name="ce52" office:value-type="float" office:value="138" calcext:value-type="float">
            <text:p>13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34S" calcext:value-type="time">
            <text:p>00:00:00,43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39]-[.C139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9]; RUNOFFSETSv31; SHIFTOFFSETSv31)" office:value-type="time" office:time-value="PT02H07M40.631S" calcext:value-type="time">
            <text:p>02:07:40,631</text:p>
          </table:table-cell>
          <table:table-cell table:formula="of:=LOOKUP([.A139]; RUNOFFSETSv40; SHIFTOFFSETSv40)" office:value-type="time" office:time-value="PT02H06M50.559S" calcext:value-type="time">
            <text:p>02:06:50,559</text:p>
          </table:table-cell>
          <table:table-cell table:formula="of:=[.H139]-[.G139]" office:value-type="time" office:time-value="-PT00H00M50.072S" calcext:value-type="time">
            <text:p>-00:00:50,072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139" calcext:value-type="float">
            <text:p>13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19S" calcext:value-type="time">
            <text:p>00:00:00,519</text:p>
          </table:table-cell>
          <table:table-cell table:style-name="ce71" office:value-type="time" office:time-value="PT00H00M00.398S" calcext:value-type="time">
            <text:p>00:00:00,398</text:p>
          </table:table-cell>
          <table:table-cell table:style-name="ce71" table:formula="of:=[.D140]-[.C14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40]; RUNOFFSETSv31; SHIFTOFFSETSv31)" office:value-type="time" office:time-value="PT01H49M50.333S" calcext:value-type="time">
            <text:p>01:49:50,333</text:p>
          </table:table-cell>
          <table:table-cell table:formula="of:=LOOKUP([.A140]; RUNOFFSETSv40; SHIFTOFFSETSv40)" office:value-type="time" office:time-value="PT01H49M00.661S" calcext:value-type="time">
            <text:p>01:49:00,661</text:p>
          </table:table-cell>
          <table:table-cell table:formula="of:=[.H140]-[.G140]" office:value-type="time" office:time-value="-PT00H00M49.672S" calcext:value-type="time">
            <text:p>-00:00:49,672</text:p>
          </table:table-cell>
          <table:table-cell office:value-type="time" office:time-value="-PT00H00M49.67S" calcext:value-type="time">
            <text:p>-00:00:49,670</text:p>
          </table:table-cell>
          <table:table-cell table:number-columns-repeated="2"/>
        </table:table-row>
        <table:table-row table:style-name="ro1">
          <table:table-cell table:style-name="ce52" office:value-type="float" office:value="140" calcext:value-type="float">
            <text:p>14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07S" calcext:value-type="time">
            <text:p>00:00:00,307</text:p>
          </table:table-cell>
          <table:table-cell table:style-name="ce71" table:formula="of:=[.D141]-[.C141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41]; RUNOFFSETSv31; SHIFTOFFSETSv31)" office:value-type="time" office:time-value="PT02H09M11.984S" calcext:value-type="time">
            <text:p>02:09:11,984</text:p>
          </table:table-cell>
          <table:table-cell table:formula="of:=LOOKUP([.A141]; RUNOFFSETSv40; SHIFTOFFSETSv40)" office:value-type="time" office:time-value="PT02H08M22.092S" calcext:value-type="time">
            <text:p>02:08:22,092</text:p>
          </table:table-cell>
          <table:table-cell table:formula="of:=[.H141]-[.G141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RUNOFFSETSv31" table:base-cell-address="$'Offset Data and Math 3.1 Ed'.$A$2" table:cell-range-address="$'Offset Data and Math 3.1 Ed'.$A$2:.$G$141"/>
        <table:named-range table:name="RUNOFFSETSv40" table:base-cell-address="$'Compare 3.1 Ed &amp; 4.0 Ed'.$G$2" table:cell-range-address="$'Offset Data and Math 4.0 Ed'.$A$2:.$G$141"/>
        <table:named-range table:name="SHIFTOFFSETSv31" table:base-cell-address="$'Offset Data and Math 3.1 Ed'.$T$2" table:cell-range-address="$'Offset Data and Math 3.1 Ed'.$T$2:.$T$141"/>
        <table:named-range table:name="SHIFTOFFSETSv40" table:base-cell-address="$'Offset Data and Math 4.0 Ed'.$T$2" table:cell-range-address="$'Offset Data and Math 4.0 Ed'.$T$2:.$T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9:53:03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6T01:27:35.038000000</dc:date>
    <meta:editing-duration>P34DT22H35M54S</meta:editing-duration>
    <meta:editing-cycles>1739</meta:editing-cycles>
    <meta:document-statistic meta:table-count="4" meta:cell-count="8658" meta:object-count="0"/>
  </office:meta>
</office:document-meta>
</file>